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1" style:family="table-column">
      <style:table-column-properties fo:break-before="auto" style:column-width="3.413cm"/>
    </style:style>
    <style:style style:name="ACOL-2" style:family="table-column">
      <style:table-column-properties fo:break-before="auto" style:column-width="2.258cm"/>
    </style:style>
    <style:style style:name="ACOL-3" style:family="table-column">
      <style:table-column-properties fo:break-before="auto" style:column-width="1.905cm"/>
    </style:style>
    <style:style style:name="ACOL-0" style:family="table-column">
      <style:table-column-properties fo:break-before="auto" style:column-width="1.693cm"/>
    </style:style>
    <style:style style:name="ACOL-5" style:family="table-column">
      <style:table-column-properties fo:break-before="auto" style:column-width="10.081cm"/>
    </style:style>
    <style:style style:name="co6" style:family="table-column">
      <style:table-column-properties fo:break-before="auto" style:column-width="2.709cm"/>
    </style:style>
    <style:style style:name="AROW-0" style:family="table-row">
      <style:table-row-properties style:row-height="0.427cm" fo:break-before="auto" style:use-optimal-row-height="true"/>
    </style:style>
    <style:style style:name="AROW-1" style:family="table-row">
      <style:table-row-properties style:row-height="2.725cm" fo:break-before="auto" style:use-optimal-row-height="true"/>
    </style:style>
    <style:style style:name="AROW-3" style:family="table-row">
      <style:table-row-properties style:row-height="0.452cm" fo:break-before="auto" style:use-optimal-row-height="true"/>
    </style:style>
    <style:style style:name="AROW-4" style:family="table-row">
      <style:table-row-properties style:row-height="0.476cm" fo:break-before="auto" style:use-optimal-row-height="true"/>
    </style:style>
    <style:style style:name="ta-0x81ed038" style:family="table" style:master-page-name="Da_20_Mestre_5f_FERIALE">
      <style:table-properties table:display="true" style:writing-mode="lr-tb"/>
    </style:style>
    <style:style style:name="ta-0x81ed190" style:family="table" style:master-page-name="Da_20_Mestre_5f_SABATO">
      <style:table-properties table:display="true" style:writing-mode="lr-tb"/>
    </style:style>
    <style:style style:name="ta-0x81ed440" style:family="table" style:master-page-name="Da_20_Venezia_5f_FERIALE">
      <style:table-properties table:display="true" style:writing-mode="lr-tb"/>
    </style:style>
    <style:style style:name="ta-0x81ed598" style:family="table" style:master-page-name="Da_20_Venezia_5f_SABATO">
      <style:table-properties table:display="true" style:writing-mode="lr-tb"/>
    </style:style>
    <style:style style:name="ta5" style:family="table" style:master-page-name="Da_20_Mestre_5f_FESTIVO">
      <style:table-properties table:display="true" style:writing-mode="lr-tb"/>
    </style:style>
    <style:style style:name="ta6" style:family="table" style:master-page-name="Da_20_Venezia_5f_FESTIVO">
      <style:table-properties table:display="true" style:writing-mode="lr-tb"/>
    </style:style>
    <style:style style:name="ACE-0x81e093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1e0ab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1e0b7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1e0db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1e0e7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1e0f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1e0ff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 Mestre_FERIALE" table:style-name="ta-0x81ed038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253"/>
        <table:table-row table:style-name="AROW-0">
          <table:table-cell table:style-name="Gnumeric-default" office:value-type="string" office:string-value="ORARIO">
            <text:p>ORARIO</text:p>
          </table:table-cell>
          <table:table-cell table:style-name="ACE-0x81e0938" office:value-type="string" office:string-value="LINEA">
            <text:p>LINEA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 office:value-type="string" office:string-value="00.22">
            <text:p>00.22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2];&quot;&quot;&quot;),&#10;&#9;&#9;&#9;&#9;&quot;&quot;&quot;;[.B2];&quot;&quot;&quot;,&#10;&#9;&#9;&#9;&#9;true, //Feriale&#10;&#9;&#9;&#9;&#9;true, //Sabato&#10;&#9;&#9;&#9;&#9;false, //Domenica&#10;&#9;&#9;&#9;&#9;false));&quot;)" office:value-type="string" office:string-value="leavingTimes.add(new Bus(dateFormatter.parse(&quot;00.22&quot;),&#10;&#9;&#9;&#9;&#9;&quot;12/&quot;,&#10;&#9;&#9;&#9;&#9;true, //Feriale&#10;&#9;&#9;&#9;&#9;true, //Sabato&#10;&#9;&#9;&#9;&#9;false, //Domenica&#10;&#9;&#9;&#9;&#9;false));">
            <text:p>leavingTimes.add(new Bus(dateFormatter.parse("00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5.00">
            <text:p>05.0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3];&quot;&quot;&quot;),&#10;&#9;&#9;&#9;&#9;&quot;&quot;&quot;;[.B3];&quot;&quot;&quot;,&#10;&#9;&#9;&#9;&#9;true, //Feriale&#10;&#9;&#9;&#9;&#9;true, //Sabato&#10;&#9;&#9;&#9;&#9;false, //Domenica&#10;&#9;&#9;&#9;&#9;false));&quot;)" office:value-type="string" office:string-value="leavingTimes.add(new Bus(dateFormatter.parse(&quot;05.00&quot;),&#10;&#9;&#9;&#9;&#9;&quot;12L&quot;,&#10;&#9;&#9;&#9;&#9;true, //Feriale&#10;&#9;&#9;&#9;&#9;true, //Sabato&#10;&#9;&#9;&#9;&#9;false, //Domenica&#10;&#9;&#9;&#9;&#9;false));">
            <text:p>leavingTimes.add(new Bus(dateFormatter.parse("05.0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5.15">
            <text:p>05.1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4];&quot;&quot;&quot;),&#10;&#9;&#9;&#9;&#9;&quot;&quot;&quot;;[.B4];&quot;&quot;&quot;,&#10;&#9;&#9;&#9;&#9;true, //Feriale&#10;&#9;&#9;&#9;&#9;true, //Sabato&#10;&#9;&#9;&#9;&#9;false, //Domenica&#10;&#9;&#9;&#9;&#9;false));&quot;)" office:value-type="string" office:string-value="leavingTimes.add(new Bus(dateFormatter.parse(&quot;05.15&quot;),&#10;&#9;&#9;&#9;&#9;&quot;12L&quot;,&#10;&#9;&#9;&#9;&#9;true, //Feriale&#10;&#9;&#9;&#9;&#9;true, //Sabato&#10;&#9;&#9;&#9;&#9;false, //Domenica&#10;&#9;&#9;&#9;&#9;false));">
            <text:p>leavingTimes.add(new Bus(dateFormatter.parse("05.1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5.17">
            <text:p>05.17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5];&quot;&quot;&quot;),&#10;&#9;&#9;&#9;&#9;&quot;&quot;&quot;;[.B5];&quot;&quot;&quot;,&#10;&#9;&#9;&#9;&#9;true, //Feriale&#10;&#9;&#9;&#9;&#9;true, //Sabato&#10;&#9;&#9;&#9;&#9;false, //Domenica&#10;&#9;&#9;&#9;&#9;false));&quot;)" office:value-type="string" office:string-value="leavingTimes.add(new Bus(dateFormatter.parse(&quot;05.17&quot;),&#10;&#9;&#9;&#9;&#9;&quot;NOALE&quot;,&#10;&#9;&#9;&#9;&#9;true, //Feriale&#10;&#9;&#9;&#9;&#9;true, //Sabato&#10;&#9;&#9;&#9;&#9;false, //Domenica&#10;&#9;&#9;&#9;&#9;false));">
            <text:p>leavingTimes.add(new Bus(dateFormatter.parse("05.17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5.30">
            <text:p>05.3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6];&quot;&quot;&quot;),&#10;&#9;&#9;&#9;&#9;&quot;&quot;&quot;;[.B6];&quot;&quot;&quot;,&#10;&#9;&#9;&#9;&#9;true, //Feriale&#10;&#9;&#9;&#9;&#9;true, //Sabato&#10;&#9;&#9;&#9;&#9;false, //Domenica&#10;&#9;&#9;&#9;&#9;false));&quot;)" office:value-type="string" office:string-value="leavingTimes.add(new Bus(dateFormatter.parse(&quot;05.30&quot;),&#10;&#9;&#9;&#9;&#9;&quot;12L&quot;,&#10;&#9;&#9;&#9;&#9;true, //Feriale&#10;&#9;&#9;&#9;&#9;true, //Sabato&#10;&#9;&#9;&#9;&#9;false, //Domenica&#10;&#9;&#9;&#9;&#9;false));">
            <text:p>leavingTimes.add(new Bus(dateFormatter.parse("05.3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5.45">
            <text:p>05.4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7];&quot;&quot;&quot;),&#10;&#9;&#9;&#9;&#9;&quot;&quot;&quot;;[.B7];&quot;&quot;&quot;,&#10;&#9;&#9;&#9;&#9;true, //Feriale&#10;&#9;&#9;&#9;&#9;true, //Sabato&#10;&#9;&#9;&#9;&#9;false, //Domenica&#10;&#9;&#9;&#9;&#9;false));&quot;)" office:value-type="string" office:string-value="leavingTimes.add(new Bus(dateFormatter.parse(&quot;05.45&quot;),&#10;&#9;&#9;&#9;&#9;&quot;12L&quot;,&#10;&#9;&#9;&#9;&#9;true, //Feriale&#10;&#9;&#9;&#9;&#9;true, //Sabato&#10;&#9;&#9;&#9;&#9;false, //Domenica&#10;&#9;&#9;&#9;&#9;false));">
            <text:p>leavingTimes.add(new Bus(dateFormatter.parse("05.4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00">
            <text:p>06.0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8];&quot;&quot;&quot;),&#10;&#9;&#9;&#9;&#9;&quot;&quot;&quot;;[.B8];&quot;&quot;&quot;,&#10;&#9;&#9;&#9;&#9;true, //Feriale&#10;&#9;&#9;&#9;&#9;true, //Sabato&#10;&#9;&#9;&#9;&#9;false, //Domenica&#10;&#9;&#9;&#9;&#9;false));&quot;)" office:value-type="string" office:string-value="leavingTimes.add(new Bus(dateFormatter.parse(&quot;06.00&quot;),&#10;&#9;&#9;&#9;&#9;&quot;SCORZE&quot;,&#10;&#9;&#9;&#9;&#9;true, //Feriale&#10;&#9;&#9;&#9;&#9;true, //Sabato&#10;&#9;&#9;&#9;&#9;false, //Domenica&#10;&#9;&#9;&#9;&#9;false));">
            <text:p>leavingTimes.add(new Bus(dateFormatter.parse("06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00">
            <text:p>06.0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9];&quot;&quot;&quot;),&#10;&#9;&#9;&#9;&#9;&quot;&quot;&quot;;[.B9];&quot;&quot;&quot;,&#10;&#9;&#9;&#9;&#9;true, //Feriale&#10;&#9;&#9;&#9;&#9;true, //Sabato&#10;&#9;&#9;&#9;&#9;false, //Domenica&#10;&#9;&#9;&#9;&#9;false));&quot;)" office:value-type="string" office:string-value="leavingTimes.add(new Bus(dateFormatter.parse(&quot;06.00&quot;),&#10;&#9;&#9;&#9;&#9;&quot;12L&quot;,&#10;&#9;&#9;&#9;&#9;true, //Feriale&#10;&#9;&#9;&#9;&#9;true, //Sabato&#10;&#9;&#9;&#9;&#9;false, //Domenica&#10;&#9;&#9;&#9;&#9;false));">
            <text:p>leavingTimes.add(new Bus(dateFormatter.parse("06.0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05">
            <text:p>06.05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0];&quot;&quot;&quot;),&#10;&#9;&#9;&#9;&#9;&quot;&quot;&quot;;[.B10];&quot;&quot;&quot;,&#10;&#9;&#9;&#9;&#9;true, //Feriale&#10;&#9;&#9;&#9;&#9;true, //Sabato&#10;&#9;&#9;&#9;&#9;false, //Domenica&#10;&#9;&#9;&#9;&#9;false));&quot;)" office:value-type="string" office:string-value="leavingTimes.add(new Bus(dateFormatter.parse(&quot;06.05&quot;),&#10;&#9;&#9;&#9;&#9;&quot;NOALE&quot;,&#10;&#9;&#9;&#9;&#9;true, //Feriale&#10;&#9;&#9;&#9;&#9;true, //Sabato&#10;&#9;&#9;&#9;&#9;false, //Domenica&#10;&#9;&#9;&#9;&#9;false));">
            <text:p>leavingTimes.add(new Bus(dateFormatter.parse("06.0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15">
            <text:p>06.1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1];&quot;&quot;&quot;),&#10;&#9;&#9;&#9;&#9;&quot;&quot;&quot;;[.B11];&quot;&quot;&quot;,&#10;&#9;&#9;&#9;&#9;true, //Feriale&#10;&#9;&#9;&#9;&#9;true, //Sabato&#10;&#9;&#9;&#9;&#9;false, //Domenica&#10;&#9;&#9;&#9;&#9;false));&quot;)" office:value-type="string" office:string-value="leavingTimes.add(new Bus(dateFormatter.parse(&quot;06.15&quot;),&#10;&#9;&#9;&#9;&#9;&quot;12L&quot;,&#10;&#9;&#9;&#9;&#9;true, //Feriale&#10;&#9;&#9;&#9;&#9;true, //Sabato&#10;&#9;&#9;&#9;&#9;false, //Domenica&#10;&#9;&#9;&#9;&#9;false));">
            <text:p>leavingTimes.add(new Bus(dateFormatter.parse("06.1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19">
            <text:p>06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2];&quot;&quot;&quot;),&#10;&#9;&#9;&#9;&#9;&quot;&quot;&quot;;[.B12];&quot;&quot;&quot;,&#10;&#9;&#9;&#9;&#9;true, //Feriale&#10;&#9;&#9;&#9;&#9;true, //Sabato&#10;&#9;&#9;&#9;&#9;false, //Domenica&#10;&#9;&#9;&#9;&#9;false));&quot;)" office:value-type="string" office:string-value="leavingTimes.add(new Bus(dateFormatter.parse(&quot;06.19&quot;),&#10;&#9;&#9;&#9;&#9;&quot;12&quot;,&#10;&#9;&#9;&#9;&#9;true, //Feriale&#10;&#9;&#9;&#9;&#9;true, //Sabato&#10;&#9;&#9;&#9;&#9;false, //Domenica&#10;&#9;&#9;&#9;&#9;false));">
            <text:p>leavingTimes.add(new Bus(dateFormatter.parse("06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30">
            <text:p>06.3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3];&quot;&quot;&quot;),&#10;&#9;&#9;&#9;&#9;&quot;&quot;&quot;;[.B13];&quot;&quot;&quot;,&#10;&#9;&#9;&#9;&#9;true, //Feriale&#10;&#9;&#9;&#9;&#9;true, //Sabato&#10;&#9;&#9;&#9;&#9;false, //Domenica&#10;&#9;&#9;&#9;&#9;false));&quot;)" office:value-type="string" office:string-value="leavingTimes.add(new Bus(dateFormatter.parse(&quot;06.30&quot;),&#10;&#9;&#9;&#9;&#9;&quot;12L&quot;,&#10;&#9;&#9;&#9;&#9;true, //Feriale&#10;&#9;&#9;&#9;&#9;true, //Sabato&#10;&#9;&#9;&#9;&#9;false, //Domenica&#10;&#9;&#9;&#9;&#9;false));">
            <text:p>leavingTimes.add(new Bus(dateFormatter.parse("06.3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30">
            <text:p>06.3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4];&quot;&quot;&quot;),&#10;&#9;&#9;&#9;&#9;&quot;&quot;&quot;;[.B14];&quot;&quot;&quot;,&#10;&#9;&#9;&#9;&#9;true, //Feriale&#10;&#9;&#9;&#9;&#9;true, //Sabato&#10;&#9;&#9;&#9;&#9;false, //Domenica&#10;&#9;&#9;&#9;&#9;false));&quot;)" office:value-type="string" office:string-value="leavingTimes.add(new Bus(dateFormatter.parse(&quot;06.30&quot;),&#10;&#9;&#9;&#9;&#9;&quot;SCORZE&quot;,&#10;&#9;&#9;&#9;&#9;true, //Feriale&#10;&#9;&#9;&#9;&#9;true, //Sabato&#10;&#9;&#9;&#9;&#9;false, //Domenica&#10;&#9;&#9;&#9;&#9;false));">
            <text:p>leavingTimes.add(new Bus(dateFormatter.parse("06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45">
            <text:p>06.4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5];&quot;&quot;&quot;),&#10;&#9;&#9;&#9;&#9;&quot;&quot;&quot;;[.B15];&quot;&quot;&quot;,&#10;&#9;&#9;&#9;&#9;true, //Feriale&#10;&#9;&#9;&#9;&#9;true, //Sabato&#10;&#9;&#9;&#9;&#9;false, //Domenica&#10;&#9;&#9;&#9;&#9;false));&quot;)" office:value-type="string" office:string-value="leavingTimes.add(new Bus(dateFormatter.parse(&quot;06.45&quot;),&#10;&#9;&#9;&#9;&#9;&quot;12L&quot;,&#10;&#9;&#9;&#9;&#9;true, //Feriale&#10;&#9;&#9;&#9;&#9;true, //Sabato&#10;&#9;&#9;&#9;&#9;false, //Domenica&#10;&#9;&#9;&#9;&#9;false));">
            <text:p>leavingTimes.add(new Bus(dateFormatter.parse("06.4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45">
            <text:p>06.45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6];&quot;&quot;&quot;),&#10;&#9;&#9;&#9;&#9;&quot;&quot;&quot;;[.B16];&quot;&quot;&quot;,&#10;&#9;&#9;&#9;&#9;true, //Feriale&#10;&#9;&#9;&#9;&#9;true, //Sabato&#10;&#9;&#9;&#9;&#9;false, //Domenica&#10;&#9;&#9;&#9;&#9;false));&quot;)" office:value-type="string" office:string-value="leavingTimes.add(new Bus(dateFormatter.parse(&quot;06.45&quot;),&#10;&#9;&#9;&#9;&#9;&quot;NOALE&quot;,&#10;&#9;&#9;&#9;&#9;true, //Feriale&#10;&#9;&#9;&#9;&#9;true, //Sabato&#10;&#9;&#9;&#9;&#9;false, //Domenica&#10;&#9;&#9;&#9;&#9;false));">
            <text:p>leavingTimes.add(new Bus(dateFormatter.parse("06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6.49">
            <text:p>06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7];&quot;&quot;&quot;),&#10;&#9;&#9;&#9;&#9;&quot;&quot;&quot;;[.B17];&quot;&quot;&quot;,&#10;&#9;&#9;&#9;&#9;true, //Feriale&#10;&#9;&#9;&#9;&#9;true, //Sabato&#10;&#9;&#9;&#9;&#9;false, //Domenica&#10;&#9;&#9;&#9;&#9;false));&quot;)" office:value-type="string" office:string-value="leavingTimes.add(new Bus(dateFormatter.parse(&quot;06.49&quot;),&#10;&#9;&#9;&#9;&#9;&quot;12&quot;,&#10;&#9;&#9;&#9;&#9;true, //Feriale&#10;&#9;&#9;&#9;&#9;true, //Sabato&#10;&#9;&#9;&#9;&#9;false, //Domenica&#10;&#9;&#9;&#9;&#9;false));">
            <text:p>leavingTimes.add(new Bus(dateFormatter.parse("06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00">
            <text:p>07.0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8];&quot;&quot;&quot;),&#10;&#9;&#9;&#9;&#9;&quot;&quot;&quot;;[.B18];&quot;&quot;&quot;,&#10;&#9;&#9;&#9;&#9;true, //Feriale&#10;&#9;&#9;&#9;&#9;true, //Sabato&#10;&#9;&#9;&#9;&#9;false, //Domenica&#10;&#9;&#9;&#9;&#9;false));&quot;)" office:value-type="string" office:string-value="leavingTimes.add(new Bus(dateFormatter.parse(&quot;07.00&quot;),&#10;&#9;&#9;&#9;&#9;&quot;12L&quot;,&#10;&#9;&#9;&#9;&#9;true, //Feriale&#10;&#9;&#9;&#9;&#9;true, //Sabato&#10;&#9;&#9;&#9;&#9;false, //Domenica&#10;&#9;&#9;&#9;&#9;false));">
            <text:p>leavingTimes.add(new Bus(dateFormatter.parse("07.0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00">
            <text:p>07.0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9];&quot;&quot;&quot;),&#10;&#9;&#9;&#9;&#9;&quot;&quot;&quot;;[.B19];&quot;&quot;&quot;,&#10;&#9;&#9;&#9;&#9;true, //Feriale&#10;&#9;&#9;&#9;&#9;true, //Sabato&#10;&#9;&#9;&#9;&#9;false, //Domenica&#10;&#9;&#9;&#9;&#9;false));&quot;)" office:value-type="string" office:string-value="leavingTimes.add(new Bus(dateFormatter.parse(&quot;07.00&quot;),&#10;&#9;&#9;&#9;&#9;&quot;SCORZE&quot;,&#10;&#9;&#9;&#9;&#9;true, //Feriale&#10;&#9;&#9;&#9;&#9;true, //Sabato&#10;&#9;&#9;&#9;&#9;false, //Domenica&#10;&#9;&#9;&#9;&#9;false));">
            <text:p>leavingTimes.add(new Bus(dateFormatter.parse("07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05">
            <text:p>07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20];&quot;&quot;&quot;),&#10;&#9;&#9;&#9;&#9;&quot;&quot;&quot;;[.B20];&quot;&quot;&quot;,&#10;&#9;&#9;&#9;&#9;true, //Feriale&#10;&#9;&#9;&#9;&#9;true, //Sabato&#10;&#9;&#9;&#9;&#9;false, //Domenica&#10;&#9;&#9;&#9;&#9;false));&quot;)" office:value-type="string" office:string-value="leavingTimes.add(new Bus(dateFormatter.parse(&quot;07.05&quot;),&#10;&#9;&#9;&#9;&#9;&quot;12/&quot;,&#10;&#9;&#9;&#9;&#9;true, //Feriale&#10;&#9;&#9;&#9;&#9;true, //Sabato&#10;&#9;&#9;&#9;&#9;false, //Domenica&#10;&#9;&#9;&#9;&#9;false));">
            <text:p>leavingTimes.add(new Bus(dateFormatter.parse("07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07">
            <text:p>07.07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21];&quot;&quot;&quot;),&#10;&#9;&#9;&#9;&#9;&quot;&quot;&quot;;[.B21];&quot;&quot;&quot;,&#10;&#9;&#9;&#9;&#9;true, //Feriale&#10;&#9;&#9;&#9;&#9;true, //Sabato&#10;&#9;&#9;&#9;&#9;false, //Domenica&#10;&#9;&#9;&#9;&#9;false));&quot;)" office:value-type="string" office:string-value="leavingTimes.add(new Bus(dateFormatter.parse(&quot;07.07&quot;),&#10;&#9;&#9;&#9;&#9;&quot;12L&quot;,&#10;&#9;&#9;&#9;&#9;true, //Feriale&#10;&#9;&#9;&#9;&#9;true, //Sabato&#10;&#9;&#9;&#9;&#9;false, //Domenica&#10;&#9;&#9;&#9;&#9;false));">
            <text:p>leavingTimes.add(new Bus(dateFormatter.parse("07.07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10">
            <text:p>07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22];&quot;&quot;&quot;),&#10;&#9;&#9;&#9;&#9;&quot;&quot;&quot;;[.B22];&quot;&quot;&quot;,&#10;&#9;&#9;&#9;&#9;true, //Feriale&#10;&#9;&#9;&#9;&#9;true, //Sabato&#10;&#9;&#9;&#9;&#9;false, //Domenica&#10;&#9;&#9;&#9;&#9;false));&quot;)" office:value-type="string" office:string-value="leavingTimes.add(new Bus(dateFormatter.parse(&quot;07.10&quot;),&#10;&#9;&#9;&#9;&#9;&quot;SCORZE&quot;,&#10;&#9;&#9;&#9;&#9;true, //Feriale&#10;&#9;&#9;&#9;&#9;true, //Sabato&#10;&#9;&#9;&#9;&#9;false, //Domenica&#10;&#9;&#9;&#9;&#9;false));">
            <text:p>leavingTimes.add(new Bus(dateFormatter.parse("07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15">
            <text:p>07.1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23];&quot;&quot;&quot;),&#10;&#9;&#9;&#9;&#9;&quot;&quot;&quot;;[.B23];&quot;&quot;&quot;,&#10;&#9;&#9;&#9;&#9;true, //Feriale&#10;&#9;&#9;&#9;&#9;true, //Sabato&#10;&#9;&#9;&#9;&#9;false, //Domenica&#10;&#9;&#9;&#9;&#9;false));&quot;)" office:value-type="string" office:string-value="leavingTimes.add(new Bus(dateFormatter.parse(&quot;07.15&quot;),&#10;&#9;&#9;&#9;&#9;&quot;12L&quot;,&#10;&#9;&#9;&#9;&#9;true, //Feriale&#10;&#9;&#9;&#9;&#9;true, //Sabato&#10;&#9;&#9;&#9;&#9;false, //Domenica&#10;&#9;&#9;&#9;&#9;false));">
            <text:p>leavingTimes.add(new Bus(dateFormatter.parse("07.1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19">
            <text:p>07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24];&quot;&quot;&quot;),&#10;&#9;&#9;&#9;&#9;&quot;&quot;&quot;;[.B24];&quot;&quot;&quot;,&#10;&#9;&#9;&#9;&#9;true, //Feriale&#10;&#9;&#9;&#9;&#9;true, //Sabato&#10;&#9;&#9;&#9;&#9;false, //Domenica&#10;&#9;&#9;&#9;&#9;false));&quot;)" office:value-type="string" office:string-value="leavingTimes.add(new Bus(dateFormatter.parse(&quot;07.19&quot;),&#10;&#9;&#9;&#9;&#9;&quot;12&quot;,&#10;&#9;&#9;&#9;&#9;true, //Feriale&#10;&#9;&#9;&#9;&#9;true, //Sabato&#10;&#9;&#9;&#9;&#9;false, //Domenica&#10;&#9;&#9;&#9;&#9;false));">
            <text:p>leavingTimes.add(new Bus(dateFormatter.parse("07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22">
            <text:p>07.22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25];&quot;&quot;&quot;),&#10;&#9;&#9;&#9;&#9;&quot;&quot;&quot;;[.B25];&quot;&quot;&quot;,&#10;&#9;&#9;&#9;&#9;true, //Feriale&#10;&#9;&#9;&#9;&#9;true, //Sabato&#10;&#9;&#9;&#9;&#9;false, //Domenica&#10;&#9;&#9;&#9;&#9;false));&quot;)" office:value-type="string" office:string-value="leavingTimes.add(new Bus(dateFormatter.parse(&quot;07.22&quot;),&#10;&#9;&#9;&#9;&#9;&quot;12L&quot;,&#10;&#9;&#9;&#9;&#9;true, //Feriale&#10;&#9;&#9;&#9;&#9;true, //Sabato&#10;&#9;&#9;&#9;&#9;false, //Domenica&#10;&#9;&#9;&#9;&#9;false));">
            <text:p>leavingTimes.add(new Bus(dateFormatter.parse("07.22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25">
            <text:p>07.25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26];&quot;&quot;&quot;),&#10;&#9;&#9;&#9;&#9;&quot;&quot;&quot;;[.B26];&quot;&quot;&quot;,&#10;&#9;&#9;&#9;&#9;true, //Feriale&#10;&#9;&#9;&#9;&#9;true, //Sabato&#10;&#9;&#9;&#9;&#9;false, //Domenica&#10;&#9;&#9;&#9;&#9;false));&quot;)" office:value-type="string" office:string-value="leavingTimes.add(new Bus(dateFormatter.parse(&quot;07.25&quot;),&#10;&#9;&#9;&#9;&#9;&quot;SCORZE&quot;,&#10;&#9;&#9;&#9;&#9;true, //Feriale&#10;&#9;&#9;&#9;&#9;true, //Sabato&#10;&#9;&#9;&#9;&#9;false, //Domenica&#10;&#9;&#9;&#9;&#9;false));">
            <text:p>leavingTimes.add(new Bus(dateFormatter.parse("07.2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30">
            <text:p>07.3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27];&quot;&quot;&quot;),&#10;&#9;&#9;&#9;&#9;&quot;&quot;&quot;;[.B27];&quot;&quot;&quot;,&#10;&#9;&#9;&#9;&#9;true, //Feriale&#10;&#9;&#9;&#9;&#9;true, //Sabato&#10;&#9;&#9;&#9;&#9;false, //Domenica&#10;&#9;&#9;&#9;&#9;false));&quot;)" office:value-type="string" office:string-value="leavingTimes.add(new Bus(dateFormatter.parse(&quot;07.30&quot;),&#10;&#9;&#9;&#9;&#9;&quot;12L&quot;,&#10;&#9;&#9;&#9;&#9;true, //Feriale&#10;&#9;&#9;&#9;&#9;true, //Sabato&#10;&#9;&#9;&#9;&#9;false, //Domenica&#10;&#9;&#9;&#9;&#9;false));">
            <text:p>leavingTimes.add(new Bus(dateFormatter.parse("07.3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30">
            <text:p>07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28];&quot;&quot;&quot;),&#10;&#9;&#9;&#9;&#9;&quot;&quot;&quot;;[.B28];&quot;&quot;&quot;,&#10;&#9;&#9;&#9;&#9;true, //Feriale&#10;&#9;&#9;&#9;&#9;true, //Sabato&#10;&#9;&#9;&#9;&#9;false, //Domenica&#10;&#9;&#9;&#9;&#9;false));&quot;)" office:value-type="string" office:string-value="leavingTimes.add(new Bus(dateFormatter.parse(&quot;07.30&quot;),&#10;&#9;&#9;&#9;&#9;&quot;NOALE&quot;,&#10;&#9;&#9;&#9;&#9;true, //Feriale&#10;&#9;&#9;&#9;&#9;true, //Sabato&#10;&#9;&#9;&#9;&#9;false, //Domenica&#10;&#9;&#9;&#9;&#9;false));">
            <text:p>leavingTimes.add(new Bus(dateFormatter.parse("07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35">
            <text:p>07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29];&quot;&quot;&quot;),&#10;&#9;&#9;&#9;&#9;&quot;&quot;&quot;;[.B29];&quot;&quot;&quot;,&#10;&#9;&#9;&#9;&#9;true, //Feriale&#10;&#9;&#9;&#9;&#9;true, //Sabato&#10;&#9;&#9;&#9;&#9;false, //Domenica&#10;&#9;&#9;&#9;&#9;false));&quot;)" office:value-type="string" office:string-value="leavingTimes.add(new Bus(dateFormatter.parse(&quot;07.35&quot;),&#10;&#9;&#9;&#9;&#9;&quot;12/&quot;,&#10;&#9;&#9;&#9;&#9;true, //Feriale&#10;&#9;&#9;&#9;&#9;true, //Sabato&#10;&#9;&#9;&#9;&#9;false, //Domenica&#10;&#9;&#9;&#9;&#9;false));">
            <text:p>leavingTimes.add(new Bus(dateFormatter.parse("07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37">
            <text:p>07.37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30];&quot;&quot;&quot;),&#10;&#9;&#9;&#9;&#9;&quot;&quot;&quot;;[.B30];&quot;&quot;&quot;,&#10;&#9;&#9;&#9;&#9;true, //Feriale&#10;&#9;&#9;&#9;&#9;true, //Sabato&#10;&#9;&#9;&#9;&#9;false, //Domenica&#10;&#9;&#9;&#9;&#9;false));&quot;)" office:value-type="string" office:string-value="leavingTimes.add(new Bus(dateFormatter.parse(&quot;07.37&quot;),&#10;&#9;&#9;&#9;&#9;&quot;12L&quot;,&#10;&#9;&#9;&#9;&#9;true, //Feriale&#10;&#9;&#9;&#9;&#9;true, //Sabato&#10;&#9;&#9;&#9;&#9;false, //Domenica&#10;&#9;&#9;&#9;&#9;false));">
            <text:p>leavingTimes.add(new Bus(dateFormatter.parse("07.37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40">
            <text:p>07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31];&quot;&quot;&quot;),&#10;&#9;&#9;&#9;&#9;&quot;&quot;&quot;;[.B31];&quot;&quot;&quot;,&#10;&#9;&#9;&#9;&#9;true, //Feriale&#10;&#9;&#9;&#9;&#9;true, //Sabato&#10;&#9;&#9;&#9;&#9;false, //Domenica&#10;&#9;&#9;&#9;&#9;false));&quot;)" office:value-type="string" office:string-value="leavingTimes.add(new Bus(dateFormatter.parse(&quot;07.40&quot;),&#10;&#9;&#9;&#9;&#9;&quot;SCORZE&quot;,&#10;&#9;&#9;&#9;&#9;true, //Feriale&#10;&#9;&#9;&#9;&#9;true, //Sabato&#10;&#9;&#9;&#9;&#9;false, //Domenica&#10;&#9;&#9;&#9;&#9;false));">
            <text:p>leavingTimes.add(new Bus(dateFormatter.parse("07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45">
            <text:p>07.4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32];&quot;&quot;&quot;),&#10;&#9;&#9;&#9;&#9;&quot;&quot;&quot;;[.B32];&quot;&quot;&quot;,&#10;&#9;&#9;&#9;&#9;true, //Feriale&#10;&#9;&#9;&#9;&#9;true, //Sabato&#10;&#9;&#9;&#9;&#9;false, //Domenica&#10;&#9;&#9;&#9;&#9;false));&quot;)" office:value-type="string" office:string-value="leavingTimes.add(new Bus(dateFormatter.parse(&quot;07.45&quot;),&#10;&#9;&#9;&#9;&#9;&quot;12L&quot;,&#10;&#9;&#9;&#9;&#9;true, //Feriale&#10;&#9;&#9;&#9;&#9;true, //Sabato&#10;&#9;&#9;&#9;&#9;false, //Domenica&#10;&#9;&#9;&#9;&#9;false));">
            <text:p>leavingTimes.add(new Bus(dateFormatter.parse("07.4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49">
            <text:p>07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33];&quot;&quot;&quot;),&#10;&#9;&#9;&#9;&#9;&quot;&quot;&quot;;[.B33];&quot;&quot;&quot;,&#10;&#9;&#9;&#9;&#9;true, //Feriale&#10;&#9;&#9;&#9;&#9;true, //Sabato&#10;&#9;&#9;&#9;&#9;false, //Domenica&#10;&#9;&#9;&#9;&#9;false));&quot;)" office:value-type="string" office:string-value="leavingTimes.add(new Bus(dateFormatter.parse(&quot;07.49&quot;),&#10;&#9;&#9;&#9;&#9;&quot;12&quot;,&#10;&#9;&#9;&#9;&#9;true, //Feriale&#10;&#9;&#9;&#9;&#9;true, //Sabato&#10;&#9;&#9;&#9;&#9;false, //Domenica&#10;&#9;&#9;&#9;&#9;false));">
            <text:p>leavingTimes.add(new Bus(dateFormatter.parse("07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52">
            <text:p>07.52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34];&quot;&quot;&quot;),&#10;&#9;&#9;&#9;&#9;&quot;&quot;&quot;;[.B34];&quot;&quot;&quot;,&#10;&#9;&#9;&#9;&#9;true, //Feriale&#10;&#9;&#9;&#9;&#9;true, //Sabato&#10;&#9;&#9;&#9;&#9;false, //Domenica&#10;&#9;&#9;&#9;&#9;false));&quot;)" office:value-type="string" office:string-value="leavingTimes.add(new Bus(dateFormatter.parse(&quot;07.52&quot;),&#10;&#9;&#9;&#9;&#9;&quot;12L&quot;,&#10;&#9;&#9;&#9;&#9;true, //Feriale&#10;&#9;&#9;&#9;&#9;true, //Sabato&#10;&#9;&#9;&#9;&#9;false, //Domenica&#10;&#9;&#9;&#9;&#9;false));">
            <text:p>leavingTimes.add(new Bus(dateFormatter.parse("07.52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7.55">
            <text:p>07.55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35];&quot;&quot;&quot;),&#10;&#9;&#9;&#9;&#9;&quot;&quot;&quot;;[.B35];&quot;&quot;&quot;,&#10;&#9;&#9;&#9;&#9;true, //Feriale&#10;&#9;&#9;&#9;&#9;true, //Sabato&#10;&#9;&#9;&#9;&#9;false, //Domenica&#10;&#9;&#9;&#9;&#9;false));&quot;)" office:value-type="string" office:string-value="leavingTimes.add(new Bus(dateFormatter.parse(&quot;07.55&quot;),&#10;&#9;&#9;&#9;&#9;&quot;SCORZE&quot;,&#10;&#9;&#9;&#9;&#9;true, //Feriale&#10;&#9;&#9;&#9;&#9;true, //Sabato&#10;&#9;&#9;&#9;&#9;false, //Domenica&#10;&#9;&#9;&#9;&#9;false));">
            <text:p>leavingTimes.add(new Bus(dateFormatter.parse("07.5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00">
            <text:p>08.0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36];&quot;&quot;&quot;),&#10;&#9;&#9;&#9;&#9;&quot;&quot;&quot;;[.B36];&quot;&quot;&quot;,&#10;&#9;&#9;&#9;&#9;true, //Feriale&#10;&#9;&#9;&#9;&#9;true, //Sabato&#10;&#9;&#9;&#9;&#9;false, //Domenica&#10;&#9;&#9;&#9;&#9;false));&quot;)" office:value-type="string" office:string-value="leavingTimes.add(new Bus(dateFormatter.parse(&quot;08.00&quot;),&#10;&#9;&#9;&#9;&#9;&quot;12L&quot;,&#10;&#9;&#9;&#9;&#9;true, //Feriale&#10;&#9;&#9;&#9;&#9;true, //Sabato&#10;&#9;&#9;&#9;&#9;false, //Domenica&#10;&#9;&#9;&#9;&#9;false));">
            <text:p>leavingTimes.add(new Bus(dateFormatter.parse("08.0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00">
            <text:p>08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37];&quot;&quot;&quot;),&#10;&#9;&#9;&#9;&#9;&quot;&quot;&quot;;[.B37];&quot;&quot;&quot;,&#10;&#9;&#9;&#9;&#9;true, //Feriale&#10;&#9;&#9;&#9;&#9;true, //Sabato&#10;&#9;&#9;&#9;&#9;false, //Domenica&#10;&#9;&#9;&#9;&#9;false));&quot;)" office:value-type="string" office:string-value="leavingTimes.add(new Bus(dateFormatter.parse(&quot;08.00&quot;),&#10;&#9;&#9;&#9;&#9;&quot;NOALE&quot;,&#10;&#9;&#9;&#9;&#9;true, //Feriale&#10;&#9;&#9;&#9;&#9;true, //Sabato&#10;&#9;&#9;&#9;&#9;false, //Domenica&#10;&#9;&#9;&#9;&#9;false));">
            <text:p>leavingTimes.add(new Bus(dateFormatter.parse("08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05">
            <text:p>08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38];&quot;&quot;&quot;),&#10;&#9;&#9;&#9;&#9;&quot;&quot;&quot;;[.B38];&quot;&quot;&quot;,&#10;&#9;&#9;&#9;&#9;true, //Feriale&#10;&#9;&#9;&#9;&#9;true, //Sabato&#10;&#9;&#9;&#9;&#9;false, //Domenica&#10;&#9;&#9;&#9;&#9;false));&quot;)" office:value-type="string" office:string-value="leavingTimes.add(new Bus(dateFormatter.parse(&quot;08.05&quot;),&#10;&#9;&#9;&#9;&#9;&quot;12/&quot;,&#10;&#9;&#9;&#9;&#9;true, //Feriale&#10;&#9;&#9;&#9;&#9;true, //Sabato&#10;&#9;&#9;&#9;&#9;false, //Domenica&#10;&#9;&#9;&#9;&#9;false));">
            <text:p>leavingTimes.add(new Bus(dateFormatter.parse("08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07">
            <text:p>08.07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39];&quot;&quot;&quot;),&#10;&#9;&#9;&#9;&#9;&quot;&quot;&quot;;[.B39];&quot;&quot;&quot;,&#10;&#9;&#9;&#9;&#9;true, //Feriale&#10;&#9;&#9;&#9;&#9;true, //Sabato&#10;&#9;&#9;&#9;&#9;false, //Domenica&#10;&#9;&#9;&#9;&#9;false));&quot;)" office:value-type="string" office:string-value="leavingTimes.add(new Bus(dateFormatter.parse(&quot;08.07&quot;),&#10;&#9;&#9;&#9;&#9;&quot;12L&quot;,&#10;&#9;&#9;&#9;&#9;true, //Feriale&#10;&#9;&#9;&#9;&#9;true, //Sabato&#10;&#9;&#9;&#9;&#9;false, //Domenica&#10;&#9;&#9;&#9;&#9;false));">
            <text:p>leavingTimes.add(new Bus(dateFormatter.parse("08.07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10">
            <text:p>08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40];&quot;&quot;&quot;),&#10;&#9;&#9;&#9;&#9;&quot;&quot;&quot;;[.B40];&quot;&quot;&quot;,&#10;&#9;&#9;&#9;&#9;true, //Feriale&#10;&#9;&#9;&#9;&#9;true, //Sabato&#10;&#9;&#9;&#9;&#9;false, //Domenica&#10;&#9;&#9;&#9;&#9;false));&quot;)" office:value-type="string" office:string-value="leavingTimes.add(new Bus(dateFormatter.parse(&quot;08.10&quot;),&#10;&#9;&#9;&#9;&#9;&quot;SCORZE&quot;,&#10;&#9;&#9;&#9;&#9;true, //Feriale&#10;&#9;&#9;&#9;&#9;true, //Sabato&#10;&#9;&#9;&#9;&#9;false, //Domenica&#10;&#9;&#9;&#9;&#9;false));">
            <text:p>leavingTimes.add(new Bus(dateFormatter.parse("08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15">
            <text:p>08.1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41];&quot;&quot;&quot;),&#10;&#9;&#9;&#9;&#9;&quot;&quot;&quot;;[.B41];&quot;&quot;&quot;,&#10;&#9;&#9;&#9;&#9;true, //Feriale&#10;&#9;&#9;&#9;&#9;true, //Sabato&#10;&#9;&#9;&#9;&#9;false, //Domenica&#10;&#9;&#9;&#9;&#9;false));&quot;)" office:value-type="string" office:string-value="leavingTimes.add(new Bus(dateFormatter.parse(&quot;08.15&quot;),&#10;&#9;&#9;&#9;&#9;&quot;12L&quot;,&#10;&#9;&#9;&#9;&#9;true, //Feriale&#10;&#9;&#9;&#9;&#9;true, //Sabato&#10;&#9;&#9;&#9;&#9;false, //Domenica&#10;&#9;&#9;&#9;&#9;false));">
            <text:p>leavingTimes.add(new Bus(dateFormatter.parse("08.1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19">
            <text:p>08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42];&quot;&quot;&quot;),&#10;&#9;&#9;&#9;&#9;&quot;&quot;&quot;;[.B42];&quot;&quot;&quot;,&#10;&#9;&#9;&#9;&#9;true, //Feriale&#10;&#9;&#9;&#9;&#9;true, //Sabato&#10;&#9;&#9;&#9;&#9;false, //Domenica&#10;&#9;&#9;&#9;&#9;false));&quot;)" office:value-type="string" office:string-value="leavingTimes.add(new Bus(dateFormatter.parse(&quot;08.19&quot;),&#10;&#9;&#9;&#9;&#9;&quot;12&quot;,&#10;&#9;&#9;&#9;&#9;true, //Feriale&#10;&#9;&#9;&#9;&#9;true, //Sabato&#10;&#9;&#9;&#9;&#9;false, //Domenica&#10;&#9;&#9;&#9;&#9;false));">
            <text:p>leavingTimes.add(new Bus(dateFormatter.parse("08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22">
            <text:p>08.22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43];&quot;&quot;&quot;),&#10;&#9;&#9;&#9;&#9;&quot;&quot;&quot;;[.B43];&quot;&quot;&quot;,&#10;&#9;&#9;&#9;&#9;true, //Feriale&#10;&#9;&#9;&#9;&#9;true, //Sabato&#10;&#9;&#9;&#9;&#9;false, //Domenica&#10;&#9;&#9;&#9;&#9;false));&quot;)" office:value-type="string" office:string-value="leavingTimes.add(new Bus(dateFormatter.parse(&quot;08.22&quot;),&#10;&#9;&#9;&#9;&#9;&quot;12L&quot;,&#10;&#9;&#9;&#9;&#9;true, //Feriale&#10;&#9;&#9;&#9;&#9;true, //Sabato&#10;&#9;&#9;&#9;&#9;false, //Domenica&#10;&#9;&#9;&#9;&#9;false));">
            <text:p>leavingTimes.add(new Bus(dateFormatter.parse("08.22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30">
            <text:p>08.3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44];&quot;&quot;&quot;),&#10;&#9;&#9;&#9;&#9;&quot;&quot;&quot;;[.B44];&quot;&quot;&quot;,&#10;&#9;&#9;&#9;&#9;true, //Feriale&#10;&#9;&#9;&#9;&#9;true, //Sabato&#10;&#9;&#9;&#9;&#9;false, //Domenica&#10;&#9;&#9;&#9;&#9;false));&quot;)" office:value-type="string" office:string-value="leavingTimes.add(new Bus(dateFormatter.parse(&quot;08.30&quot;),&#10;&#9;&#9;&#9;&#9;&quot;12L&quot;,&#10;&#9;&#9;&#9;&#9;true, //Feriale&#10;&#9;&#9;&#9;&#9;true, //Sabato&#10;&#9;&#9;&#9;&#9;false, //Domenica&#10;&#9;&#9;&#9;&#9;false));">
            <text:p>leavingTimes.add(new Bus(dateFormatter.parse("08.3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30">
            <text:p>08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45];&quot;&quot;&quot;),&#10;&#9;&#9;&#9;&#9;&quot;&quot;&quot;;[.B45];&quot;&quot;&quot;,&#10;&#9;&#9;&#9;&#9;true, //Feriale&#10;&#9;&#9;&#9;&#9;true, //Sabato&#10;&#9;&#9;&#9;&#9;false, //Domenica&#10;&#9;&#9;&#9;&#9;false));&quot;)" office:value-type="string" office:string-value="leavingTimes.add(new Bus(dateFormatter.parse(&quot;08.30&quot;),&#10;&#9;&#9;&#9;&#9;&quot;NOALE&quot;,&#10;&#9;&#9;&#9;&#9;true, //Feriale&#10;&#9;&#9;&#9;&#9;true, //Sabato&#10;&#9;&#9;&#9;&#9;false, //Domenica&#10;&#9;&#9;&#9;&#9;false));">
            <text:p>leavingTimes.add(new Bus(dateFormatter.parse("08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35">
            <text:p>08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46];&quot;&quot;&quot;),&#10;&#9;&#9;&#9;&#9;&quot;&quot;&quot;;[.B46];&quot;&quot;&quot;,&#10;&#9;&#9;&#9;&#9;true, //Feriale&#10;&#9;&#9;&#9;&#9;true, //Sabato&#10;&#9;&#9;&#9;&#9;false, //Domenica&#10;&#9;&#9;&#9;&#9;false));&quot;)" office:value-type="string" office:string-value="leavingTimes.add(new Bus(dateFormatter.parse(&quot;08.35&quot;),&#10;&#9;&#9;&#9;&#9;&quot;12/&quot;,&#10;&#9;&#9;&#9;&#9;true, //Feriale&#10;&#9;&#9;&#9;&#9;true, //Sabato&#10;&#9;&#9;&#9;&#9;false, //Domenica&#10;&#9;&#9;&#9;&#9;false));">
            <text:p>leavingTimes.add(new Bus(dateFormatter.parse("08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40">
            <text:p>08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47];&quot;&quot;&quot;),&#10;&#9;&#9;&#9;&#9;&quot;&quot;&quot;;[.B47];&quot;&quot;&quot;,&#10;&#9;&#9;&#9;&#9;true, //Feriale&#10;&#9;&#9;&#9;&#9;true, //Sabato&#10;&#9;&#9;&#9;&#9;false, //Domenica&#10;&#9;&#9;&#9;&#9;false));&quot;)" office:value-type="string" office:string-value="leavingTimes.add(new Bus(dateFormatter.parse(&quot;08.40&quot;),&#10;&#9;&#9;&#9;&#9;&quot;SCORZE&quot;,&#10;&#9;&#9;&#9;&#9;true, //Feriale&#10;&#9;&#9;&#9;&#9;true, //Sabato&#10;&#9;&#9;&#9;&#9;false, //Domenica&#10;&#9;&#9;&#9;&#9;false));">
            <text:p>leavingTimes.add(new Bus(dateFormatter.parse("08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45">
            <text:p>08.4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48];&quot;&quot;&quot;),&#10;&#9;&#9;&#9;&#9;&quot;&quot;&quot;;[.B48];&quot;&quot;&quot;,&#10;&#9;&#9;&#9;&#9;true, //Feriale&#10;&#9;&#9;&#9;&#9;true, //Sabato&#10;&#9;&#9;&#9;&#9;false, //Domenica&#10;&#9;&#9;&#9;&#9;false));&quot;)" office:value-type="string" office:string-value="leavingTimes.add(new Bus(dateFormatter.parse(&quot;08.45&quot;),&#10;&#9;&#9;&#9;&#9;&quot;12L&quot;,&#10;&#9;&#9;&#9;&#9;true, //Feriale&#10;&#9;&#9;&#9;&#9;true, //Sabato&#10;&#9;&#9;&#9;&#9;false, //Domenica&#10;&#9;&#9;&#9;&#9;false));">
            <text:p>leavingTimes.add(new Bus(dateFormatter.parse("08.4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8.49">
            <text:p>08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49];&quot;&quot;&quot;),&#10;&#9;&#9;&#9;&#9;&quot;&quot;&quot;;[.B49];&quot;&quot;&quot;,&#10;&#9;&#9;&#9;&#9;true, //Feriale&#10;&#9;&#9;&#9;&#9;true, //Sabato&#10;&#9;&#9;&#9;&#9;false, //Domenica&#10;&#9;&#9;&#9;&#9;false));&quot;)" office:value-type="string" office:string-value="leavingTimes.add(new Bus(dateFormatter.parse(&quot;08.49&quot;),&#10;&#9;&#9;&#9;&#9;&quot;12&quot;,&#10;&#9;&#9;&#9;&#9;true, //Feriale&#10;&#9;&#9;&#9;&#9;true, //Sabato&#10;&#9;&#9;&#9;&#9;false, //Domenica&#10;&#9;&#9;&#9;&#9;false));">
            <text:p>leavingTimes.add(new Bus(dateFormatter.parse("08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00">
            <text:p>09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50];&quot;&quot;&quot;),&#10;&#9;&#9;&#9;&#9;&quot;&quot;&quot;;[.B50];&quot;&quot;&quot;,&#10;&#9;&#9;&#9;&#9;true, //Feriale&#10;&#9;&#9;&#9;&#9;true, //Sabato&#10;&#9;&#9;&#9;&#9;false, //Domenica&#10;&#9;&#9;&#9;&#9;false));&quot;)" office:value-type="string" office:string-value="leavingTimes.add(new Bus(dateFormatter.parse(&quot;09.00&quot;),&#10;&#9;&#9;&#9;&#9;&quot;NOALE&quot;,&#10;&#9;&#9;&#9;&#9;true, //Feriale&#10;&#9;&#9;&#9;&#9;true, //Sabato&#10;&#9;&#9;&#9;&#9;false, //Domenica&#10;&#9;&#9;&#9;&#9;false));">
            <text:p>leavingTimes.add(new Bus(dateFormatter.parse("09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05">
            <text:p>09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51];&quot;&quot;&quot;),&#10;&#9;&#9;&#9;&#9;&quot;&quot;&quot;;[.B51];&quot;&quot;&quot;,&#10;&#9;&#9;&#9;&#9;true, //Feriale&#10;&#9;&#9;&#9;&#9;true, //Sabato&#10;&#9;&#9;&#9;&#9;false, //Domenica&#10;&#9;&#9;&#9;&#9;false));&quot;)" office:value-type="string" office:string-value="leavingTimes.add(new Bus(dateFormatter.parse(&quot;09.05&quot;),&#10;&#9;&#9;&#9;&#9;&quot;12/&quot;,&#10;&#9;&#9;&#9;&#9;true, //Feriale&#10;&#9;&#9;&#9;&#9;true, //Sabato&#10;&#9;&#9;&#9;&#9;false, //Domenica&#10;&#9;&#9;&#9;&#9;false));">
            <text:p>leavingTimes.add(new Bus(dateFormatter.parse("09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05">
            <text:p>09.0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52];&quot;&quot;&quot;),&#10;&#9;&#9;&#9;&#9;&quot;&quot;&quot;;[.B52];&quot;&quot;&quot;,&#10;&#9;&#9;&#9;&#9;true, //Feriale&#10;&#9;&#9;&#9;&#9;true, //Sabato&#10;&#9;&#9;&#9;&#9;false, //Domenica&#10;&#9;&#9;&#9;&#9;false));&quot;)" office:value-type="string" office:string-value="leavingTimes.add(new Bus(dateFormatter.parse(&quot;09.05&quot;),&#10;&#9;&#9;&#9;&#9;&quot;12L&quot;,&#10;&#9;&#9;&#9;&#9;true, //Feriale&#10;&#9;&#9;&#9;&#9;true, //Sabato&#10;&#9;&#9;&#9;&#9;false, //Domenica&#10;&#9;&#9;&#9;&#9;false));">
            <text:p>leavingTimes.add(new Bus(dateFormatter.parse("09.0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10">
            <text:p>09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53];&quot;&quot;&quot;),&#10;&#9;&#9;&#9;&#9;&quot;&quot;&quot;;[.B53];&quot;&quot;&quot;,&#10;&#9;&#9;&#9;&#9;true, //Feriale&#10;&#9;&#9;&#9;&#9;true, //Sabato&#10;&#9;&#9;&#9;&#9;false, //Domenica&#10;&#9;&#9;&#9;&#9;false));&quot;)" office:value-type="string" office:string-value="leavingTimes.add(new Bus(dateFormatter.parse(&quot;09.10&quot;),&#10;&#9;&#9;&#9;&#9;&quot;SCORZE&quot;,&#10;&#9;&#9;&#9;&#9;true, //Feriale&#10;&#9;&#9;&#9;&#9;true, //Sabato&#10;&#9;&#9;&#9;&#9;false, //Domenica&#10;&#9;&#9;&#9;&#9;false));">
            <text:p>leavingTimes.add(new Bus(dateFormatter.parse("09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19">
            <text:p>09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54];&quot;&quot;&quot;),&#10;&#9;&#9;&#9;&#9;&quot;&quot;&quot;;[.B54];&quot;&quot;&quot;,&#10;&#9;&#9;&#9;&#9;true, //Feriale&#10;&#9;&#9;&#9;&#9;true, //Sabato&#10;&#9;&#9;&#9;&#9;false, //Domenica&#10;&#9;&#9;&#9;&#9;false));&quot;)" office:value-type="string" office:string-value="leavingTimes.add(new Bus(dateFormatter.parse(&quot;09.19&quot;),&#10;&#9;&#9;&#9;&#9;&quot;12&quot;,&#10;&#9;&#9;&#9;&#9;true, //Feriale&#10;&#9;&#9;&#9;&#9;true, //Sabato&#10;&#9;&#9;&#9;&#9;false, //Domenica&#10;&#9;&#9;&#9;&#9;false));">
            <text:p>leavingTimes.add(new Bus(dateFormatter.parse("09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30">
            <text:p>09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55];&quot;&quot;&quot;),&#10;&#9;&#9;&#9;&#9;&quot;&quot;&quot;;[.B55];&quot;&quot;&quot;,&#10;&#9;&#9;&#9;&#9;true, //Feriale&#10;&#9;&#9;&#9;&#9;true, //Sabato&#10;&#9;&#9;&#9;&#9;false, //Domenica&#10;&#9;&#9;&#9;&#9;false));&quot;)" office:value-type="string" office:string-value="leavingTimes.add(new Bus(dateFormatter.parse(&quot;09.30&quot;),&#10;&#9;&#9;&#9;&#9;&quot;NOALE&quot;,&#10;&#9;&#9;&#9;&#9;true, //Feriale&#10;&#9;&#9;&#9;&#9;true, //Sabato&#10;&#9;&#9;&#9;&#9;false, //Domenica&#10;&#9;&#9;&#9;&#9;false));">
            <text:p>leavingTimes.add(new Bus(dateFormatter.parse("09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35">
            <text:p>09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56];&quot;&quot;&quot;),&#10;&#9;&#9;&#9;&#9;&quot;&quot;&quot;;[.B56];&quot;&quot;&quot;,&#10;&#9;&#9;&#9;&#9;true, //Feriale&#10;&#9;&#9;&#9;&#9;true, //Sabato&#10;&#9;&#9;&#9;&#9;false, //Domenica&#10;&#9;&#9;&#9;&#9;false));&quot;)" office:value-type="string" office:string-value="leavingTimes.add(new Bus(dateFormatter.parse(&quot;09.35&quot;),&#10;&#9;&#9;&#9;&#9;&quot;12/&quot;,&#10;&#9;&#9;&#9;&#9;true, //Feriale&#10;&#9;&#9;&#9;&#9;true, //Sabato&#10;&#9;&#9;&#9;&#9;false, //Domenica&#10;&#9;&#9;&#9;&#9;false));">
            <text:p>leavingTimes.add(new Bus(dateFormatter.parse("09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40">
            <text:p>09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57];&quot;&quot;&quot;),&#10;&#9;&#9;&#9;&#9;&quot;&quot;&quot;;[.B57];&quot;&quot;&quot;,&#10;&#9;&#9;&#9;&#9;true, //Feriale&#10;&#9;&#9;&#9;&#9;true, //Sabato&#10;&#9;&#9;&#9;&#9;false, //Domenica&#10;&#9;&#9;&#9;&#9;false));&quot;)" office:value-type="string" office:string-value="leavingTimes.add(new Bus(dateFormatter.parse(&quot;09.40&quot;),&#10;&#9;&#9;&#9;&#9;&quot;SCORZE&quot;,&#10;&#9;&#9;&#9;&#9;true, //Feriale&#10;&#9;&#9;&#9;&#9;true, //Sabato&#10;&#9;&#9;&#9;&#9;false, //Domenica&#10;&#9;&#9;&#9;&#9;false));">
            <text:p>leavingTimes.add(new Bus(dateFormatter.parse("09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09.49">
            <text:p>09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58];&quot;&quot;&quot;),&#10;&#9;&#9;&#9;&#9;&quot;&quot;&quot;;[.B58];&quot;&quot;&quot;,&#10;&#9;&#9;&#9;&#9;true, //Feriale&#10;&#9;&#9;&#9;&#9;true, //Sabato&#10;&#9;&#9;&#9;&#9;false, //Domenica&#10;&#9;&#9;&#9;&#9;false));&quot;)" office:value-type="string" office:string-value="leavingTimes.add(new Bus(dateFormatter.parse(&quot;09.49&quot;),&#10;&#9;&#9;&#9;&#9;&quot;12&quot;,&#10;&#9;&#9;&#9;&#9;true, //Feriale&#10;&#9;&#9;&#9;&#9;true, //Sabato&#10;&#9;&#9;&#9;&#9;false, //Domenica&#10;&#9;&#9;&#9;&#9;false));">
            <text:p>leavingTimes.add(new Bus(dateFormatter.parse("09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00">
            <text:p>10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59];&quot;&quot;&quot;),&#10;&#9;&#9;&#9;&#9;&quot;&quot;&quot;;[.B59];&quot;&quot;&quot;,&#10;&#9;&#9;&#9;&#9;true, //Feriale&#10;&#9;&#9;&#9;&#9;true, //Sabato&#10;&#9;&#9;&#9;&#9;false, //Domenica&#10;&#9;&#9;&#9;&#9;false));&quot;)" office:value-type="string" office:string-value="leavingTimes.add(new Bus(dateFormatter.parse(&quot;10.00&quot;),&#10;&#9;&#9;&#9;&#9;&quot;NOALE&quot;,&#10;&#9;&#9;&#9;&#9;true, //Feriale&#10;&#9;&#9;&#9;&#9;true, //Sabato&#10;&#9;&#9;&#9;&#9;false, //Domenica&#10;&#9;&#9;&#9;&#9;false));">
            <text:p>leavingTimes.add(new Bus(dateFormatter.parse("10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05">
            <text:p>10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60];&quot;&quot;&quot;),&#10;&#9;&#9;&#9;&#9;&quot;&quot;&quot;;[.B60];&quot;&quot;&quot;,&#10;&#9;&#9;&#9;&#9;true, //Feriale&#10;&#9;&#9;&#9;&#9;true, //Sabato&#10;&#9;&#9;&#9;&#9;false, //Domenica&#10;&#9;&#9;&#9;&#9;false));&quot;)" office:value-type="string" office:string-value="leavingTimes.add(new Bus(dateFormatter.parse(&quot;10.05&quot;),&#10;&#9;&#9;&#9;&#9;&quot;12/&quot;,&#10;&#9;&#9;&#9;&#9;true, //Feriale&#10;&#9;&#9;&#9;&#9;true, //Sabato&#10;&#9;&#9;&#9;&#9;false, //Domenica&#10;&#9;&#9;&#9;&#9;false));">
            <text:p>leavingTimes.add(new Bus(dateFormatter.parse("10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10">
            <text:p>10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61];&quot;&quot;&quot;),&#10;&#9;&#9;&#9;&#9;&quot;&quot;&quot;;[.B61];&quot;&quot;&quot;,&#10;&#9;&#9;&#9;&#9;true, //Feriale&#10;&#9;&#9;&#9;&#9;true, //Sabato&#10;&#9;&#9;&#9;&#9;false, //Domenica&#10;&#9;&#9;&#9;&#9;false));&quot;)" office:value-type="string" office:string-value="leavingTimes.add(new Bus(dateFormatter.parse(&quot;10.10&quot;),&#10;&#9;&#9;&#9;&#9;&quot;SCORZE&quot;,&#10;&#9;&#9;&#9;&#9;true, //Feriale&#10;&#9;&#9;&#9;&#9;true, //Sabato&#10;&#9;&#9;&#9;&#9;false, //Domenica&#10;&#9;&#9;&#9;&#9;false));">
            <text:p>leavingTimes.add(new Bus(dateFormatter.parse("10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19">
            <text:p>10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62];&quot;&quot;&quot;),&#10;&#9;&#9;&#9;&#9;&quot;&quot;&quot;;[.B62];&quot;&quot;&quot;,&#10;&#9;&#9;&#9;&#9;true, //Feriale&#10;&#9;&#9;&#9;&#9;true, //Sabato&#10;&#9;&#9;&#9;&#9;false, //Domenica&#10;&#9;&#9;&#9;&#9;false));&quot;)" office:value-type="string" office:string-value="leavingTimes.add(new Bus(dateFormatter.parse(&quot;10.19&quot;),&#10;&#9;&#9;&#9;&#9;&quot;12&quot;,&#10;&#9;&#9;&#9;&#9;true, //Feriale&#10;&#9;&#9;&#9;&#9;true, //Sabato&#10;&#9;&#9;&#9;&#9;false, //Domenica&#10;&#9;&#9;&#9;&#9;false));">
            <text:p>leavingTimes.add(new Bus(dateFormatter.parse("10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30">
            <text:p>10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63];&quot;&quot;&quot;),&#10;&#9;&#9;&#9;&#9;&quot;&quot;&quot;;[.B63];&quot;&quot;&quot;,&#10;&#9;&#9;&#9;&#9;true, //Feriale&#10;&#9;&#9;&#9;&#9;true, //Sabato&#10;&#9;&#9;&#9;&#9;false, //Domenica&#10;&#9;&#9;&#9;&#9;false));&quot;)" office:value-type="string" office:string-value="leavingTimes.add(new Bus(dateFormatter.parse(&quot;10.30&quot;),&#10;&#9;&#9;&#9;&#9;&quot;NOALE&quot;,&#10;&#9;&#9;&#9;&#9;true, //Feriale&#10;&#9;&#9;&#9;&#9;true, //Sabato&#10;&#9;&#9;&#9;&#9;false, //Domenica&#10;&#9;&#9;&#9;&#9;false));">
            <text:p>leavingTimes.add(new Bus(dateFormatter.parse("10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35">
            <text:p>10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64];&quot;&quot;&quot;),&#10;&#9;&#9;&#9;&#9;&quot;&quot;&quot;;[.B64];&quot;&quot;&quot;,&#10;&#9;&#9;&#9;&#9;true, //Feriale&#10;&#9;&#9;&#9;&#9;true, //Sabato&#10;&#9;&#9;&#9;&#9;false, //Domenica&#10;&#9;&#9;&#9;&#9;false));&quot;)" office:value-type="string" office:string-value="leavingTimes.add(new Bus(dateFormatter.parse(&quot;10.35&quot;),&#10;&#9;&#9;&#9;&#9;&quot;12/&quot;,&#10;&#9;&#9;&#9;&#9;true, //Feriale&#10;&#9;&#9;&#9;&#9;true, //Sabato&#10;&#9;&#9;&#9;&#9;false, //Domenica&#10;&#9;&#9;&#9;&#9;false));">
            <text:p>leavingTimes.add(new Bus(dateFormatter.parse("10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40">
            <text:p>10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65];&quot;&quot;&quot;),&#10;&#9;&#9;&#9;&#9;&quot;&quot;&quot;;[.B65];&quot;&quot;&quot;,&#10;&#9;&#9;&#9;&#9;true, //Feriale&#10;&#9;&#9;&#9;&#9;true, //Sabato&#10;&#9;&#9;&#9;&#9;false, //Domenica&#10;&#9;&#9;&#9;&#9;false));&quot;)" office:value-type="string" office:string-value="leavingTimes.add(new Bus(dateFormatter.parse(&quot;10.40&quot;),&#10;&#9;&#9;&#9;&#9;&quot;SCORZE&quot;,&#10;&#9;&#9;&#9;&#9;true, //Feriale&#10;&#9;&#9;&#9;&#9;true, //Sabato&#10;&#9;&#9;&#9;&#9;false, //Domenica&#10;&#9;&#9;&#9;&#9;false));">
            <text:p>leavingTimes.add(new Bus(dateFormatter.parse("10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0.49">
            <text:p>10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66];&quot;&quot;&quot;),&#10;&#9;&#9;&#9;&#9;&quot;&quot;&quot;;[.B66];&quot;&quot;&quot;,&#10;&#9;&#9;&#9;&#9;true, //Feriale&#10;&#9;&#9;&#9;&#9;true, //Sabato&#10;&#9;&#9;&#9;&#9;false, //Domenica&#10;&#9;&#9;&#9;&#9;false));&quot;)" office:value-type="string" office:string-value="leavingTimes.add(new Bus(dateFormatter.parse(&quot;10.49&quot;),&#10;&#9;&#9;&#9;&#9;&quot;12&quot;,&#10;&#9;&#9;&#9;&#9;true, //Feriale&#10;&#9;&#9;&#9;&#9;true, //Sabato&#10;&#9;&#9;&#9;&#9;false, //Domenica&#10;&#9;&#9;&#9;&#9;false));">
            <text:p>leavingTimes.add(new Bus(dateFormatter.parse("10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00">
            <text:p>11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67];&quot;&quot;&quot;),&#10;&#9;&#9;&#9;&#9;&quot;&quot;&quot;;[.B67];&quot;&quot;&quot;,&#10;&#9;&#9;&#9;&#9;true, //Feriale&#10;&#9;&#9;&#9;&#9;true, //Sabato&#10;&#9;&#9;&#9;&#9;false, //Domenica&#10;&#9;&#9;&#9;&#9;false));&quot;)" office:value-type="string" office:string-value="leavingTimes.add(new Bus(dateFormatter.parse(&quot;11.00&quot;),&#10;&#9;&#9;&#9;&#9;&quot;NOALE&quot;,&#10;&#9;&#9;&#9;&#9;true, //Feriale&#10;&#9;&#9;&#9;&#9;true, //Sabato&#10;&#9;&#9;&#9;&#9;false, //Domenica&#10;&#9;&#9;&#9;&#9;false));">
            <text:p>leavingTimes.add(new Bus(dateFormatter.parse("11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05">
            <text:p>11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68];&quot;&quot;&quot;),&#10;&#9;&#9;&#9;&#9;&quot;&quot;&quot;;[.B68];&quot;&quot;&quot;,&#10;&#9;&#9;&#9;&#9;true, //Feriale&#10;&#9;&#9;&#9;&#9;true, //Sabato&#10;&#9;&#9;&#9;&#9;false, //Domenica&#10;&#9;&#9;&#9;&#9;false));&quot;)" office:value-type="string" office:string-value="leavingTimes.add(new Bus(dateFormatter.parse(&quot;11.05&quot;),&#10;&#9;&#9;&#9;&#9;&quot;12/&quot;,&#10;&#9;&#9;&#9;&#9;true, //Feriale&#10;&#9;&#9;&#9;&#9;true, //Sabato&#10;&#9;&#9;&#9;&#9;false, //Domenica&#10;&#9;&#9;&#9;&#9;false));">
            <text:p>leavingTimes.add(new Bus(dateFormatter.parse("11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10">
            <text:p>11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69];&quot;&quot;&quot;),&#10;&#9;&#9;&#9;&#9;&quot;&quot;&quot;;[.B69];&quot;&quot;&quot;,&#10;&#9;&#9;&#9;&#9;true, //Feriale&#10;&#9;&#9;&#9;&#9;true, //Sabato&#10;&#9;&#9;&#9;&#9;false, //Domenica&#10;&#9;&#9;&#9;&#9;false));&quot;)" office:value-type="string" office:string-value="leavingTimes.add(new Bus(dateFormatter.parse(&quot;11.10&quot;),&#10;&#9;&#9;&#9;&#9;&quot;SCORZE&quot;,&#10;&#9;&#9;&#9;&#9;true, //Feriale&#10;&#9;&#9;&#9;&#9;true, //Sabato&#10;&#9;&#9;&#9;&#9;false, //Domenica&#10;&#9;&#9;&#9;&#9;false));">
            <text:p>leavingTimes.add(new Bus(dateFormatter.parse("11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19">
            <text:p>11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70];&quot;&quot;&quot;),&#10;&#9;&#9;&#9;&#9;&quot;&quot;&quot;;[.B70];&quot;&quot;&quot;,&#10;&#9;&#9;&#9;&#9;true, //Feriale&#10;&#9;&#9;&#9;&#9;true, //Sabato&#10;&#9;&#9;&#9;&#9;false, //Domenica&#10;&#9;&#9;&#9;&#9;false));&quot;)" office:value-type="string" office:string-value="leavingTimes.add(new Bus(dateFormatter.parse(&quot;11.19&quot;),&#10;&#9;&#9;&#9;&#9;&quot;12&quot;,&#10;&#9;&#9;&#9;&#9;true, //Feriale&#10;&#9;&#9;&#9;&#9;true, //Sabato&#10;&#9;&#9;&#9;&#9;false, //Domenica&#10;&#9;&#9;&#9;&#9;false));">
            <text:p>leavingTimes.add(new Bus(dateFormatter.parse("11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30">
            <text:p>11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71];&quot;&quot;&quot;),&#10;&#9;&#9;&#9;&#9;&quot;&quot;&quot;;[.B71];&quot;&quot;&quot;,&#10;&#9;&#9;&#9;&#9;true, //Feriale&#10;&#9;&#9;&#9;&#9;true, //Sabato&#10;&#9;&#9;&#9;&#9;false, //Domenica&#10;&#9;&#9;&#9;&#9;false));&quot;)" office:value-type="string" office:string-value="leavingTimes.add(new Bus(dateFormatter.parse(&quot;11.30&quot;),&#10;&#9;&#9;&#9;&#9;&quot;NOALE&quot;,&#10;&#9;&#9;&#9;&#9;true, //Feriale&#10;&#9;&#9;&#9;&#9;true, //Sabato&#10;&#9;&#9;&#9;&#9;false, //Domenica&#10;&#9;&#9;&#9;&#9;false));">
            <text:p>leavingTimes.add(new Bus(dateFormatter.parse("11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35">
            <text:p>11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72];&quot;&quot;&quot;),&#10;&#9;&#9;&#9;&#9;&quot;&quot;&quot;;[.B72];&quot;&quot;&quot;,&#10;&#9;&#9;&#9;&#9;true, //Feriale&#10;&#9;&#9;&#9;&#9;true, //Sabato&#10;&#9;&#9;&#9;&#9;false, //Domenica&#10;&#9;&#9;&#9;&#9;false));&quot;)" office:value-type="string" office:string-value="leavingTimes.add(new Bus(dateFormatter.parse(&quot;11.35&quot;),&#10;&#9;&#9;&#9;&#9;&quot;12/&quot;,&#10;&#9;&#9;&#9;&#9;true, //Feriale&#10;&#9;&#9;&#9;&#9;true, //Sabato&#10;&#9;&#9;&#9;&#9;false, //Domenica&#10;&#9;&#9;&#9;&#9;false));">
            <text:p>leavingTimes.add(new Bus(dateFormatter.parse("11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40">
            <text:p>11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73];&quot;&quot;&quot;),&#10;&#9;&#9;&#9;&#9;&quot;&quot;&quot;;[.B73];&quot;&quot;&quot;,&#10;&#9;&#9;&#9;&#9;true, //Feriale&#10;&#9;&#9;&#9;&#9;true, //Sabato&#10;&#9;&#9;&#9;&#9;false, //Domenica&#10;&#9;&#9;&#9;&#9;false));&quot;)" office:value-type="string" office:string-value="leavingTimes.add(new Bus(dateFormatter.parse(&quot;11.40&quot;),&#10;&#9;&#9;&#9;&#9;&quot;SCORZE&quot;,&#10;&#9;&#9;&#9;&#9;true, //Feriale&#10;&#9;&#9;&#9;&#9;true, //Sabato&#10;&#9;&#9;&#9;&#9;false, //Domenica&#10;&#9;&#9;&#9;&#9;false));">
            <text:p>leavingTimes.add(new Bus(dateFormatter.parse("11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1.49">
            <text:p>11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74];&quot;&quot;&quot;),&#10;&#9;&#9;&#9;&#9;&quot;&quot;&quot;;[.B74];&quot;&quot;&quot;,&#10;&#9;&#9;&#9;&#9;true, //Feriale&#10;&#9;&#9;&#9;&#9;true, //Sabato&#10;&#9;&#9;&#9;&#9;false, //Domenica&#10;&#9;&#9;&#9;&#9;false));&quot;)" office:value-type="string" office:string-value="leavingTimes.add(new Bus(dateFormatter.parse(&quot;11.49&quot;),&#10;&#9;&#9;&#9;&#9;&quot;12&quot;,&#10;&#9;&#9;&#9;&#9;true, //Feriale&#10;&#9;&#9;&#9;&#9;true, //Sabato&#10;&#9;&#9;&#9;&#9;false, //Domenica&#10;&#9;&#9;&#9;&#9;false));">
            <text:p>leavingTimes.add(new Bus(dateFormatter.parse("11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00">
            <text:p>12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75];&quot;&quot;&quot;),&#10;&#9;&#9;&#9;&#9;&quot;&quot;&quot;;[.B75];&quot;&quot;&quot;,&#10;&#9;&#9;&#9;&#9;true, //Feriale&#10;&#9;&#9;&#9;&#9;true, //Sabato&#10;&#9;&#9;&#9;&#9;false, //Domenica&#10;&#9;&#9;&#9;&#9;false));&quot;)" office:value-type="string" office:string-value="leavingTimes.add(new Bus(dateFormatter.parse(&quot;12.00&quot;),&#10;&#9;&#9;&#9;&#9;&quot;NOALE&quot;,&#10;&#9;&#9;&#9;&#9;true, //Feriale&#10;&#9;&#9;&#9;&#9;true, //Sabato&#10;&#9;&#9;&#9;&#9;false, //Domenica&#10;&#9;&#9;&#9;&#9;false));">
            <text:p>leavingTimes.add(new Bus(dateFormatter.parse("12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05">
            <text:p>12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76];&quot;&quot;&quot;),&#10;&#9;&#9;&#9;&#9;&quot;&quot;&quot;;[.B76];&quot;&quot;&quot;,&#10;&#9;&#9;&#9;&#9;true, //Feriale&#10;&#9;&#9;&#9;&#9;true, //Sabato&#10;&#9;&#9;&#9;&#9;false, //Domenica&#10;&#9;&#9;&#9;&#9;false));&quot;)" office:value-type="string" office:string-value="leavingTimes.add(new Bus(dateFormatter.parse(&quot;12.05&quot;),&#10;&#9;&#9;&#9;&#9;&quot;12/&quot;,&#10;&#9;&#9;&#9;&#9;true, //Feriale&#10;&#9;&#9;&#9;&#9;true, //Sabato&#10;&#9;&#9;&#9;&#9;false, //Domenica&#10;&#9;&#9;&#9;&#9;false));">
            <text:p>leavingTimes.add(new Bus(dateFormatter.parse("12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10">
            <text:p>12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77];&quot;&quot;&quot;),&#10;&#9;&#9;&#9;&#9;&quot;&quot;&quot;;[.B77];&quot;&quot;&quot;,&#10;&#9;&#9;&#9;&#9;true, //Feriale&#10;&#9;&#9;&#9;&#9;true, //Sabato&#10;&#9;&#9;&#9;&#9;false, //Domenica&#10;&#9;&#9;&#9;&#9;false));&quot;)" office:value-type="string" office:string-value="leavingTimes.add(new Bus(dateFormatter.parse(&quot;12.10&quot;),&#10;&#9;&#9;&#9;&#9;&quot;SCORZE&quot;,&#10;&#9;&#9;&#9;&#9;true, //Feriale&#10;&#9;&#9;&#9;&#9;true, //Sabato&#10;&#9;&#9;&#9;&#9;false, //Domenica&#10;&#9;&#9;&#9;&#9;false));">
            <text:p>leavingTimes.add(new Bus(dateFormatter.parse("12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19">
            <text:p>12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78];&quot;&quot;&quot;),&#10;&#9;&#9;&#9;&#9;&quot;&quot;&quot;;[.B78];&quot;&quot;&quot;,&#10;&#9;&#9;&#9;&#9;true, //Feriale&#10;&#9;&#9;&#9;&#9;true, //Sabato&#10;&#9;&#9;&#9;&#9;false, //Domenica&#10;&#9;&#9;&#9;&#9;false));&quot;)" office:value-type="string" office:string-value="leavingTimes.add(new Bus(dateFormatter.parse(&quot;12.19&quot;),&#10;&#9;&#9;&#9;&#9;&quot;12&quot;,&#10;&#9;&#9;&#9;&#9;true, //Feriale&#10;&#9;&#9;&#9;&#9;true, //Sabato&#10;&#9;&#9;&#9;&#9;false, //Domenica&#10;&#9;&#9;&#9;&#9;false));">
            <text:p>leavingTimes.add(new Bus(dateFormatter.parse("12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30">
            <text:p>12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79];&quot;&quot;&quot;),&#10;&#9;&#9;&#9;&#9;&quot;&quot;&quot;;[.B79];&quot;&quot;&quot;,&#10;&#9;&#9;&#9;&#9;true, //Feriale&#10;&#9;&#9;&#9;&#9;true, //Sabato&#10;&#9;&#9;&#9;&#9;false, //Domenica&#10;&#9;&#9;&#9;&#9;false));&quot;)" office:value-type="string" office:string-value="leavingTimes.add(new Bus(dateFormatter.parse(&quot;12.30&quot;),&#10;&#9;&#9;&#9;&#9;&quot;NOALE&quot;,&#10;&#9;&#9;&#9;&#9;true, //Feriale&#10;&#9;&#9;&#9;&#9;true, //Sabato&#10;&#9;&#9;&#9;&#9;false, //Domenica&#10;&#9;&#9;&#9;&#9;false));">
            <text:p>leavingTimes.add(new Bus(dateFormatter.parse("12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35">
            <text:p>12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80];&quot;&quot;&quot;),&#10;&#9;&#9;&#9;&#9;&quot;&quot;&quot;;[.B80];&quot;&quot;&quot;,&#10;&#9;&#9;&#9;&#9;true, //Feriale&#10;&#9;&#9;&#9;&#9;true, //Sabato&#10;&#9;&#9;&#9;&#9;false, //Domenica&#10;&#9;&#9;&#9;&#9;false));&quot;)" office:value-type="string" office:string-value="leavingTimes.add(new Bus(dateFormatter.parse(&quot;12.35&quot;),&#10;&#9;&#9;&#9;&#9;&quot;12/&quot;,&#10;&#9;&#9;&#9;&#9;true, //Feriale&#10;&#9;&#9;&#9;&#9;true, //Sabato&#10;&#9;&#9;&#9;&#9;false, //Domenica&#10;&#9;&#9;&#9;&#9;false));">
            <text:p>leavingTimes.add(new Bus(dateFormatter.parse("12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40">
            <text:p>12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81];&quot;&quot;&quot;),&#10;&#9;&#9;&#9;&#9;&quot;&quot;&quot;;[.B81];&quot;&quot;&quot;,&#10;&#9;&#9;&#9;&#9;true, //Feriale&#10;&#9;&#9;&#9;&#9;true, //Sabato&#10;&#9;&#9;&#9;&#9;false, //Domenica&#10;&#9;&#9;&#9;&#9;false));&quot;)" office:value-type="string" office:string-value="leavingTimes.add(new Bus(dateFormatter.parse(&quot;12.40&quot;),&#10;&#9;&#9;&#9;&#9;&quot;SCORZE&quot;,&#10;&#9;&#9;&#9;&#9;true, //Feriale&#10;&#9;&#9;&#9;&#9;true, //Sabato&#10;&#9;&#9;&#9;&#9;false, //Domenica&#10;&#9;&#9;&#9;&#9;false));">
            <text:p>leavingTimes.add(new Bus(dateFormatter.parse("12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2.49">
            <text:p>12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82];&quot;&quot;&quot;),&#10;&#9;&#9;&#9;&#9;&quot;&quot;&quot;;[.B82];&quot;&quot;&quot;,&#10;&#9;&#9;&#9;&#9;true, //Feriale&#10;&#9;&#9;&#9;&#9;true, //Sabato&#10;&#9;&#9;&#9;&#9;false, //Domenica&#10;&#9;&#9;&#9;&#9;false));&quot;)" office:value-type="string" office:string-value="leavingTimes.add(new Bus(dateFormatter.parse(&quot;12.49&quot;),&#10;&#9;&#9;&#9;&#9;&quot;12&quot;,&#10;&#9;&#9;&#9;&#9;true, //Feriale&#10;&#9;&#9;&#9;&#9;true, //Sabato&#10;&#9;&#9;&#9;&#9;false, //Domenica&#10;&#9;&#9;&#9;&#9;false));">
            <text:p>leavingTimes.add(new Bus(dateFormatter.parse("12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00">
            <text:p>13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83];&quot;&quot;&quot;),&#10;&#9;&#9;&#9;&#9;&quot;&quot;&quot;;[.B83];&quot;&quot;&quot;,&#10;&#9;&#9;&#9;&#9;true, //Feriale&#10;&#9;&#9;&#9;&#9;true, //Sabato&#10;&#9;&#9;&#9;&#9;false, //Domenica&#10;&#9;&#9;&#9;&#9;false));&quot;)" office:value-type="string" office:string-value="leavingTimes.add(new Bus(dateFormatter.parse(&quot;13.00&quot;),&#10;&#9;&#9;&#9;&#9;&quot;NOALE&quot;,&#10;&#9;&#9;&#9;&#9;true, //Feriale&#10;&#9;&#9;&#9;&#9;true, //Sabato&#10;&#9;&#9;&#9;&#9;false, //Domenica&#10;&#9;&#9;&#9;&#9;false));">
            <text:p>leavingTimes.add(new Bus(dateFormatter.parse("13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05">
            <text:p>13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84];&quot;&quot;&quot;),&#10;&#9;&#9;&#9;&#9;&quot;&quot;&quot;;[.B84];&quot;&quot;&quot;,&#10;&#9;&#9;&#9;&#9;true, //Feriale&#10;&#9;&#9;&#9;&#9;true, //Sabato&#10;&#9;&#9;&#9;&#9;false, //Domenica&#10;&#9;&#9;&#9;&#9;false));&quot;)" office:value-type="string" office:string-value="leavingTimes.add(new Bus(dateFormatter.parse(&quot;13.05&quot;),&#10;&#9;&#9;&#9;&#9;&quot;12/&quot;,&#10;&#9;&#9;&#9;&#9;true, //Feriale&#10;&#9;&#9;&#9;&#9;true, //Sabato&#10;&#9;&#9;&#9;&#9;false, //Domenica&#10;&#9;&#9;&#9;&#9;false));">
            <text:p>leavingTimes.add(new Bus(dateFormatter.parse("13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10">
            <text:p>13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85];&quot;&quot;&quot;),&#10;&#9;&#9;&#9;&#9;&quot;&quot;&quot;;[.B85];&quot;&quot;&quot;,&#10;&#9;&#9;&#9;&#9;true, //Feriale&#10;&#9;&#9;&#9;&#9;true, //Sabato&#10;&#9;&#9;&#9;&#9;false, //Domenica&#10;&#9;&#9;&#9;&#9;false));&quot;)" office:value-type="string" office:string-value="leavingTimes.add(new Bus(dateFormatter.parse(&quot;13.10&quot;),&#10;&#9;&#9;&#9;&#9;&quot;SCORZE&quot;,&#10;&#9;&#9;&#9;&#9;true, //Feriale&#10;&#9;&#9;&#9;&#9;true, //Sabato&#10;&#9;&#9;&#9;&#9;false, //Domenica&#10;&#9;&#9;&#9;&#9;false));">
            <text:p>leavingTimes.add(new Bus(dateFormatter.parse("13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19">
            <text:p>13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86];&quot;&quot;&quot;),&#10;&#9;&#9;&#9;&#9;&quot;&quot;&quot;;[.B86];&quot;&quot;&quot;,&#10;&#9;&#9;&#9;&#9;true, //Feriale&#10;&#9;&#9;&#9;&#9;true, //Sabato&#10;&#9;&#9;&#9;&#9;false, //Domenica&#10;&#9;&#9;&#9;&#9;false));&quot;)" office:value-type="string" office:string-value="leavingTimes.add(new Bus(dateFormatter.parse(&quot;13.19&quot;),&#10;&#9;&#9;&#9;&#9;&quot;12&quot;,&#10;&#9;&#9;&#9;&#9;true, //Feriale&#10;&#9;&#9;&#9;&#9;true, //Sabato&#10;&#9;&#9;&#9;&#9;false, //Domenica&#10;&#9;&#9;&#9;&#9;false));">
            <text:p>leavingTimes.add(new Bus(dateFormatter.parse("13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30">
            <text:p>13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87];&quot;&quot;&quot;),&#10;&#9;&#9;&#9;&#9;&quot;&quot;&quot;;[.B87];&quot;&quot;&quot;,&#10;&#9;&#9;&#9;&#9;true, //Feriale&#10;&#9;&#9;&#9;&#9;true, //Sabato&#10;&#9;&#9;&#9;&#9;false, //Domenica&#10;&#9;&#9;&#9;&#9;false));&quot;)" office:value-type="string" office:string-value="leavingTimes.add(new Bus(dateFormatter.parse(&quot;13.30&quot;),&#10;&#9;&#9;&#9;&#9;&quot;NOALE&quot;,&#10;&#9;&#9;&#9;&#9;true, //Feriale&#10;&#9;&#9;&#9;&#9;true, //Sabato&#10;&#9;&#9;&#9;&#9;false, //Domenica&#10;&#9;&#9;&#9;&#9;false));">
            <text:p>leavingTimes.add(new Bus(dateFormatter.parse("13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35">
            <text:p>13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88];&quot;&quot;&quot;),&#10;&#9;&#9;&#9;&#9;&quot;&quot;&quot;;[.B88];&quot;&quot;&quot;,&#10;&#9;&#9;&#9;&#9;true, //Feriale&#10;&#9;&#9;&#9;&#9;true, //Sabato&#10;&#9;&#9;&#9;&#9;false, //Domenica&#10;&#9;&#9;&#9;&#9;false));&quot;)" office:value-type="string" office:string-value="leavingTimes.add(new Bus(dateFormatter.parse(&quot;13.35&quot;),&#10;&#9;&#9;&#9;&#9;&quot;12/&quot;,&#10;&#9;&#9;&#9;&#9;true, //Feriale&#10;&#9;&#9;&#9;&#9;true, //Sabato&#10;&#9;&#9;&#9;&#9;false, //Domenica&#10;&#9;&#9;&#9;&#9;false));">
            <text:p>leavingTimes.add(new Bus(dateFormatter.parse("13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40">
            <text:p>13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89];&quot;&quot;&quot;),&#10;&#9;&#9;&#9;&#9;&quot;&quot;&quot;;[.B89];&quot;&quot;&quot;,&#10;&#9;&#9;&#9;&#9;true, //Feriale&#10;&#9;&#9;&#9;&#9;true, //Sabato&#10;&#9;&#9;&#9;&#9;false, //Domenica&#10;&#9;&#9;&#9;&#9;false));&quot;)" office:value-type="string" office:string-value="leavingTimes.add(new Bus(dateFormatter.parse(&quot;13.40&quot;),&#10;&#9;&#9;&#9;&#9;&quot;SCORZE&quot;,&#10;&#9;&#9;&#9;&#9;true, //Feriale&#10;&#9;&#9;&#9;&#9;true, //Sabato&#10;&#9;&#9;&#9;&#9;false, //Domenica&#10;&#9;&#9;&#9;&#9;false));">
            <text:p>leavingTimes.add(new Bus(dateFormatter.parse("13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3.49">
            <text:p>13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90];&quot;&quot;&quot;),&#10;&#9;&#9;&#9;&#9;&quot;&quot;&quot;;[.B90];&quot;&quot;&quot;,&#10;&#9;&#9;&#9;&#9;true, //Feriale&#10;&#9;&#9;&#9;&#9;true, //Sabato&#10;&#9;&#9;&#9;&#9;false, //Domenica&#10;&#9;&#9;&#9;&#9;false));&quot;)" office:value-type="string" office:string-value="leavingTimes.add(new Bus(dateFormatter.parse(&quot;13.49&quot;),&#10;&#9;&#9;&#9;&#9;&quot;12&quot;,&#10;&#9;&#9;&#9;&#9;true, //Feriale&#10;&#9;&#9;&#9;&#9;true, //Sabato&#10;&#9;&#9;&#9;&#9;false, //Domenica&#10;&#9;&#9;&#9;&#9;false));">
            <text:p>leavingTimes.add(new Bus(dateFormatter.parse("13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00">
            <text:p>14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91];&quot;&quot;&quot;),&#10;&#9;&#9;&#9;&#9;&quot;&quot;&quot;;[.B91];&quot;&quot;&quot;,&#10;&#9;&#9;&#9;&#9;true, //Feriale&#10;&#9;&#9;&#9;&#9;true, //Sabato&#10;&#9;&#9;&#9;&#9;false, //Domenica&#10;&#9;&#9;&#9;&#9;false));&quot;)" office:value-type="string" office:string-value="leavingTimes.add(new Bus(dateFormatter.parse(&quot;14.00&quot;),&#10;&#9;&#9;&#9;&#9;&quot;NOALE&quot;,&#10;&#9;&#9;&#9;&#9;true, //Feriale&#10;&#9;&#9;&#9;&#9;true, //Sabato&#10;&#9;&#9;&#9;&#9;false, //Domenica&#10;&#9;&#9;&#9;&#9;false));">
            <text:p>leavingTimes.add(new Bus(dateFormatter.parse("14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05">
            <text:p>14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92];&quot;&quot;&quot;),&#10;&#9;&#9;&#9;&#9;&quot;&quot;&quot;;[.B92];&quot;&quot;&quot;,&#10;&#9;&#9;&#9;&#9;true, //Feriale&#10;&#9;&#9;&#9;&#9;true, //Sabato&#10;&#9;&#9;&#9;&#9;false, //Domenica&#10;&#9;&#9;&#9;&#9;false));&quot;)" office:value-type="string" office:string-value="leavingTimes.add(new Bus(dateFormatter.parse(&quot;14.05&quot;),&#10;&#9;&#9;&#9;&#9;&quot;12/&quot;,&#10;&#9;&#9;&#9;&#9;true, //Feriale&#10;&#9;&#9;&#9;&#9;true, //Sabato&#10;&#9;&#9;&#9;&#9;false, //Domenica&#10;&#9;&#9;&#9;&#9;false));">
            <text:p>leavingTimes.add(new Bus(dateFormatter.parse("14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10">
            <text:p>14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93];&quot;&quot;&quot;),&#10;&#9;&#9;&#9;&#9;&quot;&quot;&quot;;[.B93];&quot;&quot;&quot;,&#10;&#9;&#9;&#9;&#9;true, //Feriale&#10;&#9;&#9;&#9;&#9;true, //Sabato&#10;&#9;&#9;&#9;&#9;false, //Domenica&#10;&#9;&#9;&#9;&#9;false));&quot;)" office:value-type="string" office:string-value="leavingTimes.add(new Bus(dateFormatter.parse(&quot;14.10&quot;),&#10;&#9;&#9;&#9;&#9;&quot;SCORZE&quot;,&#10;&#9;&#9;&#9;&#9;true, //Feriale&#10;&#9;&#9;&#9;&#9;true, //Sabato&#10;&#9;&#9;&#9;&#9;false, //Domenica&#10;&#9;&#9;&#9;&#9;false));">
            <text:p>leavingTimes.add(new Bus(dateFormatter.parse("14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19">
            <text:p>14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94];&quot;&quot;&quot;),&#10;&#9;&#9;&#9;&#9;&quot;&quot;&quot;;[.B94];&quot;&quot;&quot;,&#10;&#9;&#9;&#9;&#9;true, //Feriale&#10;&#9;&#9;&#9;&#9;true, //Sabato&#10;&#9;&#9;&#9;&#9;false, //Domenica&#10;&#9;&#9;&#9;&#9;false));&quot;)" office:value-type="string" office:string-value="leavingTimes.add(new Bus(dateFormatter.parse(&quot;14.19&quot;),&#10;&#9;&#9;&#9;&#9;&quot;12&quot;,&#10;&#9;&#9;&#9;&#9;true, //Feriale&#10;&#9;&#9;&#9;&#9;true, //Sabato&#10;&#9;&#9;&#9;&#9;false, //Domenica&#10;&#9;&#9;&#9;&#9;false));">
            <text:p>leavingTimes.add(new Bus(dateFormatter.parse("14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30">
            <text:p>14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95];&quot;&quot;&quot;),&#10;&#9;&#9;&#9;&#9;&quot;&quot;&quot;;[.B95];&quot;&quot;&quot;,&#10;&#9;&#9;&#9;&#9;true, //Feriale&#10;&#9;&#9;&#9;&#9;true, //Sabato&#10;&#9;&#9;&#9;&#9;false, //Domenica&#10;&#9;&#9;&#9;&#9;false));&quot;)" office:value-type="string" office:string-value="leavingTimes.add(new Bus(dateFormatter.parse(&quot;14.30&quot;),&#10;&#9;&#9;&#9;&#9;&quot;NOALE&quot;,&#10;&#9;&#9;&#9;&#9;true, //Feriale&#10;&#9;&#9;&#9;&#9;true, //Sabato&#10;&#9;&#9;&#9;&#9;false, //Domenica&#10;&#9;&#9;&#9;&#9;false));">
            <text:p>leavingTimes.add(new Bus(dateFormatter.parse("14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35">
            <text:p>14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96];&quot;&quot;&quot;),&#10;&#9;&#9;&#9;&#9;&quot;&quot;&quot;;[.B96];&quot;&quot;&quot;,&#10;&#9;&#9;&#9;&#9;true, //Feriale&#10;&#9;&#9;&#9;&#9;true, //Sabato&#10;&#9;&#9;&#9;&#9;false, //Domenica&#10;&#9;&#9;&#9;&#9;false));&quot;)" office:value-type="string" office:string-value="leavingTimes.add(new Bus(dateFormatter.parse(&quot;14.35&quot;),&#10;&#9;&#9;&#9;&#9;&quot;12/&quot;,&#10;&#9;&#9;&#9;&#9;true, //Feriale&#10;&#9;&#9;&#9;&#9;true, //Sabato&#10;&#9;&#9;&#9;&#9;false, //Domenica&#10;&#9;&#9;&#9;&#9;false));">
            <text:p>leavingTimes.add(new Bus(dateFormatter.parse("14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40">
            <text:p>14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97];&quot;&quot;&quot;),&#10;&#9;&#9;&#9;&#9;&quot;&quot;&quot;;[.B97];&quot;&quot;&quot;,&#10;&#9;&#9;&#9;&#9;true, //Feriale&#10;&#9;&#9;&#9;&#9;true, //Sabato&#10;&#9;&#9;&#9;&#9;false, //Domenica&#10;&#9;&#9;&#9;&#9;false));&quot;)" office:value-type="string" office:string-value="leavingTimes.add(new Bus(dateFormatter.parse(&quot;14.40&quot;),&#10;&#9;&#9;&#9;&#9;&quot;SCORZE&quot;,&#10;&#9;&#9;&#9;&#9;true, //Feriale&#10;&#9;&#9;&#9;&#9;true, //Sabato&#10;&#9;&#9;&#9;&#9;false, //Domenica&#10;&#9;&#9;&#9;&#9;false));">
            <text:p>leavingTimes.add(new Bus(dateFormatter.parse("14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4.49">
            <text:p>14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98];&quot;&quot;&quot;),&#10;&#9;&#9;&#9;&#9;&quot;&quot;&quot;;[.B98];&quot;&quot;&quot;,&#10;&#9;&#9;&#9;&#9;true, //Feriale&#10;&#9;&#9;&#9;&#9;true, //Sabato&#10;&#9;&#9;&#9;&#9;false, //Domenica&#10;&#9;&#9;&#9;&#9;false));&quot;)" office:value-type="string" office:string-value="leavingTimes.add(new Bus(dateFormatter.parse(&quot;14.49&quot;),&#10;&#9;&#9;&#9;&#9;&quot;12&quot;,&#10;&#9;&#9;&#9;&#9;true, //Feriale&#10;&#9;&#9;&#9;&#9;true, //Sabato&#10;&#9;&#9;&#9;&#9;false, //Domenica&#10;&#9;&#9;&#9;&#9;false));">
            <text:p>leavingTimes.add(new Bus(dateFormatter.parse("14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00">
            <text:p>15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99];&quot;&quot;&quot;),&#10;&#9;&#9;&#9;&#9;&quot;&quot;&quot;;[.B99];&quot;&quot;&quot;,&#10;&#9;&#9;&#9;&#9;true, //Feriale&#10;&#9;&#9;&#9;&#9;true, //Sabato&#10;&#9;&#9;&#9;&#9;false, //Domenica&#10;&#9;&#9;&#9;&#9;false));&quot;)" office:value-type="string" office:string-value="leavingTimes.add(new Bus(dateFormatter.parse(&quot;15.00&quot;),&#10;&#9;&#9;&#9;&#9;&quot;NOALE&quot;,&#10;&#9;&#9;&#9;&#9;true, //Feriale&#10;&#9;&#9;&#9;&#9;true, //Sabato&#10;&#9;&#9;&#9;&#9;false, //Domenica&#10;&#9;&#9;&#9;&#9;false));">
            <text:p>leavingTimes.add(new Bus(dateFormatter.parse("15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05">
            <text:p>15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00];&quot;&quot;&quot;),&#10;&#9;&#9;&#9;&#9;&quot;&quot;&quot;;[.B100];&quot;&quot;&quot;,&#10;&#9;&#9;&#9;&#9;true, //Feriale&#10;&#9;&#9;&#9;&#9;true, //Sabato&#10;&#9;&#9;&#9;&#9;false, //Domenica&#10;&#9;&#9;&#9;&#9;false));&quot;)" office:value-type="string" office:string-value="leavingTimes.add(new Bus(dateFormatter.parse(&quot;15.05&quot;),&#10;&#9;&#9;&#9;&#9;&quot;12/&quot;,&#10;&#9;&#9;&#9;&#9;true, //Feriale&#10;&#9;&#9;&#9;&#9;true, //Sabato&#10;&#9;&#9;&#9;&#9;false, //Domenica&#10;&#9;&#9;&#9;&#9;false));">
            <text:p>leavingTimes.add(new Bus(dateFormatter.parse("15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10">
            <text:p>15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01];&quot;&quot;&quot;),&#10;&#9;&#9;&#9;&#9;&quot;&quot;&quot;;[.B101];&quot;&quot;&quot;,&#10;&#9;&#9;&#9;&#9;true, //Feriale&#10;&#9;&#9;&#9;&#9;true, //Sabato&#10;&#9;&#9;&#9;&#9;false, //Domenica&#10;&#9;&#9;&#9;&#9;false));&quot;)" office:value-type="string" office:string-value="leavingTimes.add(new Bus(dateFormatter.parse(&quot;15.10&quot;),&#10;&#9;&#9;&#9;&#9;&quot;SCORZE&quot;,&#10;&#9;&#9;&#9;&#9;true, //Feriale&#10;&#9;&#9;&#9;&#9;true, //Sabato&#10;&#9;&#9;&#9;&#9;false, //Domenica&#10;&#9;&#9;&#9;&#9;false));">
            <text:p>leavingTimes.add(new Bus(dateFormatter.parse("15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19">
            <text:p>15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02];&quot;&quot;&quot;),&#10;&#9;&#9;&#9;&#9;&quot;&quot;&quot;;[.B102];&quot;&quot;&quot;,&#10;&#9;&#9;&#9;&#9;true, //Feriale&#10;&#9;&#9;&#9;&#9;true, //Sabato&#10;&#9;&#9;&#9;&#9;false, //Domenica&#10;&#9;&#9;&#9;&#9;false));&quot;)" office:value-type="string" office:string-value="leavingTimes.add(new Bus(dateFormatter.parse(&quot;15.19&quot;),&#10;&#9;&#9;&#9;&#9;&quot;12&quot;,&#10;&#9;&#9;&#9;&#9;true, //Feriale&#10;&#9;&#9;&#9;&#9;true, //Sabato&#10;&#9;&#9;&#9;&#9;false, //Domenica&#10;&#9;&#9;&#9;&#9;false));">
            <text:p>leavingTimes.add(new Bus(dateFormatter.parse("15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30">
            <text:p>15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03];&quot;&quot;&quot;),&#10;&#9;&#9;&#9;&#9;&quot;&quot;&quot;;[.B103];&quot;&quot;&quot;,&#10;&#9;&#9;&#9;&#9;true, //Feriale&#10;&#9;&#9;&#9;&#9;true, //Sabato&#10;&#9;&#9;&#9;&#9;false, //Domenica&#10;&#9;&#9;&#9;&#9;false));&quot;)" office:value-type="string" office:string-value="leavingTimes.add(new Bus(dateFormatter.parse(&quot;15.30&quot;),&#10;&#9;&#9;&#9;&#9;&quot;NOALE&quot;,&#10;&#9;&#9;&#9;&#9;true, //Feriale&#10;&#9;&#9;&#9;&#9;true, //Sabato&#10;&#9;&#9;&#9;&#9;false, //Domenica&#10;&#9;&#9;&#9;&#9;false));">
            <text:p>leavingTimes.add(new Bus(dateFormatter.parse("15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35">
            <text:p>15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04];&quot;&quot;&quot;),&#10;&#9;&#9;&#9;&#9;&quot;&quot;&quot;;[.B104];&quot;&quot;&quot;,&#10;&#9;&#9;&#9;&#9;true, //Feriale&#10;&#9;&#9;&#9;&#9;true, //Sabato&#10;&#9;&#9;&#9;&#9;false, //Domenica&#10;&#9;&#9;&#9;&#9;false));&quot;)" office:value-type="string" office:string-value="leavingTimes.add(new Bus(dateFormatter.parse(&quot;15.35&quot;),&#10;&#9;&#9;&#9;&#9;&quot;12/&quot;,&#10;&#9;&#9;&#9;&#9;true, //Feriale&#10;&#9;&#9;&#9;&#9;true, //Sabato&#10;&#9;&#9;&#9;&#9;false, //Domenica&#10;&#9;&#9;&#9;&#9;false));">
            <text:p>leavingTimes.add(new Bus(dateFormatter.parse("15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40">
            <text:p>15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05];&quot;&quot;&quot;),&#10;&#9;&#9;&#9;&#9;&quot;&quot;&quot;;[.B105];&quot;&quot;&quot;,&#10;&#9;&#9;&#9;&#9;true, //Feriale&#10;&#9;&#9;&#9;&#9;true, //Sabato&#10;&#9;&#9;&#9;&#9;false, //Domenica&#10;&#9;&#9;&#9;&#9;false));&quot;)" office:value-type="string" office:string-value="leavingTimes.add(new Bus(dateFormatter.parse(&quot;15.40&quot;),&#10;&#9;&#9;&#9;&#9;&quot;SCORZE&quot;,&#10;&#9;&#9;&#9;&#9;true, //Feriale&#10;&#9;&#9;&#9;&#9;true, //Sabato&#10;&#9;&#9;&#9;&#9;false, //Domenica&#10;&#9;&#9;&#9;&#9;false));">
            <text:p>leavingTimes.add(new Bus(dateFormatter.parse("15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49">
            <text:p>15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06];&quot;&quot;&quot;),&#10;&#9;&#9;&#9;&#9;&quot;&quot;&quot;;[.B106];&quot;&quot;&quot;,&#10;&#9;&#9;&#9;&#9;true, //Feriale&#10;&#9;&#9;&#9;&#9;true, //Sabato&#10;&#9;&#9;&#9;&#9;false, //Domenica&#10;&#9;&#9;&#9;&#9;false));&quot;)" office:value-type="string" office:string-value="leavingTimes.add(new Bus(dateFormatter.parse(&quot;15.49&quot;),&#10;&#9;&#9;&#9;&#9;&quot;12&quot;,&#10;&#9;&#9;&#9;&#9;true, //Feriale&#10;&#9;&#9;&#9;&#9;true, //Sabato&#10;&#9;&#9;&#9;&#9;false, //Domenica&#10;&#9;&#9;&#9;&#9;false));">
            <text:p>leavingTimes.add(new Bus(dateFormatter.parse("15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5.55">
            <text:p>15.55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07];&quot;&quot;&quot;),&#10;&#9;&#9;&#9;&#9;&quot;&quot;&quot;;[.B107];&quot;&quot;&quot;,&#10;&#9;&#9;&#9;&#9;true, //Feriale&#10;&#9;&#9;&#9;&#9;true, //Sabato&#10;&#9;&#9;&#9;&#9;false, //Domenica&#10;&#9;&#9;&#9;&#9;false));&quot;)" office:value-type="string" office:string-value="leavingTimes.add(new Bus(dateFormatter.parse(&quot;15.55&quot;),&#10;&#9;&#9;&#9;&#9;&quot;SCORZE&quot;,&#10;&#9;&#9;&#9;&#9;true, //Feriale&#10;&#9;&#9;&#9;&#9;true, //Sabato&#10;&#9;&#9;&#9;&#9;false, //Domenica&#10;&#9;&#9;&#9;&#9;false));">
            <text:p>leavingTimes.add(new Bus(dateFormatter.parse("15.5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00">
            <text:p>16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08];&quot;&quot;&quot;),&#10;&#9;&#9;&#9;&#9;&quot;&quot;&quot;;[.B108];&quot;&quot;&quot;,&#10;&#9;&#9;&#9;&#9;true, //Feriale&#10;&#9;&#9;&#9;&#9;true, //Sabato&#10;&#9;&#9;&#9;&#9;false, //Domenica&#10;&#9;&#9;&#9;&#9;false));&quot;)" office:value-type="string" office:string-value="leavingTimes.add(new Bus(dateFormatter.parse(&quot;16.00&quot;),&#10;&#9;&#9;&#9;&#9;&quot;NOALE&quot;,&#10;&#9;&#9;&#9;&#9;true, //Feriale&#10;&#9;&#9;&#9;&#9;true, //Sabato&#10;&#9;&#9;&#9;&#9;false, //Domenica&#10;&#9;&#9;&#9;&#9;false));">
            <text:p>leavingTimes.add(new Bus(dateFormatter.parse("16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05">
            <text:p>16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09];&quot;&quot;&quot;),&#10;&#9;&#9;&#9;&#9;&quot;&quot;&quot;;[.B109];&quot;&quot;&quot;,&#10;&#9;&#9;&#9;&#9;true, //Feriale&#10;&#9;&#9;&#9;&#9;true, //Sabato&#10;&#9;&#9;&#9;&#9;false, //Domenica&#10;&#9;&#9;&#9;&#9;false));&quot;)" office:value-type="string" office:string-value="leavingTimes.add(new Bus(dateFormatter.parse(&quot;16.05&quot;),&#10;&#9;&#9;&#9;&#9;&quot;12/&quot;,&#10;&#9;&#9;&#9;&#9;true, //Feriale&#10;&#9;&#9;&#9;&#9;true, //Sabato&#10;&#9;&#9;&#9;&#9;false, //Domenica&#10;&#9;&#9;&#9;&#9;false));">
            <text:p>leavingTimes.add(new Bus(dateFormatter.parse("16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10">
            <text:p>16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10];&quot;&quot;&quot;),&#10;&#9;&#9;&#9;&#9;&quot;&quot;&quot;;[.B110];&quot;&quot;&quot;,&#10;&#9;&#9;&#9;&#9;true, //Feriale&#10;&#9;&#9;&#9;&#9;true, //Sabato&#10;&#9;&#9;&#9;&#9;false, //Domenica&#10;&#9;&#9;&#9;&#9;false));&quot;)" office:value-type="string" office:string-value="leavingTimes.add(new Bus(dateFormatter.parse(&quot;16.10&quot;),&#10;&#9;&#9;&#9;&#9;&quot;SCORZE&quot;,&#10;&#9;&#9;&#9;&#9;true, //Feriale&#10;&#9;&#9;&#9;&#9;true, //Sabato&#10;&#9;&#9;&#9;&#9;false, //Domenica&#10;&#9;&#9;&#9;&#9;false));">
            <text:p>leavingTimes.add(new Bus(dateFormatter.parse("16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19">
            <text:p>16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11];&quot;&quot;&quot;),&#10;&#9;&#9;&#9;&#9;&quot;&quot;&quot;;[.B111];&quot;&quot;&quot;,&#10;&#9;&#9;&#9;&#9;true, //Feriale&#10;&#9;&#9;&#9;&#9;true, //Sabato&#10;&#9;&#9;&#9;&#9;false, //Domenica&#10;&#9;&#9;&#9;&#9;false));&quot;)" office:value-type="string" office:string-value="leavingTimes.add(new Bus(dateFormatter.parse(&quot;16.19&quot;),&#10;&#9;&#9;&#9;&#9;&quot;12&quot;,&#10;&#9;&#9;&#9;&#9;true, //Feriale&#10;&#9;&#9;&#9;&#9;true, //Sabato&#10;&#9;&#9;&#9;&#9;false, //Domenica&#10;&#9;&#9;&#9;&#9;false));">
            <text:p>leavingTimes.add(new Bus(dateFormatter.parse("16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25">
            <text:p>16.25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12];&quot;&quot;&quot;),&#10;&#9;&#9;&#9;&#9;&quot;&quot;&quot;;[.B112];&quot;&quot;&quot;,&#10;&#9;&#9;&#9;&#9;true, //Feriale&#10;&#9;&#9;&#9;&#9;true, //Sabato&#10;&#9;&#9;&#9;&#9;false, //Domenica&#10;&#9;&#9;&#9;&#9;false));&quot;)" office:value-type="string" office:string-value="leavingTimes.add(new Bus(dateFormatter.parse(&quot;16.25&quot;),&#10;&#9;&#9;&#9;&#9;&quot;SCORZE&quot;,&#10;&#9;&#9;&#9;&#9;true, //Feriale&#10;&#9;&#9;&#9;&#9;true, //Sabato&#10;&#9;&#9;&#9;&#9;false, //Domenica&#10;&#9;&#9;&#9;&#9;false));">
            <text:p>leavingTimes.add(new Bus(dateFormatter.parse("16.2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30">
            <text:p>16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13];&quot;&quot;&quot;),&#10;&#9;&#9;&#9;&#9;&quot;&quot;&quot;;[.B113];&quot;&quot;&quot;,&#10;&#9;&#9;&#9;&#9;true, //Feriale&#10;&#9;&#9;&#9;&#9;true, //Sabato&#10;&#9;&#9;&#9;&#9;false, //Domenica&#10;&#9;&#9;&#9;&#9;false));&quot;)" office:value-type="string" office:string-value="leavingTimes.add(new Bus(dateFormatter.parse(&quot;16.30&quot;),&#10;&#9;&#9;&#9;&#9;&quot;NOALE&quot;,&#10;&#9;&#9;&#9;&#9;true, //Feriale&#10;&#9;&#9;&#9;&#9;true, //Sabato&#10;&#9;&#9;&#9;&#9;false, //Domenica&#10;&#9;&#9;&#9;&#9;false));">
            <text:p>leavingTimes.add(new Bus(dateFormatter.parse("16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35">
            <text:p>16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14];&quot;&quot;&quot;),&#10;&#9;&#9;&#9;&#9;&quot;&quot;&quot;;[.B114];&quot;&quot;&quot;,&#10;&#9;&#9;&#9;&#9;true, //Feriale&#10;&#9;&#9;&#9;&#9;true, //Sabato&#10;&#9;&#9;&#9;&#9;false, //Domenica&#10;&#9;&#9;&#9;&#9;false));&quot;)" office:value-type="string" office:string-value="leavingTimes.add(new Bus(dateFormatter.parse(&quot;16.35&quot;),&#10;&#9;&#9;&#9;&#9;&quot;12/&quot;,&#10;&#9;&#9;&#9;&#9;true, //Feriale&#10;&#9;&#9;&#9;&#9;true, //Sabato&#10;&#9;&#9;&#9;&#9;false, //Domenica&#10;&#9;&#9;&#9;&#9;false));">
            <text:p>leavingTimes.add(new Bus(dateFormatter.parse("16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40">
            <text:p>16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15];&quot;&quot;&quot;),&#10;&#9;&#9;&#9;&#9;&quot;&quot;&quot;;[.B115];&quot;&quot;&quot;,&#10;&#9;&#9;&#9;&#9;true, //Feriale&#10;&#9;&#9;&#9;&#9;true, //Sabato&#10;&#9;&#9;&#9;&#9;false, //Domenica&#10;&#9;&#9;&#9;&#9;false));&quot;)" office:value-type="string" office:string-value="leavingTimes.add(new Bus(dateFormatter.parse(&quot;16.40&quot;),&#10;&#9;&#9;&#9;&#9;&quot;SCORZE&quot;,&#10;&#9;&#9;&#9;&#9;true, //Feriale&#10;&#9;&#9;&#9;&#9;true, //Sabato&#10;&#9;&#9;&#9;&#9;false, //Domenica&#10;&#9;&#9;&#9;&#9;false));">
            <text:p>leavingTimes.add(new Bus(dateFormatter.parse("16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6.49">
            <text:p>16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16];&quot;&quot;&quot;),&#10;&#9;&#9;&#9;&#9;&quot;&quot;&quot;;[.B116];&quot;&quot;&quot;,&#10;&#9;&#9;&#9;&#9;true, //Feriale&#10;&#9;&#9;&#9;&#9;true, //Sabato&#10;&#9;&#9;&#9;&#9;false, //Domenica&#10;&#9;&#9;&#9;&#9;false));&quot;)" office:value-type="string" office:string-value="leavingTimes.add(new Bus(dateFormatter.parse(&quot;16.49&quot;),&#10;&#9;&#9;&#9;&#9;&quot;12&quot;,&#10;&#9;&#9;&#9;&#9;true, //Feriale&#10;&#9;&#9;&#9;&#9;true, //Sabato&#10;&#9;&#9;&#9;&#9;false, //Domenica&#10;&#9;&#9;&#9;&#9;false));">
            <text:p>leavingTimes.add(new Bus(dateFormatter.parse("16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00">
            <text:p>17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17];&quot;&quot;&quot;),&#10;&#9;&#9;&#9;&#9;&quot;&quot;&quot;;[.B117];&quot;&quot;&quot;,&#10;&#9;&#9;&#9;&#9;true, //Feriale&#10;&#9;&#9;&#9;&#9;true, //Sabato&#10;&#9;&#9;&#9;&#9;false, //Domenica&#10;&#9;&#9;&#9;&#9;false));&quot;)" office:value-type="string" office:string-value="leavingTimes.add(new Bus(dateFormatter.parse(&quot;17.00&quot;),&#10;&#9;&#9;&#9;&#9;&quot;NOALE&quot;,&#10;&#9;&#9;&#9;&#9;true, //Feriale&#10;&#9;&#9;&#9;&#9;true, //Sabato&#10;&#9;&#9;&#9;&#9;false, //Domenica&#10;&#9;&#9;&#9;&#9;false));">
            <text:p>leavingTimes.add(new Bus(dateFormatter.parse("17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05">
            <text:p>17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18];&quot;&quot;&quot;),&#10;&#9;&#9;&#9;&#9;&quot;&quot;&quot;;[.B118];&quot;&quot;&quot;,&#10;&#9;&#9;&#9;&#9;true, //Feriale&#10;&#9;&#9;&#9;&#9;true, //Sabato&#10;&#9;&#9;&#9;&#9;false, //Domenica&#10;&#9;&#9;&#9;&#9;false));&quot;)" office:value-type="string" office:string-value="leavingTimes.add(new Bus(dateFormatter.parse(&quot;17.05&quot;),&#10;&#9;&#9;&#9;&#9;&quot;12/&quot;,&#10;&#9;&#9;&#9;&#9;true, //Feriale&#10;&#9;&#9;&#9;&#9;true, //Sabato&#10;&#9;&#9;&#9;&#9;false, //Domenica&#10;&#9;&#9;&#9;&#9;false));">
            <text:p>leavingTimes.add(new Bus(dateFormatter.parse("17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10">
            <text:p>17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19];&quot;&quot;&quot;),&#10;&#9;&#9;&#9;&#9;&quot;&quot;&quot;;[.B119];&quot;&quot;&quot;,&#10;&#9;&#9;&#9;&#9;true, //Feriale&#10;&#9;&#9;&#9;&#9;true, //Sabato&#10;&#9;&#9;&#9;&#9;false, //Domenica&#10;&#9;&#9;&#9;&#9;false));&quot;)" office:value-type="string" office:string-value="leavingTimes.add(new Bus(dateFormatter.parse(&quot;17.10&quot;),&#10;&#9;&#9;&#9;&#9;&quot;SCORZE&quot;,&#10;&#9;&#9;&#9;&#9;true, //Feriale&#10;&#9;&#9;&#9;&#9;true, //Sabato&#10;&#9;&#9;&#9;&#9;false, //Domenica&#10;&#9;&#9;&#9;&#9;false));">
            <text:p>leavingTimes.add(new Bus(dateFormatter.parse("17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19">
            <text:p>17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20];&quot;&quot;&quot;),&#10;&#9;&#9;&#9;&#9;&quot;&quot;&quot;;[.B120];&quot;&quot;&quot;,&#10;&#9;&#9;&#9;&#9;true, //Feriale&#10;&#9;&#9;&#9;&#9;true, //Sabato&#10;&#9;&#9;&#9;&#9;false, //Domenica&#10;&#9;&#9;&#9;&#9;false));&quot;)" office:value-type="string" office:string-value="leavingTimes.add(new Bus(dateFormatter.parse(&quot;17.19&quot;),&#10;&#9;&#9;&#9;&#9;&quot;12&quot;,&#10;&#9;&#9;&#9;&#9;true, //Feriale&#10;&#9;&#9;&#9;&#9;true, //Sabato&#10;&#9;&#9;&#9;&#9;false, //Domenica&#10;&#9;&#9;&#9;&#9;false));">
            <text:p>leavingTimes.add(new Bus(dateFormatter.parse("17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30">
            <text:p>17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21];&quot;&quot;&quot;),&#10;&#9;&#9;&#9;&#9;&quot;&quot;&quot;;[.B121];&quot;&quot;&quot;,&#10;&#9;&#9;&#9;&#9;true, //Feriale&#10;&#9;&#9;&#9;&#9;true, //Sabato&#10;&#9;&#9;&#9;&#9;false, //Domenica&#10;&#9;&#9;&#9;&#9;false));&quot;)" office:value-type="string" office:string-value="leavingTimes.add(new Bus(dateFormatter.parse(&quot;17.30&quot;),&#10;&#9;&#9;&#9;&#9;&quot;NOALE&quot;,&#10;&#9;&#9;&#9;&#9;true, //Feriale&#10;&#9;&#9;&#9;&#9;true, //Sabato&#10;&#9;&#9;&#9;&#9;false, //Domenica&#10;&#9;&#9;&#9;&#9;false));">
            <text:p>leavingTimes.add(new Bus(dateFormatter.parse("17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35">
            <text:p>17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22];&quot;&quot;&quot;),&#10;&#9;&#9;&#9;&#9;&quot;&quot;&quot;;[.B122];&quot;&quot;&quot;,&#10;&#9;&#9;&#9;&#9;true, //Feriale&#10;&#9;&#9;&#9;&#9;true, //Sabato&#10;&#9;&#9;&#9;&#9;false, //Domenica&#10;&#9;&#9;&#9;&#9;false));&quot;)" office:value-type="string" office:string-value="leavingTimes.add(new Bus(dateFormatter.parse(&quot;17.35&quot;),&#10;&#9;&#9;&#9;&#9;&quot;12/&quot;,&#10;&#9;&#9;&#9;&#9;true, //Feriale&#10;&#9;&#9;&#9;&#9;true, //Sabato&#10;&#9;&#9;&#9;&#9;false, //Domenica&#10;&#9;&#9;&#9;&#9;false));">
            <text:p>leavingTimes.add(new Bus(dateFormatter.parse("17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40">
            <text:p>17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23];&quot;&quot;&quot;),&#10;&#9;&#9;&#9;&#9;&quot;&quot;&quot;;[.B123];&quot;&quot;&quot;,&#10;&#9;&#9;&#9;&#9;true, //Feriale&#10;&#9;&#9;&#9;&#9;true, //Sabato&#10;&#9;&#9;&#9;&#9;false, //Domenica&#10;&#9;&#9;&#9;&#9;false));&quot;)" office:value-type="string" office:string-value="leavingTimes.add(new Bus(dateFormatter.parse(&quot;17.40&quot;),&#10;&#9;&#9;&#9;&#9;&quot;SCORZE&quot;,&#10;&#9;&#9;&#9;&#9;true, //Feriale&#10;&#9;&#9;&#9;&#9;true, //Sabato&#10;&#9;&#9;&#9;&#9;false, //Domenica&#10;&#9;&#9;&#9;&#9;false));">
            <text:p>leavingTimes.add(new Bus(dateFormatter.parse("17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7.49">
            <text:p>17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24];&quot;&quot;&quot;),&#10;&#9;&#9;&#9;&#9;&quot;&quot;&quot;;[.B124];&quot;&quot;&quot;,&#10;&#9;&#9;&#9;&#9;true, //Feriale&#10;&#9;&#9;&#9;&#9;true, //Sabato&#10;&#9;&#9;&#9;&#9;false, //Domenica&#10;&#9;&#9;&#9;&#9;false));&quot;)" office:value-type="string" office:string-value="leavingTimes.add(new Bus(dateFormatter.parse(&quot;17.49&quot;),&#10;&#9;&#9;&#9;&#9;&quot;12&quot;,&#10;&#9;&#9;&#9;&#9;true, //Feriale&#10;&#9;&#9;&#9;&#9;true, //Sabato&#10;&#9;&#9;&#9;&#9;false, //Domenica&#10;&#9;&#9;&#9;&#9;false));">
            <text:p>leavingTimes.add(new Bus(dateFormatter.parse("17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00">
            <text:p>18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25];&quot;&quot;&quot;),&#10;&#9;&#9;&#9;&#9;&quot;&quot;&quot;;[.B125];&quot;&quot;&quot;,&#10;&#9;&#9;&#9;&#9;true, //Feriale&#10;&#9;&#9;&#9;&#9;true, //Sabato&#10;&#9;&#9;&#9;&#9;false, //Domenica&#10;&#9;&#9;&#9;&#9;false));&quot;)" office:value-type="string" office:string-value="leavingTimes.add(new Bus(dateFormatter.parse(&quot;18.00&quot;),&#10;&#9;&#9;&#9;&#9;&quot;NOALE&quot;,&#10;&#9;&#9;&#9;&#9;true, //Feriale&#10;&#9;&#9;&#9;&#9;true, //Sabato&#10;&#9;&#9;&#9;&#9;false, //Domenica&#10;&#9;&#9;&#9;&#9;false));">
            <text:p>leavingTimes.add(new Bus(dateFormatter.parse("18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05">
            <text:p>18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26];&quot;&quot;&quot;),&#10;&#9;&#9;&#9;&#9;&quot;&quot;&quot;;[.B126];&quot;&quot;&quot;,&#10;&#9;&#9;&#9;&#9;true, //Feriale&#10;&#9;&#9;&#9;&#9;true, //Sabato&#10;&#9;&#9;&#9;&#9;false, //Domenica&#10;&#9;&#9;&#9;&#9;false));&quot;)" office:value-type="string" office:string-value="leavingTimes.add(new Bus(dateFormatter.parse(&quot;18.05&quot;),&#10;&#9;&#9;&#9;&#9;&quot;12/&quot;,&#10;&#9;&#9;&#9;&#9;true, //Feriale&#10;&#9;&#9;&#9;&#9;true, //Sabato&#10;&#9;&#9;&#9;&#9;false, //Domenica&#10;&#9;&#9;&#9;&#9;false));">
            <text:p>leavingTimes.add(new Bus(dateFormatter.parse("18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10">
            <text:p>18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27];&quot;&quot;&quot;),&#10;&#9;&#9;&#9;&#9;&quot;&quot;&quot;;[.B127];&quot;&quot;&quot;,&#10;&#9;&#9;&#9;&#9;true, //Feriale&#10;&#9;&#9;&#9;&#9;true, //Sabato&#10;&#9;&#9;&#9;&#9;false, //Domenica&#10;&#9;&#9;&#9;&#9;false));&quot;)" office:value-type="string" office:string-value="leavingTimes.add(new Bus(dateFormatter.parse(&quot;18.10&quot;),&#10;&#9;&#9;&#9;&#9;&quot;SCORZE&quot;,&#10;&#9;&#9;&#9;&#9;true, //Feriale&#10;&#9;&#9;&#9;&#9;true, //Sabato&#10;&#9;&#9;&#9;&#9;false, //Domenica&#10;&#9;&#9;&#9;&#9;false));">
            <text:p>leavingTimes.add(new Bus(dateFormatter.parse("18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15">
            <text:p>18.1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28];&quot;&quot;&quot;),&#10;&#9;&#9;&#9;&#9;&quot;&quot;&quot;;[.B128];&quot;&quot;&quot;,&#10;&#9;&#9;&#9;&#9;true, //Feriale&#10;&#9;&#9;&#9;&#9;true, //Sabato&#10;&#9;&#9;&#9;&#9;false, //Domenica&#10;&#9;&#9;&#9;&#9;false));&quot;)" office:value-type="string" office:string-value="leavingTimes.add(new Bus(dateFormatter.parse(&quot;18.15&quot;),&#10;&#9;&#9;&#9;&#9;&quot;12L&quot;,&#10;&#9;&#9;&#9;&#9;true, //Feriale&#10;&#9;&#9;&#9;&#9;true, //Sabato&#10;&#9;&#9;&#9;&#9;false, //Domenica&#10;&#9;&#9;&#9;&#9;false));">
            <text:p>leavingTimes.add(new Bus(dateFormatter.parse("18.1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19">
            <text:p>18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29];&quot;&quot;&quot;),&#10;&#9;&#9;&#9;&#9;&quot;&quot;&quot;;[.B129];&quot;&quot;&quot;,&#10;&#9;&#9;&#9;&#9;true, //Feriale&#10;&#9;&#9;&#9;&#9;true, //Sabato&#10;&#9;&#9;&#9;&#9;false, //Domenica&#10;&#9;&#9;&#9;&#9;false));&quot;)" office:value-type="string" office:string-value="leavingTimes.add(new Bus(dateFormatter.parse(&quot;18.19&quot;),&#10;&#9;&#9;&#9;&#9;&quot;12&quot;,&#10;&#9;&#9;&#9;&#9;true, //Feriale&#10;&#9;&#9;&#9;&#9;true, //Sabato&#10;&#9;&#9;&#9;&#9;false, //Domenica&#10;&#9;&#9;&#9;&#9;false));">
            <text:p>leavingTimes.add(new Bus(dateFormatter.parse("18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30">
            <text:p>18.3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30];&quot;&quot;&quot;),&#10;&#9;&#9;&#9;&#9;&quot;&quot;&quot;;[.B130];&quot;&quot;&quot;,&#10;&#9;&#9;&#9;&#9;true, //Feriale&#10;&#9;&#9;&#9;&#9;true, //Sabato&#10;&#9;&#9;&#9;&#9;false, //Domenica&#10;&#9;&#9;&#9;&#9;false));&quot;)" office:value-type="string" office:string-value="leavingTimes.add(new Bus(dateFormatter.parse(&quot;18.30&quot;),&#10;&#9;&#9;&#9;&#9;&quot;12L&quot;,&#10;&#9;&#9;&#9;&#9;true, //Feriale&#10;&#9;&#9;&#9;&#9;true, //Sabato&#10;&#9;&#9;&#9;&#9;false, //Domenica&#10;&#9;&#9;&#9;&#9;false));">
            <text:p>leavingTimes.add(new Bus(dateFormatter.parse("18.3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30">
            <text:p>18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31];&quot;&quot;&quot;),&#10;&#9;&#9;&#9;&#9;&quot;&quot;&quot;;[.B131];&quot;&quot;&quot;,&#10;&#9;&#9;&#9;&#9;true, //Feriale&#10;&#9;&#9;&#9;&#9;true, //Sabato&#10;&#9;&#9;&#9;&#9;false, //Domenica&#10;&#9;&#9;&#9;&#9;false));&quot;)" office:value-type="string" office:string-value="leavingTimes.add(new Bus(dateFormatter.parse(&quot;18.30&quot;),&#10;&#9;&#9;&#9;&#9;&quot;NOALE&quot;,&#10;&#9;&#9;&#9;&#9;true, //Feriale&#10;&#9;&#9;&#9;&#9;true, //Sabato&#10;&#9;&#9;&#9;&#9;false, //Domenica&#10;&#9;&#9;&#9;&#9;false));">
            <text:p>leavingTimes.add(new Bus(dateFormatter.parse("18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35">
            <text:p>18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32];&quot;&quot;&quot;),&#10;&#9;&#9;&#9;&#9;&quot;&quot;&quot;;[.B132];&quot;&quot;&quot;,&#10;&#9;&#9;&#9;&#9;true, //Feriale&#10;&#9;&#9;&#9;&#9;true, //Sabato&#10;&#9;&#9;&#9;&#9;false, //Domenica&#10;&#9;&#9;&#9;&#9;false));&quot;)" office:value-type="string" office:string-value="leavingTimes.add(new Bus(dateFormatter.parse(&quot;18.35&quot;),&#10;&#9;&#9;&#9;&#9;&quot;12/&quot;,&#10;&#9;&#9;&#9;&#9;true, //Feriale&#10;&#9;&#9;&#9;&#9;true, //Sabato&#10;&#9;&#9;&#9;&#9;false, //Domenica&#10;&#9;&#9;&#9;&#9;false));">
            <text:p>leavingTimes.add(new Bus(dateFormatter.parse("18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40">
            <text:p>18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33];&quot;&quot;&quot;),&#10;&#9;&#9;&#9;&#9;&quot;&quot;&quot;;[.B133];&quot;&quot;&quot;,&#10;&#9;&#9;&#9;&#9;true, //Feriale&#10;&#9;&#9;&#9;&#9;true, //Sabato&#10;&#9;&#9;&#9;&#9;false, //Domenica&#10;&#9;&#9;&#9;&#9;false));&quot;)" office:value-type="string" office:string-value="leavingTimes.add(new Bus(dateFormatter.parse(&quot;18.40&quot;),&#10;&#9;&#9;&#9;&#9;&quot;SCORZE&quot;,&#10;&#9;&#9;&#9;&#9;true, //Feriale&#10;&#9;&#9;&#9;&#9;true, //Sabato&#10;&#9;&#9;&#9;&#9;false, //Domenica&#10;&#9;&#9;&#9;&#9;false));">
            <text:p>leavingTimes.add(new Bus(dateFormatter.parse("18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45">
            <text:p>18.4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34];&quot;&quot;&quot;),&#10;&#9;&#9;&#9;&#9;&quot;&quot;&quot;;[.B134];&quot;&quot;&quot;,&#10;&#9;&#9;&#9;&#9;true, //Feriale&#10;&#9;&#9;&#9;&#9;true, //Sabato&#10;&#9;&#9;&#9;&#9;false, //Domenica&#10;&#9;&#9;&#9;&#9;false));&quot;)" office:value-type="string" office:string-value="leavingTimes.add(new Bus(dateFormatter.parse(&quot;18.45&quot;),&#10;&#9;&#9;&#9;&#9;&quot;12L&quot;,&#10;&#9;&#9;&#9;&#9;true, //Feriale&#10;&#9;&#9;&#9;&#9;true, //Sabato&#10;&#9;&#9;&#9;&#9;false, //Domenica&#10;&#9;&#9;&#9;&#9;false));">
            <text:p>leavingTimes.add(new Bus(dateFormatter.parse("18.4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49">
            <text:p>18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35];&quot;&quot;&quot;),&#10;&#9;&#9;&#9;&#9;&quot;&quot;&quot;;[.B135];&quot;&quot;&quot;,&#10;&#9;&#9;&#9;&#9;true, //Feriale&#10;&#9;&#9;&#9;&#9;true, //Sabato&#10;&#9;&#9;&#9;&#9;false, //Domenica&#10;&#9;&#9;&#9;&#9;false));&quot;)" office:value-type="string" office:string-value="leavingTimes.add(new Bus(dateFormatter.parse(&quot;18.49&quot;),&#10;&#9;&#9;&#9;&#9;&quot;12&quot;,&#10;&#9;&#9;&#9;&#9;true, //Feriale&#10;&#9;&#9;&#9;&#9;true, //Sabato&#10;&#9;&#9;&#9;&#9;false, //Domenica&#10;&#9;&#9;&#9;&#9;false));">
            <text:p>leavingTimes.add(new Bus(dateFormatter.parse("18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8.50">
            <text:p>18.5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36];&quot;&quot;&quot;),&#10;&#9;&#9;&#9;&#9;&quot;&quot;&quot;;[.B136];&quot;&quot;&quot;,&#10;&#9;&#9;&#9;&#9;true, //Feriale&#10;&#9;&#9;&#9;&#9;true, //Sabato&#10;&#9;&#9;&#9;&#9;false, //Domenica&#10;&#9;&#9;&#9;&#9;false));&quot;)" office:value-type="string" office:string-value="leavingTimes.add(new Bus(dateFormatter.parse(&quot;18.50&quot;),&#10;&#9;&#9;&#9;&#9;&quot;NOALE&quot;,&#10;&#9;&#9;&#9;&#9;true, //Feriale&#10;&#9;&#9;&#9;&#9;true, //Sabato&#10;&#9;&#9;&#9;&#9;false, //Domenica&#10;&#9;&#9;&#9;&#9;false));">
            <text:p>leavingTimes.add(new Bus(dateFormatter.parse("18.5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00">
            <text:p>19.0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37];&quot;&quot;&quot;),&#10;&#9;&#9;&#9;&#9;&quot;&quot;&quot;;[.B137];&quot;&quot;&quot;,&#10;&#9;&#9;&#9;&#9;true, //Feriale&#10;&#9;&#9;&#9;&#9;true, //Sabato&#10;&#9;&#9;&#9;&#9;false, //Domenica&#10;&#9;&#9;&#9;&#9;false));&quot;)" office:value-type="string" office:string-value="leavingTimes.add(new Bus(dateFormatter.parse(&quot;19.00&quot;),&#10;&#9;&#9;&#9;&#9;&quot;12L&quot;,&#10;&#9;&#9;&#9;&#9;true, //Feriale&#10;&#9;&#9;&#9;&#9;true, //Sabato&#10;&#9;&#9;&#9;&#9;false, //Domenica&#10;&#9;&#9;&#9;&#9;false));">
            <text:p>leavingTimes.add(new Bus(dateFormatter.parse("19.0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00">
            <text:p>19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38];&quot;&quot;&quot;),&#10;&#9;&#9;&#9;&#9;&quot;&quot;&quot;;[.B138];&quot;&quot;&quot;,&#10;&#9;&#9;&#9;&#9;true, //Feriale&#10;&#9;&#9;&#9;&#9;true, //Sabato&#10;&#9;&#9;&#9;&#9;false, //Domenica&#10;&#9;&#9;&#9;&#9;false));&quot;)" office:value-type="string" office:string-value="leavingTimes.add(new Bus(dateFormatter.parse(&quot;19.00&quot;),&#10;&#9;&#9;&#9;&#9;&quot;NOALE&quot;,&#10;&#9;&#9;&#9;&#9;true, //Feriale&#10;&#9;&#9;&#9;&#9;true, //Sabato&#10;&#9;&#9;&#9;&#9;false, //Domenica&#10;&#9;&#9;&#9;&#9;false));">
            <text:p>leavingTimes.add(new Bus(dateFormatter.parse("19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05">
            <text:p>19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39];&quot;&quot;&quot;),&#10;&#9;&#9;&#9;&#9;&quot;&quot;&quot;;[.B139];&quot;&quot;&quot;,&#10;&#9;&#9;&#9;&#9;true, //Feriale&#10;&#9;&#9;&#9;&#9;true, //Sabato&#10;&#9;&#9;&#9;&#9;false, //Domenica&#10;&#9;&#9;&#9;&#9;false));&quot;)" office:value-type="string" office:string-value="leavingTimes.add(new Bus(dateFormatter.parse(&quot;19.05&quot;),&#10;&#9;&#9;&#9;&#9;&quot;12/&quot;,&#10;&#9;&#9;&#9;&#9;true, //Feriale&#10;&#9;&#9;&#9;&#9;true, //Sabato&#10;&#9;&#9;&#9;&#9;false, //Domenica&#10;&#9;&#9;&#9;&#9;false));">
            <text:p>leavingTimes.add(new Bus(dateFormatter.parse("19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10">
            <text:p>19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40];&quot;&quot;&quot;),&#10;&#9;&#9;&#9;&#9;&quot;&quot;&quot;;[.B140];&quot;&quot;&quot;,&#10;&#9;&#9;&#9;&#9;true, //Feriale&#10;&#9;&#9;&#9;&#9;true, //Sabato&#10;&#9;&#9;&#9;&#9;false, //Domenica&#10;&#9;&#9;&#9;&#9;false));&quot;)" office:value-type="string" office:string-value="leavingTimes.add(new Bus(dateFormatter.parse(&quot;19.10&quot;),&#10;&#9;&#9;&#9;&#9;&quot;SCORZE&quot;,&#10;&#9;&#9;&#9;&#9;true, //Feriale&#10;&#9;&#9;&#9;&#9;true, //Sabato&#10;&#9;&#9;&#9;&#9;false, //Domenica&#10;&#9;&#9;&#9;&#9;false));">
            <text:p>leavingTimes.add(new Bus(dateFormatter.parse("19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15">
            <text:p>19.1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41];&quot;&quot;&quot;),&#10;&#9;&#9;&#9;&#9;&quot;&quot;&quot;;[.B141];&quot;&quot;&quot;,&#10;&#9;&#9;&#9;&#9;true, //Feriale&#10;&#9;&#9;&#9;&#9;true, //Sabato&#10;&#9;&#9;&#9;&#9;false, //Domenica&#10;&#9;&#9;&#9;&#9;false));&quot;)" office:value-type="string" office:string-value="leavingTimes.add(new Bus(dateFormatter.parse(&quot;19.15&quot;),&#10;&#9;&#9;&#9;&#9;&quot;12L&quot;,&#10;&#9;&#9;&#9;&#9;true, //Feriale&#10;&#9;&#9;&#9;&#9;true, //Sabato&#10;&#9;&#9;&#9;&#9;false, //Domenica&#10;&#9;&#9;&#9;&#9;false));">
            <text:p>leavingTimes.add(new Bus(dateFormatter.parse("19.1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19">
            <text:p>19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42];&quot;&quot;&quot;),&#10;&#9;&#9;&#9;&#9;&quot;&quot;&quot;;[.B142];&quot;&quot;&quot;,&#10;&#9;&#9;&#9;&#9;true, //Feriale&#10;&#9;&#9;&#9;&#9;true, //Sabato&#10;&#9;&#9;&#9;&#9;false, //Domenica&#10;&#9;&#9;&#9;&#9;false));&quot;)" office:value-type="string" office:string-value="leavingTimes.add(new Bus(dateFormatter.parse(&quot;19.19&quot;),&#10;&#9;&#9;&#9;&#9;&quot;12&quot;,&#10;&#9;&#9;&#9;&#9;true, //Feriale&#10;&#9;&#9;&#9;&#9;true, //Sabato&#10;&#9;&#9;&#9;&#9;false, //Domenica&#10;&#9;&#9;&#9;&#9;false));">
            <text:p>leavingTimes.add(new Bus(dateFormatter.parse("19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30">
            <text:p>19.30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43];&quot;&quot;&quot;),&#10;&#9;&#9;&#9;&#9;&quot;&quot;&quot;;[.B143];&quot;&quot;&quot;,&#10;&#9;&#9;&#9;&#9;true, //Feriale&#10;&#9;&#9;&#9;&#9;true, //Sabato&#10;&#9;&#9;&#9;&#9;false, //Domenica&#10;&#9;&#9;&#9;&#9;false));&quot;)" office:value-type="string" office:string-value="leavingTimes.add(new Bus(dateFormatter.parse(&quot;19.30&quot;),&#10;&#9;&#9;&#9;&#9;&quot;12L&quot;,&#10;&#9;&#9;&#9;&#9;true, //Feriale&#10;&#9;&#9;&#9;&#9;true, //Sabato&#10;&#9;&#9;&#9;&#9;false, //Domenica&#10;&#9;&#9;&#9;&#9;false));">
            <text:p>leavingTimes.add(new Bus(dateFormatter.parse("19.3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30">
            <text:p>19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44];&quot;&quot;&quot;),&#10;&#9;&#9;&#9;&#9;&quot;&quot;&quot;;[.B144];&quot;&quot;&quot;,&#10;&#9;&#9;&#9;&#9;true, //Feriale&#10;&#9;&#9;&#9;&#9;true, //Sabato&#10;&#9;&#9;&#9;&#9;false, //Domenica&#10;&#9;&#9;&#9;&#9;false));&quot;)" office:value-type="string" office:string-value="leavingTimes.add(new Bus(dateFormatter.parse(&quot;19.30&quot;),&#10;&#9;&#9;&#9;&#9;&quot;NOALE&quot;,&#10;&#9;&#9;&#9;&#9;true, //Feriale&#10;&#9;&#9;&#9;&#9;true, //Sabato&#10;&#9;&#9;&#9;&#9;false, //Domenica&#10;&#9;&#9;&#9;&#9;false));">
            <text:p>leavingTimes.add(new Bus(dateFormatter.parse("19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35">
            <text:p>19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45];&quot;&quot;&quot;),&#10;&#9;&#9;&#9;&#9;&quot;&quot;&quot;;[.B145];&quot;&quot;&quot;,&#10;&#9;&#9;&#9;&#9;true, //Feriale&#10;&#9;&#9;&#9;&#9;true, //Sabato&#10;&#9;&#9;&#9;&#9;false, //Domenica&#10;&#9;&#9;&#9;&#9;false));&quot;)" office:value-type="string" office:string-value="leavingTimes.add(new Bus(dateFormatter.parse(&quot;19.35&quot;),&#10;&#9;&#9;&#9;&#9;&quot;12/&quot;,&#10;&#9;&#9;&#9;&#9;true, //Feriale&#10;&#9;&#9;&#9;&#9;true, //Sabato&#10;&#9;&#9;&#9;&#9;false, //Domenica&#10;&#9;&#9;&#9;&#9;false));">
            <text:p>leavingTimes.add(new Bus(dateFormatter.parse("19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40">
            <text:p>19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46];&quot;&quot;&quot;),&#10;&#9;&#9;&#9;&#9;&quot;&quot;&quot;;[.B146];&quot;&quot;&quot;,&#10;&#9;&#9;&#9;&#9;true, //Feriale&#10;&#9;&#9;&#9;&#9;true, //Sabato&#10;&#9;&#9;&#9;&#9;false, //Domenica&#10;&#9;&#9;&#9;&#9;false));&quot;)" office:value-type="string" office:string-value="leavingTimes.add(new Bus(dateFormatter.parse(&quot;19.40&quot;),&#10;&#9;&#9;&#9;&#9;&quot;SCORZE&quot;,&#10;&#9;&#9;&#9;&#9;true, //Feriale&#10;&#9;&#9;&#9;&#9;true, //Sabato&#10;&#9;&#9;&#9;&#9;false, //Domenica&#10;&#9;&#9;&#9;&#9;false));">
            <text:p>leavingTimes.add(new Bus(dateFormatter.parse("19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45">
            <text:p>19.45</text:p>
          </table:table-cell>
          <table:table-cell table:style-name="ACE-0x81e0938" office:value-type="string" office:string-value="12L">
            <text:p>12L</text:p>
          </table:table-cell>
          <table:table-cell table:style-name="Gnumeric-default" table:formula="of:=CONCATENATE(&quot;leavingTimes.add(new Bus(dateFormatter.parse(&quot;&quot;&quot;;[.A147];&quot;&quot;&quot;),&#10;&#9;&#9;&#9;&#9;&quot;&quot;&quot;;[.B147];&quot;&quot;&quot;,&#10;&#9;&#9;&#9;&#9;true, //Feriale&#10;&#9;&#9;&#9;&#9;true, //Sabato&#10;&#9;&#9;&#9;&#9;false, //Domenica&#10;&#9;&#9;&#9;&#9;false));&quot;)" office:value-type="string" office:string-value="leavingTimes.add(new Bus(dateFormatter.parse(&quot;19.45&quot;),&#10;&#9;&#9;&#9;&#9;&quot;12L&quot;,&#10;&#9;&#9;&#9;&#9;true, //Feriale&#10;&#9;&#9;&#9;&#9;true, //Sabato&#10;&#9;&#9;&#9;&#9;false, //Domenica&#10;&#9;&#9;&#9;&#9;false));">
            <text:p>leavingTimes.add(new Bus(dateFormatter.parse("19.4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19.49">
            <text:p>19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48];&quot;&quot;&quot;),&#10;&#9;&#9;&#9;&#9;&quot;&quot;&quot;;[.B148];&quot;&quot;&quot;,&#10;&#9;&#9;&#9;&#9;true, //Feriale&#10;&#9;&#9;&#9;&#9;true, //Sabato&#10;&#9;&#9;&#9;&#9;false, //Domenica&#10;&#9;&#9;&#9;&#9;false));&quot;)" office:value-type="string" office:string-value="leavingTimes.add(new Bus(dateFormatter.parse(&quot;19.49&quot;),&#10;&#9;&#9;&#9;&#9;&quot;12&quot;,&#10;&#9;&#9;&#9;&#9;true, //Feriale&#10;&#9;&#9;&#9;&#9;true, //Sabato&#10;&#9;&#9;&#9;&#9;false, //Domenica&#10;&#9;&#9;&#9;&#9;false));">
            <text:p>leavingTimes.add(new Bus(dateFormatter.parse("19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00">
            <text:p>20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49];&quot;&quot;&quot;),&#10;&#9;&#9;&#9;&#9;&quot;&quot;&quot;;[.B149];&quot;&quot;&quot;,&#10;&#9;&#9;&#9;&#9;true, //Feriale&#10;&#9;&#9;&#9;&#9;true, //Sabato&#10;&#9;&#9;&#9;&#9;false, //Domenica&#10;&#9;&#9;&#9;&#9;false));&quot;)" office:value-type="string" office:string-value="leavingTimes.add(new Bus(dateFormatter.parse(&quot;20.00&quot;),&#10;&#9;&#9;&#9;&#9;&quot;NOALE&quot;,&#10;&#9;&#9;&#9;&#9;true, //Feriale&#10;&#9;&#9;&#9;&#9;true, //Sabato&#10;&#9;&#9;&#9;&#9;false, //Domenica&#10;&#9;&#9;&#9;&#9;false));">
            <text:p>leavingTimes.add(new Bus(dateFormatter.parse("20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05">
            <text:p>20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50];&quot;&quot;&quot;),&#10;&#9;&#9;&#9;&#9;&quot;&quot;&quot;;[.B150];&quot;&quot;&quot;,&#10;&#9;&#9;&#9;&#9;true, //Feriale&#10;&#9;&#9;&#9;&#9;true, //Sabato&#10;&#9;&#9;&#9;&#9;false, //Domenica&#10;&#9;&#9;&#9;&#9;false));&quot;)" office:value-type="string" office:string-value="leavingTimes.add(new Bus(dateFormatter.parse(&quot;20.05&quot;),&#10;&#9;&#9;&#9;&#9;&quot;12/&quot;,&#10;&#9;&#9;&#9;&#9;true, //Feriale&#10;&#9;&#9;&#9;&#9;true, //Sabato&#10;&#9;&#9;&#9;&#9;false, //Domenica&#10;&#9;&#9;&#9;&#9;false));">
            <text:p>leavingTimes.add(new Bus(dateFormatter.parse("20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10">
            <text:p>20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51];&quot;&quot;&quot;),&#10;&#9;&#9;&#9;&#9;&quot;&quot;&quot;;[.B151];&quot;&quot;&quot;,&#10;&#9;&#9;&#9;&#9;true, //Feriale&#10;&#9;&#9;&#9;&#9;true, //Sabato&#10;&#9;&#9;&#9;&#9;false, //Domenica&#10;&#9;&#9;&#9;&#9;false));&quot;)" office:value-type="string" office:string-value="leavingTimes.add(new Bus(dateFormatter.parse(&quot;20.10&quot;),&#10;&#9;&#9;&#9;&#9;&quot;SCORZE&quot;,&#10;&#9;&#9;&#9;&#9;true, //Feriale&#10;&#9;&#9;&#9;&#9;true, //Sabato&#10;&#9;&#9;&#9;&#9;false, //Domenica&#10;&#9;&#9;&#9;&#9;false));">
            <text:p>leavingTimes.add(new Bus(dateFormatter.parse("20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19">
            <text:p>20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52];&quot;&quot;&quot;),&#10;&#9;&#9;&#9;&#9;&quot;&quot;&quot;;[.B152];&quot;&quot;&quot;,&#10;&#9;&#9;&#9;&#9;true, //Feriale&#10;&#9;&#9;&#9;&#9;true, //Sabato&#10;&#9;&#9;&#9;&#9;false, //Domenica&#10;&#9;&#9;&#9;&#9;false));&quot;)" office:value-type="string" office:string-value="leavingTimes.add(new Bus(dateFormatter.parse(&quot;20.19&quot;),&#10;&#9;&#9;&#9;&#9;&quot;12&quot;,&#10;&#9;&#9;&#9;&#9;true, //Feriale&#10;&#9;&#9;&#9;&#9;true, //Sabato&#10;&#9;&#9;&#9;&#9;false, //Domenica&#10;&#9;&#9;&#9;&#9;false));">
            <text:p>leavingTimes.add(new Bus(dateFormatter.parse("20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30">
            <text:p>20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53];&quot;&quot;&quot;),&#10;&#9;&#9;&#9;&#9;&quot;&quot;&quot;;[.B153];&quot;&quot;&quot;,&#10;&#9;&#9;&#9;&#9;true, //Feriale&#10;&#9;&#9;&#9;&#9;true, //Sabato&#10;&#9;&#9;&#9;&#9;false, //Domenica&#10;&#9;&#9;&#9;&#9;false));&quot;)" office:value-type="string" office:string-value="leavingTimes.add(new Bus(dateFormatter.parse(&quot;20.30&quot;),&#10;&#9;&#9;&#9;&#9;&quot;NOALE&quot;,&#10;&#9;&#9;&#9;&#9;true, //Feriale&#10;&#9;&#9;&#9;&#9;true, //Sabato&#10;&#9;&#9;&#9;&#9;false, //Domenica&#10;&#9;&#9;&#9;&#9;false));">
            <text:p>leavingTimes.add(new Bus(dateFormatter.parse("20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35">
            <text:p>20.3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54];&quot;&quot;&quot;),&#10;&#9;&#9;&#9;&#9;&quot;&quot;&quot;;[.B154];&quot;&quot;&quot;,&#10;&#9;&#9;&#9;&#9;true, //Feriale&#10;&#9;&#9;&#9;&#9;true, //Sabato&#10;&#9;&#9;&#9;&#9;false, //Domenica&#10;&#9;&#9;&#9;&#9;false));&quot;)" office:value-type="string" office:string-value="leavingTimes.add(new Bus(dateFormatter.parse(&quot;20.35&quot;),&#10;&#9;&#9;&#9;&#9;&quot;12/&quot;,&#10;&#9;&#9;&#9;&#9;true, //Feriale&#10;&#9;&#9;&#9;&#9;true, //Sabato&#10;&#9;&#9;&#9;&#9;false, //Domenica&#10;&#9;&#9;&#9;&#9;false));">
            <text:p>leavingTimes.add(new Bus(dateFormatter.parse("20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40">
            <text:p>20.4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55];&quot;&quot;&quot;),&#10;&#9;&#9;&#9;&#9;&quot;&quot;&quot;;[.B155];&quot;&quot;&quot;,&#10;&#9;&#9;&#9;&#9;true, //Feriale&#10;&#9;&#9;&#9;&#9;true, //Sabato&#10;&#9;&#9;&#9;&#9;false, //Domenica&#10;&#9;&#9;&#9;&#9;false));&quot;)" office:value-type="string" office:string-value="leavingTimes.add(new Bus(dateFormatter.parse(&quot;20.40&quot;),&#10;&#9;&#9;&#9;&#9;&quot;SCORZE&quot;,&#10;&#9;&#9;&#9;&#9;true, //Feriale&#10;&#9;&#9;&#9;&#9;true, //Sabato&#10;&#9;&#9;&#9;&#9;false, //Domenica&#10;&#9;&#9;&#9;&#9;false));">
            <text:p>leavingTimes.add(new Bus(dateFormatter.parse("20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0.49">
            <text:p>20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56];&quot;&quot;&quot;),&#10;&#9;&#9;&#9;&#9;&quot;&quot;&quot;;[.B156];&quot;&quot;&quot;,&#10;&#9;&#9;&#9;&#9;true, //Feriale&#10;&#9;&#9;&#9;&#9;true, //Sabato&#10;&#9;&#9;&#9;&#9;false, //Domenica&#10;&#9;&#9;&#9;&#9;false));&quot;)" office:value-type="string" office:string-value="leavingTimes.add(new Bus(dateFormatter.parse(&quot;20.49&quot;),&#10;&#9;&#9;&#9;&#9;&quot;12&quot;,&#10;&#9;&#9;&#9;&#9;true, //Feriale&#10;&#9;&#9;&#9;&#9;true, //Sabato&#10;&#9;&#9;&#9;&#9;false, //Domenica&#10;&#9;&#9;&#9;&#9;false));">
            <text:p>leavingTimes.add(new Bus(dateFormatter.parse("20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1.00">
            <text:p>21.0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57];&quot;&quot;&quot;),&#10;&#9;&#9;&#9;&#9;&quot;&quot;&quot;;[.B157];&quot;&quot;&quot;,&#10;&#9;&#9;&#9;&#9;true, //Feriale&#10;&#9;&#9;&#9;&#9;true, //Sabato&#10;&#9;&#9;&#9;&#9;false, //Domenica&#10;&#9;&#9;&#9;&#9;false));&quot;)" office:value-type="string" office:string-value="leavingTimes.add(new Bus(dateFormatter.parse(&quot;21.00&quot;),&#10;&#9;&#9;&#9;&#9;&quot;NOALE&quot;,&#10;&#9;&#9;&#9;&#9;true, //Feriale&#10;&#9;&#9;&#9;&#9;true, //Sabato&#10;&#9;&#9;&#9;&#9;false, //Domenica&#10;&#9;&#9;&#9;&#9;false));">
            <text:p>leavingTimes.add(new Bus(dateFormatter.parse("21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1.05">
            <text:p>21.05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58];&quot;&quot;&quot;),&#10;&#9;&#9;&#9;&#9;&quot;&quot;&quot;;[.B158];&quot;&quot;&quot;,&#10;&#9;&#9;&#9;&#9;true, //Feriale&#10;&#9;&#9;&#9;&#9;true, //Sabato&#10;&#9;&#9;&#9;&#9;false, //Domenica&#10;&#9;&#9;&#9;&#9;false));&quot;)" office:value-type="string" office:string-value="leavingTimes.add(new Bus(dateFormatter.parse(&quot;21.05&quot;),&#10;&#9;&#9;&#9;&#9;&quot;12/&quot;,&#10;&#9;&#9;&#9;&#9;true, //Feriale&#10;&#9;&#9;&#9;&#9;true, //Sabato&#10;&#9;&#9;&#9;&#9;false, //Domenica&#10;&#9;&#9;&#9;&#9;false));">
            <text:p>leavingTimes.add(new Bus(dateFormatter.parse("21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1.10">
            <text:p>21.1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59];&quot;&quot;&quot;),&#10;&#9;&#9;&#9;&#9;&quot;&quot;&quot;;[.B159];&quot;&quot;&quot;,&#10;&#9;&#9;&#9;&#9;true, //Feriale&#10;&#9;&#9;&#9;&#9;true, //Sabato&#10;&#9;&#9;&#9;&#9;false, //Domenica&#10;&#9;&#9;&#9;&#9;false));&quot;)" office:value-type="string" office:string-value="leavingTimes.add(new Bus(dateFormatter.parse(&quot;21.10&quot;),&#10;&#9;&#9;&#9;&#9;&quot;SCORZE&quot;,&#10;&#9;&#9;&#9;&#9;true, //Feriale&#10;&#9;&#9;&#9;&#9;true, //Sabato&#10;&#9;&#9;&#9;&#9;false, //Domenica&#10;&#9;&#9;&#9;&#9;false));">
            <text:p>leavingTimes.add(new Bus(dateFormatter.parse("21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1.19">
            <text:p>21.1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60];&quot;&quot;&quot;),&#10;&#9;&#9;&#9;&#9;&quot;&quot;&quot;;[.B160];&quot;&quot;&quot;,&#10;&#9;&#9;&#9;&#9;true, //Feriale&#10;&#9;&#9;&#9;&#9;true, //Sabato&#10;&#9;&#9;&#9;&#9;false, //Domenica&#10;&#9;&#9;&#9;&#9;false));&quot;)" office:value-type="string" office:string-value="leavingTimes.add(new Bus(dateFormatter.parse(&quot;21.19&quot;),&#10;&#9;&#9;&#9;&#9;&quot;12&quot;,&#10;&#9;&#9;&#9;&#9;true, //Feriale&#10;&#9;&#9;&#9;&#9;true, //Sabato&#10;&#9;&#9;&#9;&#9;false, //Domenica&#10;&#9;&#9;&#9;&#9;false));">
            <text:p>leavingTimes.add(new Bus(dateFormatter.parse("21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1.30">
            <text:p>21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61];&quot;&quot;&quot;),&#10;&#9;&#9;&#9;&#9;&quot;&quot;&quot;;[.B161];&quot;&quot;&quot;,&#10;&#9;&#9;&#9;&#9;true, //Feriale&#10;&#9;&#9;&#9;&#9;true, //Sabato&#10;&#9;&#9;&#9;&#9;false, //Domenica&#10;&#9;&#9;&#9;&#9;false));&quot;)" office:value-type="string" office:string-value="leavingTimes.add(new Bus(dateFormatter.parse(&quot;21.30&quot;),&#10;&#9;&#9;&#9;&#9;&quot;NOALE&quot;,&#10;&#9;&#9;&#9;&#9;true, //Feriale&#10;&#9;&#9;&#9;&#9;true, //Sabato&#10;&#9;&#9;&#9;&#9;false, //Domenica&#10;&#9;&#9;&#9;&#9;false));">
            <text:p>leavingTimes.add(new Bus(dateFormatter.parse("21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1.49">
            <text:p>21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62];&quot;&quot;&quot;),&#10;&#9;&#9;&#9;&#9;&quot;&quot;&quot;;[.B162];&quot;&quot;&quot;,&#10;&#9;&#9;&#9;&#9;true, //Feriale&#10;&#9;&#9;&#9;&#9;true, //Sabato&#10;&#9;&#9;&#9;&#9;false, //Domenica&#10;&#9;&#9;&#9;&#9;false));&quot;)" office:value-type="string" office:string-value="leavingTimes.add(new Bus(dateFormatter.parse(&quot;21.49&quot;),&#10;&#9;&#9;&#9;&#9;&quot;12&quot;,&#10;&#9;&#9;&#9;&#9;true, //Feriale&#10;&#9;&#9;&#9;&#9;true, //Sabato&#10;&#9;&#9;&#9;&#9;false, //Domenica&#10;&#9;&#9;&#9;&#9;false));">
            <text:p>leavingTimes.add(new Bus(dateFormatter.parse("21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2.22">
            <text:p>22.22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63];&quot;&quot;&quot;),&#10;&#9;&#9;&#9;&#9;&quot;&quot;&quot;;[.B163];&quot;&quot;&quot;,&#10;&#9;&#9;&#9;&#9;true, //Feriale&#10;&#9;&#9;&#9;&#9;true, //Sabato&#10;&#9;&#9;&#9;&#9;false, //Domenica&#10;&#9;&#9;&#9;&#9;false));&quot;)" office:value-type="string" office:string-value="leavingTimes.add(new Bus(dateFormatter.parse(&quot;22.22&quot;),&#10;&#9;&#9;&#9;&#9;&quot;12/&quot;,&#10;&#9;&#9;&#9;&#9;true, //Feriale&#10;&#9;&#9;&#9;&#9;true, //Sabato&#10;&#9;&#9;&#9;&#9;false, //Domenica&#10;&#9;&#9;&#9;&#9;false));">
            <text:p>leavingTimes.add(new Bus(dateFormatter.parse("22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2.30">
            <text:p>22.30</text:p>
          </table:table-cell>
          <table:table-cell table:style-name="ACE-0x81e0938" office:value-type="string" office:string-value="NOALE">
            <text:p>NOALE</text:p>
          </table:table-cell>
          <table:table-cell table:style-name="Gnumeric-default" table:formula="of:=CONCATENATE(&quot;leavingTimes.add(new Bus(dateFormatter.parse(&quot;&quot;&quot;;[.A164];&quot;&quot;&quot;),&#10;&#9;&#9;&#9;&#9;&quot;&quot;&quot;;[.B164];&quot;&quot;&quot;,&#10;&#9;&#9;&#9;&#9;true, //Feriale&#10;&#9;&#9;&#9;&#9;true, //Sabato&#10;&#9;&#9;&#9;&#9;false, //Domenica&#10;&#9;&#9;&#9;&#9;false));&quot;)" office:value-type="string" office:string-value="leavingTimes.add(new Bus(dateFormatter.parse(&quot;22.30&quot;),&#10;&#9;&#9;&#9;&#9;&quot;NOALE&quot;,&#10;&#9;&#9;&#9;&#9;true, //Feriale&#10;&#9;&#9;&#9;&#9;true, //Sabato&#10;&#9;&#9;&#9;&#9;false, //Domenica&#10;&#9;&#9;&#9;&#9;false));">
            <text:p>leavingTimes.add(new Bus(dateFormatter.parse("22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2.49">
            <text:p>22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65];&quot;&quot;&quot;),&#10;&#9;&#9;&#9;&#9;&quot;&quot;&quot;;[.B165];&quot;&quot;&quot;,&#10;&#9;&#9;&#9;&#9;true, //Feriale&#10;&#9;&#9;&#9;&#9;true, //Sabato&#10;&#9;&#9;&#9;&#9;false, //Domenica&#10;&#9;&#9;&#9;&#9;false));&quot;)" office:value-type="string" office:string-value="leavingTimes.add(new Bus(dateFormatter.parse(&quot;22.49&quot;),&#10;&#9;&#9;&#9;&#9;&quot;12&quot;,&#10;&#9;&#9;&#9;&#9;true, //Feriale&#10;&#9;&#9;&#9;&#9;true, //Sabato&#10;&#9;&#9;&#9;&#9;false, //Domenica&#10;&#9;&#9;&#9;&#9;false));">
            <text:p>leavingTimes.add(new Bus(dateFormatter.parse("22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3.22">
            <text:p>23.22</text:p>
          </table:table-cell>
          <table:table-cell table:style-name="ACE-0x81e0938" office:value-type="string" office:string-value="12/">
            <text:p>12/</text:p>
          </table:table-cell>
          <table:table-cell table:style-name="Gnumeric-default" table:formula="of:=CONCATENATE(&quot;leavingTimes.add(new Bus(dateFormatter.parse(&quot;&quot;&quot;;[.A166];&quot;&quot;&quot;),&#10;&#9;&#9;&#9;&#9;&quot;&quot;&quot;;[.B166];&quot;&quot;&quot;,&#10;&#9;&#9;&#9;&#9;true, //Feriale&#10;&#9;&#9;&#9;&#9;true, //Sabato&#10;&#9;&#9;&#9;&#9;false, //Domenica&#10;&#9;&#9;&#9;&#9;false));&quot;)" office:value-type="string" office:string-value="leavingTimes.add(new Bus(dateFormatter.parse(&quot;23.22&quot;),&#10;&#9;&#9;&#9;&#9;&quot;12/&quot;,&#10;&#9;&#9;&#9;&#9;true, //Feriale&#10;&#9;&#9;&#9;&#9;true, //Sabato&#10;&#9;&#9;&#9;&#9;false, //Domenica&#10;&#9;&#9;&#9;&#9;false));">
            <text:p>leavingTimes.add(new Bus(dateFormatter.parse("23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3.30">
            <text:p>23.30</text:p>
          </table:table-cell>
          <table:table-cell table:style-name="ACE-0x81e0938" office:value-type="string" office:string-value="SCORZE">
            <text:p>SCORZE</text:p>
          </table:table-cell>
          <table:table-cell table:style-name="Gnumeric-default" table:formula="of:=CONCATENATE(&quot;leavingTimes.add(new Bus(dateFormatter.parse(&quot;&quot;&quot;;[.A167];&quot;&quot;&quot;),&#10;&#9;&#9;&#9;&#9;&quot;&quot;&quot;;[.B167];&quot;&quot;&quot;,&#10;&#9;&#9;&#9;&#9;true, //Feriale&#10;&#9;&#9;&#9;&#9;true, //Sabato&#10;&#9;&#9;&#9;&#9;false, //Domenica&#10;&#9;&#9;&#9;&#9;false));&quot;)" office:value-type="string" office:string-value="leavingTimes.add(new Bus(dateFormatter.parse(&quot;23.30&quot;),&#10;&#9;&#9;&#9;&#9;&quot;SCORZE&quot;,&#10;&#9;&#9;&#9;&#9;true, //Feriale&#10;&#9;&#9;&#9;&#9;true, //Sabato&#10;&#9;&#9;&#9;&#9;false, //Domenica&#10;&#9;&#9;&#9;&#9;false));">
            <text:p>leavingTimes.add(new Bus(dateFormatter.parse("23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 office:string-value="23.49">
            <text:p>23.49</text:p>
          </table:table-cell>
          <table:table-cell table:style-name="ACE-0x81e0938" office:value-type="float" office:value="12">
            <text:p>12</text:p>
          </table:table-cell>
          <table:table-cell table:style-name="Gnumeric-default" table:formula="of:=CONCATENATE(&quot;leavingTimes.add(new Bus(dateFormatter.parse(&quot;&quot;&quot;;[.A168];&quot;&quot;&quot;),&#10;&#9;&#9;&#9;&#9;&quot;&quot;&quot;;[.B168];&quot;&quot;&quot;,&#10;&#9;&#9;&#9;&#9;true, //Feriale&#10;&#9;&#9;&#9;&#9;true, //Sabato&#10;&#9;&#9;&#9;&#9;false, //Domenica&#10;&#9;&#9;&#9;&#9;false));&quot;)" office:value-type="string" office:string-value="leavingTimes.add(new Bus(dateFormatter.parse(&quot;23.49&quot;),&#10;&#9;&#9;&#9;&#9;&quot;12&quot;,&#10;&#9;&#9;&#9;&#9;true, //Feriale&#10;&#9;&#9;&#9;&#9;true, //Sabato&#10;&#9;&#9;&#9;&#9;false, //Domenica&#10;&#9;&#9;&#9;&#9;false));">
            <text:p>leavingTimes.add(new Bus(dateFormatter.parse("23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7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79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04447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Da Mestre_FERIALE'.$A$1"/>
          <table:named-expression table:name="Sheet_Title" table:expression="of:=&quot;Da Mestre_FERIALE&quot;" table:base-cell-address="$'Da Mestre_FERIALE'.$A$1"/>
        </table:named-expressions>
      </table:table>
      <table:table table:name="Da Mestre_SABATO" table:style-name="ta-0x81ed190" table:print="true">
        <office:forms form:automatic-focus="false" form:apply-design-mode="false">
          <form:form/>
        </office:forms>
        <table:table-column table:default-cell-style-name="ACE-0x81e0ab8" table:style-name="ACOL-2" table:number-columns-repeated="2"/>
        <table:table-column table:default-cell-style-name="ACE-0x81e0ab8" table:style-name="ACOL-0"/>
        <table:table-column table:default-cell-style-name="ACE-0x81e0ab8" table:style-name="ACOL-0" table:number-columns-repeated="253"/>
        <table:table-row table:style-name="AROW-0">
          <table:table-cell table:style-name="ACE-0x81e0ab8" office:value-type="string" office:string-value="ORARIO">
            <text:p>ORARIO</text:p>
          </table:table-cell>
          <table:table-cell table:style-name="ACE-0x81e0b78" office:value-type="string" office:string-value="LINEA">
            <text:p>LINEA</text:p>
          </table:table-cell>
          <table:table-cell table:number-columns-repeated="254" table:style-name="ACE-0x81e0ab8"/>
        </table:table-row>
        <table:table-row table:style-name="AROW-1">
          <table:table-cell table:style-name="ACE-0x81e0ab8" office:value-type="string" office:string-value="00.22">
            <text:p>00.22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2];&quot;&quot;&quot;),&#10;&#9;&#9;&#9;&#9;&quot;&quot;&quot;;[.B2];&quot;&quot;&quot;,&#10;&#9;&#9;&#9;&#9;true, //Feriale&#10;&#9;&#9;&#9;&#9;true, //Sabato&#10;&#9;&#9;&#9;&#9;false, //Domenica&#10;&#9;&#9;&#9;&#9;false));&quot;)" office:value-type="string" office:string-value="leavingTimes.add(new Bus(dateFormatter.parse(&quot;00.22&quot;),&#10;&#9;&#9;&#9;&#9;&quot;12/&quot;,&#10;&#9;&#9;&#9;&#9;true, //Feriale&#10;&#9;&#9;&#9;&#9;true, //Sabato&#10;&#9;&#9;&#9;&#9;false, //Domenica&#10;&#9;&#9;&#9;&#9;false));">
            <text:p>leavingTimes.add(new Bus(dateFormatter.parse("00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5.00">
            <text:p>05.00</text:p>
          </table:table-cell>
          <table:table-cell table:style-name="ACE-0x81e0b78" office:value-type="string" office:string-value="12L">
            <text:p>12L</text:p>
          </table:table-cell>
          <table:table-cell table:style-name="ACE-0x81e0ab8" table:formula="of:=CONCATENATE(&quot;leavingTimes.add(new Bus(dateFormatter.parse(&quot;&quot;&quot;;[.A3];&quot;&quot;&quot;),&#10;&#9;&#9;&#9;&#9;&quot;&quot;&quot;;[.B3];&quot;&quot;&quot;,&#10;&#9;&#9;&#9;&#9;true, //Feriale&#10;&#9;&#9;&#9;&#9;true, //Sabato&#10;&#9;&#9;&#9;&#9;false, //Domenica&#10;&#9;&#9;&#9;&#9;false));&quot;)" office:value-type="string" office:string-value="leavingTimes.add(new Bus(dateFormatter.parse(&quot;05.00&quot;),&#10;&#9;&#9;&#9;&#9;&quot;12L&quot;,&#10;&#9;&#9;&#9;&#9;true, //Feriale&#10;&#9;&#9;&#9;&#9;true, //Sabato&#10;&#9;&#9;&#9;&#9;false, //Domenica&#10;&#9;&#9;&#9;&#9;false));">
            <text:p>leavingTimes.add(new Bus(dateFormatter.parse("05.0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5.15">
            <text:p>05.15</text:p>
          </table:table-cell>
          <table:table-cell table:style-name="ACE-0x81e0b78" office:value-type="string" office:string-value="12L">
            <text:p>12L</text:p>
          </table:table-cell>
          <table:table-cell table:style-name="ACE-0x81e0ab8" table:formula="of:=CONCATENATE(&quot;leavingTimes.add(new Bus(dateFormatter.parse(&quot;&quot;&quot;;[.A4];&quot;&quot;&quot;),&#10;&#9;&#9;&#9;&#9;&quot;&quot;&quot;;[.B4];&quot;&quot;&quot;,&#10;&#9;&#9;&#9;&#9;true, //Feriale&#10;&#9;&#9;&#9;&#9;true, //Sabato&#10;&#9;&#9;&#9;&#9;false, //Domenica&#10;&#9;&#9;&#9;&#9;false));&quot;)" office:value-type="string" office:string-value="leavingTimes.add(new Bus(dateFormatter.parse(&quot;05.15&quot;),&#10;&#9;&#9;&#9;&#9;&quot;12L&quot;,&#10;&#9;&#9;&#9;&#9;true, //Feriale&#10;&#9;&#9;&#9;&#9;true, //Sabato&#10;&#9;&#9;&#9;&#9;false, //Domenica&#10;&#9;&#9;&#9;&#9;false));">
            <text:p>leavingTimes.add(new Bus(dateFormatter.parse("05.1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5.30">
            <text:p>05.30</text:p>
          </table:table-cell>
          <table:table-cell table:style-name="ACE-0x81e0b78" office:value-type="string" office:string-value="12L">
            <text:p>12L</text:p>
          </table:table-cell>
          <table:table-cell table:style-name="ACE-0x81e0ab8" table:formula="of:=CONCATENATE(&quot;leavingTimes.add(new Bus(dateFormatter.parse(&quot;&quot;&quot;;[.A5];&quot;&quot;&quot;),&#10;&#9;&#9;&#9;&#9;&quot;&quot;&quot;;[.B5];&quot;&quot;&quot;,&#10;&#9;&#9;&#9;&#9;true, //Feriale&#10;&#9;&#9;&#9;&#9;true, //Sabato&#10;&#9;&#9;&#9;&#9;false, //Domenica&#10;&#9;&#9;&#9;&#9;false));&quot;)" office:value-type="string" office:string-value="leavingTimes.add(new Bus(dateFormatter.parse(&quot;05.30&quot;),&#10;&#9;&#9;&#9;&#9;&quot;12L&quot;,&#10;&#9;&#9;&#9;&#9;true, //Feriale&#10;&#9;&#9;&#9;&#9;true, //Sabato&#10;&#9;&#9;&#9;&#9;false, //Domenica&#10;&#9;&#9;&#9;&#9;false));">
            <text:p>leavingTimes.add(new Bus(dateFormatter.parse("05.30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6:00">
            <text:p>06:0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6];&quot;&quot;&quot;),&#10;&#9;&#9;&#9;&#9;&quot;&quot;&quot;;[.B6];&quot;&quot;&quot;,&#10;&#9;&#9;&#9;&#9;true, //Feriale&#10;&#9;&#9;&#9;&#9;true, //Sabato&#10;&#9;&#9;&#9;&#9;false, //Domenica&#10;&#9;&#9;&#9;&#9;false));&quot;)" office:value-type="string" office:string-value="leavingTimes.add(new Bus(dateFormatter.parse(&quot;06:00&quot;),&#10;&#9;&#9;&#9;&#9;&quot;SCORZE&quot;,&#10;&#9;&#9;&#9;&#9;true, //Feriale&#10;&#9;&#9;&#9;&#9;true, //Sabato&#10;&#9;&#9;&#9;&#9;false, //Domenica&#10;&#9;&#9;&#9;&#9;false));">
            <text:p>leavingTimes.add(new Bus(dateFormatter.parse("06: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6.05">
            <text:p>06.05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7];&quot;&quot;&quot;),&#10;&#9;&#9;&#9;&#9;&quot;&quot;&quot;;[.B7];&quot;&quot;&quot;,&#10;&#9;&#9;&#9;&#9;true, //Feriale&#10;&#9;&#9;&#9;&#9;true, //Sabato&#10;&#9;&#9;&#9;&#9;false, //Domenica&#10;&#9;&#9;&#9;&#9;false));&quot;)" office:value-type="string" office:string-value="leavingTimes.add(new Bus(dateFormatter.parse(&quot;06.05&quot;),&#10;&#9;&#9;&#9;&#9;&quot;NOALE&quot;,&#10;&#9;&#9;&#9;&#9;true, //Feriale&#10;&#9;&#9;&#9;&#9;true, //Sabato&#10;&#9;&#9;&#9;&#9;false, //Domenica&#10;&#9;&#9;&#9;&#9;false));">
            <text:p>leavingTimes.add(new Bus(dateFormatter.parse("06.0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6.19">
            <text:p>06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8];&quot;&quot;&quot;),&#10;&#9;&#9;&#9;&#9;&quot;&quot;&quot;;[.B8];&quot;&quot;&quot;,&#10;&#9;&#9;&#9;&#9;true, //Feriale&#10;&#9;&#9;&#9;&#9;true, //Sabato&#10;&#9;&#9;&#9;&#9;false, //Domenica&#10;&#9;&#9;&#9;&#9;false));&quot;)" office:value-type="string" office:string-value="leavingTimes.add(new Bus(dateFormatter.parse(&quot;06.19&quot;),&#10;&#9;&#9;&#9;&#9;&quot;12&quot;,&#10;&#9;&#9;&#9;&#9;true, //Feriale&#10;&#9;&#9;&#9;&#9;true, //Sabato&#10;&#9;&#9;&#9;&#9;false, //Domenica&#10;&#9;&#9;&#9;&#9;false));">
            <text:p>leavingTimes.add(new Bus(dateFormatter.parse("06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6.30">
            <text:p>06.3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9];&quot;&quot;&quot;),&#10;&#9;&#9;&#9;&#9;&quot;&quot;&quot;;[.B9];&quot;&quot;&quot;,&#10;&#9;&#9;&#9;&#9;true, //Feriale&#10;&#9;&#9;&#9;&#9;true, //Sabato&#10;&#9;&#9;&#9;&#9;false, //Domenica&#10;&#9;&#9;&#9;&#9;false));&quot;)" office:value-type="string" office:string-value="leavingTimes.add(new Bus(dateFormatter.parse(&quot;06.30&quot;),&#10;&#9;&#9;&#9;&#9;&quot;SCORZE&quot;,&#10;&#9;&#9;&#9;&#9;true, //Feriale&#10;&#9;&#9;&#9;&#9;true, //Sabato&#10;&#9;&#9;&#9;&#9;false, //Domenica&#10;&#9;&#9;&#9;&#9;false));">
            <text:p>leavingTimes.add(new Bus(dateFormatter.parse("06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6.45">
            <text:p>06.45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0];&quot;&quot;&quot;),&#10;&#9;&#9;&#9;&#9;&quot;&quot;&quot;;[.B10];&quot;&quot;&quot;,&#10;&#9;&#9;&#9;&#9;true, //Feriale&#10;&#9;&#9;&#9;&#9;true, //Sabato&#10;&#9;&#9;&#9;&#9;false, //Domenica&#10;&#9;&#9;&#9;&#9;false));&quot;)" office:value-type="string" office:string-value="leavingTimes.add(new Bus(dateFormatter.parse(&quot;06.45&quot;),&#10;&#9;&#9;&#9;&#9;&quot;NOALE&quot;,&#10;&#9;&#9;&#9;&#9;true, //Feriale&#10;&#9;&#9;&#9;&#9;true, //Sabato&#10;&#9;&#9;&#9;&#9;false, //Domenica&#10;&#9;&#9;&#9;&#9;false));">
            <text:p>leavingTimes.add(new Bus(dateFormatter.parse("06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6.49">
            <text:p>06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1];&quot;&quot;&quot;),&#10;&#9;&#9;&#9;&#9;&quot;&quot;&quot;;[.B11];&quot;&quot;&quot;,&#10;&#9;&#9;&#9;&#9;true, //Feriale&#10;&#9;&#9;&#9;&#9;true, //Sabato&#10;&#9;&#9;&#9;&#9;false, //Domenica&#10;&#9;&#9;&#9;&#9;false));&quot;)" office:value-type="string" office:string-value="leavingTimes.add(new Bus(dateFormatter.parse(&quot;06.49&quot;),&#10;&#9;&#9;&#9;&#9;&quot;12&quot;,&#10;&#9;&#9;&#9;&#9;true, //Feriale&#10;&#9;&#9;&#9;&#9;true, //Sabato&#10;&#9;&#9;&#9;&#9;false, //Domenica&#10;&#9;&#9;&#9;&#9;false));">
            <text:p>leavingTimes.add(new Bus(dateFormatter.parse("06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00">
            <text:p>07.0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2];&quot;&quot;&quot;),&#10;&#9;&#9;&#9;&#9;&quot;&quot;&quot;;[.B12];&quot;&quot;&quot;,&#10;&#9;&#9;&#9;&#9;true, //Feriale&#10;&#9;&#9;&#9;&#9;true, //Sabato&#10;&#9;&#9;&#9;&#9;false, //Domenica&#10;&#9;&#9;&#9;&#9;false));&quot;)" office:value-type="string" office:string-value="leavingTimes.add(new Bus(dateFormatter.parse(&quot;07.00&quot;),&#10;&#9;&#9;&#9;&#9;&quot;SCORZE&quot;,&#10;&#9;&#9;&#9;&#9;true, //Feriale&#10;&#9;&#9;&#9;&#9;true, //Sabato&#10;&#9;&#9;&#9;&#9;false, //Domenica&#10;&#9;&#9;&#9;&#9;false));">
            <text:p>leavingTimes.add(new Bus(dateFormatter.parse("07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05">
            <text:p>07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3];&quot;&quot;&quot;),&#10;&#9;&#9;&#9;&#9;&quot;&quot;&quot;;[.B13];&quot;&quot;&quot;,&#10;&#9;&#9;&#9;&#9;true, //Feriale&#10;&#9;&#9;&#9;&#9;true, //Sabato&#10;&#9;&#9;&#9;&#9;false, //Domenica&#10;&#9;&#9;&#9;&#9;false));&quot;)" office:value-type="string" office:string-value="leavingTimes.add(new Bus(dateFormatter.parse(&quot;07.05&quot;),&#10;&#9;&#9;&#9;&#9;&quot;12/&quot;,&#10;&#9;&#9;&#9;&#9;true, //Feriale&#10;&#9;&#9;&#9;&#9;true, //Sabato&#10;&#9;&#9;&#9;&#9;false, //Domenica&#10;&#9;&#9;&#9;&#9;false));">
            <text:p>leavingTimes.add(new Bus(dateFormatter.parse("07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10">
            <text:p>07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4];&quot;&quot;&quot;),&#10;&#9;&#9;&#9;&#9;&quot;&quot;&quot;;[.B14];&quot;&quot;&quot;,&#10;&#9;&#9;&#9;&#9;true, //Feriale&#10;&#9;&#9;&#9;&#9;true, //Sabato&#10;&#9;&#9;&#9;&#9;false, //Domenica&#10;&#9;&#9;&#9;&#9;false));&quot;)" office:value-type="string" office:string-value="leavingTimes.add(new Bus(dateFormatter.parse(&quot;07.10&quot;),&#10;&#9;&#9;&#9;&#9;&quot;SCORZE&quot;,&#10;&#9;&#9;&#9;&#9;true, //Feriale&#10;&#9;&#9;&#9;&#9;true, //Sabato&#10;&#9;&#9;&#9;&#9;false, //Domenica&#10;&#9;&#9;&#9;&#9;false));">
            <text:p>leavingTimes.add(new Bus(dateFormatter.parse("07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19">
            <text:p>07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5];&quot;&quot;&quot;),&#10;&#9;&#9;&#9;&#9;&quot;&quot;&quot;;[.B15];&quot;&quot;&quot;,&#10;&#9;&#9;&#9;&#9;true, //Feriale&#10;&#9;&#9;&#9;&#9;true, //Sabato&#10;&#9;&#9;&#9;&#9;false, //Domenica&#10;&#9;&#9;&#9;&#9;false));&quot;)" office:value-type="string" office:string-value="leavingTimes.add(new Bus(dateFormatter.parse(&quot;07.19&quot;),&#10;&#9;&#9;&#9;&#9;&quot;12&quot;,&#10;&#9;&#9;&#9;&#9;true, //Feriale&#10;&#9;&#9;&#9;&#9;true, //Sabato&#10;&#9;&#9;&#9;&#9;false, //Domenica&#10;&#9;&#9;&#9;&#9;false));">
            <text:p>leavingTimes.add(new Bus(dateFormatter.parse("07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25">
            <text:p>07.25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6];&quot;&quot;&quot;),&#10;&#9;&#9;&#9;&#9;&quot;&quot;&quot;;[.B16];&quot;&quot;&quot;,&#10;&#9;&#9;&#9;&#9;true, //Feriale&#10;&#9;&#9;&#9;&#9;true, //Sabato&#10;&#9;&#9;&#9;&#9;false, //Domenica&#10;&#9;&#9;&#9;&#9;false));&quot;)" office:value-type="string" office:string-value="leavingTimes.add(new Bus(dateFormatter.parse(&quot;07.25&quot;),&#10;&#9;&#9;&#9;&#9;&quot;SCORZE&quot;,&#10;&#9;&#9;&#9;&#9;true, //Feriale&#10;&#9;&#9;&#9;&#9;true, //Sabato&#10;&#9;&#9;&#9;&#9;false, //Domenica&#10;&#9;&#9;&#9;&#9;false));">
            <text:p>leavingTimes.add(new Bus(dateFormatter.parse("07.2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30">
            <text:p>07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7];&quot;&quot;&quot;),&#10;&#9;&#9;&#9;&#9;&quot;&quot;&quot;;[.B17];&quot;&quot;&quot;,&#10;&#9;&#9;&#9;&#9;true, //Feriale&#10;&#9;&#9;&#9;&#9;true, //Sabato&#10;&#9;&#9;&#9;&#9;false, //Domenica&#10;&#9;&#9;&#9;&#9;false));&quot;)" office:value-type="string" office:string-value="leavingTimes.add(new Bus(dateFormatter.parse(&quot;07.30&quot;),&#10;&#9;&#9;&#9;&#9;&quot;NOALE&quot;,&#10;&#9;&#9;&#9;&#9;true, //Feriale&#10;&#9;&#9;&#9;&#9;true, //Sabato&#10;&#9;&#9;&#9;&#9;false, //Domenica&#10;&#9;&#9;&#9;&#9;false));">
            <text:p>leavingTimes.add(new Bus(dateFormatter.parse("07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35">
            <text:p>07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8];&quot;&quot;&quot;),&#10;&#9;&#9;&#9;&#9;&quot;&quot;&quot;;[.B18];&quot;&quot;&quot;,&#10;&#9;&#9;&#9;&#9;true, //Feriale&#10;&#9;&#9;&#9;&#9;true, //Sabato&#10;&#9;&#9;&#9;&#9;false, //Domenica&#10;&#9;&#9;&#9;&#9;false));&quot;)" office:value-type="string" office:string-value="leavingTimes.add(new Bus(dateFormatter.parse(&quot;07.35&quot;),&#10;&#9;&#9;&#9;&#9;&quot;12/&quot;,&#10;&#9;&#9;&#9;&#9;true, //Feriale&#10;&#9;&#9;&#9;&#9;true, //Sabato&#10;&#9;&#9;&#9;&#9;false, //Domenica&#10;&#9;&#9;&#9;&#9;false));">
            <text:p>leavingTimes.add(new Bus(dateFormatter.parse("07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40">
            <text:p>07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9];&quot;&quot;&quot;),&#10;&#9;&#9;&#9;&#9;&quot;&quot;&quot;;[.B19];&quot;&quot;&quot;,&#10;&#9;&#9;&#9;&#9;true, //Feriale&#10;&#9;&#9;&#9;&#9;true, //Sabato&#10;&#9;&#9;&#9;&#9;false, //Domenica&#10;&#9;&#9;&#9;&#9;false));&quot;)" office:value-type="string" office:string-value="leavingTimes.add(new Bus(dateFormatter.parse(&quot;07.40&quot;),&#10;&#9;&#9;&#9;&#9;&quot;SCORZE&quot;,&#10;&#9;&#9;&#9;&#9;true, //Feriale&#10;&#9;&#9;&#9;&#9;true, //Sabato&#10;&#9;&#9;&#9;&#9;false, //Domenica&#10;&#9;&#9;&#9;&#9;false));">
            <text:p>leavingTimes.add(new Bus(dateFormatter.parse("07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49">
            <text:p>07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20];&quot;&quot;&quot;),&#10;&#9;&#9;&#9;&#9;&quot;&quot;&quot;;[.B20];&quot;&quot;&quot;,&#10;&#9;&#9;&#9;&#9;true, //Feriale&#10;&#9;&#9;&#9;&#9;true, //Sabato&#10;&#9;&#9;&#9;&#9;false, //Domenica&#10;&#9;&#9;&#9;&#9;false));&quot;)" office:value-type="string" office:string-value="leavingTimes.add(new Bus(dateFormatter.parse(&quot;07.49&quot;),&#10;&#9;&#9;&#9;&#9;&quot;12&quot;,&#10;&#9;&#9;&#9;&#9;true, //Feriale&#10;&#9;&#9;&#9;&#9;true, //Sabato&#10;&#9;&#9;&#9;&#9;false, //Domenica&#10;&#9;&#9;&#9;&#9;false));">
            <text:p>leavingTimes.add(new Bus(dateFormatter.parse("07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7.55">
            <text:p>07.55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21];&quot;&quot;&quot;),&#10;&#9;&#9;&#9;&#9;&quot;&quot;&quot;;[.B21];&quot;&quot;&quot;,&#10;&#9;&#9;&#9;&#9;true, //Feriale&#10;&#9;&#9;&#9;&#9;true, //Sabato&#10;&#9;&#9;&#9;&#9;false, //Domenica&#10;&#9;&#9;&#9;&#9;false));&quot;)" office:value-type="string" office:string-value="leavingTimes.add(new Bus(dateFormatter.parse(&quot;07.55&quot;),&#10;&#9;&#9;&#9;&#9;&quot;SCORZE&quot;,&#10;&#9;&#9;&#9;&#9;true, //Feriale&#10;&#9;&#9;&#9;&#9;true, //Sabato&#10;&#9;&#9;&#9;&#9;false, //Domenica&#10;&#9;&#9;&#9;&#9;false));">
            <text:p>leavingTimes.add(new Bus(dateFormatter.parse("07.5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00">
            <text:p>08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22];&quot;&quot;&quot;),&#10;&#9;&#9;&#9;&#9;&quot;&quot;&quot;;[.B22];&quot;&quot;&quot;,&#10;&#9;&#9;&#9;&#9;true, //Feriale&#10;&#9;&#9;&#9;&#9;true, //Sabato&#10;&#9;&#9;&#9;&#9;false, //Domenica&#10;&#9;&#9;&#9;&#9;false));&quot;)" office:value-type="string" office:string-value="leavingTimes.add(new Bus(dateFormatter.parse(&quot;08.00&quot;),&#10;&#9;&#9;&#9;&#9;&quot;NOALE&quot;,&#10;&#9;&#9;&#9;&#9;true, //Feriale&#10;&#9;&#9;&#9;&#9;true, //Sabato&#10;&#9;&#9;&#9;&#9;false, //Domenica&#10;&#9;&#9;&#9;&#9;false));">
            <text:p>leavingTimes.add(new Bus(dateFormatter.parse("08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05">
            <text:p>08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23];&quot;&quot;&quot;),&#10;&#9;&#9;&#9;&#9;&quot;&quot;&quot;;[.B23];&quot;&quot;&quot;,&#10;&#9;&#9;&#9;&#9;true, //Feriale&#10;&#9;&#9;&#9;&#9;true, //Sabato&#10;&#9;&#9;&#9;&#9;false, //Domenica&#10;&#9;&#9;&#9;&#9;false));&quot;)" office:value-type="string" office:string-value="leavingTimes.add(new Bus(dateFormatter.parse(&quot;08.05&quot;),&#10;&#9;&#9;&#9;&#9;&quot;12/&quot;,&#10;&#9;&#9;&#9;&#9;true, //Feriale&#10;&#9;&#9;&#9;&#9;true, //Sabato&#10;&#9;&#9;&#9;&#9;false, //Domenica&#10;&#9;&#9;&#9;&#9;false));">
            <text:p>leavingTimes.add(new Bus(dateFormatter.parse("08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10">
            <text:p>08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24];&quot;&quot;&quot;),&#10;&#9;&#9;&#9;&#9;&quot;&quot;&quot;;[.B24];&quot;&quot;&quot;,&#10;&#9;&#9;&#9;&#9;true, //Feriale&#10;&#9;&#9;&#9;&#9;true, //Sabato&#10;&#9;&#9;&#9;&#9;false, //Domenica&#10;&#9;&#9;&#9;&#9;false));&quot;)" office:value-type="string" office:string-value="leavingTimes.add(new Bus(dateFormatter.parse(&quot;08.10&quot;),&#10;&#9;&#9;&#9;&#9;&quot;SCORZE&quot;,&#10;&#9;&#9;&#9;&#9;true, //Feriale&#10;&#9;&#9;&#9;&#9;true, //Sabato&#10;&#9;&#9;&#9;&#9;false, //Domenica&#10;&#9;&#9;&#9;&#9;false));">
            <text:p>leavingTimes.add(new Bus(dateFormatter.parse("08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19">
            <text:p>08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25];&quot;&quot;&quot;),&#10;&#9;&#9;&#9;&#9;&quot;&quot;&quot;;[.B25];&quot;&quot;&quot;,&#10;&#9;&#9;&#9;&#9;true, //Feriale&#10;&#9;&#9;&#9;&#9;true, //Sabato&#10;&#9;&#9;&#9;&#9;false, //Domenica&#10;&#9;&#9;&#9;&#9;false));&quot;)" office:value-type="string" office:string-value="leavingTimes.add(new Bus(dateFormatter.parse(&quot;08.19&quot;),&#10;&#9;&#9;&#9;&#9;&quot;12&quot;,&#10;&#9;&#9;&#9;&#9;true, //Feriale&#10;&#9;&#9;&#9;&#9;true, //Sabato&#10;&#9;&#9;&#9;&#9;false, //Domenica&#10;&#9;&#9;&#9;&#9;false));">
            <text:p>leavingTimes.add(new Bus(dateFormatter.parse("08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30">
            <text:p>08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26];&quot;&quot;&quot;),&#10;&#9;&#9;&#9;&#9;&quot;&quot;&quot;;[.B26];&quot;&quot;&quot;,&#10;&#9;&#9;&#9;&#9;true, //Feriale&#10;&#9;&#9;&#9;&#9;true, //Sabato&#10;&#9;&#9;&#9;&#9;false, //Domenica&#10;&#9;&#9;&#9;&#9;false));&quot;)" office:value-type="string" office:string-value="leavingTimes.add(new Bus(dateFormatter.parse(&quot;08.30&quot;),&#10;&#9;&#9;&#9;&#9;&quot;NOALE&quot;,&#10;&#9;&#9;&#9;&#9;true, //Feriale&#10;&#9;&#9;&#9;&#9;true, //Sabato&#10;&#9;&#9;&#9;&#9;false, //Domenica&#10;&#9;&#9;&#9;&#9;false));">
            <text:p>leavingTimes.add(new Bus(dateFormatter.parse("08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35">
            <text:p>08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27];&quot;&quot;&quot;),&#10;&#9;&#9;&#9;&#9;&quot;&quot;&quot;;[.B27];&quot;&quot;&quot;,&#10;&#9;&#9;&#9;&#9;true, //Feriale&#10;&#9;&#9;&#9;&#9;true, //Sabato&#10;&#9;&#9;&#9;&#9;false, //Domenica&#10;&#9;&#9;&#9;&#9;false));&quot;)" office:value-type="string" office:string-value="leavingTimes.add(new Bus(dateFormatter.parse(&quot;08.35&quot;),&#10;&#9;&#9;&#9;&#9;&quot;12/&quot;,&#10;&#9;&#9;&#9;&#9;true, //Feriale&#10;&#9;&#9;&#9;&#9;true, //Sabato&#10;&#9;&#9;&#9;&#9;false, //Domenica&#10;&#9;&#9;&#9;&#9;false));">
            <text:p>leavingTimes.add(new Bus(dateFormatter.parse("08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40">
            <text:p>08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28];&quot;&quot;&quot;),&#10;&#9;&#9;&#9;&#9;&quot;&quot;&quot;;[.B28];&quot;&quot;&quot;,&#10;&#9;&#9;&#9;&#9;true, //Feriale&#10;&#9;&#9;&#9;&#9;true, //Sabato&#10;&#9;&#9;&#9;&#9;false, //Domenica&#10;&#9;&#9;&#9;&#9;false));&quot;)" office:value-type="string" office:string-value="leavingTimes.add(new Bus(dateFormatter.parse(&quot;08.40&quot;),&#10;&#9;&#9;&#9;&#9;&quot;SCORZE&quot;,&#10;&#9;&#9;&#9;&#9;true, //Feriale&#10;&#9;&#9;&#9;&#9;true, //Sabato&#10;&#9;&#9;&#9;&#9;false, //Domenica&#10;&#9;&#9;&#9;&#9;false));">
            <text:p>leavingTimes.add(new Bus(dateFormatter.parse("08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8.49">
            <text:p>08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29];&quot;&quot;&quot;),&#10;&#9;&#9;&#9;&#9;&quot;&quot;&quot;;[.B29];&quot;&quot;&quot;,&#10;&#9;&#9;&#9;&#9;true, //Feriale&#10;&#9;&#9;&#9;&#9;true, //Sabato&#10;&#9;&#9;&#9;&#9;false, //Domenica&#10;&#9;&#9;&#9;&#9;false));&quot;)" office:value-type="string" office:string-value="leavingTimes.add(new Bus(dateFormatter.parse(&quot;08.49&quot;),&#10;&#9;&#9;&#9;&#9;&quot;12&quot;,&#10;&#9;&#9;&#9;&#9;true, //Feriale&#10;&#9;&#9;&#9;&#9;true, //Sabato&#10;&#9;&#9;&#9;&#9;false, //Domenica&#10;&#9;&#9;&#9;&#9;false));">
            <text:p>leavingTimes.add(new Bus(dateFormatter.parse("08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00">
            <text:p>09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30];&quot;&quot;&quot;),&#10;&#9;&#9;&#9;&#9;&quot;&quot;&quot;;[.B30];&quot;&quot;&quot;,&#10;&#9;&#9;&#9;&#9;true, //Feriale&#10;&#9;&#9;&#9;&#9;true, //Sabato&#10;&#9;&#9;&#9;&#9;false, //Domenica&#10;&#9;&#9;&#9;&#9;false));&quot;)" office:value-type="string" office:string-value="leavingTimes.add(new Bus(dateFormatter.parse(&quot;09.00&quot;),&#10;&#9;&#9;&#9;&#9;&quot;NOALE&quot;,&#10;&#9;&#9;&#9;&#9;true, //Feriale&#10;&#9;&#9;&#9;&#9;true, //Sabato&#10;&#9;&#9;&#9;&#9;false, //Domenica&#10;&#9;&#9;&#9;&#9;false));">
            <text:p>leavingTimes.add(new Bus(dateFormatter.parse("09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05">
            <text:p>09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31];&quot;&quot;&quot;),&#10;&#9;&#9;&#9;&#9;&quot;&quot;&quot;;[.B31];&quot;&quot;&quot;,&#10;&#9;&#9;&#9;&#9;true, //Feriale&#10;&#9;&#9;&#9;&#9;true, //Sabato&#10;&#9;&#9;&#9;&#9;false, //Domenica&#10;&#9;&#9;&#9;&#9;false));&quot;)" office:value-type="string" office:string-value="leavingTimes.add(new Bus(dateFormatter.parse(&quot;09.05&quot;),&#10;&#9;&#9;&#9;&#9;&quot;12/&quot;,&#10;&#9;&#9;&#9;&#9;true, //Feriale&#10;&#9;&#9;&#9;&#9;true, //Sabato&#10;&#9;&#9;&#9;&#9;false, //Domenica&#10;&#9;&#9;&#9;&#9;false));">
            <text:p>leavingTimes.add(new Bus(dateFormatter.parse("09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10">
            <text:p>09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32];&quot;&quot;&quot;),&#10;&#9;&#9;&#9;&#9;&quot;&quot;&quot;;[.B32];&quot;&quot;&quot;,&#10;&#9;&#9;&#9;&#9;true, //Feriale&#10;&#9;&#9;&#9;&#9;true, //Sabato&#10;&#9;&#9;&#9;&#9;false, //Domenica&#10;&#9;&#9;&#9;&#9;false));&quot;)" office:value-type="string" office:string-value="leavingTimes.add(new Bus(dateFormatter.parse(&quot;09.10&quot;),&#10;&#9;&#9;&#9;&#9;&quot;SCORZE&quot;,&#10;&#9;&#9;&#9;&#9;true, //Feriale&#10;&#9;&#9;&#9;&#9;true, //Sabato&#10;&#9;&#9;&#9;&#9;false, //Domenica&#10;&#9;&#9;&#9;&#9;false));">
            <text:p>leavingTimes.add(new Bus(dateFormatter.parse("09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19">
            <text:p>09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33];&quot;&quot;&quot;),&#10;&#9;&#9;&#9;&#9;&quot;&quot;&quot;;[.B33];&quot;&quot;&quot;,&#10;&#9;&#9;&#9;&#9;true, //Feriale&#10;&#9;&#9;&#9;&#9;true, //Sabato&#10;&#9;&#9;&#9;&#9;false, //Domenica&#10;&#9;&#9;&#9;&#9;false));&quot;)" office:value-type="string" office:string-value="leavingTimes.add(new Bus(dateFormatter.parse(&quot;09.19&quot;),&#10;&#9;&#9;&#9;&#9;&quot;12&quot;,&#10;&#9;&#9;&#9;&#9;true, //Feriale&#10;&#9;&#9;&#9;&#9;true, //Sabato&#10;&#9;&#9;&#9;&#9;false, //Domenica&#10;&#9;&#9;&#9;&#9;false));">
            <text:p>leavingTimes.add(new Bus(dateFormatter.parse("09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30">
            <text:p>09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34];&quot;&quot;&quot;),&#10;&#9;&#9;&#9;&#9;&quot;&quot;&quot;;[.B34];&quot;&quot;&quot;,&#10;&#9;&#9;&#9;&#9;true, //Feriale&#10;&#9;&#9;&#9;&#9;true, //Sabato&#10;&#9;&#9;&#9;&#9;false, //Domenica&#10;&#9;&#9;&#9;&#9;false));&quot;)" office:value-type="string" office:string-value="leavingTimes.add(new Bus(dateFormatter.parse(&quot;09.30&quot;),&#10;&#9;&#9;&#9;&#9;&quot;NOALE&quot;,&#10;&#9;&#9;&#9;&#9;true, //Feriale&#10;&#9;&#9;&#9;&#9;true, //Sabato&#10;&#9;&#9;&#9;&#9;false, //Domenica&#10;&#9;&#9;&#9;&#9;false));">
            <text:p>leavingTimes.add(new Bus(dateFormatter.parse("09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35">
            <text:p>09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35];&quot;&quot;&quot;),&#10;&#9;&#9;&#9;&#9;&quot;&quot;&quot;;[.B35];&quot;&quot;&quot;,&#10;&#9;&#9;&#9;&#9;true, //Feriale&#10;&#9;&#9;&#9;&#9;true, //Sabato&#10;&#9;&#9;&#9;&#9;false, //Domenica&#10;&#9;&#9;&#9;&#9;false));&quot;)" office:value-type="string" office:string-value="leavingTimes.add(new Bus(dateFormatter.parse(&quot;09.35&quot;),&#10;&#9;&#9;&#9;&#9;&quot;12/&quot;,&#10;&#9;&#9;&#9;&#9;true, //Feriale&#10;&#9;&#9;&#9;&#9;true, //Sabato&#10;&#9;&#9;&#9;&#9;false, //Domenica&#10;&#9;&#9;&#9;&#9;false));">
            <text:p>leavingTimes.add(new Bus(dateFormatter.parse("09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40">
            <text:p>09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36];&quot;&quot;&quot;),&#10;&#9;&#9;&#9;&#9;&quot;&quot;&quot;;[.B36];&quot;&quot;&quot;,&#10;&#9;&#9;&#9;&#9;true, //Feriale&#10;&#9;&#9;&#9;&#9;true, //Sabato&#10;&#9;&#9;&#9;&#9;false, //Domenica&#10;&#9;&#9;&#9;&#9;false));&quot;)" office:value-type="string" office:string-value="leavingTimes.add(new Bus(dateFormatter.parse(&quot;09.40&quot;),&#10;&#9;&#9;&#9;&#9;&quot;SCORZE&quot;,&#10;&#9;&#9;&#9;&#9;true, //Feriale&#10;&#9;&#9;&#9;&#9;true, //Sabato&#10;&#9;&#9;&#9;&#9;false, //Domenica&#10;&#9;&#9;&#9;&#9;false));">
            <text:p>leavingTimes.add(new Bus(dateFormatter.parse("09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09.49">
            <text:p>09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37];&quot;&quot;&quot;),&#10;&#9;&#9;&#9;&#9;&quot;&quot;&quot;;[.B37];&quot;&quot;&quot;,&#10;&#9;&#9;&#9;&#9;true, //Feriale&#10;&#9;&#9;&#9;&#9;true, //Sabato&#10;&#9;&#9;&#9;&#9;false, //Domenica&#10;&#9;&#9;&#9;&#9;false));&quot;)" office:value-type="string" office:string-value="leavingTimes.add(new Bus(dateFormatter.parse(&quot;09.49&quot;),&#10;&#9;&#9;&#9;&#9;&quot;12&quot;,&#10;&#9;&#9;&#9;&#9;true, //Feriale&#10;&#9;&#9;&#9;&#9;true, //Sabato&#10;&#9;&#9;&#9;&#9;false, //Domenica&#10;&#9;&#9;&#9;&#9;false));">
            <text:p>leavingTimes.add(new Bus(dateFormatter.parse("09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00">
            <text:p>10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38];&quot;&quot;&quot;),&#10;&#9;&#9;&#9;&#9;&quot;&quot;&quot;;[.B38];&quot;&quot;&quot;,&#10;&#9;&#9;&#9;&#9;true, //Feriale&#10;&#9;&#9;&#9;&#9;true, //Sabato&#10;&#9;&#9;&#9;&#9;false, //Domenica&#10;&#9;&#9;&#9;&#9;false));&quot;)" office:value-type="string" office:string-value="leavingTimes.add(new Bus(dateFormatter.parse(&quot;10.00&quot;),&#10;&#9;&#9;&#9;&#9;&quot;NOALE&quot;,&#10;&#9;&#9;&#9;&#9;true, //Feriale&#10;&#9;&#9;&#9;&#9;true, //Sabato&#10;&#9;&#9;&#9;&#9;false, //Domenica&#10;&#9;&#9;&#9;&#9;false));">
            <text:p>leavingTimes.add(new Bus(dateFormatter.parse("10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05">
            <text:p>10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39];&quot;&quot;&quot;),&#10;&#9;&#9;&#9;&#9;&quot;&quot;&quot;;[.B39];&quot;&quot;&quot;,&#10;&#9;&#9;&#9;&#9;true, //Feriale&#10;&#9;&#9;&#9;&#9;true, //Sabato&#10;&#9;&#9;&#9;&#9;false, //Domenica&#10;&#9;&#9;&#9;&#9;false));&quot;)" office:value-type="string" office:string-value="leavingTimes.add(new Bus(dateFormatter.parse(&quot;10.05&quot;),&#10;&#9;&#9;&#9;&#9;&quot;12/&quot;,&#10;&#9;&#9;&#9;&#9;true, //Feriale&#10;&#9;&#9;&#9;&#9;true, //Sabato&#10;&#9;&#9;&#9;&#9;false, //Domenica&#10;&#9;&#9;&#9;&#9;false));">
            <text:p>leavingTimes.add(new Bus(dateFormatter.parse("10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10">
            <text:p>10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40];&quot;&quot;&quot;),&#10;&#9;&#9;&#9;&#9;&quot;&quot;&quot;;[.B40];&quot;&quot;&quot;,&#10;&#9;&#9;&#9;&#9;true, //Feriale&#10;&#9;&#9;&#9;&#9;true, //Sabato&#10;&#9;&#9;&#9;&#9;false, //Domenica&#10;&#9;&#9;&#9;&#9;false));&quot;)" office:value-type="string" office:string-value="leavingTimes.add(new Bus(dateFormatter.parse(&quot;10.10&quot;),&#10;&#9;&#9;&#9;&#9;&quot;SCORZE&quot;,&#10;&#9;&#9;&#9;&#9;true, //Feriale&#10;&#9;&#9;&#9;&#9;true, //Sabato&#10;&#9;&#9;&#9;&#9;false, //Domenica&#10;&#9;&#9;&#9;&#9;false));">
            <text:p>leavingTimes.add(new Bus(dateFormatter.parse("10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19">
            <text:p>10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41];&quot;&quot;&quot;),&#10;&#9;&#9;&#9;&#9;&quot;&quot;&quot;;[.B41];&quot;&quot;&quot;,&#10;&#9;&#9;&#9;&#9;true, //Feriale&#10;&#9;&#9;&#9;&#9;true, //Sabato&#10;&#9;&#9;&#9;&#9;false, //Domenica&#10;&#9;&#9;&#9;&#9;false));&quot;)" office:value-type="string" office:string-value="leavingTimes.add(new Bus(dateFormatter.parse(&quot;10.19&quot;),&#10;&#9;&#9;&#9;&#9;&quot;12&quot;,&#10;&#9;&#9;&#9;&#9;true, //Feriale&#10;&#9;&#9;&#9;&#9;true, //Sabato&#10;&#9;&#9;&#9;&#9;false, //Domenica&#10;&#9;&#9;&#9;&#9;false));">
            <text:p>leavingTimes.add(new Bus(dateFormatter.parse("10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30">
            <text:p>10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42];&quot;&quot;&quot;),&#10;&#9;&#9;&#9;&#9;&quot;&quot;&quot;;[.B42];&quot;&quot;&quot;,&#10;&#9;&#9;&#9;&#9;true, //Feriale&#10;&#9;&#9;&#9;&#9;true, //Sabato&#10;&#9;&#9;&#9;&#9;false, //Domenica&#10;&#9;&#9;&#9;&#9;false));&quot;)" office:value-type="string" office:string-value="leavingTimes.add(new Bus(dateFormatter.parse(&quot;10.30&quot;),&#10;&#9;&#9;&#9;&#9;&quot;NOALE&quot;,&#10;&#9;&#9;&#9;&#9;true, //Feriale&#10;&#9;&#9;&#9;&#9;true, //Sabato&#10;&#9;&#9;&#9;&#9;false, //Domenica&#10;&#9;&#9;&#9;&#9;false));">
            <text:p>leavingTimes.add(new Bus(dateFormatter.parse("10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35">
            <text:p>10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43];&quot;&quot;&quot;),&#10;&#9;&#9;&#9;&#9;&quot;&quot;&quot;;[.B43];&quot;&quot;&quot;,&#10;&#9;&#9;&#9;&#9;true, //Feriale&#10;&#9;&#9;&#9;&#9;true, //Sabato&#10;&#9;&#9;&#9;&#9;false, //Domenica&#10;&#9;&#9;&#9;&#9;false));&quot;)" office:value-type="string" office:string-value="leavingTimes.add(new Bus(dateFormatter.parse(&quot;10.35&quot;),&#10;&#9;&#9;&#9;&#9;&quot;12/&quot;,&#10;&#9;&#9;&#9;&#9;true, //Feriale&#10;&#9;&#9;&#9;&#9;true, //Sabato&#10;&#9;&#9;&#9;&#9;false, //Domenica&#10;&#9;&#9;&#9;&#9;false));">
            <text:p>leavingTimes.add(new Bus(dateFormatter.parse("10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40">
            <text:p>10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44];&quot;&quot;&quot;),&#10;&#9;&#9;&#9;&#9;&quot;&quot;&quot;;[.B44];&quot;&quot;&quot;,&#10;&#9;&#9;&#9;&#9;true, //Feriale&#10;&#9;&#9;&#9;&#9;true, //Sabato&#10;&#9;&#9;&#9;&#9;false, //Domenica&#10;&#9;&#9;&#9;&#9;false));&quot;)" office:value-type="string" office:string-value="leavingTimes.add(new Bus(dateFormatter.parse(&quot;10.40&quot;),&#10;&#9;&#9;&#9;&#9;&quot;SCORZE&quot;,&#10;&#9;&#9;&#9;&#9;true, //Feriale&#10;&#9;&#9;&#9;&#9;true, //Sabato&#10;&#9;&#9;&#9;&#9;false, //Domenica&#10;&#9;&#9;&#9;&#9;false));">
            <text:p>leavingTimes.add(new Bus(dateFormatter.parse("10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0.49">
            <text:p>10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45];&quot;&quot;&quot;),&#10;&#9;&#9;&#9;&#9;&quot;&quot;&quot;;[.B45];&quot;&quot;&quot;,&#10;&#9;&#9;&#9;&#9;true, //Feriale&#10;&#9;&#9;&#9;&#9;true, //Sabato&#10;&#9;&#9;&#9;&#9;false, //Domenica&#10;&#9;&#9;&#9;&#9;false));&quot;)" office:value-type="string" office:string-value="leavingTimes.add(new Bus(dateFormatter.parse(&quot;10.49&quot;),&#10;&#9;&#9;&#9;&#9;&quot;12&quot;,&#10;&#9;&#9;&#9;&#9;true, //Feriale&#10;&#9;&#9;&#9;&#9;true, //Sabato&#10;&#9;&#9;&#9;&#9;false, //Domenica&#10;&#9;&#9;&#9;&#9;false));">
            <text:p>leavingTimes.add(new Bus(dateFormatter.parse("10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00">
            <text:p>11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46];&quot;&quot;&quot;),&#10;&#9;&#9;&#9;&#9;&quot;&quot;&quot;;[.B46];&quot;&quot;&quot;,&#10;&#9;&#9;&#9;&#9;true, //Feriale&#10;&#9;&#9;&#9;&#9;true, //Sabato&#10;&#9;&#9;&#9;&#9;false, //Domenica&#10;&#9;&#9;&#9;&#9;false));&quot;)" office:value-type="string" office:string-value="leavingTimes.add(new Bus(dateFormatter.parse(&quot;11.00&quot;),&#10;&#9;&#9;&#9;&#9;&quot;NOALE&quot;,&#10;&#9;&#9;&#9;&#9;true, //Feriale&#10;&#9;&#9;&#9;&#9;true, //Sabato&#10;&#9;&#9;&#9;&#9;false, //Domenica&#10;&#9;&#9;&#9;&#9;false));">
            <text:p>leavingTimes.add(new Bus(dateFormatter.parse("11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05">
            <text:p>11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47];&quot;&quot;&quot;),&#10;&#9;&#9;&#9;&#9;&quot;&quot;&quot;;[.B47];&quot;&quot;&quot;,&#10;&#9;&#9;&#9;&#9;true, //Feriale&#10;&#9;&#9;&#9;&#9;true, //Sabato&#10;&#9;&#9;&#9;&#9;false, //Domenica&#10;&#9;&#9;&#9;&#9;false));&quot;)" office:value-type="string" office:string-value="leavingTimes.add(new Bus(dateFormatter.parse(&quot;11.05&quot;),&#10;&#9;&#9;&#9;&#9;&quot;12/&quot;,&#10;&#9;&#9;&#9;&#9;true, //Feriale&#10;&#9;&#9;&#9;&#9;true, //Sabato&#10;&#9;&#9;&#9;&#9;false, //Domenica&#10;&#9;&#9;&#9;&#9;false));">
            <text:p>leavingTimes.add(new Bus(dateFormatter.parse("11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10">
            <text:p>11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48];&quot;&quot;&quot;),&#10;&#9;&#9;&#9;&#9;&quot;&quot;&quot;;[.B48];&quot;&quot;&quot;,&#10;&#9;&#9;&#9;&#9;true, //Feriale&#10;&#9;&#9;&#9;&#9;true, //Sabato&#10;&#9;&#9;&#9;&#9;false, //Domenica&#10;&#9;&#9;&#9;&#9;false));&quot;)" office:value-type="string" office:string-value="leavingTimes.add(new Bus(dateFormatter.parse(&quot;11.10&quot;),&#10;&#9;&#9;&#9;&#9;&quot;SCORZE&quot;,&#10;&#9;&#9;&#9;&#9;true, //Feriale&#10;&#9;&#9;&#9;&#9;true, //Sabato&#10;&#9;&#9;&#9;&#9;false, //Domenica&#10;&#9;&#9;&#9;&#9;false));">
            <text:p>leavingTimes.add(new Bus(dateFormatter.parse("11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19">
            <text:p>11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49];&quot;&quot;&quot;),&#10;&#9;&#9;&#9;&#9;&quot;&quot;&quot;;[.B49];&quot;&quot;&quot;,&#10;&#9;&#9;&#9;&#9;true, //Feriale&#10;&#9;&#9;&#9;&#9;true, //Sabato&#10;&#9;&#9;&#9;&#9;false, //Domenica&#10;&#9;&#9;&#9;&#9;false));&quot;)" office:value-type="string" office:string-value="leavingTimes.add(new Bus(dateFormatter.parse(&quot;11.19&quot;),&#10;&#9;&#9;&#9;&#9;&quot;12&quot;,&#10;&#9;&#9;&#9;&#9;true, //Feriale&#10;&#9;&#9;&#9;&#9;true, //Sabato&#10;&#9;&#9;&#9;&#9;false, //Domenica&#10;&#9;&#9;&#9;&#9;false));">
            <text:p>leavingTimes.add(new Bus(dateFormatter.parse("11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30">
            <text:p>11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50];&quot;&quot;&quot;),&#10;&#9;&#9;&#9;&#9;&quot;&quot;&quot;;[.B50];&quot;&quot;&quot;,&#10;&#9;&#9;&#9;&#9;true, //Feriale&#10;&#9;&#9;&#9;&#9;true, //Sabato&#10;&#9;&#9;&#9;&#9;false, //Domenica&#10;&#9;&#9;&#9;&#9;false));&quot;)" office:value-type="string" office:string-value="leavingTimes.add(new Bus(dateFormatter.parse(&quot;11.30&quot;),&#10;&#9;&#9;&#9;&#9;&quot;NOALE&quot;,&#10;&#9;&#9;&#9;&#9;true, //Feriale&#10;&#9;&#9;&#9;&#9;true, //Sabato&#10;&#9;&#9;&#9;&#9;false, //Domenica&#10;&#9;&#9;&#9;&#9;false));">
            <text:p>leavingTimes.add(new Bus(dateFormatter.parse("11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35">
            <text:p>11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51];&quot;&quot;&quot;),&#10;&#9;&#9;&#9;&#9;&quot;&quot;&quot;;[.B51];&quot;&quot;&quot;,&#10;&#9;&#9;&#9;&#9;true, //Feriale&#10;&#9;&#9;&#9;&#9;true, //Sabato&#10;&#9;&#9;&#9;&#9;false, //Domenica&#10;&#9;&#9;&#9;&#9;false));&quot;)" office:value-type="string" office:string-value="leavingTimes.add(new Bus(dateFormatter.parse(&quot;11.35&quot;),&#10;&#9;&#9;&#9;&#9;&quot;12/&quot;,&#10;&#9;&#9;&#9;&#9;true, //Feriale&#10;&#9;&#9;&#9;&#9;true, //Sabato&#10;&#9;&#9;&#9;&#9;false, //Domenica&#10;&#9;&#9;&#9;&#9;false));">
            <text:p>leavingTimes.add(new Bus(dateFormatter.parse("11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40">
            <text:p>11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52];&quot;&quot;&quot;),&#10;&#9;&#9;&#9;&#9;&quot;&quot;&quot;;[.B52];&quot;&quot;&quot;,&#10;&#9;&#9;&#9;&#9;true, //Feriale&#10;&#9;&#9;&#9;&#9;true, //Sabato&#10;&#9;&#9;&#9;&#9;false, //Domenica&#10;&#9;&#9;&#9;&#9;false));&quot;)" office:value-type="string" office:string-value="leavingTimes.add(new Bus(dateFormatter.parse(&quot;11.40&quot;),&#10;&#9;&#9;&#9;&#9;&quot;SCORZE&quot;,&#10;&#9;&#9;&#9;&#9;true, //Feriale&#10;&#9;&#9;&#9;&#9;true, //Sabato&#10;&#9;&#9;&#9;&#9;false, //Domenica&#10;&#9;&#9;&#9;&#9;false));">
            <text:p>leavingTimes.add(new Bus(dateFormatter.parse("11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1.49">
            <text:p>11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53];&quot;&quot;&quot;),&#10;&#9;&#9;&#9;&#9;&quot;&quot;&quot;;[.B53];&quot;&quot;&quot;,&#10;&#9;&#9;&#9;&#9;true, //Feriale&#10;&#9;&#9;&#9;&#9;true, //Sabato&#10;&#9;&#9;&#9;&#9;false, //Domenica&#10;&#9;&#9;&#9;&#9;false));&quot;)" office:value-type="string" office:string-value="leavingTimes.add(new Bus(dateFormatter.parse(&quot;11.49&quot;),&#10;&#9;&#9;&#9;&#9;&quot;12&quot;,&#10;&#9;&#9;&#9;&#9;true, //Feriale&#10;&#9;&#9;&#9;&#9;true, //Sabato&#10;&#9;&#9;&#9;&#9;false, //Domenica&#10;&#9;&#9;&#9;&#9;false));">
            <text:p>leavingTimes.add(new Bus(dateFormatter.parse("11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00">
            <text:p>12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54];&quot;&quot;&quot;),&#10;&#9;&#9;&#9;&#9;&quot;&quot;&quot;;[.B54];&quot;&quot;&quot;,&#10;&#9;&#9;&#9;&#9;true, //Feriale&#10;&#9;&#9;&#9;&#9;true, //Sabato&#10;&#9;&#9;&#9;&#9;false, //Domenica&#10;&#9;&#9;&#9;&#9;false));&quot;)" office:value-type="string" office:string-value="leavingTimes.add(new Bus(dateFormatter.parse(&quot;12.00&quot;),&#10;&#9;&#9;&#9;&#9;&quot;NOALE&quot;,&#10;&#9;&#9;&#9;&#9;true, //Feriale&#10;&#9;&#9;&#9;&#9;true, //Sabato&#10;&#9;&#9;&#9;&#9;false, //Domenica&#10;&#9;&#9;&#9;&#9;false));">
            <text:p>leavingTimes.add(new Bus(dateFormatter.parse("12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05">
            <text:p>12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55];&quot;&quot;&quot;),&#10;&#9;&#9;&#9;&#9;&quot;&quot;&quot;;[.B55];&quot;&quot;&quot;,&#10;&#9;&#9;&#9;&#9;true, //Feriale&#10;&#9;&#9;&#9;&#9;true, //Sabato&#10;&#9;&#9;&#9;&#9;false, //Domenica&#10;&#9;&#9;&#9;&#9;false));&quot;)" office:value-type="string" office:string-value="leavingTimes.add(new Bus(dateFormatter.parse(&quot;12.05&quot;),&#10;&#9;&#9;&#9;&#9;&quot;12/&quot;,&#10;&#9;&#9;&#9;&#9;true, //Feriale&#10;&#9;&#9;&#9;&#9;true, //Sabato&#10;&#9;&#9;&#9;&#9;false, //Domenica&#10;&#9;&#9;&#9;&#9;false));">
            <text:p>leavingTimes.add(new Bus(dateFormatter.parse("12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10">
            <text:p>12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56];&quot;&quot;&quot;),&#10;&#9;&#9;&#9;&#9;&quot;&quot;&quot;;[.B56];&quot;&quot;&quot;,&#10;&#9;&#9;&#9;&#9;true, //Feriale&#10;&#9;&#9;&#9;&#9;true, //Sabato&#10;&#9;&#9;&#9;&#9;false, //Domenica&#10;&#9;&#9;&#9;&#9;false));&quot;)" office:value-type="string" office:string-value="leavingTimes.add(new Bus(dateFormatter.parse(&quot;12.10&quot;),&#10;&#9;&#9;&#9;&#9;&quot;SCORZE&quot;,&#10;&#9;&#9;&#9;&#9;true, //Feriale&#10;&#9;&#9;&#9;&#9;true, //Sabato&#10;&#9;&#9;&#9;&#9;false, //Domenica&#10;&#9;&#9;&#9;&#9;false));">
            <text:p>leavingTimes.add(new Bus(dateFormatter.parse("12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19">
            <text:p>12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57];&quot;&quot;&quot;),&#10;&#9;&#9;&#9;&#9;&quot;&quot;&quot;;[.B57];&quot;&quot;&quot;,&#10;&#9;&#9;&#9;&#9;true, //Feriale&#10;&#9;&#9;&#9;&#9;true, //Sabato&#10;&#9;&#9;&#9;&#9;false, //Domenica&#10;&#9;&#9;&#9;&#9;false));&quot;)" office:value-type="string" office:string-value="leavingTimes.add(new Bus(dateFormatter.parse(&quot;12.19&quot;),&#10;&#9;&#9;&#9;&#9;&quot;12&quot;,&#10;&#9;&#9;&#9;&#9;true, //Feriale&#10;&#9;&#9;&#9;&#9;true, //Sabato&#10;&#9;&#9;&#9;&#9;false, //Domenica&#10;&#9;&#9;&#9;&#9;false));">
            <text:p>leavingTimes.add(new Bus(dateFormatter.parse("12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30">
            <text:p>12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58];&quot;&quot;&quot;),&#10;&#9;&#9;&#9;&#9;&quot;&quot;&quot;;[.B58];&quot;&quot;&quot;,&#10;&#9;&#9;&#9;&#9;true, //Feriale&#10;&#9;&#9;&#9;&#9;true, //Sabato&#10;&#9;&#9;&#9;&#9;false, //Domenica&#10;&#9;&#9;&#9;&#9;false));&quot;)" office:value-type="string" office:string-value="leavingTimes.add(new Bus(dateFormatter.parse(&quot;12.30&quot;),&#10;&#9;&#9;&#9;&#9;&quot;NOALE&quot;,&#10;&#9;&#9;&#9;&#9;true, //Feriale&#10;&#9;&#9;&#9;&#9;true, //Sabato&#10;&#9;&#9;&#9;&#9;false, //Domenica&#10;&#9;&#9;&#9;&#9;false));">
            <text:p>leavingTimes.add(new Bus(dateFormatter.parse("12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35">
            <text:p>12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59];&quot;&quot;&quot;),&#10;&#9;&#9;&#9;&#9;&quot;&quot;&quot;;[.B59];&quot;&quot;&quot;,&#10;&#9;&#9;&#9;&#9;true, //Feriale&#10;&#9;&#9;&#9;&#9;true, //Sabato&#10;&#9;&#9;&#9;&#9;false, //Domenica&#10;&#9;&#9;&#9;&#9;false));&quot;)" office:value-type="string" office:string-value="leavingTimes.add(new Bus(dateFormatter.parse(&quot;12.35&quot;),&#10;&#9;&#9;&#9;&#9;&quot;12/&quot;,&#10;&#9;&#9;&#9;&#9;true, //Feriale&#10;&#9;&#9;&#9;&#9;true, //Sabato&#10;&#9;&#9;&#9;&#9;false, //Domenica&#10;&#9;&#9;&#9;&#9;false));">
            <text:p>leavingTimes.add(new Bus(dateFormatter.parse("12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40">
            <text:p>12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60];&quot;&quot;&quot;),&#10;&#9;&#9;&#9;&#9;&quot;&quot;&quot;;[.B60];&quot;&quot;&quot;,&#10;&#9;&#9;&#9;&#9;true, //Feriale&#10;&#9;&#9;&#9;&#9;true, //Sabato&#10;&#9;&#9;&#9;&#9;false, //Domenica&#10;&#9;&#9;&#9;&#9;false));&quot;)" office:value-type="string" office:string-value="leavingTimes.add(new Bus(dateFormatter.parse(&quot;12.40&quot;),&#10;&#9;&#9;&#9;&#9;&quot;SCORZE&quot;,&#10;&#9;&#9;&#9;&#9;true, //Feriale&#10;&#9;&#9;&#9;&#9;true, //Sabato&#10;&#9;&#9;&#9;&#9;false, //Domenica&#10;&#9;&#9;&#9;&#9;false));">
            <text:p>leavingTimes.add(new Bus(dateFormatter.parse("12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2.49">
            <text:p>12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61];&quot;&quot;&quot;),&#10;&#9;&#9;&#9;&#9;&quot;&quot;&quot;;[.B61];&quot;&quot;&quot;,&#10;&#9;&#9;&#9;&#9;true, //Feriale&#10;&#9;&#9;&#9;&#9;true, //Sabato&#10;&#9;&#9;&#9;&#9;false, //Domenica&#10;&#9;&#9;&#9;&#9;false));&quot;)" office:value-type="string" office:string-value="leavingTimes.add(new Bus(dateFormatter.parse(&quot;12.49&quot;),&#10;&#9;&#9;&#9;&#9;&quot;12&quot;,&#10;&#9;&#9;&#9;&#9;true, //Feriale&#10;&#9;&#9;&#9;&#9;true, //Sabato&#10;&#9;&#9;&#9;&#9;false, //Domenica&#10;&#9;&#9;&#9;&#9;false));">
            <text:p>leavingTimes.add(new Bus(dateFormatter.parse("12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00">
            <text:p>13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62];&quot;&quot;&quot;),&#10;&#9;&#9;&#9;&#9;&quot;&quot;&quot;;[.B62];&quot;&quot;&quot;,&#10;&#9;&#9;&#9;&#9;true, //Feriale&#10;&#9;&#9;&#9;&#9;true, //Sabato&#10;&#9;&#9;&#9;&#9;false, //Domenica&#10;&#9;&#9;&#9;&#9;false));&quot;)" office:value-type="string" office:string-value="leavingTimes.add(new Bus(dateFormatter.parse(&quot;13.00&quot;),&#10;&#9;&#9;&#9;&#9;&quot;NOALE&quot;,&#10;&#9;&#9;&#9;&#9;true, //Feriale&#10;&#9;&#9;&#9;&#9;true, //Sabato&#10;&#9;&#9;&#9;&#9;false, //Domenica&#10;&#9;&#9;&#9;&#9;false));">
            <text:p>leavingTimes.add(new Bus(dateFormatter.parse("13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05">
            <text:p>13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63];&quot;&quot;&quot;),&#10;&#9;&#9;&#9;&#9;&quot;&quot;&quot;;[.B63];&quot;&quot;&quot;,&#10;&#9;&#9;&#9;&#9;true, //Feriale&#10;&#9;&#9;&#9;&#9;true, //Sabato&#10;&#9;&#9;&#9;&#9;false, //Domenica&#10;&#9;&#9;&#9;&#9;false));&quot;)" office:value-type="string" office:string-value="leavingTimes.add(new Bus(dateFormatter.parse(&quot;13.05&quot;),&#10;&#9;&#9;&#9;&#9;&quot;12/&quot;,&#10;&#9;&#9;&#9;&#9;true, //Feriale&#10;&#9;&#9;&#9;&#9;true, //Sabato&#10;&#9;&#9;&#9;&#9;false, //Domenica&#10;&#9;&#9;&#9;&#9;false));">
            <text:p>leavingTimes.add(new Bus(dateFormatter.parse("13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10">
            <text:p>13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64];&quot;&quot;&quot;),&#10;&#9;&#9;&#9;&#9;&quot;&quot;&quot;;[.B64];&quot;&quot;&quot;,&#10;&#9;&#9;&#9;&#9;true, //Feriale&#10;&#9;&#9;&#9;&#9;true, //Sabato&#10;&#9;&#9;&#9;&#9;false, //Domenica&#10;&#9;&#9;&#9;&#9;false));&quot;)" office:value-type="string" office:string-value="leavingTimes.add(new Bus(dateFormatter.parse(&quot;13.10&quot;),&#10;&#9;&#9;&#9;&#9;&quot;SCORZE&quot;,&#10;&#9;&#9;&#9;&#9;true, //Feriale&#10;&#9;&#9;&#9;&#9;true, //Sabato&#10;&#9;&#9;&#9;&#9;false, //Domenica&#10;&#9;&#9;&#9;&#9;false));">
            <text:p>leavingTimes.add(new Bus(dateFormatter.parse("13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19">
            <text:p>13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65];&quot;&quot;&quot;),&#10;&#9;&#9;&#9;&#9;&quot;&quot;&quot;;[.B65];&quot;&quot;&quot;,&#10;&#9;&#9;&#9;&#9;true, //Feriale&#10;&#9;&#9;&#9;&#9;true, //Sabato&#10;&#9;&#9;&#9;&#9;false, //Domenica&#10;&#9;&#9;&#9;&#9;false));&quot;)" office:value-type="string" office:string-value="leavingTimes.add(new Bus(dateFormatter.parse(&quot;13.19&quot;),&#10;&#9;&#9;&#9;&#9;&quot;12&quot;,&#10;&#9;&#9;&#9;&#9;true, //Feriale&#10;&#9;&#9;&#9;&#9;true, //Sabato&#10;&#9;&#9;&#9;&#9;false, //Domenica&#10;&#9;&#9;&#9;&#9;false));">
            <text:p>leavingTimes.add(new Bus(dateFormatter.parse("13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30">
            <text:p>13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66];&quot;&quot;&quot;),&#10;&#9;&#9;&#9;&#9;&quot;&quot;&quot;;[.B66];&quot;&quot;&quot;,&#10;&#9;&#9;&#9;&#9;true, //Feriale&#10;&#9;&#9;&#9;&#9;true, //Sabato&#10;&#9;&#9;&#9;&#9;false, //Domenica&#10;&#9;&#9;&#9;&#9;false));&quot;)" office:value-type="string" office:string-value="leavingTimes.add(new Bus(dateFormatter.parse(&quot;13.30&quot;),&#10;&#9;&#9;&#9;&#9;&quot;NOALE&quot;,&#10;&#9;&#9;&#9;&#9;true, //Feriale&#10;&#9;&#9;&#9;&#9;true, //Sabato&#10;&#9;&#9;&#9;&#9;false, //Domenica&#10;&#9;&#9;&#9;&#9;false));">
            <text:p>leavingTimes.add(new Bus(dateFormatter.parse("13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35">
            <text:p>13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67];&quot;&quot;&quot;),&#10;&#9;&#9;&#9;&#9;&quot;&quot;&quot;;[.B67];&quot;&quot;&quot;,&#10;&#9;&#9;&#9;&#9;true, //Feriale&#10;&#9;&#9;&#9;&#9;true, //Sabato&#10;&#9;&#9;&#9;&#9;false, //Domenica&#10;&#9;&#9;&#9;&#9;false));&quot;)" office:value-type="string" office:string-value="leavingTimes.add(new Bus(dateFormatter.parse(&quot;13.35&quot;),&#10;&#9;&#9;&#9;&#9;&quot;12/&quot;,&#10;&#9;&#9;&#9;&#9;true, //Feriale&#10;&#9;&#9;&#9;&#9;true, //Sabato&#10;&#9;&#9;&#9;&#9;false, //Domenica&#10;&#9;&#9;&#9;&#9;false));">
            <text:p>leavingTimes.add(new Bus(dateFormatter.parse("13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40">
            <text:p>13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68];&quot;&quot;&quot;),&#10;&#9;&#9;&#9;&#9;&quot;&quot;&quot;;[.B68];&quot;&quot;&quot;,&#10;&#9;&#9;&#9;&#9;true, //Feriale&#10;&#9;&#9;&#9;&#9;true, //Sabato&#10;&#9;&#9;&#9;&#9;false, //Domenica&#10;&#9;&#9;&#9;&#9;false));&quot;)" office:value-type="string" office:string-value="leavingTimes.add(new Bus(dateFormatter.parse(&quot;13.40&quot;),&#10;&#9;&#9;&#9;&#9;&quot;SCORZE&quot;,&#10;&#9;&#9;&#9;&#9;true, //Feriale&#10;&#9;&#9;&#9;&#9;true, //Sabato&#10;&#9;&#9;&#9;&#9;false, //Domenica&#10;&#9;&#9;&#9;&#9;false));">
            <text:p>leavingTimes.add(new Bus(dateFormatter.parse("13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3.49">
            <text:p>13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69];&quot;&quot;&quot;),&#10;&#9;&#9;&#9;&#9;&quot;&quot;&quot;;[.B69];&quot;&quot;&quot;,&#10;&#9;&#9;&#9;&#9;true, //Feriale&#10;&#9;&#9;&#9;&#9;true, //Sabato&#10;&#9;&#9;&#9;&#9;false, //Domenica&#10;&#9;&#9;&#9;&#9;false));&quot;)" office:value-type="string" office:string-value="leavingTimes.add(new Bus(dateFormatter.parse(&quot;13.49&quot;),&#10;&#9;&#9;&#9;&#9;&quot;12&quot;,&#10;&#9;&#9;&#9;&#9;true, //Feriale&#10;&#9;&#9;&#9;&#9;true, //Sabato&#10;&#9;&#9;&#9;&#9;false, //Domenica&#10;&#9;&#9;&#9;&#9;false));">
            <text:p>leavingTimes.add(new Bus(dateFormatter.parse("13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00">
            <text:p>14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70];&quot;&quot;&quot;),&#10;&#9;&#9;&#9;&#9;&quot;&quot;&quot;;[.B70];&quot;&quot;&quot;,&#10;&#9;&#9;&#9;&#9;true, //Feriale&#10;&#9;&#9;&#9;&#9;true, //Sabato&#10;&#9;&#9;&#9;&#9;false, //Domenica&#10;&#9;&#9;&#9;&#9;false));&quot;)" office:value-type="string" office:string-value="leavingTimes.add(new Bus(dateFormatter.parse(&quot;14.00&quot;),&#10;&#9;&#9;&#9;&#9;&quot;NOALE&quot;,&#10;&#9;&#9;&#9;&#9;true, //Feriale&#10;&#9;&#9;&#9;&#9;true, //Sabato&#10;&#9;&#9;&#9;&#9;false, //Domenica&#10;&#9;&#9;&#9;&#9;false));">
            <text:p>leavingTimes.add(new Bus(dateFormatter.parse("14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05">
            <text:p>14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71];&quot;&quot;&quot;),&#10;&#9;&#9;&#9;&#9;&quot;&quot;&quot;;[.B71];&quot;&quot;&quot;,&#10;&#9;&#9;&#9;&#9;true, //Feriale&#10;&#9;&#9;&#9;&#9;true, //Sabato&#10;&#9;&#9;&#9;&#9;false, //Domenica&#10;&#9;&#9;&#9;&#9;false));&quot;)" office:value-type="string" office:string-value="leavingTimes.add(new Bus(dateFormatter.parse(&quot;14.05&quot;),&#10;&#9;&#9;&#9;&#9;&quot;12/&quot;,&#10;&#9;&#9;&#9;&#9;true, //Feriale&#10;&#9;&#9;&#9;&#9;true, //Sabato&#10;&#9;&#9;&#9;&#9;false, //Domenica&#10;&#9;&#9;&#9;&#9;false));">
            <text:p>leavingTimes.add(new Bus(dateFormatter.parse("14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10">
            <text:p>14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72];&quot;&quot;&quot;),&#10;&#9;&#9;&#9;&#9;&quot;&quot;&quot;;[.B72];&quot;&quot;&quot;,&#10;&#9;&#9;&#9;&#9;true, //Feriale&#10;&#9;&#9;&#9;&#9;true, //Sabato&#10;&#9;&#9;&#9;&#9;false, //Domenica&#10;&#9;&#9;&#9;&#9;false));&quot;)" office:value-type="string" office:string-value="leavingTimes.add(new Bus(dateFormatter.parse(&quot;14.10&quot;),&#10;&#9;&#9;&#9;&#9;&quot;SCORZE&quot;,&#10;&#9;&#9;&#9;&#9;true, //Feriale&#10;&#9;&#9;&#9;&#9;true, //Sabato&#10;&#9;&#9;&#9;&#9;false, //Domenica&#10;&#9;&#9;&#9;&#9;false));">
            <text:p>leavingTimes.add(new Bus(dateFormatter.parse("14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19">
            <text:p>14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73];&quot;&quot;&quot;),&#10;&#9;&#9;&#9;&#9;&quot;&quot;&quot;;[.B73];&quot;&quot;&quot;,&#10;&#9;&#9;&#9;&#9;true, //Feriale&#10;&#9;&#9;&#9;&#9;true, //Sabato&#10;&#9;&#9;&#9;&#9;false, //Domenica&#10;&#9;&#9;&#9;&#9;false));&quot;)" office:value-type="string" office:string-value="leavingTimes.add(new Bus(dateFormatter.parse(&quot;14.19&quot;),&#10;&#9;&#9;&#9;&#9;&quot;12&quot;,&#10;&#9;&#9;&#9;&#9;true, //Feriale&#10;&#9;&#9;&#9;&#9;true, //Sabato&#10;&#9;&#9;&#9;&#9;false, //Domenica&#10;&#9;&#9;&#9;&#9;false));">
            <text:p>leavingTimes.add(new Bus(dateFormatter.parse("14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30">
            <text:p>14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74];&quot;&quot;&quot;),&#10;&#9;&#9;&#9;&#9;&quot;&quot;&quot;;[.B74];&quot;&quot;&quot;,&#10;&#9;&#9;&#9;&#9;true, //Feriale&#10;&#9;&#9;&#9;&#9;true, //Sabato&#10;&#9;&#9;&#9;&#9;false, //Domenica&#10;&#9;&#9;&#9;&#9;false));&quot;)" office:value-type="string" office:string-value="leavingTimes.add(new Bus(dateFormatter.parse(&quot;14.30&quot;),&#10;&#9;&#9;&#9;&#9;&quot;NOALE&quot;,&#10;&#9;&#9;&#9;&#9;true, //Feriale&#10;&#9;&#9;&#9;&#9;true, //Sabato&#10;&#9;&#9;&#9;&#9;false, //Domenica&#10;&#9;&#9;&#9;&#9;false));">
            <text:p>leavingTimes.add(new Bus(dateFormatter.parse("14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35">
            <text:p>14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75];&quot;&quot;&quot;),&#10;&#9;&#9;&#9;&#9;&quot;&quot;&quot;;[.B75];&quot;&quot;&quot;,&#10;&#9;&#9;&#9;&#9;true, //Feriale&#10;&#9;&#9;&#9;&#9;true, //Sabato&#10;&#9;&#9;&#9;&#9;false, //Domenica&#10;&#9;&#9;&#9;&#9;false));&quot;)" office:value-type="string" office:string-value="leavingTimes.add(new Bus(dateFormatter.parse(&quot;14.35&quot;),&#10;&#9;&#9;&#9;&#9;&quot;12/&quot;,&#10;&#9;&#9;&#9;&#9;true, //Feriale&#10;&#9;&#9;&#9;&#9;true, //Sabato&#10;&#9;&#9;&#9;&#9;false, //Domenica&#10;&#9;&#9;&#9;&#9;false));">
            <text:p>leavingTimes.add(new Bus(dateFormatter.parse("14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40">
            <text:p>14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76];&quot;&quot;&quot;),&#10;&#9;&#9;&#9;&#9;&quot;&quot;&quot;;[.B76];&quot;&quot;&quot;,&#10;&#9;&#9;&#9;&#9;true, //Feriale&#10;&#9;&#9;&#9;&#9;true, //Sabato&#10;&#9;&#9;&#9;&#9;false, //Domenica&#10;&#9;&#9;&#9;&#9;false));&quot;)" office:value-type="string" office:string-value="leavingTimes.add(new Bus(dateFormatter.parse(&quot;14.40&quot;),&#10;&#9;&#9;&#9;&#9;&quot;SCORZE&quot;,&#10;&#9;&#9;&#9;&#9;true, //Feriale&#10;&#9;&#9;&#9;&#9;true, //Sabato&#10;&#9;&#9;&#9;&#9;false, //Domenica&#10;&#9;&#9;&#9;&#9;false));">
            <text:p>leavingTimes.add(new Bus(dateFormatter.parse("14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4.49">
            <text:p>14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77];&quot;&quot;&quot;),&#10;&#9;&#9;&#9;&#9;&quot;&quot;&quot;;[.B77];&quot;&quot;&quot;,&#10;&#9;&#9;&#9;&#9;true, //Feriale&#10;&#9;&#9;&#9;&#9;true, //Sabato&#10;&#9;&#9;&#9;&#9;false, //Domenica&#10;&#9;&#9;&#9;&#9;false));&quot;)" office:value-type="string" office:string-value="leavingTimes.add(new Bus(dateFormatter.parse(&quot;14.49&quot;),&#10;&#9;&#9;&#9;&#9;&quot;12&quot;,&#10;&#9;&#9;&#9;&#9;true, //Feriale&#10;&#9;&#9;&#9;&#9;true, //Sabato&#10;&#9;&#9;&#9;&#9;false, //Domenica&#10;&#9;&#9;&#9;&#9;false));">
            <text:p>leavingTimes.add(new Bus(dateFormatter.parse("14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00">
            <text:p>15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78];&quot;&quot;&quot;),&#10;&#9;&#9;&#9;&#9;&quot;&quot;&quot;;[.B78];&quot;&quot;&quot;,&#10;&#9;&#9;&#9;&#9;true, //Feriale&#10;&#9;&#9;&#9;&#9;true, //Sabato&#10;&#9;&#9;&#9;&#9;false, //Domenica&#10;&#9;&#9;&#9;&#9;false));&quot;)" office:value-type="string" office:string-value="leavingTimes.add(new Bus(dateFormatter.parse(&quot;15.00&quot;),&#10;&#9;&#9;&#9;&#9;&quot;NOALE&quot;,&#10;&#9;&#9;&#9;&#9;true, //Feriale&#10;&#9;&#9;&#9;&#9;true, //Sabato&#10;&#9;&#9;&#9;&#9;false, //Domenica&#10;&#9;&#9;&#9;&#9;false));">
            <text:p>leavingTimes.add(new Bus(dateFormatter.parse("15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05">
            <text:p>15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79];&quot;&quot;&quot;),&#10;&#9;&#9;&#9;&#9;&quot;&quot;&quot;;[.B79];&quot;&quot;&quot;,&#10;&#9;&#9;&#9;&#9;true, //Feriale&#10;&#9;&#9;&#9;&#9;true, //Sabato&#10;&#9;&#9;&#9;&#9;false, //Domenica&#10;&#9;&#9;&#9;&#9;false));&quot;)" office:value-type="string" office:string-value="leavingTimes.add(new Bus(dateFormatter.parse(&quot;15.05&quot;),&#10;&#9;&#9;&#9;&#9;&quot;12/&quot;,&#10;&#9;&#9;&#9;&#9;true, //Feriale&#10;&#9;&#9;&#9;&#9;true, //Sabato&#10;&#9;&#9;&#9;&#9;false, //Domenica&#10;&#9;&#9;&#9;&#9;false));">
            <text:p>leavingTimes.add(new Bus(dateFormatter.parse("15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10">
            <text:p>15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80];&quot;&quot;&quot;),&#10;&#9;&#9;&#9;&#9;&quot;&quot;&quot;;[.B80];&quot;&quot;&quot;,&#10;&#9;&#9;&#9;&#9;true, //Feriale&#10;&#9;&#9;&#9;&#9;true, //Sabato&#10;&#9;&#9;&#9;&#9;false, //Domenica&#10;&#9;&#9;&#9;&#9;false));&quot;)" office:value-type="string" office:string-value="leavingTimes.add(new Bus(dateFormatter.parse(&quot;15.10&quot;),&#10;&#9;&#9;&#9;&#9;&quot;SCORZE&quot;,&#10;&#9;&#9;&#9;&#9;true, //Feriale&#10;&#9;&#9;&#9;&#9;true, //Sabato&#10;&#9;&#9;&#9;&#9;false, //Domenica&#10;&#9;&#9;&#9;&#9;false));">
            <text:p>leavingTimes.add(new Bus(dateFormatter.parse("15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19">
            <text:p>15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81];&quot;&quot;&quot;),&#10;&#9;&#9;&#9;&#9;&quot;&quot;&quot;;[.B81];&quot;&quot;&quot;,&#10;&#9;&#9;&#9;&#9;true, //Feriale&#10;&#9;&#9;&#9;&#9;true, //Sabato&#10;&#9;&#9;&#9;&#9;false, //Domenica&#10;&#9;&#9;&#9;&#9;false));&quot;)" office:value-type="string" office:string-value="leavingTimes.add(new Bus(dateFormatter.parse(&quot;15.19&quot;),&#10;&#9;&#9;&#9;&#9;&quot;12&quot;,&#10;&#9;&#9;&#9;&#9;true, //Feriale&#10;&#9;&#9;&#9;&#9;true, //Sabato&#10;&#9;&#9;&#9;&#9;false, //Domenica&#10;&#9;&#9;&#9;&#9;false));">
            <text:p>leavingTimes.add(new Bus(dateFormatter.parse("15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30">
            <text:p>15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82];&quot;&quot;&quot;),&#10;&#9;&#9;&#9;&#9;&quot;&quot;&quot;;[.B82];&quot;&quot;&quot;,&#10;&#9;&#9;&#9;&#9;true, //Feriale&#10;&#9;&#9;&#9;&#9;true, //Sabato&#10;&#9;&#9;&#9;&#9;false, //Domenica&#10;&#9;&#9;&#9;&#9;false));&quot;)" office:value-type="string" office:string-value="leavingTimes.add(new Bus(dateFormatter.parse(&quot;15.30&quot;),&#10;&#9;&#9;&#9;&#9;&quot;NOALE&quot;,&#10;&#9;&#9;&#9;&#9;true, //Feriale&#10;&#9;&#9;&#9;&#9;true, //Sabato&#10;&#9;&#9;&#9;&#9;false, //Domenica&#10;&#9;&#9;&#9;&#9;false));">
            <text:p>leavingTimes.add(new Bus(dateFormatter.parse("15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35">
            <text:p>15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83];&quot;&quot;&quot;),&#10;&#9;&#9;&#9;&#9;&quot;&quot;&quot;;[.B83];&quot;&quot;&quot;,&#10;&#9;&#9;&#9;&#9;true, //Feriale&#10;&#9;&#9;&#9;&#9;true, //Sabato&#10;&#9;&#9;&#9;&#9;false, //Domenica&#10;&#9;&#9;&#9;&#9;false));&quot;)" office:value-type="string" office:string-value="leavingTimes.add(new Bus(dateFormatter.parse(&quot;15.35&quot;),&#10;&#9;&#9;&#9;&#9;&quot;12/&quot;,&#10;&#9;&#9;&#9;&#9;true, //Feriale&#10;&#9;&#9;&#9;&#9;true, //Sabato&#10;&#9;&#9;&#9;&#9;false, //Domenica&#10;&#9;&#9;&#9;&#9;false));">
            <text:p>leavingTimes.add(new Bus(dateFormatter.parse("15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40">
            <text:p>15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84];&quot;&quot;&quot;),&#10;&#9;&#9;&#9;&#9;&quot;&quot;&quot;;[.B84];&quot;&quot;&quot;,&#10;&#9;&#9;&#9;&#9;true, //Feriale&#10;&#9;&#9;&#9;&#9;true, //Sabato&#10;&#9;&#9;&#9;&#9;false, //Domenica&#10;&#9;&#9;&#9;&#9;false));&quot;)" office:value-type="string" office:string-value="leavingTimes.add(new Bus(dateFormatter.parse(&quot;15.40&quot;),&#10;&#9;&#9;&#9;&#9;&quot;SCORZE&quot;,&#10;&#9;&#9;&#9;&#9;true, //Feriale&#10;&#9;&#9;&#9;&#9;true, //Sabato&#10;&#9;&#9;&#9;&#9;false, //Domenica&#10;&#9;&#9;&#9;&#9;false));">
            <text:p>leavingTimes.add(new Bus(dateFormatter.parse("15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49">
            <text:p>15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85];&quot;&quot;&quot;),&#10;&#9;&#9;&#9;&#9;&quot;&quot;&quot;;[.B85];&quot;&quot;&quot;,&#10;&#9;&#9;&#9;&#9;true, //Feriale&#10;&#9;&#9;&#9;&#9;true, //Sabato&#10;&#9;&#9;&#9;&#9;false, //Domenica&#10;&#9;&#9;&#9;&#9;false));&quot;)" office:value-type="string" office:string-value="leavingTimes.add(new Bus(dateFormatter.parse(&quot;15.49&quot;),&#10;&#9;&#9;&#9;&#9;&quot;12&quot;,&#10;&#9;&#9;&#9;&#9;true, //Feriale&#10;&#9;&#9;&#9;&#9;true, //Sabato&#10;&#9;&#9;&#9;&#9;false, //Domenica&#10;&#9;&#9;&#9;&#9;false));">
            <text:p>leavingTimes.add(new Bus(dateFormatter.parse("15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5.55">
            <text:p>15.55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86];&quot;&quot;&quot;),&#10;&#9;&#9;&#9;&#9;&quot;&quot;&quot;;[.B86];&quot;&quot;&quot;,&#10;&#9;&#9;&#9;&#9;true, //Feriale&#10;&#9;&#9;&#9;&#9;true, //Sabato&#10;&#9;&#9;&#9;&#9;false, //Domenica&#10;&#9;&#9;&#9;&#9;false));&quot;)" office:value-type="string" office:string-value="leavingTimes.add(new Bus(dateFormatter.parse(&quot;15.55&quot;),&#10;&#9;&#9;&#9;&#9;&quot;SCORZE&quot;,&#10;&#9;&#9;&#9;&#9;true, //Feriale&#10;&#9;&#9;&#9;&#9;true, //Sabato&#10;&#9;&#9;&#9;&#9;false, //Domenica&#10;&#9;&#9;&#9;&#9;false));">
            <text:p>leavingTimes.add(new Bus(dateFormatter.parse("15.5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00">
            <text:p>16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87];&quot;&quot;&quot;),&#10;&#9;&#9;&#9;&#9;&quot;&quot;&quot;;[.B87];&quot;&quot;&quot;,&#10;&#9;&#9;&#9;&#9;true, //Feriale&#10;&#9;&#9;&#9;&#9;true, //Sabato&#10;&#9;&#9;&#9;&#9;false, //Domenica&#10;&#9;&#9;&#9;&#9;false));&quot;)" office:value-type="string" office:string-value="leavingTimes.add(new Bus(dateFormatter.parse(&quot;16.00&quot;),&#10;&#9;&#9;&#9;&#9;&quot;NOALE&quot;,&#10;&#9;&#9;&#9;&#9;true, //Feriale&#10;&#9;&#9;&#9;&#9;true, //Sabato&#10;&#9;&#9;&#9;&#9;false, //Domenica&#10;&#9;&#9;&#9;&#9;false));">
            <text:p>leavingTimes.add(new Bus(dateFormatter.parse("16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05">
            <text:p>16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88];&quot;&quot;&quot;),&#10;&#9;&#9;&#9;&#9;&quot;&quot;&quot;;[.B88];&quot;&quot;&quot;,&#10;&#9;&#9;&#9;&#9;true, //Feriale&#10;&#9;&#9;&#9;&#9;true, //Sabato&#10;&#9;&#9;&#9;&#9;false, //Domenica&#10;&#9;&#9;&#9;&#9;false));&quot;)" office:value-type="string" office:string-value="leavingTimes.add(new Bus(dateFormatter.parse(&quot;16.05&quot;),&#10;&#9;&#9;&#9;&#9;&quot;12/&quot;,&#10;&#9;&#9;&#9;&#9;true, //Feriale&#10;&#9;&#9;&#9;&#9;true, //Sabato&#10;&#9;&#9;&#9;&#9;false, //Domenica&#10;&#9;&#9;&#9;&#9;false));">
            <text:p>leavingTimes.add(new Bus(dateFormatter.parse("16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10">
            <text:p>16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89];&quot;&quot;&quot;),&#10;&#9;&#9;&#9;&#9;&quot;&quot;&quot;;[.B89];&quot;&quot;&quot;,&#10;&#9;&#9;&#9;&#9;true, //Feriale&#10;&#9;&#9;&#9;&#9;true, //Sabato&#10;&#9;&#9;&#9;&#9;false, //Domenica&#10;&#9;&#9;&#9;&#9;false));&quot;)" office:value-type="string" office:string-value="leavingTimes.add(new Bus(dateFormatter.parse(&quot;16.10&quot;),&#10;&#9;&#9;&#9;&#9;&quot;SCORZE&quot;,&#10;&#9;&#9;&#9;&#9;true, //Feriale&#10;&#9;&#9;&#9;&#9;true, //Sabato&#10;&#9;&#9;&#9;&#9;false, //Domenica&#10;&#9;&#9;&#9;&#9;false));">
            <text:p>leavingTimes.add(new Bus(dateFormatter.parse("16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19">
            <text:p>16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90];&quot;&quot;&quot;),&#10;&#9;&#9;&#9;&#9;&quot;&quot;&quot;;[.B90];&quot;&quot;&quot;,&#10;&#9;&#9;&#9;&#9;true, //Feriale&#10;&#9;&#9;&#9;&#9;true, //Sabato&#10;&#9;&#9;&#9;&#9;false, //Domenica&#10;&#9;&#9;&#9;&#9;false));&quot;)" office:value-type="string" office:string-value="leavingTimes.add(new Bus(dateFormatter.parse(&quot;16.19&quot;),&#10;&#9;&#9;&#9;&#9;&quot;12&quot;,&#10;&#9;&#9;&#9;&#9;true, //Feriale&#10;&#9;&#9;&#9;&#9;true, //Sabato&#10;&#9;&#9;&#9;&#9;false, //Domenica&#10;&#9;&#9;&#9;&#9;false));">
            <text:p>leavingTimes.add(new Bus(dateFormatter.parse("16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30">
            <text:p>16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91];&quot;&quot;&quot;),&#10;&#9;&#9;&#9;&#9;&quot;&quot;&quot;;[.B91];&quot;&quot;&quot;,&#10;&#9;&#9;&#9;&#9;true, //Feriale&#10;&#9;&#9;&#9;&#9;true, //Sabato&#10;&#9;&#9;&#9;&#9;false, //Domenica&#10;&#9;&#9;&#9;&#9;false));&quot;)" office:value-type="string" office:string-value="leavingTimes.add(new Bus(dateFormatter.parse(&quot;16.30&quot;),&#10;&#9;&#9;&#9;&#9;&quot;NOALE&quot;,&#10;&#9;&#9;&#9;&#9;true, //Feriale&#10;&#9;&#9;&#9;&#9;true, //Sabato&#10;&#9;&#9;&#9;&#9;false, //Domenica&#10;&#9;&#9;&#9;&#9;false));">
            <text:p>leavingTimes.add(new Bus(dateFormatter.parse("16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35">
            <text:p>16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92];&quot;&quot;&quot;),&#10;&#9;&#9;&#9;&#9;&quot;&quot;&quot;;[.B92];&quot;&quot;&quot;,&#10;&#9;&#9;&#9;&#9;true, //Feriale&#10;&#9;&#9;&#9;&#9;true, //Sabato&#10;&#9;&#9;&#9;&#9;false, //Domenica&#10;&#9;&#9;&#9;&#9;false));&quot;)" office:value-type="string" office:string-value="leavingTimes.add(new Bus(dateFormatter.parse(&quot;16.35&quot;),&#10;&#9;&#9;&#9;&#9;&quot;12/&quot;,&#10;&#9;&#9;&#9;&#9;true, //Feriale&#10;&#9;&#9;&#9;&#9;true, //Sabato&#10;&#9;&#9;&#9;&#9;false, //Domenica&#10;&#9;&#9;&#9;&#9;false));">
            <text:p>leavingTimes.add(new Bus(dateFormatter.parse("16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40">
            <text:p>16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93];&quot;&quot;&quot;),&#10;&#9;&#9;&#9;&#9;&quot;&quot;&quot;;[.B93];&quot;&quot;&quot;,&#10;&#9;&#9;&#9;&#9;true, //Feriale&#10;&#9;&#9;&#9;&#9;true, //Sabato&#10;&#9;&#9;&#9;&#9;false, //Domenica&#10;&#9;&#9;&#9;&#9;false));&quot;)" office:value-type="string" office:string-value="leavingTimes.add(new Bus(dateFormatter.parse(&quot;16.40&quot;),&#10;&#9;&#9;&#9;&#9;&quot;SCORZE&quot;,&#10;&#9;&#9;&#9;&#9;true, //Feriale&#10;&#9;&#9;&#9;&#9;true, //Sabato&#10;&#9;&#9;&#9;&#9;false, //Domenica&#10;&#9;&#9;&#9;&#9;false));">
            <text:p>leavingTimes.add(new Bus(dateFormatter.parse("16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6.49">
            <text:p>16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94];&quot;&quot;&quot;),&#10;&#9;&#9;&#9;&#9;&quot;&quot;&quot;;[.B94];&quot;&quot;&quot;,&#10;&#9;&#9;&#9;&#9;true, //Feriale&#10;&#9;&#9;&#9;&#9;true, //Sabato&#10;&#9;&#9;&#9;&#9;false, //Domenica&#10;&#9;&#9;&#9;&#9;false));&quot;)" office:value-type="string" office:string-value="leavingTimes.add(new Bus(dateFormatter.parse(&quot;16.49&quot;),&#10;&#9;&#9;&#9;&#9;&quot;12&quot;,&#10;&#9;&#9;&#9;&#9;true, //Feriale&#10;&#9;&#9;&#9;&#9;true, //Sabato&#10;&#9;&#9;&#9;&#9;false, //Domenica&#10;&#9;&#9;&#9;&#9;false));">
            <text:p>leavingTimes.add(new Bus(dateFormatter.parse("16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00">
            <text:p>17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95];&quot;&quot;&quot;),&#10;&#9;&#9;&#9;&#9;&quot;&quot;&quot;;[.B95];&quot;&quot;&quot;,&#10;&#9;&#9;&#9;&#9;true, //Feriale&#10;&#9;&#9;&#9;&#9;true, //Sabato&#10;&#9;&#9;&#9;&#9;false, //Domenica&#10;&#9;&#9;&#9;&#9;false));&quot;)" office:value-type="string" office:string-value="leavingTimes.add(new Bus(dateFormatter.parse(&quot;17.00&quot;),&#10;&#9;&#9;&#9;&#9;&quot;NOALE&quot;,&#10;&#9;&#9;&#9;&#9;true, //Feriale&#10;&#9;&#9;&#9;&#9;true, //Sabato&#10;&#9;&#9;&#9;&#9;false, //Domenica&#10;&#9;&#9;&#9;&#9;false));">
            <text:p>leavingTimes.add(new Bus(dateFormatter.parse("17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05">
            <text:p>17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96];&quot;&quot;&quot;),&#10;&#9;&#9;&#9;&#9;&quot;&quot;&quot;;[.B96];&quot;&quot;&quot;,&#10;&#9;&#9;&#9;&#9;true, //Feriale&#10;&#9;&#9;&#9;&#9;true, //Sabato&#10;&#9;&#9;&#9;&#9;false, //Domenica&#10;&#9;&#9;&#9;&#9;false));&quot;)" office:value-type="string" office:string-value="leavingTimes.add(new Bus(dateFormatter.parse(&quot;17.05&quot;),&#10;&#9;&#9;&#9;&#9;&quot;12/&quot;,&#10;&#9;&#9;&#9;&#9;true, //Feriale&#10;&#9;&#9;&#9;&#9;true, //Sabato&#10;&#9;&#9;&#9;&#9;false, //Domenica&#10;&#9;&#9;&#9;&#9;false));">
            <text:p>leavingTimes.add(new Bus(dateFormatter.parse("17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10">
            <text:p>17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97];&quot;&quot;&quot;),&#10;&#9;&#9;&#9;&#9;&quot;&quot;&quot;;[.B97];&quot;&quot;&quot;,&#10;&#9;&#9;&#9;&#9;true, //Feriale&#10;&#9;&#9;&#9;&#9;true, //Sabato&#10;&#9;&#9;&#9;&#9;false, //Domenica&#10;&#9;&#9;&#9;&#9;false));&quot;)" office:value-type="string" office:string-value="leavingTimes.add(new Bus(dateFormatter.parse(&quot;17.10&quot;),&#10;&#9;&#9;&#9;&#9;&quot;SCORZE&quot;,&#10;&#9;&#9;&#9;&#9;true, //Feriale&#10;&#9;&#9;&#9;&#9;true, //Sabato&#10;&#9;&#9;&#9;&#9;false, //Domenica&#10;&#9;&#9;&#9;&#9;false));">
            <text:p>leavingTimes.add(new Bus(dateFormatter.parse("17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19">
            <text:p>17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98];&quot;&quot;&quot;),&#10;&#9;&#9;&#9;&#9;&quot;&quot;&quot;;[.B98];&quot;&quot;&quot;,&#10;&#9;&#9;&#9;&#9;true, //Feriale&#10;&#9;&#9;&#9;&#9;true, //Sabato&#10;&#9;&#9;&#9;&#9;false, //Domenica&#10;&#9;&#9;&#9;&#9;false));&quot;)" office:value-type="string" office:string-value="leavingTimes.add(new Bus(dateFormatter.parse(&quot;17.19&quot;),&#10;&#9;&#9;&#9;&#9;&quot;12&quot;,&#10;&#9;&#9;&#9;&#9;true, //Feriale&#10;&#9;&#9;&#9;&#9;true, //Sabato&#10;&#9;&#9;&#9;&#9;false, //Domenica&#10;&#9;&#9;&#9;&#9;false));">
            <text:p>leavingTimes.add(new Bus(dateFormatter.parse("17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30">
            <text:p>17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99];&quot;&quot;&quot;),&#10;&#9;&#9;&#9;&#9;&quot;&quot;&quot;;[.B99];&quot;&quot;&quot;,&#10;&#9;&#9;&#9;&#9;true, //Feriale&#10;&#9;&#9;&#9;&#9;true, //Sabato&#10;&#9;&#9;&#9;&#9;false, //Domenica&#10;&#9;&#9;&#9;&#9;false));&quot;)" office:value-type="string" office:string-value="leavingTimes.add(new Bus(dateFormatter.parse(&quot;17.30&quot;),&#10;&#9;&#9;&#9;&#9;&quot;NOALE&quot;,&#10;&#9;&#9;&#9;&#9;true, //Feriale&#10;&#9;&#9;&#9;&#9;true, //Sabato&#10;&#9;&#9;&#9;&#9;false, //Domenica&#10;&#9;&#9;&#9;&#9;false));">
            <text:p>leavingTimes.add(new Bus(dateFormatter.parse("17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35">
            <text:p>17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00];&quot;&quot;&quot;),&#10;&#9;&#9;&#9;&#9;&quot;&quot;&quot;;[.B100];&quot;&quot;&quot;,&#10;&#9;&#9;&#9;&#9;true, //Feriale&#10;&#9;&#9;&#9;&#9;true, //Sabato&#10;&#9;&#9;&#9;&#9;false, //Domenica&#10;&#9;&#9;&#9;&#9;false));&quot;)" office:value-type="string" office:string-value="leavingTimes.add(new Bus(dateFormatter.parse(&quot;17.35&quot;),&#10;&#9;&#9;&#9;&#9;&quot;12/&quot;,&#10;&#9;&#9;&#9;&#9;true, //Feriale&#10;&#9;&#9;&#9;&#9;true, //Sabato&#10;&#9;&#9;&#9;&#9;false, //Domenica&#10;&#9;&#9;&#9;&#9;false));">
            <text:p>leavingTimes.add(new Bus(dateFormatter.parse("17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40">
            <text:p>17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01];&quot;&quot;&quot;),&#10;&#9;&#9;&#9;&#9;&quot;&quot;&quot;;[.B101];&quot;&quot;&quot;,&#10;&#9;&#9;&#9;&#9;true, //Feriale&#10;&#9;&#9;&#9;&#9;true, //Sabato&#10;&#9;&#9;&#9;&#9;false, //Domenica&#10;&#9;&#9;&#9;&#9;false));&quot;)" office:value-type="string" office:string-value="leavingTimes.add(new Bus(dateFormatter.parse(&quot;17.40&quot;),&#10;&#9;&#9;&#9;&#9;&quot;SCORZE&quot;,&#10;&#9;&#9;&#9;&#9;true, //Feriale&#10;&#9;&#9;&#9;&#9;true, //Sabato&#10;&#9;&#9;&#9;&#9;false, //Domenica&#10;&#9;&#9;&#9;&#9;false));">
            <text:p>leavingTimes.add(new Bus(dateFormatter.parse("17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7.49">
            <text:p>17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02];&quot;&quot;&quot;),&#10;&#9;&#9;&#9;&#9;&quot;&quot;&quot;;[.B102];&quot;&quot;&quot;,&#10;&#9;&#9;&#9;&#9;true, //Feriale&#10;&#9;&#9;&#9;&#9;true, //Sabato&#10;&#9;&#9;&#9;&#9;false, //Domenica&#10;&#9;&#9;&#9;&#9;false));&quot;)" office:value-type="string" office:string-value="leavingTimes.add(new Bus(dateFormatter.parse(&quot;17.49&quot;),&#10;&#9;&#9;&#9;&#9;&quot;12&quot;,&#10;&#9;&#9;&#9;&#9;true, //Feriale&#10;&#9;&#9;&#9;&#9;true, //Sabato&#10;&#9;&#9;&#9;&#9;false, //Domenica&#10;&#9;&#9;&#9;&#9;false));">
            <text:p>leavingTimes.add(new Bus(dateFormatter.parse("17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00">
            <text:p>18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03];&quot;&quot;&quot;),&#10;&#9;&#9;&#9;&#9;&quot;&quot;&quot;;[.B103];&quot;&quot;&quot;,&#10;&#9;&#9;&#9;&#9;true, //Feriale&#10;&#9;&#9;&#9;&#9;true, //Sabato&#10;&#9;&#9;&#9;&#9;false, //Domenica&#10;&#9;&#9;&#9;&#9;false));&quot;)" office:value-type="string" office:string-value="leavingTimes.add(new Bus(dateFormatter.parse(&quot;18.00&quot;),&#10;&#9;&#9;&#9;&#9;&quot;NOALE&quot;,&#10;&#9;&#9;&#9;&#9;true, //Feriale&#10;&#9;&#9;&#9;&#9;true, //Sabato&#10;&#9;&#9;&#9;&#9;false, //Domenica&#10;&#9;&#9;&#9;&#9;false));">
            <text:p>leavingTimes.add(new Bus(dateFormatter.parse("18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05">
            <text:p>18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04];&quot;&quot;&quot;),&#10;&#9;&#9;&#9;&#9;&quot;&quot;&quot;;[.B104];&quot;&quot;&quot;,&#10;&#9;&#9;&#9;&#9;true, //Feriale&#10;&#9;&#9;&#9;&#9;true, //Sabato&#10;&#9;&#9;&#9;&#9;false, //Domenica&#10;&#9;&#9;&#9;&#9;false));&quot;)" office:value-type="string" office:string-value="leavingTimes.add(new Bus(dateFormatter.parse(&quot;18.05&quot;),&#10;&#9;&#9;&#9;&#9;&quot;12/&quot;,&#10;&#9;&#9;&#9;&#9;true, //Feriale&#10;&#9;&#9;&#9;&#9;true, //Sabato&#10;&#9;&#9;&#9;&#9;false, //Domenica&#10;&#9;&#9;&#9;&#9;false));">
            <text:p>leavingTimes.add(new Bus(dateFormatter.parse("18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10">
            <text:p>18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05];&quot;&quot;&quot;),&#10;&#9;&#9;&#9;&#9;&quot;&quot;&quot;;[.B105];&quot;&quot;&quot;,&#10;&#9;&#9;&#9;&#9;true, //Feriale&#10;&#9;&#9;&#9;&#9;true, //Sabato&#10;&#9;&#9;&#9;&#9;false, //Domenica&#10;&#9;&#9;&#9;&#9;false));&quot;)" office:value-type="string" office:string-value="leavingTimes.add(new Bus(dateFormatter.parse(&quot;18.10&quot;),&#10;&#9;&#9;&#9;&#9;&quot;SCORZE&quot;,&#10;&#9;&#9;&#9;&#9;true, //Feriale&#10;&#9;&#9;&#9;&#9;true, //Sabato&#10;&#9;&#9;&#9;&#9;false, //Domenica&#10;&#9;&#9;&#9;&#9;false));">
            <text:p>leavingTimes.add(new Bus(dateFormatter.parse("18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19">
            <text:p>18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06];&quot;&quot;&quot;),&#10;&#9;&#9;&#9;&#9;&quot;&quot;&quot;;[.B106];&quot;&quot;&quot;,&#10;&#9;&#9;&#9;&#9;true, //Feriale&#10;&#9;&#9;&#9;&#9;true, //Sabato&#10;&#9;&#9;&#9;&#9;false, //Domenica&#10;&#9;&#9;&#9;&#9;false));&quot;)" office:value-type="string" office:string-value="leavingTimes.add(new Bus(dateFormatter.parse(&quot;18.19&quot;),&#10;&#9;&#9;&#9;&#9;&quot;12&quot;,&#10;&#9;&#9;&#9;&#9;true, //Feriale&#10;&#9;&#9;&#9;&#9;true, //Sabato&#10;&#9;&#9;&#9;&#9;false, //Domenica&#10;&#9;&#9;&#9;&#9;false));">
            <text:p>leavingTimes.add(new Bus(dateFormatter.parse("18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30">
            <text:p>18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07];&quot;&quot;&quot;),&#10;&#9;&#9;&#9;&#9;&quot;&quot;&quot;;[.B107];&quot;&quot;&quot;,&#10;&#9;&#9;&#9;&#9;true, //Feriale&#10;&#9;&#9;&#9;&#9;true, //Sabato&#10;&#9;&#9;&#9;&#9;false, //Domenica&#10;&#9;&#9;&#9;&#9;false));&quot;)" office:value-type="string" office:string-value="leavingTimes.add(new Bus(dateFormatter.parse(&quot;18.30&quot;),&#10;&#9;&#9;&#9;&#9;&quot;NOALE&quot;,&#10;&#9;&#9;&#9;&#9;true, //Feriale&#10;&#9;&#9;&#9;&#9;true, //Sabato&#10;&#9;&#9;&#9;&#9;false, //Domenica&#10;&#9;&#9;&#9;&#9;false));">
            <text:p>leavingTimes.add(new Bus(dateFormatter.parse("18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35">
            <text:p>18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08];&quot;&quot;&quot;),&#10;&#9;&#9;&#9;&#9;&quot;&quot;&quot;;[.B108];&quot;&quot;&quot;,&#10;&#9;&#9;&#9;&#9;true, //Feriale&#10;&#9;&#9;&#9;&#9;true, //Sabato&#10;&#9;&#9;&#9;&#9;false, //Domenica&#10;&#9;&#9;&#9;&#9;false));&quot;)" office:value-type="string" office:string-value="leavingTimes.add(new Bus(dateFormatter.parse(&quot;18.35&quot;),&#10;&#9;&#9;&#9;&#9;&quot;12/&quot;,&#10;&#9;&#9;&#9;&#9;true, //Feriale&#10;&#9;&#9;&#9;&#9;true, //Sabato&#10;&#9;&#9;&#9;&#9;false, //Domenica&#10;&#9;&#9;&#9;&#9;false));">
            <text:p>leavingTimes.add(new Bus(dateFormatter.parse("18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40">
            <text:p>18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09];&quot;&quot;&quot;),&#10;&#9;&#9;&#9;&#9;&quot;&quot;&quot;;[.B109];&quot;&quot;&quot;,&#10;&#9;&#9;&#9;&#9;true, //Feriale&#10;&#9;&#9;&#9;&#9;true, //Sabato&#10;&#9;&#9;&#9;&#9;false, //Domenica&#10;&#9;&#9;&#9;&#9;false));&quot;)" office:value-type="string" office:string-value="leavingTimes.add(new Bus(dateFormatter.parse(&quot;18.40&quot;),&#10;&#9;&#9;&#9;&#9;&quot;SCORZE&quot;,&#10;&#9;&#9;&#9;&#9;true, //Feriale&#10;&#9;&#9;&#9;&#9;true, //Sabato&#10;&#9;&#9;&#9;&#9;false, //Domenica&#10;&#9;&#9;&#9;&#9;false));">
            <text:p>leavingTimes.add(new Bus(dateFormatter.parse("18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8.49">
            <text:p>18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10];&quot;&quot;&quot;),&#10;&#9;&#9;&#9;&#9;&quot;&quot;&quot;;[.B110];&quot;&quot;&quot;,&#10;&#9;&#9;&#9;&#9;true, //Feriale&#10;&#9;&#9;&#9;&#9;true, //Sabato&#10;&#9;&#9;&#9;&#9;false, //Domenica&#10;&#9;&#9;&#9;&#9;false));&quot;)" office:value-type="string" office:string-value="leavingTimes.add(new Bus(dateFormatter.parse(&quot;18.49&quot;),&#10;&#9;&#9;&#9;&#9;&quot;12&quot;,&#10;&#9;&#9;&#9;&#9;true, //Feriale&#10;&#9;&#9;&#9;&#9;true, //Sabato&#10;&#9;&#9;&#9;&#9;false, //Domenica&#10;&#9;&#9;&#9;&#9;false));">
            <text:p>leavingTimes.add(new Bus(dateFormatter.parse("18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00">
            <text:p>19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11];&quot;&quot;&quot;),&#10;&#9;&#9;&#9;&#9;&quot;&quot;&quot;;[.B111];&quot;&quot;&quot;,&#10;&#9;&#9;&#9;&#9;true, //Feriale&#10;&#9;&#9;&#9;&#9;true, //Sabato&#10;&#9;&#9;&#9;&#9;false, //Domenica&#10;&#9;&#9;&#9;&#9;false));&quot;)" office:value-type="string" office:string-value="leavingTimes.add(new Bus(dateFormatter.parse(&quot;19.00&quot;),&#10;&#9;&#9;&#9;&#9;&quot;NOALE&quot;,&#10;&#9;&#9;&#9;&#9;true, //Feriale&#10;&#9;&#9;&#9;&#9;true, //Sabato&#10;&#9;&#9;&#9;&#9;false, //Domenica&#10;&#9;&#9;&#9;&#9;false));">
            <text:p>leavingTimes.add(new Bus(dateFormatter.parse("19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05">
            <text:p>19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12];&quot;&quot;&quot;),&#10;&#9;&#9;&#9;&#9;&quot;&quot;&quot;;[.B112];&quot;&quot;&quot;,&#10;&#9;&#9;&#9;&#9;true, //Feriale&#10;&#9;&#9;&#9;&#9;true, //Sabato&#10;&#9;&#9;&#9;&#9;false, //Domenica&#10;&#9;&#9;&#9;&#9;false));&quot;)" office:value-type="string" office:string-value="leavingTimes.add(new Bus(dateFormatter.parse(&quot;19.05&quot;),&#10;&#9;&#9;&#9;&#9;&quot;12/&quot;,&#10;&#9;&#9;&#9;&#9;true, //Feriale&#10;&#9;&#9;&#9;&#9;true, //Sabato&#10;&#9;&#9;&#9;&#9;false, //Domenica&#10;&#9;&#9;&#9;&#9;false));">
            <text:p>leavingTimes.add(new Bus(dateFormatter.parse("19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10">
            <text:p>19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13];&quot;&quot;&quot;),&#10;&#9;&#9;&#9;&#9;&quot;&quot;&quot;;[.B113];&quot;&quot;&quot;,&#10;&#9;&#9;&#9;&#9;true, //Feriale&#10;&#9;&#9;&#9;&#9;true, //Sabato&#10;&#9;&#9;&#9;&#9;false, //Domenica&#10;&#9;&#9;&#9;&#9;false));&quot;)" office:value-type="string" office:string-value="leavingTimes.add(new Bus(dateFormatter.parse(&quot;19.10&quot;),&#10;&#9;&#9;&#9;&#9;&quot;SCORZE&quot;,&#10;&#9;&#9;&#9;&#9;true, //Feriale&#10;&#9;&#9;&#9;&#9;true, //Sabato&#10;&#9;&#9;&#9;&#9;false, //Domenica&#10;&#9;&#9;&#9;&#9;false));">
            <text:p>leavingTimes.add(new Bus(dateFormatter.parse("19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19">
            <text:p>19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14];&quot;&quot;&quot;),&#10;&#9;&#9;&#9;&#9;&quot;&quot;&quot;;[.B114];&quot;&quot;&quot;,&#10;&#9;&#9;&#9;&#9;true, //Feriale&#10;&#9;&#9;&#9;&#9;true, //Sabato&#10;&#9;&#9;&#9;&#9;false, //Domenica&#10;&#9;&#9;&#9;&#9;false));&quot;)" office:value-type="string" office:string-value="leavingTimes.add(new Bus(dateFormatter.parse(&quot;19.19&quot;),&#10;&#9;&#9;&#9;&#9;&quot;12&quot;,&#10;&#9;&#9;&#9;&#9;true, //Feriale&#10;&#9;&#9;&#9;&#9;true, //Sabato&#10;&#9;&#9;&#9;&#9;false, //Domenica&#10;&#9;&#9;&#9;&#9;false));">
            <text:p>leavingTimes.add(new Bus(dateFormatter.parse("19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30">
            <text:p>19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15];&quot;&quot;&quot;),&#10;&#9;&#9;&#9;&#9;&quot;&quot;&quot;;[.B115];&quot;&quot;&quot;,&#10;&#9;&#9;&#9;&#9;true, //Feriale&#10;&#9;&#9;&#9;&#9;true, //Sabato&#10;&#9;&#9;&#9;&#9;false, //Domenica&#10;&#9;&#9;&#9;&#9;false));&quot;)" office:value-type="string" office:string-value="leavingTimes.add(new Bus(dateFormatter.parse(&quot;19.30&quot;),&#10;&#9;&#9;&#9;&#9;&quot;NOALE&quot;,&#10;&#9;&#9;&#9;&#9;true, //Feriale&#10;&#9;&#9;&#9;&#9;true, //Sabato&#10;&#9;&#9;&#9;&#9;false, //Domenica&#10;&#9;&#9;&#9;&#9;false));">
            <text:p>leavingTimes.add(new Bus(dateFormatter.parse("19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35">
            <text:p>19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16];&quot;&quot;&quot;),&#10;&#9;&#9;&#9;&#9;&quot;&quot;&quot;;[.B116];&quot;&quot;&quot;,&#10;&#9;&#9;&#9;&#9;true, //Feriale&#10;&#9;&#9;&#9;&#9;true, //Sabato&#10;&#9;&#9;&#9;&#9;false, //Domenica&#10;&#9;&#9;&#9;&#9;false));&quot;)" office:value-type="string" office:string-value="leavingTimes.add(new Bus(dateFormatter.parse(&quot;19.35&quot;),&#10;&#9;&#9;&#9;&#9;&quot;12/&quot;,&#10;&#9;&#9;&#9;&#9;true, //Feriale&#10;&#9;&#9;&#9;&#9;true, //Sabato&#10;&#9;&#9;&#9;&#9;false, //Domenica&#10;&#9;&#9;&#9;&#9;false));">
            <text:p>leavingTimes.add(new Bus(dateFormatter.parse("19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40">
            <text:p>19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17];&quot;&quot;&quot;),&#10;&#9;&#9;&#9;&#9;&quot;&quot;&quot;;[.B117];&quot;&quot;&quot;,&#10;&#9;&#9;&#9;&#9;true, //Feriale&#10;&#9;&#9;&#9;&#9;true, //Sabato&#10;&#9;&#9;&#9;&#9;false, //Domenica&#10;&#9;&#9;&#9;&#9;false));&quot;)" office:value-type="string" office:string-value="leavingTimes.add(new Bus(dateFormatter.parse(&quot;19.40&quot;),&#10;&#9;&#9;&#9;&#9;&quot;SCORZE&quot;,&#10;&#9;&#9;&#9;&#9;true, //Feriale&#10;&#9;&#9;&#9;&#9;true, //Sabato&#10;&#9;&#9;&#9;&#9;false, //Domenica&#10;&#9;&#9;&#9;&#9;false));">
            <text:p>leavingTimes.add(new Bus(dateFormatter.parse("19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19.49">
            <text:p>19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18];&quot;&quot;&quot;),&#10;&#9;&#9;&#9;&#9;&quot;&quot;&quot;;[.B118];&quot;&quot;&quot;,&#10;&#9;&#9;&#9;&#9;true, //Feriale&#10;&#9;&#9;&#9;&#9;true, //Sabato&#10;&#9;&#9;&#9;&#9;false, //Domenica&#10;&#9;&#9;&#9;&#9;false));&quot;)" office:value-type="string" office:string-value="leavingTimes.add(new Bus(dateFormatter.parse(&quot;19.49&quot;),&#10;&#9;&#9;&#9;&#9;&quot;12&quot;,&#10;&#9;&#9;&#9;&#9;true, //Feriale&#10;&#9;&#9;&#9;&#9;true, //Sabato&#10;&#9;&#9;&#9;&#9;false, //Domenica&#10;&#9;&#9;&#9;&#9;false));">
            <text:p>leavingTimes.add(new Bus(dateFormatter.parse("19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00">
            <text:p>20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19];&quot;&quot;&quot;),&#10;&#9;&#9;&#9;&#9;&quot;&quot;&quot;;[.B119];&quot;&quot;&quot;,&#10;&#9;&#9;&#9;&#9;true, //Feriale&#10;&#9;&#9;&#9;&#9;true, //Sabato&#10;&#9;&#9;&#9;&#9;false, //Domenica&#10;&#9;&#9;&#9;&#9;false));&quot;)" office:value-type="string" office:string-value="leavingTimes.add(new Bus(dateFormatter.parse(&quot;20.00&quot;),&#10;&#9;&#9;&#9;&#9;&quot;NOALE&quot;,&#10;&#9;&#9;&#9;&#9;true, //Feriale&#10;&#9;&#9;&#9;&#9;true, //Sabato&#10;&#9;&#9;&#9;&#9;false, //Domenica&#10;&#9;&#9;&#9;&#9;false));">
            <text:p>leavingTimes.add(new Bus(dateFormatter.parse("20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05">
            <text:p>20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20];&quot;&quot;&quot;),&#10;&#9;&#9;&#9;&#9;&quot;&quot;&quot;;[.B120];&quot;&quot;&quot;,&#10;&#9;&#9;&#9;&#9;true, //Feriale&#10;&#9;&#9;&#9;&#9;true, //Sabato&#10;&#9;&#9;&#9;&#9;false, //Domenica&#10;&#9;&#9;&#9;&#9;false));&quot;)" office:value-type="string" office:string-value="leavingTimes.add(new Bus(dateFormatter.parse(&quot;20.05&quot;),&#10;&#9;&#9;&#9;&#9;&quot;12/&quot;,&#10;&#9;&#9;&#9;&#9;true, //Feriale&#10;&#9;&#9;&#9;&#9;true, //Sabato&#10;&#9;&#9;&#9;&#9;false, //Domenica&#10;&#9;&#9;&#9;&#9;false));">
            <text:p>leavingTimes.add(new Bus(dateFormatter.parse("20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10">
            <text:p>20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21];&quot;&quot;&quot;),&#10;&#9;&#9;&#9;&#9;&quot;&quot;&quot;;[.B121];&quot;&quot;&quot;,&#10;&#9;&#9;&#9;&#9;true, //Feriale&#10;&#9;&#9;&#9;&#9;true, //Sabato&#10;&#9;&#9;&#9;&#9;false, //Domenica&#10;&#9;&#9;&#9;&#9;false));&quot;)" office:value-type="string" office:string-value="leavingTimes.add(new Bus(dateFormatter.parse(&quot;20.10&quot;),&#10;&#9;&#9;&#9;&#9;&quot;SCORZE&quot;,&#10;&#9;&#9;&#9;&#9;true, //Feriale&#10;&#9;&#9;&#9;&#9;true, //Sabato&#10;&#9;&#9;&#9;&#9;false, //Domenica&#10;&#9;&#9;&#9;&#9;false));">
            <text:p>leavingTimes.add(new Bus(dateFormatter.parse("20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19">
            <text:p>20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22];&quot;&quot;&quot;),&#10;&#9;&#9;&#9;&#9;&quot;&quot;&quot;;[.B122];&quot;&quot;&quot;,&#10;&#9;&#9;&#9;&#9;true, //Feriale&#10;&#9;&#9;&#9;&#9;true, //Sabato&#10;&#9;&#9;&#9;&#9;false, //Domenica&#10;&#9;&#9;&#9;&#9;false));&quot;)" office:value-type="string" office:string-value="leavingTimes.add(new Bus(dateFormatter.parse(&quot;20.19&quot;),&#10;&#9;&#9;&#9;&#9;&quot;12&quot;,&#10;&#9;&#9;&#9;&#9;true, //Feriale&#10;&#9;&#9;&#9;&#9;true, //Sabato&#10;&#9;&#9;&#9;&#9;false, //Domenica&#10;&#9;&#9;&#9;&#9;false));">
            <text:p>leavingTimes.add(new Bus(dateFormatter.parse("20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30">
            <text:p>20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23];&quot;&quot;&quot;),&#10;&#9;&#9;&#9;&#9;&quot;&quot;&quot;;[.B123];&quot;&quot;&quot;,&#10;&#9;&#9;&#9;&#9;true, //Feriale&#10;&#9;&#9;&#9;&#9;true, //Sabato&#10;&#9;&#9;&#9;&#9;false, //Domenica&#10;&#9;&#9;&#9;&#9;false));&quot;)" office:value-type="string" office:string-value="leavingTimes.add(new Bus(dateFormatter.parse(&quot;20.30&quot;),&#10;&#9;&#9;&#9;&#9;&quot;NOALE&quot;,&#10;&#9;&#9;&#9;&#9;true, //Feriale&#10;&#9;&#9;&#9;&#9;true, //Sabato&#10;&#9;&#9;&#9;&#9;false, //Domenica&#10;&#9;&#9;&#9;&#9;false));">
            <text:p>leavingTimes.add(new Bus(dateFormatter.parse("20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35">
            <text:p>20.3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24];&quot;&quot;&quot;),&#10;&#9;&#9;&#9;&#9;&quot;&quot;&quot;;[.B124];&quot;&quot;&quot;,&#10;&#9;&#9;&#9;&#9;true, //Feriale&#10;&#9;&#9;&#9;&#9;true, //Sabato&#10;&#9;&#9;&#9;&#9;false, //Domenica&#10;&#9;&#9;&#9;&#9;false));&quot;)" office:value-type="string" office:string-value="leavingTimes.add(new Bus(dateFormatter.parse(&quot;20.35&quot;),&#10;&#9;&#9;&#9;&#9;&quot;12/&quot;,&#10;&#9;&#9;&#9;&#9;true, //Feriale&#10;&#9;&#9;&#9;&#9;true, //Sabato&#10;&#9;&#9;&#9;&#9;false, //Domenica&#10;&#9;&#9;&#9;&#9;false));">
            <text:p>leavingTimes.add(new Bus(dateFormatter.parse("20.3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40">
            <text:p>20.4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25];&quot;&quot;&quot;),&#10;&#9;&#9;&#9;&#9;&quot;&quot;&quot;;[.B125];&quot;&quot;&quot;,&#10;&#9;&#9;&#9;&#9;true, //Feriale&#10;&#9;&#9;&#9;&#9;true, //Sabato&#10;&#9;&#9;&#9;&#9;false, //Domenica&#10;&#9;&#9;&#9;&#9;false));&quot;)" office:value-type="string" office:string-value="leavingTimes.add(new Bus(dateFormatter.parse(&quot;20.40&quot;),&#10;&#9;&#9;&#9;&#9;&quot;SCORZE&quot;,&#10;&#9;&#9;&#9;&#9;true, //Feriale&#10;&#9;&#9;&#9;&#9;true, //Sabato&#10;&#9;&#9;&#9;&#9;false, //Domenica&#10;&#9;&#9;&#9;&#9;false));">
            <text:p>leavingTimes.add(new Bus(dateFormatter.parse("20.4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0.49">
            <text:p>20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26];&quot;&quot;&quot;),&#10;&#9;&#9;&#9;&#9;&quot;&quot;&quot;;[.B126];&quot;&quot;&quot;,&#10;&#9;&#9;&#9;&#9;true, //Feriale&#10;&#9;&#9;&#9;&#9;true, //Sabato&#10;&#9;&#9;&#9;&#9;false, //Domenica&#10;&#9;&#9;&#9;&#9;false));&quot;)" office:value-type="string" office:string-value="leavingTimes.add(new Bus(dateFormatter.parse(&quot;20.49&quot;),&#10;&#9;&#9;&#9;&#9;&quot;12&quot;,&#10;&#9;&#9;&#9;&#9;true, //Feriale&#10;&#9;&#9;&#9;&#9;true, //Sabato&#10;&#9;&#9;&#9;&#9;false, //Domenica&#10;&#9;&#9;&#9;&#9;false));">
            <text:p>leavingTimes.add(new Bus(dateFormatter.parse("20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1.00">
            <text:p>21.0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27];&quot;&quot;&quot;),&#10;&#9;&#9;&#9;&#9;&quot;&quot;&quot;;[.B127];&quot;&quot;&quot;,&#10;&#9;&#9;&#9;&#9;true, //Feriale&#10;&#9;&#9;&#9;&#9;true, //Sabato&#10;&#9;&#9;&#9;&#9;false, //Domenica&#10;&#9;&#9;&#9;&#9;false));&quot;)" office:value-type="string" office:string-value="leavingTimes.add(new Bus(dateFormatter.parse(&quot;21.00&quot;),&#10;&#9;&#9;&#9;&#9;&quot;NOALE&quot;,&#10;&#9;&#9;&#9;&#9;true, //Feriale&#10;&#9;&#9;&#9;&#9;true, //Sabato&#10;&#9;&#9;&#9;&#9;false, //Domenica&#10;&#9;&#9;&#9;&#9;false));">
            <text:p>leavingTimes.add(new Bus(dateFormatter.parse("21.0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1.05">
            <text:p>21.05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28];&quot;&quot;&quot;),&#10;&#9;&#9;&#9;&#9;&quot;&quot;&quot;;[.B128];&quot;&quot;&quot;,&#10;&#9;&#9;&#9;&#9;true, //Feriale&#10;&#9;&#9;&#9;&#9;true, //Sabato&#10;&#9;&#9;&#9;&#9;false, //Domenica&#10;&#9;&#9;&#9;&#9;false));&quot;)" office:value-type="string" office:string-value="leavingTimes.add(new Bus(dateFormatter.parse(&quot;21.05&quot;),&#10;&#9;&#9;&#9;&#9;&quot;12/&quot;,&#10;&#9;&#9;&#9;&#9;true, //Feriale&#10;&#9;&#9;&#9;&#9;true, //Sabato&#10;&#9;&#9;&#9;&#9;false, //Domenica&#10;&#9;&#9;&#9;&#9;false));">
            <text:p>leavingTimes.add(new Bus(dateFormatter.parse("21.0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1.10">
            <text:p>21.10</text:p>
          </table:table-cell>
          <table:table-cell table:style-name="ACE-0x81e0b78" office:value-type="string" office:string-value="SCORZE">
            <text:p>SCORZE</text:p>
          </table:table-cell>
          <table:table-cell table:style-name="ACE-0x81e0ab8" table:formula="of:=CONCATENATE(&quot;leavingTimes.add(new Bus(dateFormatter.parse(&quot;&quot;&quot;;[.A129];&quot;&quot;&quot;),&#10;&#9;&#9;&#9;&#9;&quot;&quot;&quot;;[.B129];&quot;&quot;&quot;,&#10;&#9;&#9;&#9;&#9;true, //Feriale&#10;&#9;&#9;&#9;&#9;true, //Sabato&#10;&#9;&#9;&#9;&#9;false, //Domenica&#10;&#9;&#9;&#9;&#9;false));&quot;)" office:value-type="string" office:string-value="leavingTimes.add(new Bus(dateFormatter.parse(&quot;21.10&quot;),&#10;&#9;&#9;&#9;&#9;&quot;SCORZE&quot;,&#10;&#9;&#9;&#9;&#9;true, //Feriale&#10;&#9;&#9;&#9;&#9;true, //Sabato&#10;&#9;&#9;&#9;&#9;false, //Domenica&#10;&#9;&#9;&#9;&#9;false));">
            <text:p>leavingTimes.add(new Bus(dateFormatter.parse("21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1.19">
            <text:p>21.1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30];&quot;&quot;&quot;),&#10;&#9;&#9;&#9;&#9;&quot;&quot;&quot;;[.B130];&quot;&quot;&quot;,&#10;&#9;&#9;&#9;&#9;true, //Feriale&#10;&#9;&#9;&#9;&#9;true, //Sabato&#10;&#9;&#9;&#9;&#9;false, //Domenica&#10;&#9;&#9;&#9;&#9;false));&quot;)" office:value-type="string" office:string-value="leavingTimes.add(new Bus(dateFormatter.parse(&quot;21.19&quot;),&#10;&#9;&#9;&#9;&#9;&quot;12&quot;,&#10;&#9;&#9;&#9;&#9;true, //Feriale&#10;&#9;&#9;&#9;&#9;true, //Sabato&#10;&#9;&#9;&#9;&#9;false, //Domenica&#10;&#9;&#9;&#9;&#9;false));">
            <text:p>leavingTimes.add(new Bus(dateFormatter.parse("21.1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1.30">
            <text:p>21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31];&quot;&quot;&quot;),&#10;&#9;&#9;&#9;&#9;&quot;&quot;&quot;;[.B131];&quot;&quot;&quot;,&#10;&#9;&#9;&#9;&#9;true, //Feriale&#10;&#9;&#9;&#9;&#9;true, //Sabato&#10;&#9;&#9;&#9;&#9;false, //Domenica&#10;&#9;&#9;&#9;&#9;false));&quot;)" office:value-type="string" office:string-value="leavingTimes.add(new Bus(dateFormatter.parse(&quot;21.30&quot;),&#10;&#9;&#9;&#9;&#9;&quot;NOALE&quot;,&#10;&#9;&#9;&#9;&#9;true, //Feriale&#10;&#9;&#9;&#9;&#9;true, //Sabato&#10;&#9;&#9;&#9;&#9;false, //Domenica&#10;&#9;&#9;&#9;&#9;false));">
            <text:p>leavingTimes.add(new Bus(dateFormatter.parse("21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1.49">
            <text:p>21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32];&quot;&quot;&quot;),&#10;&#9;&#9;&#9;&#9;&quot;&quot;&quot;;[.B132];&quot;&quot;&quot;,&#10;&#9;&#9;&#9;&#9;true, //Feriale&#10;&#9;&#9;&#9;&#9;true, //Sabato&#10;&#9;&#9;&#9;&#9;false, //Domenica&#10;&#9;&#9;&#9;&#9;false));&quot;)" office:value-type="string" office:string-value="leavingTimes.add(new Bus(dateFormatter.parse(&quot;21.49&quot;),&#10;&#9;&#9;&#9;&#9;&quot;12&quot;,&#10;&#9;&#9;&#9;&#9;true, //Feriale&#10;&#9;&#9;&#9;&#9;true, //Sabato&#10;&#9;&#9;&#9;&#9;false, //Domenica&#10;&#9;&#9;&#9;&#9;false));">
            <text:p>leavingTimes.add(new Bus(dateFormatter.parse("21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2.22">
            <text:p>22.22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33];&quot;&quot;&quot;),&#10;&#9;&#9;&#9;&#9;&quot;&quot;&quot;;[.B133];&quot;&quot;&quot;,&#10;&#9;&#9;&#9;&#9;true, //Feriale&#10;&#9;&#9;&#9;&#9;true, //Sabato&#10;&#9;&#9;&#9;&#9;false, //Domenica&#10;&#9;&#9;&#9;&#9;false));&quot;)" office:value-type="string" office:string-value="leavingTimes.add(new Bus(dateFormatter.parse(&quot;22.22&quot;),&#10;&#9;&#9;&#9;&#9;&quot;12/&quot;,&#10;&#9;&#9;&#9;&#9;true, //Feriale&#10;&#9;&#9;&#9;&#9;true, //Sabato&#10;&#9;&#9;&#9;&#9;false, //Domenica&#10;&#9;&#9;&#9;&#9;false));">
            <text:p>leavingTimes.add(new Bus(dateFormatter.parse("22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2.30">
            <text:p>22.30</text:p>
          </table:table-cell>
          <table:table-cell table:style-name="ACE-0x81e0b78" office:value-type="string" office:string-value="NOALE">
            <text:p>NOALE</text:p>
          </table:table-cell>
          <table:table-cell table:style-name="ACE-0x81e0ab8" table:formula="of:=CONCATENATE(&quot;leavingTimes.add(new Bus(dateFormatter.parse(&quot;&quot;&quot;;[.A134];&quot;&quot;&quot;),&#10;&#9;&#9;&#9;&#9;&quot;&quot;&quot;;[.B134];&quot;&quot;&quot;,&#10;&#9;&#9;&#9;&#9;true, //Feriale&#10;&#9;&#9;&#9;&#9;true, //Sabato&#10;&#9;&#9;&#9;&#9;false, //Domenica&#10;&#9;&#9;&#9;&#9;false));&quot;)" office:value-type="string" office:string-value="leavingTimes.add(new Bus(dateFormatter.parse(&quot;22.30&quot;),&#10;&#9;&#9;&#9;&#9;&quot;NOALE&quot;,&#10;&#9;&#9;&#9;&#9;true, //Feriale&#10;&#9;&#9;&#9;&#9;true, //Sabato&#10;&#9;&#9;&#9;&#9;false, //Domenica&#10;&#9;&#9;&#9;&#9;false));">
            <text:p>leavingTimes.add(new Bus(dateFormatter.parse("22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2.49">
            <text:p>22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35];&quot;&quot;&quot;),&#10;&#9;&#9;&#9;&#9;&quot;&quot;&quot;;[.B135];&quot;&quot;&quot;,&#10;&#9;&#9;&#9;&#9;true, //Feriale&#10;&#9;&#9;&#9;&#9;true, //Sabato&#10;&#9;&#9;&#9;&#9;false, //Domenica&#10;&#9;&#9;&#9;&#9;false));&quot;)" office:value-type="string" office:string-value="leavingTimes.add(new Bus(dateFormatter.parse(&quot;22.49&quot;),&#10;&#9;&#9;&#9;&#9;&quot;12&quot;,&#10;&#9;&#9;&#9;&#9;true, //Feriale&#10;&#9;&#9;&#9;&#9;true, //Sabato&#10;&#9;&#9;&#9;&#9;false, //Domenica&#10;&#9;&#9;&#9;&#9;false));">
            <text:p>leavingTimes.add(new Bus(dateFormatter.parse("22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3.22">
            <text:p>23.22</text:p>
          </table:table-cell>
          <table:table-cell table:style-name="ACE-0x81e0b78" office:value-type="string" office:string-value="12/">
            <text:p>12/</text:p>
          </table:table-cell>
          <table:table-cell table:style-name="ACE-0x81e0ab8" table:formula="of:=CONCATENATE(&quot;leavingTimes.add(new Bus(dateFormatter.parse(&quot;&quot;&quot;;[.A136];&quot;&quot;&quot;),&#10;&#9;&#9;&#9;&#9;&quot;&quot;&quot;;[.B136];&quot;&quot;&quot;,&#10;&#9;&#9;&#9;&#9;true, //Feriale&#10;&#9;&#9;&#9;&#9;true, //Sabato&#10;&#9;&#9;&#9;&#9;false, //Domenica&#10;&#9;&#9;&#9;&#9;false));&quot;)" office:value-type="string" office:string-value="leavingTimes.add(new Bus(dateFormatter.parse(&quot;23.22&quot;),&#10;&#9;&#9;&#9;&#9;&quot;12/&quot;,&#10;&#9;&#9;&#9;&#9;true, //Feriale&#10;&#9;&#9;&#9;&#9;true, //Sabato&#10;&#9;&#9;&#9;&#9;false, //Domenica&#10;&#9;&#9;&#9;&#9;false));">
            <text:p>leavingTimes.add(new Bus(dateFormatter.parse("23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style-name="ACE-0x81e0ab8" office:value-type="string" office:string-value="23.49">
            <text:p>23.49</text:p>
          </table:table-cell>
          <table:table-cell table:style-name="ACE-0x81e0b78" office:value-type="float" office:value="12">
            <text:p>12</text:p>
          </table:table-cell>
          <table:table-cell table:style-name="ACE-0x81e0ab8" table:formula="of:=CONCATENATE(&quot;leavingTimes.add(new Bus(dateFormatter.parse(&quot;&quot;&quot;;[.A137];&quot;&quot;&quot;),&#10;&#9;&#9;&#9;&#9;&quot;&quot;&quot;;[.B137];&quot;&quot;&quot;,&#10;&#9;&#9;&#9;&#9;true, //Feriale&#10;&#9;&#9;&#9;&#9;true, //Sabato&#10;&#9;&#9;&#9;&#9;false, //Domenica&#10;&#9;&#9;&#9;&#9;false));&quot;)" office:value-type="string" office:string-value="leavingTimes.add(new Bus(dateFormatter.parse(&quot;23.49&quot;),&#10;&#9;&#9;&#9;&#9;&quot;12&quot;,&#10;&#9;&#9;&#9;&#9;true, //Feriale&#10;&#9;&#9;&#9;&#9;true, //Sabato&#10;&#9;&#9;&#9;&#9;false, //Domenica&#10;&#9;&#9;&#9;&#9;false));">
            <text:p>leavingTimes.add(new Bus(dateFormatter.parse("23.49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ab8"/>
        </table:table-row>
        <table:table-row table:style-name="AROW-0">
          <table:table-cell table:number-columns-repeated="8" table:style-name="ACE-0x81e0ab8"/>
          <table:table-cell table:number-columns-repeated="56" table:style-name="ACE-0x81e0ab8"/>
          <table:table-cell table:number-columns-repeated="192" table:style-name="ACE-0x81e0ab8"/>
        </table:table-row>
        <table:table-row table:style-name="AROW-0" table:number-rows-repeated="6">
          <table:table-cell table:number-columns-repeated="8" table:style-name="ACE-0x81e0ab8"/>
          <table:table-cell table:number-columns-repeated="56" table:style-name="ACE-0x81e0ab8"/>
          <table:table-cell table:number-columns-repeated="192" table:style-name="ACE-0x81e0ab8"/>
        </table:table-row>
        <table:table-row table:style-name="AROW-0">
          <table:table-cell table:number-columns-repeated="8" table:style-name="ACE-0x81e0ab8"/>
          <table:table-cell table:number-columns-repeated="56" table:style-name="ACE-0x81e0ab8"/>
          <table:table-cell table:number-columns-repeated="192" table:style-name="ACE-0x81e0ab8"/>
        </table:table-row>
        <table:table-row table:style-name="AROW-0" table:number-rows-repeated="111">
          <table:table-cell table:number-columns-repeated="8" table:style-name="ACE-0x81e0ab8"/>
          <table:table-cell table:number-columns-repeated="56" table:style-name="ACE-0x81e0ab8"/>
          <table:table-cell table:number-columns-repeated="192" table:style-name="ACE-0x81e0ab8"/>
        </table:table-row>
        <table:table-row table:style-name="AROW-0">
          <table:table-cell table:number-columns-repeated="64" table:style-name="ACE-0x81e0ab8"/>
          <table:table-cell table:number-columns-repeated="192" table:style-name="ACE-0x81e0ab8"/>
        </table:table-row>
        <table:table-row table:style-name="AROW-0" table:number-rows-repeated="3839">
          <table:table-cell table:number-columns-repeated="64" table:style-name="ACE-0x81e0ab8"/>
          <table:table-cell table:number-columns-repeated="192" table:style-name="ACE-0x81e0ab8"/>
        </table:table-row>
        <table:table-row table:style-name="AROW-0">
          <table:table-cell table:number-columns-repeated="256" table:style-name="ACE-0x81e0ab8"/>
        </table:table-row>
        <table:table-row table:style-name="AROW-0" table:number-rows-repeated="1044449">
          <table:table-cell table:number-columns-repeated="256" table:style-name="ACE-0x81e0ab8"/>
        </table:table-row>
        <table:table-row table:style-name="AROW-3">
          <table:table-cell table:number-columns-repeated="256" table:style-name="ACE-0x81e0ab8"/>
        </table:table-row>
        <table:table-row table:style-name="AROW-3" table:number-rows-repeated="29">
          <table:table-cell table:number-columns-repeated="256" table:style-name="ACE-0x81e0ab8"/>
        </table:table-row>
        <table:named-expressions>
          <table:named-expression table:name="Print_Area" table:expression="of:=#REF!" table:base-cell-address="$'Da Mestre_SABATO'.$A$1"/>
          <table:named-expression table:name="Sheet_Title" table:expression="of:=&quot;Da Mestre_SABATO&quot;" table:base-cell-address="$'Da Mestre_SABATO'.$A$1"/>
        </table:named-expressions>
      </table:table>
      <table:table table:name="Da Mestre_FESTIVO" table:style-name="ta5">
        <office:forms form:automatic-focus="false" form:apply-design-mode="false"/>
        <table:table-column table:style-name="ACOL-2" table:number-columns-repeated="2" table:default-cell-style-name="ce8"/>
        <table:table-column table:style-name="ACOL-0" table:number-columns-repeated="254" table:default-cell-style-name="ce8"/>
        <table:table-row table:style-name="AROW-0">
          <table:table-cell office:value-type="string">
            <text:p>ORARIO</text:p>
          </table:table-cell>
          <table:table-cell table:style-name="ce9" office:value-type="string">
            <text:p>LINEA</text:p>
          </table:table-cell>
          <table:table-cell table:number-columns-repeated="254"/>
        </table:table-row>
        <table:table-row table:style-name="AROW-0">
          <table:table-cell office:value-type="string">
            <text:p>05.00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2];&quot;&quot;&quot;),     &quot;&quot;&quot;;[.B2];&quot;&quot;&quot;,     false, //Feriale     false, //Sabato     True, //Domenica     false));&quot;)" office:value-type="string" office:string-value="leavingTimes.add(new Bus(dateFormatter.parse(&quot;05.00&quot;),     &quot;12L&quot;,     false, //Feriale     false, //Sabato     True, //Domenica     false));">
            <text:p>leavingTimes.add(new Bus(dateFormatter.parse("05.00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5.1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3];&quot;&quot;&quot;),     &quot;&quot;&quot;;[.B3];&quot;&quot;&quot;,     false, //Feriale     false, //Sabato     True, //Domenica     false));&quot;)" office:value-type="string" office:string-value="leavingTimes.add(new Bus(dateFormatter.parse(&quot;05.15&quot;),     &quot;12L&quot;,     false, //Feriale     false, //Sabato     True, //Domenica     false));">
            <text:p>leavingTimes.add(new Bus(dateFormatter.parse("05.1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5.30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4];&quot;&quot;&quot;),     &quot;&quot;&quot;;[.B4];&quot;&quot;&quot;,     false, //Feriale     false, //Sabato     True, //Domenica     false));&quot;)" office:value-type="string" office:string-value="leavingTimes.add(new Bus(dateFormatter.parse(&quot;05.30&quot;),     &quot;12L&quot;,     false, //Feriale     false, //Sabato     True, //Domenica     false));">
            <text:p>leavingTimes.add(new Bus(dateFormatter.parse("05.30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6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5];&quot;&quot;&quot;),     &quot;&quot;&quot;;[.B5];&quot;&quot;&quot;,     false, //Feriale     false, //Sabato     True, //Domenica     false));&quot;)" office:value-type="string" office:string-value="leavingTimes.add(new Bus(dateFormatter.parse(&quot;06.30&quot;),     &quot;NOALE&quot;,     false, //Feriale     false, //Sabato     True, //Domenica     false));">
            <text:p>leavingTimes.add(new Bus(dateFormatter.parse("06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7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6];&quot;&quot;&quot;),     &quot;&quot;&quot;;[.B6];&quot;&quot;&quot;,     false, //Feriale     false, //Sabato     True, //Domenica     false));&quot;)" office:value-type="string" office:string-value="leavingTimes.add(new Bus(dateFormatter.parse(&quot;07.10&quot;),     &quot;SCORZE&quot;,     false, //Feriale     false, //Sabato     True, //Domenica     false));">
            <text:p>leavingTimes.add(new Bus(dateFormatter.parse("07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7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7];&quot;&quot;&quot;),     &quot;&quot;&quot;;[.B7];&quot;&quot;&quot;,     false, //Feriale     false, //Sabato     True, //Domenica     false));&quot;)" office:value-type="string" office:string-value="leavingTimes.add(new Bus(dateFormatter.parse(&quot;07.30&quot;),     &quot;NOALE&quot;,     false, //Feriale     false, //Sabato     True, //Domenica     false));">
            <text:p>leavingTimes.add(new Bus(dateFormatter.parse("07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7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8];&quot;&quot;&quot;),     &quot;&quot;&quot;;[.B8];&quot;&quot;&quot;,     false, //Feriale     false, //Sabato     True, //Domenica     false));&quot;)" office:value-type="string" office:string-value="leavingTimes.add(new Bus(dateFormatter.parse(&quot;07.40&quot;),     &quot;SCORZE&quot;,     false, //Feriale     false, //Sabato     True, //Domenica     false));">
            <text:p>leavingTimes.add(new Bus(dateFormatter.parse("07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9];&quot;&quot;&quot;),     &quot;&quot;&quot;;[.B9];&quot;&quot;&quot;,     false, //Feriale     false, //Sabato     True, //Domenica     false));&quot;)" office:value-type="string" office:string-value="leavingTimes.add(new Bus(dateFormatter.parse(&quot;08.00&quot;),     &quot;NOALE&quot;,     false, //Feriale     false, //Sabato     True, //Domenica     false));">
            <text:p>leavingTimes.add(new Bus(dateFormatter.parse("08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10];&quot;&quot;&quot;),     &quot;&quot;&quot;;[.B10];&quot;&quot;&quot;,     false, //Feriale     false, //Sabato     True, //Domenica     false));&quot;)" office:value-type="string" office:string-value="leavingTimes.add(new Bus(dateFormatter.parse(&quot;08.10&quot;),     &quot;SCORZE&quot;,     false, //Feriale     false, //Sabato     True, //Domenica     false));">
            <text:p>leavingTimes.add(new Bus(dateFormatter.parse("08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2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11];&quot;&quot;&quot;),     &quot;&quot;&quot;;[.B11];&quot;&quot;&quot;,     false, //Feriale     false, //Sabato     True, //Domenica     false));&quot;)" office:value-type="string" office:string-value="leavingTimes.add(new Bus(dateFormatter.parse(&quot;08.25&quot;),     &quot;12L&quot;,     false, //Feriale     false, //Sabato     True, //Domenica     false));">
            <text:p>leavingTimes.add(new Bus(dateFormatter.parse("08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12];&quot;&quot;&quot;),     &quot;&quot;&quot;;[.B12];&quot;&quot;&quot;,     false, //Feriale     false, //Sabato     True, //Domenica     false));&quot;)" office:value-type="string" office:string-value="leavingTimes.add(new Bus(dateFormatter.parse(&quot;08.30&quot;),     &quot;NOALE&quot;,     false, //Feriale     false, //Sabato     True, //Domenica     false));">
            <text:p>leavingTimes.add(new Bus(dateFormatter.parse("08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13];&quot;&quot;&quot;),     &quot;&quot;&quot;;[.B13];&quot;&quot;&quot;,     false, //Feriale     false, //Sabato     True, //Domenica     false));&quot;)" office:value-type="string" office:string-value="leavingTimes.add(new Bus(dateFormatter.parse(&quot;08.40&quot;),     &quot;SCORZE&quot;,     false, //Feriale     false, //Sabato     True, //Domenica     false));">
            <text:p>leavingTimes.add(new Bus(dateFormatter.parse("08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5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14];&quot;&quot;&quot;),     &quot;&quot;&quot;;[.B14];&quot;&quot;&quot;,     false, //Feriale     false, //Sabato     True, //Domenica     false));&quot;)" office:value-type="string" office:string-value="leavingTimes.add(new Bus(dateFormatter.parse(&quot;08.55&quot;),     &quot;12L&quot;,     false, //Feriale     false, //Sabato     True, //Domenica     false));">
            <text:p>leavingTimes.add(new Bus(dateFormatter.parse("08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15];&quot;&quot;&quot;),     &quot;&quot;&quot;;[.B15];&quot;&quot;&quot;,     false, //Feriale     false, //Sabato     True, //Domenica     false));&quot;)" office:value-type="string" office:string-value="leavingTimes.add(new Bus(dateFormatter.parse(&quot;09.00&quot;),     &quot;NOALE&quot;,     false, //Feriale     false, //Sabato     True, //Domenica     false));">
            <text:p>leavingTimes.add(new Bus(dateFormatter.parse("09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16];&quot;&quot;&quot;),     &quot;&quot;&quot;;[.B16];&quot;&quot;&quot;,     false, //Feriale     false, //Sabato     True, //Domenica     false));&quot;)" office:value-type="string" office:string-value="leavingTimes.add(new Bus(dateFormatter.parse(&quot;09.10&quot;),     &quot;SCORZE&quot;,     false, //Feriale     false, //Sabato     True, //Domenica     false));">
            <text:p>leavingTimes.add(new Bus(dateFormatter.parse("09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2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17];&quot;&quot;&quot;),     &quot;&quot;&quot;;[.B17];&quot;&quot;&quot;,     false, //Feriale     false, //Sabato     True, //Domenica     false));&quot;)" office:value-type="string" office:string-value="leavingTimes.add(new Bus(dateFormatter.parse(&quot;09.25&quot;),     &quot;12L&quot;,     false, //Feriale     false, //Sabato     True, //Domenica     false));">
            <text:p>leavingTimes.add(new Bus(dateFormatter.parse("09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18];&quot;&quot;&quot;),     &quot;&quot;&quot;;[.B18];&quot;&quot;&quot;,     false, //Feriale     false, //Sabato     True, //Domenica     false));&quot;)" office:value-type="string" office:string-value="leavingTimes.add(new Bus(dateFormatter.parse(&quot;09.30&quot;),     &quot;NOALE&quot;,     false, //Feriale     false, //Sabato     True, //Domenica     false));">
            <text:p>leavingTimes.add(new Bus(dateFormatter.parse("09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19];&quot;&quot;&quot;),     &quot;&quot;&quot;;[.B19];&quot;&quot;&quot;,     false, //Feriale     false, //Sabato     True, //Domenica     false));&quot;)" office:value-type="string" office:string-value="leavingTimes.add(new Bus(dateFormatter.parse(&quot;09.40&quot;),     &quot;SCORZE&quot;,     false, //Feriale     false, //Sabato     True, //Domenica     false));">
            <text:p>leavingTimes.add(new Bus(dateFormatter.parse("09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5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20];&quot;&quot;&quot;),     &quot;&quot;&quot;;[.B20];&quot;&quot;&quot;,     false, //Feriale     false, //Sabato     True, //Domenica     false));&quot;)" office:value-type="string" office:string-value="leavingTimes.add(new Bus(dateFormatter.parse(&quot;09.55&quot;),     &quot;12L&quot;,     false, //Feriale     false, //Sabato     True, //Domenica     false));">
            <text:p>leavingTimes.add(new Bus(dateFormatter.parse("09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21];&quot;&quot;&quot;),     &quot;&quot;&quot;;[.B21];&quot;&quot;&quot;,     false, //Feriale     false, //Sabato     True, //Domenica     false));&quot;)" office:value-type="string" office:string-value="leavingTimes.add(new Bus(dateFormatter.parse(&quot;10.00&quot;),     &quot;NOALE&quot;,     false, //Feriale     false, //Sabato     True, //Domenica     false));">
            <text:p>leavingTimes.add(new Bus(dateFormatter.parse("10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22];&quot;&quot;&quot;),     &quot;&quot;&quot;;[.B22];&quot;&quot;&quot;,     false, //Feriale     false, //Sabato     True, //Domenica     false));&quot;)" office:value-type="string" office:string-value="leavingTimes.add(new Bus(dateFormatter.parse(&quot;10.10&quot;),     &quot;SCORZE&quot;,     false, //Feriale     false, //Sabato     True, //Domenica     false));">
            <text:p>leavingTimes.add(new Bus(dateFormatter.parse("10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2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23];&quot;&quot;&quot;),     &quot;&quot;&quot;;[.B23];&quot;&quot;&quot;,     false, //Feriale     false, //Sabato     True, //Domenica     false));&quot;)" office:value-type="string" office:string-value="leavingTimes.add(new Bus(dateFormatter.parse(&quot;10.25&quot;),     &quot;12L&quot;,     false, //Feriale     false, //Sabato     True, //Domenica     false));">
            <text:p>leavingTimes.add(new Bus(dateFormatter.parse("10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24];&quot;&quot;&quot;),     &quot;&quot;&quot;;[.B24];&quot;&quot;&quot;,     false, //Feriale     false, //Sabato     True, //Domenica     false));&quot;)" office:value-type="string" office:string-value="leavingTimes.add(new Bus(dateFormatter.parse(&quot;10.30&quot;),     &quot;NOALE&quot;,     false, //Feriale     false, //Sabato     True, //Domenica     false));">
            <text:p>leavingTimes.add(new Bus(dateFormatter.parse("10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25];&quot;&quot;&quot;),     &quot;&quot;&quot;;[.B25];&quot;&quot;&quot;,     false, //Feriale     false, //Sabato     True, //Domenica     false));&quot;)" office:value-type="string" office:string-value="leavingTimes.add(new Bus(dateFormatter.parse(&quot;10.40&quot;),     &quot;SCORZE&quot;,     false, //Feriale     false, //Sabato     True, //Domenica     false));">
            <text:p>leavingTimes.add(new Bus(dateFormatter.parse("10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5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26];&quot;&quot;&quot;),     &quot;&quot;&quot;;[.B26];&quot;&quot;&quot;,     false, //Feriale     false, //Sabato     True, //Domenica     false));&quot;)" office:value-type="string" office:string-value="leavingTimes.add(new Bus(dateFormatter.parse(&quot;10.55&quot;),     &quot;12L&quot;,     false, //Feriale     false, //Sabato     True, //Domenica     false));">
            <text:p>leavingTimes.add(new Bus(dateFormatter.parse("10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27];&quot;&quot;&quot;),     &quot;&quot;&quot;;[.B27];&quot;&quot;&quot;,     false, //Feriale     false, //Sabato     True, //Domenica     false));&quot;)" office:value-type="string" office:string-value="leavingTimes.add(new Bus(dateFormatter.parse(&quot;11.00&quot;),     &quot;NOALE&quot;,     false, //Feriale     false, //Sabato     True, //Domenica     false));">
            <text:p>leavingTimes.add(new Bus(dateFormatter.parse("11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28];&quot;&quot;&quot;),     &quot;&quot;&quot;;[.B28];&quot;&quot;&quot;,     false, //Feriale     false, //Sabato     True, //Domenica     false));&quot;)" office:value-type="string" office:string-value="leavingTimes.add(new Bus(dateFormatter.parse(&quot;11.10&quot;),     &quot;SCORZE&quot;,     false, //Feriale     false, //Sabato     True, //Domenica     false));">
            <text:p>leavingTimes.add(new Bus(dateFormatter.parse("11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2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29];&quot;&quot;&quot;),     &quot;&quot;&quot;;[.B29];&quot;&quot;&quot;,     false, //Feriale     false, //Sabato     True, //Domenica     false));&quot;)" office:value-type="string" office:string-value="leavingTimes.add(new Bus(dateFormatter.parse(&quot;11.25&quot;),     &quot;12L&quot;,     false, //Feriale     false, //Sabato     True, //Domenica     false));">
            <text:p>leavingTimes.add(new Bus(dateFormatter.parse("11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30];&quot;&quot;&quot;),     &quot;&quot;&quot;;[.B30];&quot;&quot;&quot;,     false, //Feriale     false, //Sabato     True, //Domenica     false));&quot;)" office:value-type="string" office:string-value="leavingTimes.add(new Bus(dateFormatter.parse(&quot;11.30&quot;),     &quot;NOALE&quot;,     false, //Feriale     false, //Sabato     True, //Domenica     false));">
            <text:p>leavingTimes.add(new Bus(dateFormatter.parse("11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31];&quot;&quot;&quot;),     &quot;&quot;&quot;;[.B31];&quot;&quot;&quot;,     false, //Feriale     false, //Sabato     True, //Domenica     false));&quot;)" office:value-type="string" office:string-value="leavingTimes.add(new Bus(dateFormatter.parse(&quot;11.40&quot;),     &quot;SCORZE&quot;,     false, //Feriale     false, //Sabato     True, //Domenica     false));">
            <text:p>leavingTimes.add(new Bus(dateFormatter.parse("11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5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32];&quot;&quot;&quot;),     &quot;&quot;&quot;;[.B32];&quot;&quot;&quot;,     false, //Feriale     false, //Sabato     True, //Domenica     false));&quot;)" office:value-type="string" office:string-value="leavingTimes.add(new Bus(dateFormatter.parse(&quot;11.55&quot;),     &quot;12L&quot;,     false, //Feriale     false, //Sabato     True, //Domenica     false));">
            <text:p>leavingTimes.add(new Bus(dateFormatter.parse("11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33];&quot;&quot;&quot;),     &quot;&quot;&quot;;[.B33];&quot;&quot;&quot;,     false, //Feriale     false, //Sabato     True, //Domenica     false));&quot;)" office:value-type="string" office:string-value="leavingTimes.add(new Bus(dateFormatter.parse(&quot;12.00&quot;),     &quot;NOALE&quot;,     false, //Feriale     false, //Sabato     True, //Domenica     false));">
            <text:p>leavingTimes.add(new Bus(dateFormatter.parse("12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34];&quot;&quot;&quot;),     &quot;&quot;&quot;;[.B34];&quot;&quot;&quot;,     false, //Feriale     false, //Sabato     True, //Domenica     false));&quot;)" office:value-type="string" office:string-value="leavingTimes.add(new Bus(dateFormatter.parse(&quot;12.10&quot;),     &quot;SCORZE&quot;,     false, //Feriale     false, //Sabato     True, //Domenica     false));">
            <text:p>leavingTimes.add(new Bus(dateFormatter.parse("12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35];&quot;&quot;&quot;),     &quot;&quot;&quot;;[.B35];&quot;&quot;&quot;,     false, //Feriale     false, //Sabato     True, //Domenica     false));&quot;)" office:value-type="string" office:string-value="leavingTimes.add(new Bus(dateFormatter.parse(&quot;12.30&quot;),     &quot;NOALE&quot;,     false, //Feriale     false, //Sabato     True, //Domenica     false));">
            <text:p>leavingTimes.add(new Bus(dateFormatter.parse("12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36];&quot;&quot;&quot;),     &quot;&quot;&quot;;[.B36];&quot;&quot;&quot;,     false, //Feriale     false, //Sabato     True, //Domenica     false));&quot;)" office:value-type="string" office:string-value="leavingTimes.add(new Bus(dateFormatter.parse(&quot;12.40&quot;),     &quot;SCORZE&quot;,     false, //Feriale     false, //Sabato     True, //Domenica     false));">
            <text:p>leavingTimes.add(new Bus(dateFormatter.parse("12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37];&quot;&quot;&quot;),     &quot;&quot;&quot;;[.B37];&quot;&quot;&quot;,     false, //Feriale     false, //Sabato     True, //Domenica     false));&quot;)" office:value-type="string" office:string-value="leavingTimes.add(new Bus(dateFormatter.parse(&quot;13.00&quot;),     &quot;NOALE&quot;,     false, //Feriale     false, //Sabato     True, //Domenica     false));">
            <text:p>leavingTimes.add(new Bus(dateFormatter.parse("13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38];&quot;&quot;&quot;),     &quot;&quot;&quot;;[.B38];&quot;&quot;&quot;,     false, //Feriale     false, //Sabato     True, //Domenica     false));&quot;)" office:value-type="string" office:string-value="leavingTimes.add(new Bus(dateFormatter.parse(&quot;13.10&quot;),     &quot;SCORZE&quot;,     false, //Feriale     false, //Sabato     True, //Domenica     false));">
            <text:p>leavingTimes.add(new Bus(dateFormatter.parse("13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39];&quot;&quot;&quot;),     &quot;&quot;&quot;;[.B39];&quot;&quot;&quot;,     false, //Feriale     false, //Sabato     True, //Domenica     false));&quot;)" office:value-type="string" office:string-value="leavingTimes.add(new Bus(dateFormatter.parse(&quot;13.30&quot;),     &quot;NOALE&quot;,     false, //Feriale     false, //Sabato     True, //Domenica     false));">
            <text:p>leavingTimes.add(new Bus(dateFormatter.parse("13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40];&quot;&quot;&quot;),     &quot;&quot;&quot;;[.B40];&quot;&quot;&quot;,     false, //Feriale     false, //Sabato     True, //Domenica     false));&quot;)" office:value-type="string" office:string-value="leavingTimes.add(new Bus(dateFormatter.parse(&quot;13.40&quot;),     &quot;SCORZE&quot;,     false, //Feriale     false, //Sabato     True, //Domenica     false));">
            <text:p>leavingTimes.add(new Bus(dateFormatter.parse("13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41];&quot;&quot;&quot;),     &quot;&quot;&quot;;[.B41];&quot;&quot;&quot;,     false, //Feriale     false, //Sabato     True, //Domenica     false));&quot;)" office:value-type="string" office:string-value="leavingTimes.add(new Bus(dateFormatter.parse(&quot;14.00&quot;),     &quot;NOALE&quot;,     false, //Feriale     false, //Sabato     True, //Domenica     false));">
            <text:p>leavingTimes.add(new Bus(dateFormatter.parse("14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42];&quot;&quot;&quot;),     &quot;&quot;&quot;;[.B42];&quot;&quot;&quot;,     false, //Feriale     false, //Sabato     True, //Domenica     false));&quot;)" office:value-type="string" office:string-value="leavingTimes.add(new Bus(dateFormatter.parse(&quot;14.10&quot;),     &quot;SCORZE&quot;,     false, //Feriale     false, //Sabato     True, //Domenica     false));">
            <text:p>leavingTimes.add(new Bus(dateFormatter.parse("14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43];&quot;&quot;&quot;),     &quot;&quot;&quot;;[.B43];&quot;&quot;&quot;,     false, //Feriale     false, //Sabato     True, //Domenica     false));&quot;)" office:value-type="string" office:string-value="leavingTimes.add(new Bus(dateFormatter.parse(&quot;14.30&quot;),     &quot;NOALE&quot;,     false, //Feriale     false, //Sabato     True, //Domenica     false));">
            <text:p>leavingTimes.add(new Bus(dateFormatter.parse("14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44];&quot;&quot;&quot;),     &quot;&quot;&quot;;[.B44];&quot;&quot;&quot;,     false, //Feriale     false, //Sabato     True, //Domenica     false));&quot;)" office:value-type="string" office:string-value="leavingTimes.add(new Bus(dateFormatter.parse(&quot;14.40&quot;),     &quot;SCORZE&quot;,     false, //Feriale     false, //Sabato     True, //Domenica     false));">
            <text:p>leavingTimes.add(new Bus(dateFormatter.parse("14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45];&quot;&quot;&quot;),     &quot;&quot;&quot;;[.B45];&quot;&quot;&quot;,     false, //Feriale     false, //Sabato     True, //Domenica     false));&quot;)" office:value-type="string" office:string-value="leavingTimes.add(new Bus(dateFormatter.parse(&quot;15.00&quot;),     &quot;NOALE&quot;,     false, //Feriale     false, //Sabato     True, //Domenica     false));">
            <text:p>leavingTimes.add(new Bus(dateFormatter.parse("15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46];&quot;&quot;&quot;),     &quot;&quot;&quot;;[.B46];&quot;&quot;&quot;,     false, //Feriale     false, //Sabato     True, //Domenica     false));&quot;)" office:value-type="string" office:string-value="leavingTimes.add(new Bus(dateFormatter.parse(&quot;15.10&quot;),     &quot;SCORZE&quot;,     false, //Feriale     false, //Sabato     True, //Domenica     false));">
            <text:p>leavingTimes.add(new Bus(dateFormatter.parse("15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47];&quot;&quot;&quot;),     &quot;&quot;&quot;;[.B47];&quot;&quot;&quot;,     false, //Feriale     false, //Sabato     True, //Domenica     false));&quot;)" office:value-type="string" office:string-value="leavingTimes.add(new Bus(dateFormatter.parse(&quot;15.30&quot;),     &quot;NOALE&quot;,     false, //Feriale     false, //Sabato     True, //Domenica     false));">
            <text:p>leavingTimes.add(new Bus(dateFormatter.parse("15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48];&quot;&quot;&quot;),     &quot;&quot;&quot;;[.B48];&quot;&quot;&quot;,     false, //Feriale     false, //Sabato     True, //Domenica     false));&quot;)" office:value-type="string" office:string-value="leavingTimes.add(new Bus(dateFormatter.parse(&quot;15.40&quot;),     &quot;SCORZE&quot;,     false, //Feriale     false, //Sabato     True, //Domenica     false));">
            <text:p>leavingTimes.add(new Bus(dateFormatter.parse("15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49];&quot;&quot;&quot;),     &quot;&quot;&quot;;[.B49];&quot;&quot;&quot;,     false, //Feriale     false, //Sabato     True, //Domenica     false));&quot;)" office:value-type="string" office:string-value="leavingTimes.add(new Bus(dateFormatter.parse(&quot;16.00&quot;),     &quot;NOALE&quot;,     false, //Feriale     false, //Sabato     True, //Domenica     false));">
            <text:p>leavingTimes.add(new Bus(dateFormatter.parse("16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50];&quot;&quot;&quot;),     &quot;&quot;&quot;;[.B50];&quot;&quot;&quot;,     false, //Feriale     false, //Sabato     True, //Domenica     false));&quot;)" office:value-type="string" office:string-value="leavingTimes.add(new Bus(dateFormatter.parse(&quot;16.10&quot;),     &quot;SCORZE&quot;,     false, //Feriale     false, //Sabato     True, //Domenica     false));">
            <text:p>leavingTimes.add(new Bus(dateFormatter.parse("16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51];&quot;&quot;&quot;),     &quot;&quot;&quot;;[.B51];&quot;&quot;&quot;,     false, //Feriale     false, //Sabato     True, //Domenica     false));&quot;)" office:value-type="string" office:string-value="leavingTimes.add(new Bus(dateFormatter.parse(&quot;16.30&quot;),     &quot;NOALE&quot;,     false, //Feriale     false, //Sabato     True, //Domenica     false));">
            <text:p>leavingTimes.add(new Bus(dateFormatter.parse("16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52];&quot;&quot;&quot;),     &quot;&quot;&quot;;[.B52];&quot;&quot;&quot;,     false, //Feriale     false, //Sabato     True, //Domenica     false));&quot;)" office:value-type="string" office:string-value="leavingTimes.add(new Bus(dateFormatter.parse(&quot;16.40&quot;),     &quot;SCORZE&quot;,     false, //Feriale     false, //Sabato     True, //Domenica     false));">
            <text:p>leavingTimes.add(new Bus(dateFormatter.parse("16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53];&quot;&quot;&quot;),     &quot;&quot;&quot;;[.B53];&quot;&quot;&quot;,     false, //Feriale     false, //Sabato     True, //Domenica     false));&quot;)" office:value-type="string" office:string-value="leavingTimes.add(new Bus(dateFormatter.parse(&quot;17.00&quot;),     &quot;NOALE&quot;,     false, //Feriale     false, //Sabato     True, //Domenica     false));">
            <text:p>leavingTimes.add(new Bus(dateFormatter.parse("17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54];&quot;&quot;&quot;),     &quot;&quot;&quot;;[.B54];&quot;&quot;&quot;,     false, //Feriale     false, //Sabato     True, //Domenica     false));&quot;)" office:value-type="string" office:string-value="leavingTimes.add(new Bus(dateFormatter.parse(&quot;17.10&quot;),     &quot;SCORZE&quot;,     false, //Feriale     false, //Sabato     True, //Domenica     false));">
            <text:p>leavingTimes.add(new Bus(dateFormatter.parse("17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2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55];&quot;&quot;&quot;),     &quot;&quot;&quot;;[.B55];&quot;&quot;&quot;,     false, //Feriale     false, //Sabato     True, //Domenica     false));&quot;)" office:value-type="string" office:string-value="leavingTimes.add(new Bus(dateFormatter.parse(&quot;17.25&quot;),     &quot;12L&quot;,     false, //Feriale     false, //Sabato     True, //Domenica     false));">
            <text:p>leavingTimes.add(new Bus(dateFormatter.parse("17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56];&quot;&quot;&quot;),     &quot;&quot;&quot;;[.B56];&quot;&quot;&quot;,     false, //Feriale     false, //Sabato     True, //Domenica     false));&quot;)" office:value-type="string" office:string-value="leavingTimes.add(new Bus(dateFormatter.parse(&quot;17.30&quot;),     &quot;NOALE&quot;,     false, //Feriale     false, //Sabato     True, //Domenica     false));">
            <text:p>leavingTimes.add(new Bus(dateFormatter.parse("17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57];&quot;&quot;&quot;),     &quot;&quot;&quot;;[.B57];&quot;&quot;&quot;,     false, //Feriale     false, //Sabato     True, //Domenica     false));&quot;)" office:value-type="string" office:string-value="leavingTimes.add(new Bus(dateFormatter.parse(&quot;17.40&quot;),     &quot;SCORZE&quot;,     false, //Feriale     false, //Sabato     True, //Domenica     false));">
            <text:p>leavingTimes.add(new Bus(dateFormatter.parse("17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5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58];&quot;&quot;&quot;),     &quot;&quot;&quot;;[.B58];&quot;&quot;&quot;,     false, //Feriale     false, //Sabato     True, //Domenica     false));&quot;)" office:value-type="string" office:string-value="leavingTimes.add(new Bus(dateFormatter.parse(&quot;17.55&quot;),     &quot;12L&quot;,     false, //Feriale     false, //Sabato     True, //Domenica     false));">
            <text:p>leavingTimes.add(new Bus(dateFormatter.parse("17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59];&quot;&quot;&quot;),     &quot;&quot;&quot;;[.B59];&quot;&quot;&quot;,     false, //Feriale     false, //Sabato     True, //Domenica     false));&quot;)" office:value-type="string" office:string-value="leavingTimes.add(new Bus(dateFormatter.parse(&quot;18.00&quot;),     &quot;NOALE&quot;,     false, //Feriale     false, //Sabato     True, //Domenica     false));">
            <text:p>leavingTimes.add(new Bus(dateFormatter.parse("18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60];&quot;&quot;&quot;),     &quot;&quot;&quot;;[.B60];&quot;&quot;&quot;,     false, //Feriale     false, //Sabato     True, //Domenica     false));&quot;)" office:value-type="string" office:string-value="leavingTimes.add(new Bus(dateFormatter.parse(&quot;18.10&quot;),     &quot;SCORZE&quot;,     false, //Feriale     false, //Sabato     True, //Domenica     false));">
            <text:p>leavingTimes.add(new Bus(dateFormatter.parse("18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2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61];&quot;&quot;&quot;),     &quot;&quot;&quot;;[.B61];&quot;&quot;&quot;,     false, //Feriale     false, //Sabato     True, //Domenica     false));&quot;)" office:value-type="string" office:string-value="leavingTimes.add(new Bus(dateFormatter.parse(&quot;18.25&quot;),     &quot;12L&quot;,     false, //Feriale     false, //Sabato     True, //Domenica     false));">
            <text:p>leavingTimes.add(new Bus(dateFormatter.parse("18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62];&quot;&quot;&quot;),     &quot;&quot;&quot;;[.B62];&quot;&quot;&quot;,     false, //Feriale     false, //Sabato     True, //Domenica     false));&quot;)" office:value-type="string" office:string-value="leavingTimes.add(new Bus(dateFormatter.parse(&quot;18.30&quot;),     &quot;NOALE&quot;,     false, //Feriale     false, //Sabato     True, //Domenica     false));">
            <text:p>leavingTimes.add(new Bus(dateFormatter.parse("18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63];&quot;&quot;&quot;),     &quot;&quot;&quot;;[.B63];&quot;&quot;&quot;,     false, //Feriale     false, //Sabato     True, //Domenica     false));&quot;)" office:value-type="string" office:string-value="leavingTimes.add(new Bus(dateFormatter.parse(&quot;18.40&quot;),     &quot;SCORZE&quot;,     false, //Feriale     false, //Sabato     True, //Domenica     false));">
            <text:p>leavingTimes.add(new Bus(dateFormatter.parse("18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5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64];&quot;&quot;&quot;),     &quot;&quot;&quot;;[.B64];&quot;&quot;&quot;,     false, //Feriale     false, //Sabato     True, //Domenica     false));&quot;)" office:value-type="string" office:string-value="leavingTimes.add(new Bus(dateFormatter.parse(&quot;18.55&quot;),     &quot;12L&quot;,     false, //Feriale     false, //Sabato     True, //Domenica     false));">
            <text:p>leavingTimes.add(new Bus(dateFormatter.parse("18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65];&quot;&quot;&quot;),     &quot;&quot;&quot;;[.B65];&quot;&quot;&quot;,     false, //Feriale     false, //Sabato     True, //Domenica     false));&quot;)" office:value-type="string" office:string-value="leavingTimes.add(new Bus(dateFormatter.parse(&quot;19.00&quot;),     &quot;NOALE&quot;,     false, //Feriale     false, //Sabato     True, //Domenica     false));">
            <text:p>leavingTimes.add(new Bus(dateFormatter.parse("19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66];&quot;&quot;&quot;),     &quot;&quot;&quot;;[.B66];&quot;&quot;&quot;,     false, //Feriale     false, //Sabato     True, //Domenica     false));&quot;)" office:value-type="string" office:string-value="leavingTimes.add(new Bus(dateFormatter.parse(&quot;19.10&quot;),     &quot;SCORZE&quot;,     false, //Feriale     false, //Sabato     True, //Domenica     false));">
            <text:p>leavingTimes.add(new Bus(dateFormatter.parse("19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25</text:p>
          </table:table-cell>
          <table:table-cell table:style-name="ce9" office:value-type="string">
            <text:p>12L</text:p>
          </table:table-cell>
          <table:table-cell table:formula="of:=CONCATENATE(&quot;leavingTimes.add(new Bus(dateFormatter.parse(&quot;&quot;&quot;;[.A67];&quot;&quot;&quot;),     &quot;&quot;&quot;;[.B67];&quot;&quot;&quot;,     false, //Feriale     false, //Sabato     True, //Domenica     false));&quot;)" office:value-type="string" office:string-value="leavingTimes.add(new Bus(dateFormatter.parse(&quot;19.25&quot;),     &quot;12L&quot;,     false, //Feriale     false, //Sabato     True, //Domenica     false));">
            <text:p>leavingTimes.add(new Bus(dateFormatter.parse("19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68];&quot;&quot;&quot;),     &quot;&quot;&quot;;[.B68];&quot;&quot;&quot;,     false, //Feriale     false, //Sabato     True, //Domenica     false));&quot;)" office:value-type="string" office:string-value="leavingTimes.add(new Bus(dateFormatter.parse(&quot;19.30&quot;),     &quot;NOALE&quot;,     false, //Feriale     false, //Sabato     True, //Domenica     false));">
            <text:p>leavingTimes.add(new Bus(dateFormatter.parse("19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69];&quot;&quot;&quot;),     &quot;&quot;&quot;;[.B69];&quot;&quot;&quot;,     false, //Feriale     false, //Sabato     True, //Domenica     false));&quot;)" office:value-type="string" office:string-value="leavingTimes.add(new Bus(dateFormatter.parse(&quot;19.40&quot;),     &quot;SCORZE&quot;,     false, //Feriale     false, //Sabato     True, //Domenica     false));">
            <text:p>leavingTimes.add(new Bus(dateFormatter.parse("19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70];&quot;&quot;&quot;),     &quot;&quot;&quot;;[.B70];&quot;&quot;&quot;,     false, //Feriale     false, //Sabato     True, //Domenica     false));&quot;)" office:value-type="string" office:string-value="leavingTimes.add(new Bus(dateFormatter.parse(&quot;20.00&quot;),     &quot;NOALE&quot;,     false, //Feriale     false, //Sabato     True, //Domenica     false));">
            <text:p>leavingTimes.add(new Bus(dateFormatter.parse("20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71];&quot;&quot;&quot;),     &quot;&quot;&quot;;[.B71];&quot;&quot;&quot;,     false, //Feriale     false, //Sabato     True, //Domenica     false));&quot;)" office:value-type="string" office:string-value="leavingTimes.add(new Bus(dateFormatter.parse(&quot;20.10&quot;),     &quot;SCORZE&quot;,     false, //Feriale     false, //Sabato     True, //Domenica     false));">
            <text:p>leavingTimes.add(new Bus(dateFormatter.parse("20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72];&quot;&quot;&quot;),     &quot;&quot;&quot;;[.B72];&quot;&quot;&quot;,     false, //Feriale     false, //Sabato     True, //Domenica     false));&quot;)" office:value-type="string" office:string-value="leavingTimes.add(new Bus(dateFormatter.parse(&quot;20.30&quot;),     &quot;NOALE&quot;,     false, //Feriale     false, //Sabato     True, //Domenica     false));">
            <text:p>leavingTimes.add(new Bus(dateFormatter.parse("20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4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73];&quot;&quot;&quot;),     &quot;&quot;&quot;;[.B73];&quot;&quot;&quot;,     false, //Feriale     false, //Sabato     True, //Domenica     false));&quot;)" office:value-type="string" office:string-value="leavingTimes.add(new Bus(dateFormatter.parse(&quot;20.40&quot;),     &quot;SCORZE&quot;,     false, //Feriale     false, //Sabato     True, //Domenica     false));">
            <text:p>leavingTimes.add(new Bus(dateFormatter.parse("20.4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1.0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74];&quot;&quot;&quot;),     &quot;&quot;&quot;;[.B74];&quot;&quot;&quot;,     false, //Feriale     false, //Sabato     True, //Domenica     false));&quot;)" office:value-type="string" office:string-value="leavingTimes.add(new Bus(dateFormatter.parse(&quot;21.00&quot;),     &quot;NOALE&quot;,     false, //Feriale     false, //Sabato     True, //Domenica     false));">
            <text:p>leavingTimes.add(new Bus(dateFormatter.parse("21.0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1.10</text:p>
          </table:table-cell>
          <table:table-cell table:style-name="ce9" office:value-type="string">
            <text:p>SCORZE</text:p>
          </table:table-cell>
          <table:table-cell table:formula="of:=CONCATENATE(&quot;leavingTimes.add(new Bus(dateFormatter.parse(&quot;&quot;&quot;;[.A75];&quot;&quot;&quot;),     &quot;&quot;&quot;;[.B75];&quot;&quot;&quot;,     false, //Feriale     false, //Sabato     True, //Domenica     false));&quot;)" office:value-type="string" office:string-value="leavingTimes.add(new Bus(dateFormatter.parse(&quot;21.10&quot;),     &quot;SCORZE&quot;,     false, //Feriale     false, //Sabato     True, //Domenica     false));">
            <text:p>leavingTimes.add(new Bus(dateFormatter.parse("21.1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1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76];&quot;&quot;&quot;),     &quot;&quot;&quot;;[.B76];&quot;&quot;&quot;,     false, //Feriale     false, //Sabato     True, //Domenica     false));&quot;)" office:value-type="string" office:string-value="leavingTimes.add(new Bus(dateFormatter.parse(&quot;21.30&quot;),     &quot;NOALE&quot;,     false, //Feriale     false, //Sabato     True, //Domenica     false));">
            <text:p>leavingTimes.add(new Bus(dateFormatter.parse("21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2.30</text:p>
          </table:table-cell>
          <table:table-cell table:style-name="ce9" office:value-type="string">
            <text:p>NOALE</text:p>
          </table:table-cell>
          <table:table-cell table:formula="of:=CONCATENATE(&quot;leavingTimes.add(new Bus(dateFormatter.parse(&quot;&quot;&quot;;[.A77];&quot;&quot;&quot;),     &quot;&quot;&quot;;[.B77];&quot;&quot;&quot;,     false, //Feriale     false, //Sabato     True, //Domenica     false));&quot;)" office:value-type="string" office:string-value="leavingTimes.add(new Bus(dateFormatter.parse(&quot;22.30&quot;),     &quot;NOALE&quot;,     false, //Feriale     false, //Sabato     True, //Domenica     false));">
            <text:p>leavingTimes.add(new Bus(dateFormatter.parse("22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 table:number-rows-repeated="1048498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'Da Mestre_FESTIVO'.$A$1" table:expression="#REF!"/>
          <table:named-expression table:name="Sheet_Title" table:base-cell-address="$'Da Mestre_FESTIVO'.$A$1" table:expression="&quot;Da Mestre_FESTIVO&quot;"/>
        </table:named-expressions>
      </table:table>
      <table:table table:name="Da Venezia_FERIALE" table:style-name="ta-0x81ed440" table:print="true">
        <office:forms form:automatic-focus="false" form:apply-design-mode="false">
          <form:form/>
        </office:forms>
        <table:table-column table:default-cell-style-name="ACE-0x81e0db8" table:style-name="ACOL-2" table:number-columns-repeated="2"/>
        <table:table-column table:default-cell-style-name="ACE-0x81e0db8" table:style-name="ACOL-5"/>
        <table:table-column table:default-cell-style-name="ACE-0x81e0db8" table:style-name="ACOL-0" table:number-columns-repeated="253"/>
        <table:table-row table:style-name="AROW-4">
          <table:table-cell table:style-name="ACE-0x81e0db8" office:value-type="string" office:string-value="ORARIO">
            <text:p>ORARIO</text:p>
          </table:table-cell>
          <table:table-cell table:style-name="ACE-0x81e0e78" office:value-type="string" office:string-value="LINEA">
            <text:p>LINEA</text:p>
          </table:table-cell>
          <table:table-cell table:number-columns-repeated="254" table:style-name="ACE-0x81e0db8"/>
        </table:table-row>
        <table:table-row table:style-name="AROW-1">
          <table:table-cell table:style-name="ACE-0x81e0db8" office:value-type="string" office:string-value="00.00">
            <text:p>00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2];&quot;&quot;&quot;),&#10;&#9;&#9;&#9;&#9;&quot;&quot;&quot;;[.B2];&quot;&quot;&quot;,&#10;&#9;&#9;&#9;&#9;true, //Feriale&#10;&#9;&#9;&#9;&#9;true, //Sabato&#10;&#9;&#9;&#9;&#9;false, //Domenica&#10;&#9;&#9;&#9;&#9;false));&quot;)" office:value-type="string" office:string-value="comingTimes.add(new Bus(dateFormatter.parse(&quot;00.00&quot;),&#10;&#9;&#9;&#9;&#9;&quot;SCORZE&quot;,&#10;&#9;&#9;&#9;&#9;true, //Feriale&#10;&#9;&#9;&#9;&#9;true, //Sabato&#10;&#9;&#9;&#9;&#9;false, //Domenica&#10;&#9;&#9;&#9;&#9;false));">
            <text:p>comingTimes.add(new Bus(dateFormatter.parse("00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0.15">
            <text:p>00.15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3];&quot;&quot;&quot;),&#10;&#9;&#9;&#9;&#9;&quot;&quot;&quot;;[.B3];&quot;&quot;&quot;,&#10;&#9;&#9;&#9;&#9;true, //Feriale&#10;&#9;&#9;&#9;&#9;true, //Sabato&#10;&#9;&#9;&#9;&#9;false, //Domenica&#10;&#9;&#9;&#9;&#9;false));&quot;)" office:value-type="string" office:string-value="comingTimes.add(new Bus(dateFormatter.parse(&quot;00.15&quot;),&#10;&#9;&#9;&#9;&#9;&quot;12&quot;,&#10;&#9;&#9;&#9;&#9;true, //Feriale&#10;&#9;&#9;&#9;&#9;true, //Sabato&#10;&#9;&#9;&#9;&#9;false, //Domenica&#10;&#9;&#9;&#9;&#9;false));">
            <text:p>comingTimes.add(new Bus(dateFormatter.parse("00.15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0.45">
            <text:p>00.45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4];&quot;&quot;&quot;),&#10;&#9;&#9;&#9;&#9;&quot;&quot;&quot;;[.B4];&quot;&quot;&quot;,&#10;&#9;&#9;&#9;&#9;true, //Feriale&#10;&#9;&#9;&#9;&#9;true, //Sabato&#10;&#9;&#9;&#9;&#9;false, //Domenica&#10;&#9;&#9;&#9;&#9;false));&quot;)" office:value-type="string" office:string-value="comingTimes.add(new Bus(dateFormatter.parse(&quot;00.45&quot;),&#10;&#9;&#9;&#9;&#9;&quot;12/&quot;,&#10;&#9;&#9;&#9;&#9;true, //Feriale&#10;&#9;&#9;&#9;&#9;true, //Sabato&#10;&#9;&#9;&#9;&#9;false, //Domenica&#10;&#9;&#9;&#9;&#9;false));">
            <text:p>comingTimes.add(new Bus(dateFormatter.parse("00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5.25">
            <text:p>05.25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5];&quot;&quot;&quot;),&#10;&#9;&#9;&#9;&#9;&quot;&quot;&quot;;[.B5];&quot;&quot;&quot;,&#10;&#9;&#9;&#9;&#9;true, //Feriale&#10;&#9;&#9;&#9;&#9;true, //Sabato&#10;&#9;&#9;&#9;&#9;false, //Domenica&#10;&#9;&#9;&#9;&#9;false));&quot;)" office:value-type="string" office:string-value="comingTimes.add(new Bus(dateFormatter.parse(&quot;05.25&quot;),&#10;&#9;&#9;&#9;&#9;&quot;12L&quot;,&#10;&#9;&#9;&#9;&#9;true, //Feriale&#10;&#9;&#9;&#9;&#9;true, //Sabato&#10;&#9;&#9;&#9;&#9;false, //Domenica&#10;&#9;&#9;&#9;&#9;false));">
            <text:p>comingTimes.add(new Bus(dateFormatter.parse("05.2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5.43">
            <text:p>05.4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6];&quot;&quot;&quot;),&#10;&#9;&#9;&#9;&#9;&quot;&quot;&quot;;[.B6];&quot;&quot;&quot;,&#10;&#9;&#9;&#9;&#9;true, //Feriale&#10;&#9;&#9;&#9;&#9;true, //Sabato&#10;&#9;&#9;&#9;&#9;false, //Domenica&#10;&#9;&#9;&#9;&#9;false));&quot;)" office:value-type="string" office:string-value="comingTimes.add(new Bus(dateFormatter.parse(&quot;05.43&quot;),&#10;&#9;&#9;&#9;&#9;&quot;12L&quot;,&#10;&#9;&#9;&#9;&#9;true, //Feriale&#10;&#9;&#9;&#9;&#9;true, //Sabato&#10;&#9;&#9;&#9;&#9;false, //Domenica&#10;&#9;&#9;&#9;&#9;false));">
            <text:p>comingTimes.add(new Bus(dateFormatter.parse("05.4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5.55">
            <text:p>05.55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7];&quot;&quot;&quot;),&#10;&#9;&#9;&#9;&#9;&quot;&quot;&quot;;[.B7];&quot;&quot;&quot;,&#10;&#9;&#9;&#9;&#9;true, //Feriale&#10;&#9;&#9;&#9;&#9;true, //Sabato&#10;&#9;&#9;&#9;&#9;false, //Domenica&#10;&#9;&#9;&#9;&#9;false));&quot;)" office:value-type="string" office:string-value="comingTimes.add(new Bus(dateFormatter.parse(&quot;05.55&quot;),&#10;&#9;&#9;&#9;&#9;&quot;SCORZE&quot;,&#10;&#9;&#9;&#9;&#9;true, //Feriale&#10;&#9;&#9;&#9;&#9;true, //Sabato&#10;&#9;&#9;&#9;&#9;false, //Domenica&#10;&#9;&#9;&#9;&#9;false));">
            <text:p>comingTimes.add(new Bus(dateFormatter.parse("05.5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5.58">
            <text:p>05.58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8];&quot;&quot;&quot;),&#10;&#9;&#9;&#9;&#9;&quot;&quot;&quot;;[.B8];&quot;&quot;&quot;,&#10;&#9;&#9;&#9;&#9;true, //Feriale&#10;&#9;&#9;&#9;&#9;true, //Sabato&#10;&#9;&#9;&#9;&#9;false, //Domenica&#10;&#9;&#9;&#9;&#9;false));&quot;)" office:value-type="string" office:string-value="comingTimes.add(new Bus(dateFormatter.parse(&quot;05.58&quot;),&#10;&#9;&#9;&#9;&#9;&quot;12L&quot;,&#10;&#9;&#9;&#9;&#9;true, //Feriale&#10;&#9;&#9;&#9;&#9;true, //Sabato&#10;&#9;&#9;&#9;&#9;false, //Domenica&#10;&#9;&#9;&#9;&#9;false));">
            <text:p>comingTimes.add(new Bus(dateFormatter.parse("05.5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13">
            <text:p>06.1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9];&quot;&quot;&quot;),&#10;&#9;&#9;&#9;&#9;&quot;&quot;&quot;;[.B9];&quot;&quot;&quot;,&#10;&#9;&#9;&#9;&#9;true, //Feriale&#10;&#9;&#9;&#9;&#9;true, //Sabato&#10;&#9;&#9;&#9;&#9;false, //Domenica&#10;&#9;&#9;&#9;&#9;false));&quot;)" office:value-type="string" office:string-value="comingTimes.add(new Bus(dateFormatter.parse(&quot;06.13&quot;),&#10;&#9;&#9;&#9;&#9;&quot;12L&quot;,&#10;&#9;&#9;&#9;&#9;true, //Feriale&#10;&#9;&#9;&#9;&#9;true, //Sabato&#10;&#9;&#9;&#9;&#9;false, //Domenica&#10;&#9;&#9;&#9;&#9;false));">
            <text:p>comingTimes.add(new Bus(dateFormatter.parse("06.1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25">
            <text:p>06.25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0];&quot;&quot;&quot;),&#10;&#9;&#9;&#9;&#9;&quot;&quot;&quot;;[.B10];&quot;&quot;&quot;,&#10;&#9;&#9;&#9;&#9;true, //Feriale&#10;&#9;&#9;&#9;&#9;true, //Sabato&#10;&#9;&#9;&#9;&#9;false, //Domenica&#10;&#9;&#9;&#9;&#9;false));&quot;)" office:value-type="string" office:string-value="comingTimes.add(new Bus(dateFormatter.parse(&quot;06.25&quot;),&#10;&#9;&#9;&#9;&#9;&quot;SCORZE&quot;,&#10;&#9;&#9;&#9;&#9;true, //Feriale&#10;&#9;&#9;&#9;&#9;true, //Sabato&#10;&#9;&#9;&#9;&#9;false, //Domenica&#10;&#9;&#9;&#9;&#9;false));">
            <text:p>comingTimes.add(new Bus(dateFormatter.parse("06.2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28">
            <text:p>06.28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1];&quot;&quot;&quot;),&#10;&#9;&#9;&#9;&#9;&quot;&quot;&quot;;[.B11];&quot;&quot;&quot;,&#10;&#9;&#9;&#9;&#9;true, //Feriale&#10;&#9;&#9;&#9;&#9;true, //Sabato&#10;&#9;&#9;&#9;&#9;false, //Domenica&#10;&#9;&#9;&#9;&#9;false));&quot;)" office:value-type="string" office:string-value="comingTimes.add(new Bus(dateFormatter.parse(&quot;06.28&quot;),&#10;&#9;&#9;&#9;&#9;&quot;12L&quot;,&#10;&#9;&#9;&#9;&#9;true, //Feriale&#10;&#9;&#9;&#9;&#9;true, //Sabato&#10;&#9;&#9;&#9;&#9;false, //Domenica&#10;&#9;&#9;&#9;&#9;false));">
            <text:p>comingTimes.add(new Bus(dateFormatter.parse("06.2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30">
            <text:p>06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2];&quot;&quot;&quot;),&#10;&#9;&#9;&#9;&#9;&quot;&quot;&quot;;[.B12];&quot;&quot;&quot;,&#10;&#9;&#9;&#9;&#9;true, //Feriale&#10;&#9;&#9;&#9;&#9;true, //Sabato&#10;&#9;&#9;&#9;&#9;false, //Domenica&#10;&#9;&#9;&#9;&#9;false));&quot;)" office:value-type="string" office:string-value="comingTimes.add(new Bus(dateFormatter.parse(&quot;06.30&quot;),&#10;&#9;&#9;&#9;&#9;&quot;SCORZE&quot;,&#10;&#9;&#9;&#9;&#9;true, //Feriale&#10;&#9;&#9;&#9;&#9;true, //Sabato&#10;&#9;&#9;&#9;&#9;false, //Domenica&#10;&#9;&#9;&#9;&#9;false));">
            <text:p>comingTimes.add(new Bus(dateFormatter.parse("06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35">
            <text:p>06.3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3];&quot;&quot;&quot;),&#10;&#9;&#9;&#9;&#9;&quot;&quot;&quot;;[.B13];&quot;&quot;&quot;,&#10;&#9;&#9;&#9;&#9;true, //Feriale&#10;&#9;&#9;&#9;&#9;true, //Sabato&#10;&#9;&#9;&#9;&#9;false, //Domenica&#10;&#9;&#9;&#9;&#9;false));&quot;)" office:value-type="string" office:string-value="comingTimes.add(new Bus(dateFormatter.parse(&quot;06.35&quot;),&#10;&#9;&#9;&#9;&#9;&quot;NOALE&quot;,&#10;&#9;&#9;&#9;&#9;true, //Feriale&#10;&#9;&#9;&#9;&#9;true, //Sabato&#10;&#9;&#9;&#9;&#9;false, //Domenica&#10;&#9;&#9;&#9;&#9;false));">
            <text:p>comingTimes.add(new Bus(dateFormatter.parse("06.3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37">
            <text:p>06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4];&quot;&quot;&quot;),&#10;&#9;&#9;&#9;&#9;&quot;&quot;&quot;;[.B14];&quot;&quot;&quot;,&#10;&#9;&#9;&#9;&#9;true, //Feriale&#10;&#9;&#9;&#9;&#9;true, //Sabato&#10;&#9;&#9;&#9;&#9;false, //Domenica&#10;&#9;&#9;&#9;&#9;false));&quot;)" office:value-type="string" office:string-value="comingTimes.add(new Bus(dateFormatter.parse(&quot;06.37&quot;),&#10;&#9;&#9;&#9;&#9;&quot;12&quot;,&#10;&#9;&#9;&#9;&#9;true, //Feriale&#10;&#9;&#9;&#9;&#9;true, //Sabato&#10;&#9;&#9;&#9;&#9;false, //Domenica&#10;&#9;&#9;&#9;&#9;false));">
            <text:p>comingTimes.add(new Bus(dateFormatter.parse("06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43">
            <text:p>06.4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5];&quot;&quot;&quot;),&#10;&#9;&#9;&#9;&#9;&quot;&quot;&quot;;[.B15];&quot;&quot;&quot;,&#10;&#9;&#9;&#9;&#9;true, //Feriale&#10;&#9;&#9;&#9;&#9;true, //Sabato&#10;&#9;&#9;&#9;&#9;false, //Domenica&#10;&#9;&#9;&#9;&#9;false));&quot;)" office:value-type="string" office:string-value="comingTimes.add(new Bus(dateFormatter.parse(&quot;06.43&quot;),&#10;&#9;&#9;&#9;&#9;&quot;12L&quot;,&#10;&#9;&#9;&#9;&#9;true, //Feriale&#10;&#9;&#9;&#9;&#9;true, //Sabato&#10;&#9;&#9;&#9;&#9;false, //Domenica&#10;&#9;&#9;&#9;&#9;false));">
            <text:p>comingTimes.add(new Bus(dateFormatter.parse("06.4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6.52">
            <text:p>06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6];&quot;&quot;&quot;),&#10;&#9;&#9;&#9;&#9;&quot;&quot;&quot;;[.B16];&quot;&quot;&quot;,&#10;&#9;&#9;&#9;&#9;true, //Feriale&#10;&#9;&#9;&#9;&#9;true, //Sabato&#10;&#9;&#9;&#9;&#9;false, //Domenica&#10;&#9;&#9;&#9;&#9;false));&quot;)" office:value-type="string" office:string-value="comingTimes.add(new Bus(dateFormatter.parse(&quot;06.52&quot;),&#10;&#9;&#9;&#9;&#9;&quot;12/&quot;,&#10;&#9;&#9;&#9;&#9;true, //Feriale&#10;&#9;&#9;&#9;&#9;true, //Sabato&#10;&#9;&#9;&#9;&#9;false, //Domenica&#10;&#9;&#9;&#9;&#9;false));">
            <text:p>comingTimes.add(new Bus(dateFormatter.parse("06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00">
            <text:p>07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7];&quot;&quot;&quot;),&#10;&#9;&#9;&#9;&#9;&quot;&quot;&quot;;[.B17];&quot;&quot;&quot;,&#10;&#9;&#9;&#9;&#9;true, //Feriale&#10;&#9;&#9;&#9;&#9;true, //Sabato&#10;&#9;&#9;&#9;&#9;false, //Domenica&#10;&#9;&#9;&#9;&#9;false));&quot;)" office:value-type="string" office:string-value="comingTimes.add(new Bus(dateFormatter.parse(&quot;07.00&quot;),&#10;&#9;&#9;&#9;&#9;&quot;SCORZE&quot;,&#10;&#9;&#9;&#9;&#9;true, //Feriale&#10;&#9;&#9;&#9;&#9;true, //Sabato&#10;&#9;&#9;&#9;&#9;false, //Domenica&#10;&#9;&#9;&#9;&#9;false));">
            <text:p>comingTimes.add(new Bus(dateFormatter.parse("07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07">
            <text:p>07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8];&quot;&quot;&quot;),&#10;&#9;&#9;&#9;&#9;&quot;&quot;&quot;;[.B18];&quot;&quot;&quot;,&#10;&#9;&#9;&#9;&#9;true, //Feriale&#10;&#9;&#9;&#9;&#9;true, //Sabato&#10;&#9;&#9;&#9;&#9;false, //Domenica&#10;&#9;&#9;&#9;&#9;false));&quot;)" office:value-type="string" office:string-value="comingTimes.add(new Bus(dateFormatter.parse(&quot;07.07&quot;),&#10;&#9;&#9;&#9;&#9;&quot;12&quot;,&#10;&#9;&#9;&#9;&#9;true, //Feriale&#10;&#9;&#9;&#9;&#9;true, //Sabato&#10;&#9;&#9;&#9;&#9;false, //Domenica&#10;&#9;&#9;&#9;&#9;false));">
            <text:p>comingTimes.add(new Bus(dateFormatter.parse("07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15">
            <text:p>07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9];&quot;&quot;&quot;),&#10;&#9;&#9;&#9;&#9;&quot;&quot;&quot;;[.B19];&quot;&quot;&quot;,&#10;&#9;&#9;&#9;&#9;true, //Feriale&#10;&#9;&#9;&#9;&#9;true, //Sabato&#10;&#9;&#9;&#9;&#9;false, //Domenica&#10;&#9;&#9;&#9;&#9;false));&quot;)" office:value-type="string" office:string-value="comingTimes.add(new Bus(dateFormatter.parse(&quot;07.15&quot;),&#10;&#9;&#9;&#9;&#9;&quot;NOALE&quot;,&#10;&#9;&#9;&#9;&#9;true, //Feriale&#10;&#9;&#9;&#9;&#9;true, //Sabato&#10;&#9;&#9;&#9;&#9;false, //Domenica&#10;&#9;&#9;&#9;&#9;false));">
            <text:p>comingTimes.add(new Bus(dateFormatter.parse("07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22">
            <text:p>07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20];&quot;&quot;&quot;),&#10;&#9;&#9;&#9;&#9;&quot;&quot;&quot;;[.B20];&quot;&quot;&quot;,&#10;&#9;&#9;&#9;&#9;true, //Feriale&#10;&#9;&#9;&#9;&#9;true, //Sabato&#10;&#9;&#9;&#9;&#9;false, //Domenica&#10;&#9;&#9;&#9;&#9;false));&quot;)" office:value-type="string" office:string-value="comingTimes.add(new Bus(dateFormatter.parse(&quot;07.22&quot;),&#10;&#9;&#9;&#9;&#9;&quot;12/&quot;,&#10;&#9;&#9;&#9;&#9;true, //Feriale&#10;&#9;&#9;&#9;&#9;true, //Sabato&#10;&#9;&#9;&#9;&#9;false, //Domenica&#10;&#9;&#9;&#9;&#9;false));">
            <text:p>comingTimes.add(new Bus(dateFormatter.parse("07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30">
            <text:p>07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21];&quot;&quot;&quot;),&#10;&#9;&#9;&#9;&#9;&quot;&quot;&quot;;[.B21];&quot;&quot;&quot;,&#10;&#9;&#9;&#9;&#9;true, //Feriale&#10;&#9;&#9;&#9;&#9;true, //Sabato&#10;&#9;&#9;&#9;&#9;false, //Domenica&#10;&#9;&#9;&#9;&#9;false));&quot;)" office:value-type="string" office:string-value="comingTimes.add(new Bus(dateFormatter.parse(&quot;07.30&quot;),&#10;&#9;&#9;&#9;&#9;&quot;SCORZE&quot;,&#10;&#9;&#9;&#9;&#9;true, //Feriale&#10;&#9;&#9;&#9;&#9;true, //Sabato&#10;&#9;&#9;&#9;&#9;false, //Domenica&#10;&#9;&#9;&#9;&#9;false));">
            <text:p>comingTimes.add(new Bus(dateFormatter.parse("07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37">
            <text:p>07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22];&quot;&quot;&quot;),&#10;&#9;&#9;&#9;&#9;&quot;&quot;&quot;;[.B22];&quot;&quot;&quot;,&#10;&#9;&#9;&#9;&#9;true, //Feriale&#10;&#9;&#9;&#9;&#9;true, //Sabato&#10;&#9;&#9;&#9;&#9;false, //Domenica&#10;&#9;&#9;&#9;&#9;false));&quot;)" office:value-type="string" office:string-value="comingTimes.add(new Bus(dateFormatter.parse(&quot;07.37&quot;),&#10;&#9;&#9;&#9;&#9;&quot;12&quot;,&#10;&#9;&#9;&#9;&#9;true, //Feriale&#10;&#9;&#9;&#9;&#9;true, //Sabato&#10;&#9;&#9;&#9;&#9;false, //Domenica&#10;&#9;&#9;&#9;&#9;false));">
            <text:p>comingTimes.add(new Bus(dateFormatter.parse("07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45">
            <text:p>07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23];&quot;&quot;&quot;),&#10;&#9;&#9;&#9;&#9;&quot;&quot;&quot;;[.B23];&quot;&quot;&quot;,&#10;&#9;&#9;&#9;&#9;true, //Feriale&#10;&#9;&#9;&#9;&#9;true, //Sabato&#10;&#9;&#9;&#9;&#9;false, //Domenica&#10;&#9;&#9;&#9;&#9;false));&quot;)" office:value-type="string" office:string-value="comingTimes.add(new Bus(dateFormatter.parse(&quot;07.45&quot;),&#10;&#9;&#9;&#9;&#9;&quot;NOALE&quot;,&#10;&#9;&#9;&#9;&#9;true, //Feriale&#10;&#9;&#9;&#9;&#9;true, //Sabato&#10;&#9;&#9;&#9;&#9;false, //Domenica&#10;&#9;&#9;&#9;&#9;false));">
            <text:p>comingTimes.add(new Bus(dateFormatter.parse("07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7.52">
            <text:p>07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24];&quot;&quot;&quot;),&#10;&#9;&#9;&#9;&#9;&quot;&quot;&quot;;[.B24];&quot;&quot;&quot;,&#10;&#9;&#9;&#9;&#9;true, //Feriale&#10;&#9;&#9;&#9;&#9;true, //Sabato&#10;&#9;&#9;&#9;&#9;false, //Domenica&#10;&#9;&#9;&#9;&#9;false));&quot;)" office:value-type="string" office:string-value="comingTimes.add(new Bus(dateFormatter.parse(&quot;07.52&quot;),&#10;&#9;&#9;&#9;&#9;&quot;12/&quot;,&#10;&#9;&#9;&#9;&#9;true, //Feriale&#10;&#9;&#9;&#9;&#9;true, //Sabato&#10;&#9;&#9;&#9;&#9;false, //Domenica&#10;&#9;&#9;&#9;&#9;false));">
            <text:p>comingTimes.add(new Bus(dateFormatter.parse("07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00">
            <text:p>08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25];&quot;&quot;&quot;),&#10;&#9;&#9;&#9;&#9;&quot;&quot;&quot;;[.B25];&quot;&quot;&quot;,&#10;&#9;&#9;&#9;&#9;true, //Feriale&#10;&#9;&#9;&#9;&#9;true, //Sabato&#10;&#9;&#9;&#9;&#9;false, //Domenica&#10;&#9;&#9;&#9;&#9;false));&quot;)" office:value-type="string" office:string-value="comingTimes.add(new Bus(dateFormatter.parse(&quot;08.00&quot;),&#10;&#9;&#9;&#9;&#9;&quot;SCORZE&quot;,&#10;&#9;&#9;&#9;&#9;true, //Feriale&#10;&#9;&#9;&#9;&#9;true, //Sabato&#10;&#9;&#9;&#9;&#9;false, //Domenica&#10;&#9;&#9;&#9;&#9;false));">
            <text:p>comingTimes.add(new Bus(dateFormatter.parse("08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07">
            <text:p>08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26];&quot;&quot;&quot;),&#10;&#9;&#9;&#9;&#9;&quot;&quot;&quot;;[.B26];&quot;&quot;&quot;,&#10;&#9;&#9;&#9;&#9;true, //Feriale&#10;&#9;&#9;&#9;&#9;true, //Sabato&#10;&#9;&#9;&#9;&#9;false, //Domenica&#10;&#9;&#9;&#9;&#9;false));&quot;)" office:value-type="string" office:string-value="comingTimes.add(new Bus(dateFormatter.parse(&quot;08.07&quot;),&#10;&#9;&#9;&#9;&#9;&quot;12&quot;,&#10;&#9;&#9;&#9;&#9;true, //Feriale&#10;&#9;&#9;&#9;&#9;true, //Sabato&#10;&#9;&#9;&#9;&#9;false, //Domenica&#10;&#9;&#9;&#9;&#9;false));">
            <text:p>comingTimes.add(new Bus(dateFormatter.parse("08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15">
            <text:p>08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27];&quot;&quot;&quot;),&#10;&#9;&#9;&#9;&#9;&quot;&quot;&quot;;[.B27];&quot;&quot;&quot;,&#10;&#9;&#9;&#9;&#9;true, //Feriale&#10;&#9;&#9;&#9;&#9;true, //Sabato&#10;&#9;&#9;&#9;&#9;false, //Domenica&#10;&#9;&#9;&#9;&#9;false));&quot;)" office:value-type="string" office:string-value="comingTimes.add(new Bus(dateFormatter.parse(&quot;08.15&quot;),&#10;&#9;&#9;&#9;&#9;&quot;NOALE&quot;,&#10;&#9;&#9;&#9;&#9;true, //Feriale&#10;&#9;&#9;&#9;&#9;true, //Sabato&#10;&#9;&#9;&#9;&#9;false, //Domenica&#10;&#9;&#9;&#9;&#9;false));">
            <text:p>comingTimes.add(new Bus(dateFormatter.parse("08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22">
            <text:p>08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28];&quot;&quot;&quot;),&#10;&#9;&#9;&#9;&#9;&quot;&quot;&quot;;[.B28];&quot;&quot;&quot;,&#10;&#9;&#9;&#9;&#9;true, //Feriale&#10;&#9;&#9;&#9;&#9;true, //Sabato&#10;&#9;&#9;&#9;&#9;false, //Domenica&#10;&#9;&#9;&#9;&#9;false));&quot;)" office:value-type="string" office:string-value="comingTimes.add(new Bus(dateFormatter.parse(&quot;08.22&quot;),&#10;&#9;&#9;&#9;&#9;&quot;12/&quot;,&#10;&#9;&#9;&#9;&#9;true, //Feriale&#10;&#9;&#9;&#9;&#9;true, //Sabato&#10;&#9;&#9;&#9;&#9;false, //Domenica&#10;&#9;&#9;&#9;&#9;false));">
            <text:p>comingTimes.add(new Bus(dateFormatter.parse("08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30">
            <text:p>08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29];&quot;&quot;&quot;),&#10;&#9;&#9;&#9;&#9;&quot;&quot;&quot;;[.B29];&quot;&quot;&quot;,&#10;&#9;&#9;&#9;&#9;true, //Feriale&#10;&#9;&#9;&#9;&#9;true, //Sabato&#10;&#9;&#9;&#9;&#9;false, //Domenica&#10;&#9;&#9;&#9;&#9;false));&quot;)" office:value-type="string" office:string-value="comingTimes.add(new Bus(dateFormatter.parse(&quot;08.30&quot;),&#10;&#9;&#9;&#9;&#9;&quot;SCORZE&quot;,&#10;&#9;&#9;&#9;&#9;true, //Feriale&#10;&#9;&#9;&#9;&#9;true, //Sabato&#10;&#9;&#9;&#9;&#9;false, //Domenica&#10;&#9;&#9;&#9;&#9;false));">
            <text:p>comingTimes.add(new Bus(dateFormatter.parse("08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37">
            <text:p>08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30];&quot;&quot;&quot;),&#10;&#9;&#9;&#9;&#9;&quot;&quot;&quot;;[.B30];&quot;&quot;&quot;,&#10;&#9;&#9;&#9;&#9;true, //Feriale&#10;&#9;&#9;&#9;&#9;true, //Sabato&#10;&#9;&#9;&#9;&#9;false, //Domenica&#10;&#9;&#9;&#9;&#9;false));&quot;)" office:value-type="string" office:string-value="comingTimes.add(new Bus(dateFormatter.parse(&quot;08.37&quot;),&#10;&#9;&#9;&#9;&#9;&quot;12&quot;,&#10;&#9;&#9;&#9;&#9;true, //Feriale&#10;&#9;&#9;&#9;&#9;true, //Sabato&#10;&#9;&#9;&#9;&#9;false, //Domenica&#10;&#9;&#9;&#9;&#9;false));">
            <text:p>comingTimes.add(new Bus(dateFormatter.parse("08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45">
            <text:p>08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31];&quot;&quot;&quot;),&#10;&#9;&#9;&#9;&#9;&quot;&quot;&quot;;[.B31];&quot;&quot;&quot;,&#10;&#9;&#9;&#9;&#9;true, //Feriale&#10;&#9;&#9;&#9;&#9;true, //Sabato&#10;&#9;&#9;&#9;&#9;false, //Domenica&#10;&#9;&#9;&#9;&#9;false));&quot;)" office:value-type="string" office:string-value="comingTimes.add(new Bus(dateFormatter.parse(&quot;08.45&quot;),&#10;&#9;&#9;&#9;&#9;&quot;NOALE&quot;,&#10;&#9;&#9;&#9;&#9;true, //Feriale&#10;&#9;&#9;&#9;&#9;true, //Sabato&#10;&#9;&#9;&#9;&#9;false, //Domenica&#10;&#9;&#9;&#9;&#9;false));">
            <text:p>comingTimes.add(new Bus(dateFormatter.parse("08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8.52">
            <text:p>08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32];&quot;&quot;&quot;),&#10;&#9;&#9;&#9;&#9;&quot;&quot;&quot;;[.B32];&quot;&quot;&quot;,&#10;&#9;&#9;&#9;&#9;true, //Feriale&#10;&#9;&#9;&#9;&#9;true, //Sabato&#10;&#9;&#9;&#9;&#9;false, //Domenica&#10;&#9;&#9;&#9;&#9;false));&quot;)" office:value-type="string" office:string-value="comingTimes.add(new Bus(dateFormatter.parse(&quot;08.52&quot;),&#10;&#9;&#9;&#9;&#9;&quot;12/&quot;,&#10;&#9;&#9;&#9;&#9;true, //Feriale&#10;&#9;&#9;&#9;&#9;true, //Sabato&#10;&#9;&#9;&#9;&#9;false, //Domenica&#10;&#9;&#9;&#9;&#9;false));">
            <text:p>comingTimes.add(new Bus(dateFormatter.parse("08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00">
            <text:p>09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33];&quot;&quot;&quot;),&#10;&#9;&#9;&#9;&#9;&quot;&quot;&quot;;[.B33];&quot;&quot;&quot;,&#10;&#9;&#9;&#9;&#9;true, //Feriale&#10;&#9;&#9;&#9;&#9;true, //Sabato&#10;&#9;&#9;&#9;&#9;false, //Domenica&#10;&#9;&#9;&#9;&#9;false));&quot;)" office:value-type="string" office:string-value="comingTimes.add(new Bus(dateFormatter.parse(&quot;09.00&quot;),&#10;&#9;&#9;&#9;&#9;&quot;SCORZE&quot;,&#10;&#9;&#9;&#9;&#9;true, //Feriale&#10;&#9;&#9;&#9;&#9;true, //Sabato&#10;&#9;&#9;&#9;&#9;false, //Domenica&#10;&#9;&#9;&#9;&#9;false));">
            <text:p>comingTimes.add(new Bus(dateFormatter.parse("09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07">
            <text:p>09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34];&quot;&quot;&quot;),&#10;&#9;&#9;&#9;&#9;&quot;&quot;&quot;;[.B34];&quot;&quot;&quot;,&#10;&#9;&#9;&#9;&#9;true, //Feriale&#10;&#9;&#9;&#9;&#9;true, //Sabato&#10;&#9;&#9;&#9;&#9;false, //Domenica&#10;&#9;&#9;&#9;&#9;false));&quot;)" office:value-type="string" office:string-value="comingTimes.add(new Bus(dateFormatter.parse(&quot;09.07&quot;),&#10;&#9;&#9;&#9;&#9;&quot;12&quot;,&#10;&#9;&#9;&#9;&#9;true, //Feriale&#10;&#9;&#9;&#9;&#9;true, //Sabato&#10;&#9;&#9;&#9;&#9;false, //Domenica&#10;&#9;&#9;&#9;&#9;false));">
            <text:p>comingTimes.add(new Bus(dateFormatter.parse("09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15">
            <text:p>09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35];&quot;&quot;&quot;),&#10;&#9;&#9;&#9;&#9;&quot;&quot;&quot;;[.B35];&quot;&quot;&quot;,&#10;&#9;&#9;&#9;&#9;true, //Feriale&#10;&#9;&#9;&#9;&#9;true, //Sabato&#10;&#9;&#9;&#9;&#9;false, //Domenica&#10;&#9;&#9;&#9;&#9;false));&quot;)" office:value-type="string" office:string-value="comingTimes.add(new Bus(dateFormatter.parse(&quot;09.15&quot;),&#10;&#9;&#9;&#9;&#9;&quot;NOALE&quot;,&#10;&#9;&#9;&#9;&#9;true, //Feriale&#10;&#9;&#9;&#9;&#9;true, //Sabato&#10;&#9;&#9;&#9;&#9;false, //Domenica&#10;&#9;&#9;&#9;&#9;false));">
            <text:p>comingTimes.add(new Bus(dateFormatter.parse("09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22">
            <text:p>09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36];&quot;&quot;&quot;),&#10;&#9;&#9;&#9;&#9;&quot;&quot;&quot;;[.B36];&quot;&quot;&quot;,&#10;&#9;&#9;&#9;&#9;true, //Feriale&#10;&#9;&#9;&#9;&#9;true, //Sabato&#10;&#9;&#9;&#9;&#9;false, //Domenica&#10;&#9;&#9;&#9;&#9;false));&quot;)" office:value-type="string" office:string-value="comingTimes.add(new Bus(dateFormatter.parse(&quot;09.22&quot;),&#10;&#9;&#9;&#9;&#9;&quot;12/&quot;,&#10;&#9;&#9;&#9;&#9;true, //Feriale&#10;&#9;&#9;&#9;&#9;true, //Sabato&#10;&#9;&#9;&#9;&#9;false, //Domenica&#10;&#9;&#9;&#9;&#9;false));">
            <text:p>comingTimes.add(new Bus(dateFormatter.parse("09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30">
            <text:p>09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37];&quot;&quot;&quot;),&#10;&#9;&#9;&#9;&#9;&quot;&quot;&quot;;[.B37];&quot;&quot;&quot;,&#10;&#9;&#9;&#9;&#9;true, //Feriale&#10;&#9;&#9;&#9;&#9;true, //Sabato&#10;&#9;&#9;&#9;&#9;false, //Domenica&#10;&#9;&#9;&#9;&#9;false));&quot;)" office:value-type="string" office:string-value="comingTimes.add(new Bus(dateFormatter.parse(&quot;09.30&quot;),&#10;&#9;&#9;&#9;&#9;&quot;SCORZE&quot;,&#10;&#9;&#9;&#9;&#9;true, //Feriale&#10;&#9;&#9;&#9;&#9;true, //Sabato&#10;&#9;&#9;&#9;&#9;false, //Domenica&#10;&#9;&#9;&#9;&#9;false));">
            <text:p>comingTimes.add(new Bus(dateFormatter.parse("09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37">
            <text:p>09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38];&quot;&quot;&quot;),&#10;&#9;&#9;&#9;&#9;&quot;&quot;&quot;;[.B38];&quot;&quot;&quot;,&#10;&#9;&#9;&#9;&#9;true, //Feriale&#10;&#9;&#9;&#9;&#9;true, //Sabato&#10;&#9;&#9;&#9;&#9;false, //Domenica&#10;&#9;&#9;&#9;&#9;false));&quot;)" office:value-type="string" office:string-value="comingTimes.add(new Bus(dateFormatter.parse(&quot;09.37&quot;),&#10;&#9;&#9;&#9;&#9;&quot;12&quot;,&#10;&#9;&#9;&#9;&#9;true, //Feriale&#10;&#9;&#9;&#9;&#9;true, //Sabato&#10;&#9;&#9;&#9;&#9;false, //Domenica&#10;&#9;&#9;&#9;&#9;false));">
            <text:p>comingTimes.add(new Bus(dateFormatter.parse("09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45">
            <text:p>09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39];&quot;&quot;&quot;),&#10;&#9;&#9;&#9;&#9;&quot;&quot;&quot;;[.B39];&quot;&quot;&quot;,&#10;&#9;&#9;&#9;&#9;true, //Feriale&#10;&#9;&#9;&#9;&#9;true, //Sabato&#10;&#9;&#9;&#9;&#9;false, //Domenica&#10;&#9;&#9;&#9;&#9;false));&quot;)" office:value-type="string" office:string-value="comingTimes.add(new Bus(dateFormatter.parse(&quot;09.45&quot;),&#10;&#9;&#9;&#9;&#9;&quot;NOALE&quot;,&#10;&#9;&#9;&#9;&#9;true, //Feriale&#10;&#9;&#9;&#9;&#9;true, //Sabato&#10;&#9;&#9;&#9;&#9;false, //Domenica&#10;&#9;&#9;&#9;&#9;false));">
            <text:p>comingTimes.add(new Bus(dateFormatter.parse("09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09.52">
            <text:p>09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40];&quot;&quot;&quot;),&#10;&#9;&#9;&#9;&#9;&quot;&quot;&quot;;[.B40];&quot;&quot;&quot;,&#10;&#9;&#9;&#9;&#9;true, //Feriale&#10;&#9;&#9;&#9;&#9;true, //Sabato&#10;&#9;&#9;&#9;&#9;false, //Domenica&#10;&#9;&#9;&#9;&#9;false));&quot;)" office:value-type="string" office:string-value="comingTimes.add(new Bus(dateFormatter.parse(&quot;09.52&quot;),&#10;&#9;&#9;&#9;&#9;&quot;12/&quot;,&#10;&#9;&#9;&#9;&#9;true, //Feriale&#10;&#9;&#9;&#9;&#9;true, //Sabato&#10;&#9;&#9;&#9;&#9;false, //Domenica&#10;&#9;&#9;&#9;&#9;false));">
            <text:p>comingTimes.add(new Bus(dateFormatter.parse("09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00">
            <text:p>10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41];&quot;&quot;&quot;),&#10;&#9;&#9;&#9;&#9;&quot;&quot;&quot;;[.B41];&quot;&quot;&quot;,&#10;&#9;&#9;&#9;&#9;true, //Feriale&#10;&#9;&#9;&#9;&#9;true, //Sabato&#10;&#9;&#9;&#9;&#9;false, //Domenica&#10;&#9;&#9;&#9;&#9;false));&quot;)" office:value-type="string" office:string-value="comingTimes.add(new Bus(dateFormatter.parse(&quot;10.00&quot;),&#10;&#9;&#9;&#9;&#9;&quot;SCORZE&quot;,&#10;&#9;&#9;&#9;&#9;true, //Feriale&#10;&#9;&#9;&#9;&#9;true, //Sabato&#10;&#9;&#9;&#9;&#9;false, //Domenica&#10;&#9;&#9;&#9;&#9;false));">
            <text:p>comingTimes.add(new Bus(dateFormatter.parse("10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07">
            <text:p>10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42];&quot;&quot;&quot;),&#10;&#9;&#9;&#9;&#9;&quot;&quot;&quot;;[.B42];&quot;&quot;&quot;,&#10;&#9;&#9;&#9;&#9;true, //Feriale&#10;&#9;&#9;&#9;&#9;true, //Sabato&#10;&#9;&#9;&#9;&#9;false, //Domenica&#10;&#9;&#9;&#9;&#9;false));&quot;)" office:value-type="string" office:string-value="comingTimes.add(new Bus(dateFormatter.parse(&quot;10.07&quot;),&#10;&#9;&#9;&#9;&#9;&quot;12&quot;,&#10;&#9;&#9;&#9;&#9;true, //Feriale&#10;&#9;&#9;&#9;&#9;true, //Sabato&#10;&#9;&#9;&#9;&#9;false, //Domenica&#10;&#9;&#9;&#9;&#9;false));">
            <text:p>comingTimes.add(new Bus(dateFormatter.parse("10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15">
            <text:p>10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43];&quot;&quot;&quot;),&#10;&#9;&#9;&#9;&#9;&quot;&quot;&quot;;[.B43];&quot;&quot;&quot;,&#10;&#9;&#9;&#9;&#9;true, //Feriale&#10;&#9;&#9;&#9;&#9;true, //Sabato&#10;&#9;&#9;&#9;&#9;false, //Domenica&#10;&#9;&#9;&#9;&#9;false));&quot;)" office:value-type="string" office:string-value="comingTimes.add(new Bus(dateFormatter.parse(&quot;10.15&quot;),&#10;&#9;&#9;&#9;&#9;&quot;NOALE&quot;,&#10;&#9;&#9;&#9;&#9;true, //Feriale&#10;&#9;&#9;&#9;&#9;true, //Sabato&#10;&#9;&#9;&#9;&#9;false, //Domenica&#10;&#9;&#9;&#9;&#9;false));">
            <text:p>comingTimes.add(new Bus(dateFormatter.parse("10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22">
            <text:p>10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44];&quot;&quot;&quot;),&#10;&#9;&#9;&#9;&#9;&quot;&quot;&quot;;[.B44];&quot;&quot;&quot;,&#10;&#9;&#9;&#9;&#9;true, //Feriale&#10;&#9;&#9;&#9;&#9;true, //Sabato&#10;&#9;&#9;&#9;&#9;false, //Domenica&#10;&#9;&#9;&#9;&#9;false));&quot;)" office:value-type="string" office:string-value="comingTimes.add(new Bus(dateFormatter.parse(&quot;10.22&quot;),&#10;&#9;&#9;&#9;&#9;&quot;12/&quot;,&#10;&#9;&#9;&#9;&#9;true, //Feriale&#10;&#9;&#9;&#9;&#9;true, //Sabato&#10;&#9;&#9;&#9;&#9;false, //Domenica&#10;&#9;&#9;&#9;&#9;false));">
            <text:p>comingTimes.add(new Bus(dateFormatter.parse("10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30">
            <text:p>10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45];&quot;&quot;&quot;),&#10;&#9;&#9;&#9;&#9;&quot;&quot;&quot;;[.B45];&quot;&quot;&quot;,&#10;&#9;&#9;&#9;&#9;true, //Feriale&#10;&#9;&#9;&#9;&#9;true, //Sabato&#10;&#9;&#9;&#9;&#9;false, //Domenica&#10;&#9;&#9;&#9;&#9;false));&quot;)" office:value-type="string" office:string-value="comingTimes.add(new Bus(dateFormatter.parse(&quot;10.30&quot;),&#10;&#9;&#9;&#9;&#9;&quot;SCORZE&quot;,&#10;&#9;&#9;&#9;&#9;true, //Feriale&#10;&#9;&#9;&#9;&#9;true, //Sabato&#10;&#9;&#9;&#9;&#9;false, //Domenica&#10;&#9;&#9;&#9;&#9;false));">
            <text:p>comingTimes.add(new Bus(dateFormatter.parse("10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37">
            <text:p>10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46];&quot;&quot;&quot;),&#10;&#9;&#9;&#9;&#9;&quot;&quot;&quot;;[.B46];&quot;&quot;&quot;,&#10;&#9;&#9;&#9;&#9;true, //Feriale&#10;&#9;&#9;&#9;&#9;true, //Sabato&#10;&#9;&#9;&#9;&#9;false, //Domenica&#10;&#9;&#9;&#9;&#9;false));&quot;)" office:value-type="string" office:string-value="comingTimes.add(new Bus(dateFormatter.parse(&quot;10.37&quot;),&#10;&#9;&#9;&#9;&#9;&quot;12&quot;,&#10;&#9;&#9;&#9;&#9;true, //Feriale&#10;&#9;&#9;&#9;&#9;true, //Sabato&#10;&#9;&#9;&#9;&#9;false, //Domenica&#10;&#9;&#9;&#9;&#9;false));">
            <text:p>comingTimes.add(new Bus(dateFormatter.parse("10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45">
            <text:p>10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47];&quot;&quot;&quot;),&#10;&#9;&#9;&#9;&#9;&quot;&quot;&quot;;[.B47];&quot;&quot;&quot;,&#10;&#9;&#9;&#9;&#9;true, //Feriale&#10;&#9;&#9;&#9;&#9;true, //Sabato&#10;&#9;&#9;&#9;&#9;false, //Domenica&#10;&#9;&#9;&#9;&#9;false));&quot;)" office:value-type="string" office:string-value="comingTimes.add(new Bus(dateFormatter.parse(&quot;10.45&quot;),&#10;&#9;&#9;&#9;&#9;&quot;NOALE&quot;,&#10;&#9;&#9;&#9;&#9;true, //Feriale&#10;&#9;&#9;&#9;&#9;true, //Sabato&#10;&#9;&#9;&#9;&#9;false, //Domenica&#10;&#9;&#9;&#9;&#9;false));">
            <text:p>comingTimes.add(new Bus(dateFormatter.parse("10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0.52">
            <text:p>10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48];&quot;&quot;&quot;),&#10;&#9;&#9;&#9;&#9;&quot;&quot;&quot;;[.B48];&quot;&quot;&quot;,&#10;&#9;&#9;&#9;&#9;true, //Feriale&#10;&#9;&#9;&#9;&#9;true, //Sabato&#10;&#9;&#9;&#9;&#9;false, //Domenica&#10;&#9;&#9;&#9;&#9;false));&quot;)" office:value-type="string" office:string-value="comingTimes.add(new Bus(dateFormatter.parse(&quot;10.52&quot;),&#10;&#9;&#9;&#9;&#9;&quot;12/&quot;,&#10;&#9;&#9;&#9;&#9;true, //Feriale&#10;&#9;&#9;&#9;&#9;true, //Sabato&#10;&#9;&#9;&#9;&#9;false, //Domenica&#10;&#9;&#9;&#9;&#9;false));">
            <text:p>comingTimes.add(new Bus(dateFormatter.parse("10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00">
            <text:p>11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49];&quot;&quot;&quot;),&#10;&#9;&#9;&#9;&#9;&quot;&quot;&quot;;[.B49];&quot;&quot;&quot;,&#10;&#9;&#9;&#9;&#9;true, //Feriale&#10;&#9;&#9;&#9;&#9;true, //Sabato&#10;&#9;&#9;&#9;&#9;false, //Domenica&#10;&#9;&#9;&#9;&#9;false));&quot;)" office:value-type="string" office:string-value="comingTimes.add(new Bus(dateFormatter.parse(&quot;11.00&quot;),&#10;&#9;&#9;&#9;&#9;&quot;SCORZE&quot;,&#10;&#9;&#9;&#9;&#9;true, //Feriale&#10;&#9;&#9;&#9;&#9;true, //Sabato&#10;&#9;&#9;&#9;&#9;false, //Domenica&#10;&#9;&#9;&#9;&#9;false));">
            <text:p>comingTimes.add(new Bus(dateFormatter.parse("11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07">
            <text:p>11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50];&quot;&quot;&quot;),&#10;&#9;&#9;&#9;&#9;&quot;&quot;&quot;;[.B50];&quot;&quot;&quot;,&#10;&#9;&#9;&#9;&#9;true, //Feriale&#10;&#9;&#9;&#9;&#9;true, //Sabato&#10;&#9;&#9;&#9;&#9;false, //Domenica&#10;&#9;&#9;&#9;&#9;false));&quot;)" office:value-type="string" office:string-value="comingTimes.add(new Bus(dateFormatter.parse(&quot;11.07&quot;),&#10;&#9;&#9;&#9;&#9;&quot;12&quot;,&#10;&#9;&#9;&#9;&#9;true, //Feriale&#10;&#9;&#9;&#9;&#9;true, //Sabato&#10;&#9;&#9;&#9;&#9;false, //Domenica&#10;&#9;&#9;&#9;&#9;false));">
            <text:p>comingTimes.add(new Bus(dateFormatter.parse("11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15">
            <text:p>11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51];&quot;&quot;&quot;),&#10;&#9;&#9;&#9;&#9;&quot;&quot;&quot;;[.B51];&quot;&quot;&quot;,&#10;&#9;&#9;&#9;&#9;true, //Feriale&#10;&#9;&#9;&#9;&#9;true, //Sabato&#10;&#9;&#9;&#9;&#9;false, //Domenica&#10;&#9;&#9;&#9;&#9;false));&quot;)" office:value-type="string" office:string-value="comingTimes.add(new Bus(dateFormatter.parse(&quot;11.15&quot;),&#10;&#9;&#9;&#9;&#9;&quot;NOALE&quot;,&#10;&#9;&#9;&#9;&#9;true, //Feriale&#10;&#9;&#9;&#9;&#9;true, //Sabato&#10;&#9;&#9;&#9;&#9;false, //Domenica&#10;&#9;&#9;&#9;&#9;false));">
            <text:p>comingTimes.add(new Bus(dateFormatter.parse("11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22">
            <text:p>11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52];&quot;&quot;&quot;),&#10;&#9;&#9;&#9;&#9;&quot;&quot;&quot;;[.B52];&quot;&quot;&quot;,&#10;&#9;&#9;&#9;&#9;true, //Feriale&#10;&#9;&#9;&#9;&#9;true, //Sabato&#10;&#9;&#9;&#9;&#9;false, //Domenica&#10;&#9;&#9;&#9;&#9;false));&quot;)" office:value-type="string" office:string-value="comingTimes.add(new Bus(dateFormatter.parse(&quot;11.22&quot;),&#10;&#9;&#9;&#9;&#9;&quot;12/&quot;,&#10;&#9;&#9;&#9;&#9;true, //Feriale&#10;&#9;&#9;&#9;&#9;true, //Sabato&#10;&#9;&#9;&#9;&#9;false, //Domenica&#10;&#9;&#9;&#9;&#9;false));">
            <text:p>comingTimes.add(new Bus(dateFormatter.parse("11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30">
            <text:p>11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53];&quot;&quot;&quot;),&#10;&#9;&#9;&#9;&#9;&quot;&quot;&quot;;[.B53];&quot;&quot;&quot;,&#10;&#9;&#9;&#9;&#9;true, //Feriale&#10;&#9;&#9;&#9;&#9;true, //Sabato&#10;&#9;&#9;&#9;&#9;false, //Domenica&#10;&#9;&#9;&#9;&#9;false));&quot;)" office:value-type="string" office:string-value="comingTimes.add(new Bus(dateFormatter.parse(&quot;11.30&quot;),&#10;&#9;&#9;&#9;&#9;&quot;SCORZE&quot;,&#10;&#9;&#9;&#9;&#9;true, //Feriale&#10;&#9;&#9;&#9;&#9;true, //Sabato&#10;&#9;&#9;&#9;&#9;false, //Domenica&#10;&#9;&#9;&#9;&#9;false));">
            <text:p>comingTimes.add(new Bus(dateFormatter.parse("11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37">
            <text:p>11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54];&quot;&quot;&quot;),&#10;&#9;&#9;&#9;&#9;&quot;&quot;&quot;;[.B54];&quot;&quot;&quot;,&#10;&#9;&#9;&#9;&#9;true, //Feriale&#10;&#9;&#9;&#9;&#9;true, //Sabato&#10;&#9;&#9;&#9;&#9;false, //Domenica&#10;&#9;&#9;&#9;&#9;false));&quot;)" office:value-type="string" office:string-value="comingTimes.add(new Bus(dateFormatter.parse(&quot;11.37&quot;),&#10;&#9;&#9;&#9;&#9;&quot;12&quot;,&#10;&#9;&#9;&#9;&#9;true, //Feriale&#10;&#9;&#9;&#9;&#9;true, //Sabato&#10;&#9;&#9;&#9;&#9;false, //Domenica&#10;&#9;&#9;&#9;&#9;false));">
            <text:p>comingTimes.add(new Bus(dateFormatter.parse("11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45">
            <text:p>11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55];&quot;&quot;&quot;),&#10;&#9;&#9;&#9;&#9;&quot;&quot;&quot;;[.B55];&quot;&quot;&quot;,&#10;&#9;&#9;&#9;&#9;true, //Feriale&#10;&#9;&#9;&#9;&#9;true, //Sabato&#10;&#9;&#9;&#9;&#9;false, //Domenica&#10;&#9;&#9;&#9;&#9;false));&quot;)" office:value-type="string" office:string-value="comingTimes.add(new Bus(dateFormatter.parse(&quot;11.45&quot;),&#10;&#9;&#9;&#9;&#9;&quot;NOALE&quot;,&#10;&#9;&#9;&#9;&#9;true, //Feriale&#10;&#9;&#9;&#9;&#9;true, //Sabato&#10;&#9;&#9;&#9;&#9;false, //Domenica&#10;&#9;&#9;&#9;&#9;false));">
            <text:p>comingTimes.add(new Bus(dateFormatter.parse("11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1.52">
            <text:p>11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56];&quot;&quot;&quot;),&#10;&#9;&#9;&#9;&#9;&quot;&quot;&quot;;[.B56];&quot;&quot;&quot;,&#10;&#9;&#9;&#9;&#9;true, //Feriale&#10;&#9;&#9;&#9;&#9;true, //Sabato&#10;&#9;&#9;&#9;&#9;false, //Domenica&#10;&#9;&#9;&#9;&#9;false));&quot;)" office:value-type="string" office:string-value="comingTimes.add(new Bus(dateFormatter.parse(&quot;11.52&quot;),&#10;&#9;&#9;&#9;&#9;&quot;12/&quot;,&#10;&#9;&#9;&#9;&#9;true, //Feriale&#10;&#9;&#9;&#9;&#9;true, //Sabato&#10;&#9;&#9;&#9;&#9;false, //Domenica&#10;&#9;&#9;&#9;&#9;false));">
            <text:p>comingTimes.add(new Bus(dateFormatter.parse("11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00">
            <text:p>12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57];&quot;&quot;&quot;),&#10;&#9;&#9;&#9;&#9;&quot;&quot;&quot;;[.B57];&quot;&quot;&quot;,&#10;&#9;&#9;&#9;&#9;true, //Feriale&#10;&#9;&#9;&#9;&#9;true, //Sabato&#10;&#9;&#9;&#9;&#9;false, //Domenica&#10;&#9;&#9;&#9;&#9;false));&quot;)" office:value-type="string" office:string-value="comingTimes.add(new Bus(dateFormatter.parse(&quot;12.00&quot;),&#10;&#9;&#9;&#9;&#9;&quot;SCORZE&quot;,&#10;&#9;&#9;&#9;&#9;true, //Feriale&#10;&#9;&#9;&#9;&#9;true, //Sabato&#10;&#9;&#9;&#9;&#9;false, //Domenica&#10;&#9;&#9;&#9;&#9;false));">
            <text:p>comingTimes.add(new Bus(dateFormatter.parse("12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07">
            <text:p>12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58];&quot;&quot;&quot;),&#10;&#9;&#9;&#9;&#9;&quot;&quot;&quot;;[.B58];&quot;&quot;&quot;,&#10;&#9;&#9;&#9;&#9;true, //Feriale&#10;&#9;&#9;&#9;&#9;true, //Sabato&#10;&#9;&#9;&#9;&#9;false, //Domenica&#10;&#9;&#9;&#9;&#9;false));&quot;)" office:value-type="string" office:string-value="comingTimes.add(new Bus(dateFormatter.parse(&quot;12.07&quot;),&#10;&#9;&#9;&#9;&#9;&quot;12&quot;,&#10;&#9;&#9;&#9;&#9;true, //Feriale&#10;&#9;&#9;&#9;&#9;true, //Sabato&#10;&#9;&#9;&#9;&#9;false, //Domenica&#10;&#9;&#9;&#9;&#9;false));">
            <text:p>comingTimes.add(new Bus(dateFormatter.parse("12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15">
            <text:p>12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59];&quot;&quot;&quot;),&#10;&#9;&#9;&#9;&#9;&quot;&quot;&quot;;[.B59];&quot;&quot;&quot;,&#10;&#9;&#9;&#9;&#9;true, //Feriale&#10;&#9;&#9;&#9;&#9;true, //Sabato&#10;&#9;&#9;&#9;&#9;false, //Domenica&#10;&#9;&#9;&#9;&#9;false));&quot;)" office:value-type="string" office:string-value="comingTimes.add(new Bus(dateFormatter.parse(&quot;12.15&quot;),&#10;&#9;&#9;&#9;&#9;&quot;NOALE&quot;,&#10;&#9;&#9;&#9;&#9;true, //Feriale&#10;&#9;&#9;&#9;&#9;true, //Sabato&#10;&#9;&#9;&#9;&#9;false, //Domenica&#10;&#9;&#9;&#9;&#9;false));">
            <text:p>comingTimes.add(new Bus(dateFormatter.parse("12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22">
            <text:p>12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60];&quot;&quot;&quot;),&#10;&#9;&#9;&#9;&#9;&quot;&quot;&quot;;[.B60];&quot;&quot;&quot;,&#10;&#9;&#9;&#9;&#9;true, //Feriale&#10;&#9;&#9;&#9;&#9;true, //Sabato&#10;&#9;&#9;&#9;&#9;false, //Domenica&#10;&#9;&#9;&#9;&#9;false));&quot;)" office:value-type="string" office:string-value="comingTimes.add(new Bus(dateFormatter.parse(&quot;12.22&quot;),&#10;&#9;&#9;&#9;&#9;&quot;12/&quot;,&#10;&#9;&#9;&#9;&#9;true, //Feriale&#10;&#9;&#9;&#9;&#9;true, //Sabato&#10;&#9;&#9;&#9;&#9;false, //Domenica&#10;&#9;&#9;&#9;&#9;false));">
            <text:p>comingTimes.add(new Bus(dateFormatter.parse("12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30">
            <text:p>12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61];&quot;&quot;&quot;),&#10;&#9;&#9;&#9;&#9;&quot;&quot;&quot;;[.B61];&quot;&quot;&quot;,&#10;&#9;&#9;&#9;&#9;true, //Feriale&#10;&#9;&#9;&#9;&#9;true, //Sabato&#10;&#9;&#9;&#9;&#9;false, //Domenica&#10;&#9;&#9;&#9;&#9;false));&quot;)" office:value-type="string" office:string-value="comingTimes.add(new Bus(dateFormatter.parse(&quot;12.30&quot;),&#10;&#9;&#9;&#9;&#9;&quot;SCORZE&quot;,&#10;&#9;&#9;&#9;&#9;true, //Feriale&#10;&#9;&#9;&#9;&#9;true, //Sabato&#10;&#9;&#9;&#9;&#9;false, //Domenica&#10;&#9;&#9;&#9;&#9;false));">
            <text:p>comingTimes.add(new Bus(dateFormatter.parse("12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37">
            <text:p>12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62];&quot;&quot;&quot;),&#10;&#9;&#9;&#9;&#9;&quot;&quot;&quot;;[.B62];&quot;&quot;&quot;,&#10;&#9;&#9;&#9;&#9;true, //Feriale&#10;&#9;&#9;&#9;&#9;true, //Sabato&#10;&#9;&#9;&#9;&#9;false, //Domenica&#10;&#9;&#9;&#9;&#9;false));&quot;)" office:value-type="string" office:string-value="comingTimes.add(new Bus(dateFormatter.parse(&quot;12.37&quot;),&#10;&#9;&#9;&#9;&#9;&quot;12&quot;,&#10;&#9;&#9;&#9;&#9;true, //Feriale&#10;&#9;&#9;&#9;&#9;true, //Sabato&#10;&#9;&#9;&#9;&#9;false, //Domenica&#10;&#9;&#9;&#9;&#9;false));">
            <text:p>comingTimes.add(new Bus(dateFormatter.parse("12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45">
            <text:p>12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63];&quot;&quot;&quot;),&#10;&#9;&#9;&#9;&#9;&quot;&quot;&quot;;[.B63];&quot;&quot;&quot;,&#10;&#9;&#9;&#9;&#9;true, //Feriale&#10;&#9;&#9;&#9;&#9;true, //Sabato&#10;&#9;&#9;&#9;&#9;false, //Domenica&#10;&#9;&#9;&#9;&#9;false));&quot;)" office:value-type="string" office:string-value="comingTimes.add(new Bus(dateFormatter.parse(&quot;12.45&quot;),&#10;&#9;&#9;&#9;&#9;&quot;NOALE&quot;,&#10;&#9;&#9;&#9;&#9;true, //Feriale&#10;&#9;&#9;&#9;&#9;true, //Sabato&#10;&#9;&#9;&#9;&#9;false, //Domenica&#10;&#9;&#9;&#9;&#9;false));">
            <text:p>comingTimes.add(new Bus(dateFormatter.parse("12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2.52">
            <text:p>12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64];&quot;&quot;&quot;),&#10;&#9;&#9;&#9;&#9;&quot;&quot;&quot;;[.B64];&quot;&quot;&quot;,&#10;&#9;&#9;&#9;&#9;true, //Feriale&#10;&#9;&#9;&#9;&#9;true, //Sabato&#10;&#9;&#9;&#9;&#9;false, //Domenica&#10;&#9;&#9;&#9;&#9;false));&quot;)" office:value-type="string" office:string-value="comingTimes.add(new Bus(dateFormatter.parse(&quot;12.52&quot;),&#10;&#9;&#9;&#9;&#9;&quot;12/&quot;,&#10;&#9;&#9;&#9;&#9;true, //Feriale&#10;&#9;&#9;&#9;&#9;true, //Sabato&#10;&#9;&#9;&#9;&#9;false, //Domenica&#10;&#9;&#9;&#9;&#9;false));">
            <text:p>comingTimes.add(new Bus(dateFormatter.parse("12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00">
            <text:p>13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65];&quot;&quot;&quot;),&#10;&#9;&#9;&#9;&#9;&quot;&quot;&quot;;[.B65];&quot;&quot;&quot;,&#10;&#9;&#9;&#9;&#9;true, //Feriale&#10;&#9;&#9;&#9;&#9;true, //Sabato&#10;&#9;&#9;&#9;&#9;false, //Domenica&#10;&#9;&#9;&#9;&#9;false));&quot;)" office:value-type="string" office:string-value="comingTimes.add(new Bus(dateFormatter.parse(&quot;13.00&quot;),&#10;&#9;&#9;&#9;&#9;&quot;SCORZE&quot;,&#10;&#9;&#9;&#9;&#9;true, //Feriale&#10;&#9;&#9;&#9;&#9;true, //Sabato&#10;&#9;&#9;&#9;&#9;false, //Domenica&#10;&#9;&#9;&#9;&#9;false));">
            <text:p>comingTimes.add(new Bus(dateFormatter.parse("13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07">
            <text:p>13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66];&quot;&quot;&quot;),&#10;&#9;&#9;&#9;&#9;&quot;&quot;&quot;;[.B66];&quot;&quot;&quot;,&#10;&#9;&#9;&#9;&#9;true, //Feriale&#10;&#9;&#9;&#9;&#9;true, //Sabato&#10;&#9;&#9;&#9;&#9;false, //Domenica&#10;&#9;&#9;&#9;&#9;false));&quot;)" office:value-type="string" office:string-value="comingTimes.add(new Bus(dateFormatter.parse(&quot;13.07&quot;),&#10;&#9;&#9;&#9;&#9;&quot;12&quot;,&#10;&#9;&#9;&#9;&#9;true, //Feriale&#10;&#9;&#9;&#9;&#9;true, //Sabato&#10;&#9;&#9;&#9;&#9;false, //Domenica&#10;&#9;&#9;&#9;&#9;false));">
            <text:p>comingTimes.add(new Bus(dateFormatter.parse("13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10">
            <text:p>13.1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67];&quot;&quot;&quot;),&#10;&#9;&#9;&#9;&#9;&quot;&quot;&quot;;[.B67];&quot;&quot;&quot;,&#10;&#9;&#9;&#9;&#9;true, //Feriale&#10;&#9;&#9;&#9;&#9;true, //Sabato&#10;&#9;&#9;&#9;&#9;false, //Domenica&#10;&#9;&#9;&#9;&#9;false));&quot;)" office:value-type="string" office:string-value="comingTimes.add(new Bus(dateFormatter.parse(&quot;13.10&quot;),&#10;&#9;&#9;&#9;&#9;&quot;SCORZE&quot;,&#10;&#9;&#9;&#9;&#9;true, //Feriale&#10;&#9;&#9;&#9;&#9;true, //Sabato&#10;&#9;&#9;&#9;&#9;false, //Domenica&#10;&#9;&#9;&#9;&#9;false));">
            <text:p>comingTimes.add(new Bus(dateFormatter.parse("13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15">
            <text:p>13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68];&quot;&quot;&quot;),&#10;&#9;&#9;&#9;&#9;&quot;&quot;&quot;;[.B68];&quot;&quot;&quot;,&#10;&#9;&#9;&#9;&#9;true, //Feriale&#10;&#9;&#9;&#9;&#9;true, //Sabato&#10;&#9;&#9;&#9;&#9;false, //Domenica&#10;&#9;&#9;&#9;&#9;false));&quot;)" office:value-type="string" office:string-value="comingTimes.add(new Bus(dateFormatter.parse(&quot;13.15&quot;),&#10;&#9;&#9;&#9;&#9;&quot;NOALE&quot;,&#10;&#9;&#9;&#9;&#9;true, //Feriale&#10;&#9;&#9;&#9;&#9;true, //Sabato&#10;&#9;&#9;&#9;&#9;false, //Domenica&#10;&#9;&#9;&#9;&#9;false));">
            <text:p>comingTimes.add(new Bus(dateFormatter.parse("13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22">
            <text:p>13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69];&quot;&quot;&quot;),&#10;&#9;&#9;&#9;&#9;&quot;&quot;&quot;;[.B69];&quot;&quot;&quot;,&#10;&#9;&#9;&#9;&#9;true, //Feriale&#10;&#9;&#9;&#9;&#9;true, //Sabato&#10;&#9;&#9;&#9;&#9;false, //Domenica&#10;&#9;&#9;&#9;&#9;false));&quot;)" office:value-type="string" office:string-value="comingTimes.add(new Bus(dateFormatter.parse(&quot;13.22&quot;),&#10;&#9;&#9;&#9;&#9;&quot;12/&quot;,&#10;&#9;&#9;&#9;&#9;true, //Feriale&#10;&#9;&#9;&#9;&#9;true, //Sabato&#10;&#9;&#9;&#9;&#9;false, //Domenica&#10;&#9;&#9;&#9;&#9;false));">
            <text:p>comingTimes.add(new Bus(dateFormatter.parse("13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30">
            <text:p>13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70];&quot;&quot;&quot;),&#10;&#9;&#9;&#9;&#9;&quot;&quot;&quot;;[.B70];&quot;&quot;&quot;,&#10;&#9;&#9;&#9;&#9;true, //Feriale&#10;&#9;&#9;&#9;&#9;true, //Sabato&#10;&#9;&#9;&#9;&#9;false, //Domenica&#10;&#9;&#9;&#9;&#9;false));&quot;)" office:value-type="string" office:string-value="comingTimes.add(new Bus(dateFormatter.parse(&quot;13.30&quot;),&#10;&#9;&#9;&#9;&#9;&quot;SCORZE&quot;,&#10;&#9;&#9;&#9;&#9;true, //Feriale&#10;&#9;&#9;&#9;&#9;true, //Sabato&#10;&#9;&#9;&#9;&#9;false, //Domenica&#10;&#9;&#9;&#9;&#9;false));">
            <text:p>comingTimes.add(new Bus(dateFormatter.parse("13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37">
            <text:p>13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71];&quot;&quot;&quot;),&#10;&#9;&#9;&#9;&#9;&quot;&quot;&quot;;[.B71];&quot;&quot;&quot;,&#10;&#9;&#9;&#9;&#9;true, //Feriale&#10;&#9;&#9;&#9;&#9;true, //Sabato&#10;&#9;&#9;&#9;&#9;false, //Domenica&#10;&#9;&#9;&#9;&#9;false));&quot;)" office:value-type="string" office:string-value="comingTimes.add(new Bus(dateFormatter.parse(&quot;13.37&quot;),&#10;&#9;&#9;&#9;&#9;&quot;12&quot;,&#10;&#9;&#9;&#9;&#9;true, //Feriale&#10;&#9;&#9;&#9;&#9;true, //Sabato&#10;&#9;&#9;&#9;&#9;false, //Domenica&#10;&#9;&#9;&#9;&#9;false));">
            <text:p>comingTimes.add(new Bus(dateFormatter.parse("13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45">
            <text:p>13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72];&quot;&quot;&quot;),&#10;&#9;&#9;&#9;&#9;&quot;&quot;&quot;;[.B72];&quot;&quot;&quot;,&#10;&#9;&#9;&#9;&#9;true, //Feriale&#10;&#9;&#9;&#9;&#9;true, //Sabato&#10;&#9;&#9;&#9;&#9;false, //Domenica&#10;&#9;&#9;&#9;&#9;false));&quot;)" office:value-type="string" office:string-value="comingTimes.add(new Bus(dateFormatter.parse(&quot;13.45&quot;),&#10;&#9;&#9;&#9;&#9;&quot;NOALE&quot;,&#10;&#9;&#9;&#9;&#9;true, //Feriale&#10;&#9;&#9;&#9;&#9;true, //Sabato&#10;&#9;&#9;&#9;&#9;false, //Domenica&#10;&#9;&#9;&#9;&#9;false));">
            <text:p>comingTimes.add(new Bus(dateFormatter.parse("13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3.52">
            <text:p>13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73];&quot;&quot;&quot;),&#10;&#9;&#9;&#9;&#9;&quot;&quot;&quot;;[.B73];&quot;&quot;&quot;,&#10;&#9;&#9;&#9;&#9;true, //Feriale&#10;&#9;&#9;&#9;&#9;true, //Sabato&#10;&#9;&#9;&#9;&#9;false, //Domenica&#10;&#9;&#9;&#9;&#9;false));&quot;)" office:value-type="string" office:string-value="comingTimes.add(new Bus(dateFormatter.parse(&quot;13.52&quot;),&#10;&#9;&#9;&#9;&#9;&quot;12/&quot;,&#10;&#9;&#9;&#9;&#9;true, //Feriale&#10;&#9;&#9;&#9;&#9;true, //Sabato&#10;&#9;&#9;&#9;&#9;false, //Domenica&#10;&#9;&#9;&#9;&#9;false));">
            <text:p>comingTimes.add(new Bus(dateFormatter.parse("13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00">
            <text:p>14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74];&quot;&quot;&quot;),&#10;&#9;&#9;&#9;&#9;&quot;&quot;&quot;;[.B74];&quot;&quot;&quot;,&#10;&#9;&#9;&#9;&#9;true, //Feriale&#10;&#9;&#9;&#9;&#9;true, //Sabato&#10;&#9;&#9;&#9;&#9;false, //Domenica&#10;&#9;&#9;&#9;&#9;false));&quot;)" office:value-type="string" office:string-value="comingTimes.add(new Bus(dateFormatter.parse(&quot;14.00&quot;),&#10;&#9;&#9;&#9;&#9;&quot;SCORZE&quot;,&#10;&#9;&#9;&#9;&#9;true, //Feriale&#10;&#9;&#9;&#9;&#9;true, //Sabato&#10;&#9;&#9;&#9;&#9;false, //Domenica&#10;&#9;&#9;&#9;&#9;false));">
            <text:p>comingTimes.add(new Bus(dateFormatter.parse("14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07">
            <text:p>14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75];&quot;&quot;&quot;),&#10;&#9;&#9;&#9;&#9;&quot;&quot;&quot;;[.B75];&quot;&quot;&quot;,&#10;&#9;&#9;&#9;&#9;true, //Feriale&#10;&#9;&#9;&#9;&#9;true, //Sabato&#10;&#9;&#9;&#9;&#9;false, //Domenica&#10;&#9;&#9;&#9;&#9;false));&quot;)" office:value-type="string" office:string-value="comingTimes.add(new Bus(dateFormatter.parse(&quot;14.07&quot;),&#10;&#9;&#9;&#9;&#9;&quot;12&quot;,&#10;&#9;&#9;&#9;&#9;true, //Feriale&#10;&#9;&#9;&#9;&#9;true, //Sabato&#10;&#9;&#9;&#9;&#9;false, //Domenica&#10;&#9;&#9;&#9;&#9;false));">
            <text:p>comingTimes.add(new Bus(dateFormatter.parse("14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15">
            <text:p>14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76];&quot;&quot;&quot;),&#10;&#9;&#9;&#9;&#9;&quot;&quot;&quot;;[.B76];&quot;&quot;&quot;,&#10;&#9;&#9;&#9;&#9;true, //Feriale&#10;&#9;&#9;&#9;&#9;true, //Sabato&#10;&#9;&#9;&#9;&#9;false, //Domenica&#10;&#9;&#9;&#9;&#9;false));&quot;)" office:value-type="string" office:string-value="comingTimes.add(new Bus(dateFormatter.parse(&quot;14.15&quot;),&#10;&#9;&#9;&#9;&#9;&quot;NOALE&quot;,&#10;&#9;&#9;&#9;&#9;true, //Feriale&#10;&#9;&#9;&#9;&#9;true, //Sabato&#10;&#9;&#9;&#9;&#9;false, //Domenica&#10;&#9;&#9;&#9;&#9;false));">
            <text:p>comingTimes.add(new Bus(dateFormatter.parse("14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22">
            <text:p>14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77];&quot;&quot;&quot;),&#10;&#9;&#9;&#9;&#9;&quot;&quot;&quot;;[.B77];&quot;&quot;&quot;,&#10;&#9;&#9;&#9;&#9;true, //Feriale&#10;&#9;&#9;&#9;&#9;true, //Sabato&#10;&#9;&#9;&#9;&#9;false, //Domenica&#10;&#9;&#9;&#9;&#9;false));&quot;)" office:value-type="string" office:string-value="comingTimes.add(new Bus(dateFormatter.parse(&quot;14.22&quot;),&#10;&#9;&#9;&#9;&#9;&quot;12/&quot;,&#10;&#9;&#9;&#9;&#9;true, //Feriale&#10;&#9;&#9;&#9;&#9;true, //Sabato&#10;&#9;&#9;&#9;&#9;false, //Domenica&#10;&#9;&#9;&#9;&#9;false));">
            <text:p>comingTimes.add(new Bus(dateFormatter.parse("14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30">
            <text:p>14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78];&quot;&quot;&quot;),&#10;&#9;&#9;&#9;&#9;&quot;&quot;&quot;;[.B78];&quot;&quot;&quot;,&#10;&#9;&#9;&#9;&#9;true, //Feriale&#10;&#9;&#9;&#9;&#9;true, //Sabato&#10;&#9;&#9;&#9;&#9;false, //Domenica&#10;&#9;&#9;&#9;&#9;false));&quot;)" office:value-type="string" office:string-value="comingTimes.add(new Bus(dateFormatter.parse(&quot;14.30&quot;),&#10;&#9;&#9;&#9;&#9;&quot;SCORZE&quot;,&#10;&#9;&#9;&#9;&#9;true, //Feriale&#10;&#9;&#9;&#9;&#9;true, //Sabato&#10;&#9;&#9;&#9;&#9;false, //Domenica&#10;&#9;&#9;&#9;&#9;false));">
            <text:p>comingTimes.add(new Bus(dateFormatter.parse("14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37">
            <text:p>14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79];&quot;&quot;&quot;),&#10;&#9;&#9;&#9;&#9;&quot;&quot;&quot;;[.B79];&quot;&quot;&quot;,&#10;&#9;&#9;&#9;&#9;true, //Feriale&#10;&#9;&#9;&#9;&#9;true, //Sabato&#10;&#9;&#9;&#9;&#9;false, //Domenica&#10;&#9;&#9;&#9;&#9;false));&quot;)" office:value-type="string" office:string-value="comingTimes.add(new Bus(dateFormatter.parse(&quot;14.37&quot;),&#10;&#9;&#9;&#9;&#9;&quot;12&quot;,&#10;&#9;&#9;&#9;&#9;true, //Feriale&#10;&#9;&#9;&#9;&#9;true, //Sabato&#10;&#9;&#9;&#9;&#9;false, //Domenica&#10;&#9;&#9;&#9;&#9;false));">
            <text:p>comingTimes.add(new Bus(dateFormatter.parse("14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45">
            <text:p>14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80];&quot;&quot;&quot;),&#10;&#9;&#9;&#9;&#9;&quot;&quot;&quot;;[.B80];&quot;&quot;&quot;,&#10;&#9;&#9;&#9;&#9;true, //Feriale&#10;&#9;&#9;&#9;&#9;true, //Sabato&#10;&#9;&#9;&#9;&#9;false, //Domenica&#10;&#9;&#9;&#9;&#9;false));&quot;)" office:value-type="string" office:string-value="comingTimes.add(new Bus(dateFormatter.parse(&quot;14.45&quot;),&#10;&#9;&#9;&#9;&#9;&quot;NOALE&quot;,&#10;&#9;&#9;&#9;&#9;true, //Feriale&#10;&#9;&#9;&#9;&#9;true, //Sabato&#10;&#9;&#9;&#9;&#9;false, //Domenica&#10;&#9;&#9;&#9;&#9;false));">
            <text:p>comingTimes.add(new Bus(dateFormatter.parse("14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4.52">
            <text:p>14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81];&quot;&quot;&quot;),&#10;&#9;&#9;&#9;&#9;&quot;&quot;&quot;;[.B81];&quot;&quot;&quot;,&#10;&#9;&#9;&#9;&#9;true, //Feriale&#10;&#9;&#9;&#9;&#9;true, //Sabato&#10;&#9;&#9;&#9;&#9;false, //Domenica&#10;&#9;&#9;&#9;&#9;false));&quot;)" office:value-type="string" office:string-value="comingTimes.add(new Bus(dateFormatter.parse(&quot;14.52&quot;),&#10;&#9;&#9;&#9;&#9;&quot;12/&quot;,&#10;&#9;&#9;&#9;&#9;true, //Feriale&#10;&#9;&#9;&#9;&#9;true, //Sabato&#10;&#9;&#9;&#9;&#9;false, //Domenica&#10;&#9;&#9;&#9;&#9;false));">
            <text:p>comingTimes.add(new Bus(dateFormatter.parse("14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00">
            <text:p>15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82];&quot;&quot;&quot;),&#10;&#9;&#9;&#9;&#9;&quot;&quot;&quot;;[.B82];&quot;&quot;&quot;,&#10;&#9;&#9;&#9;&#9;true, //Feriale&#10;&#9;&#9;&#9;&#9;true, //Sabato&#10;&#9;&#9;&#9;&#9;false, //Domenica&#10;&#9;&#9;&#9;&#9;false));&quot;)" office:value-type="string" office:string-value="comingTimes.add(new Bus(dateFormatter.parse(&quot;15.00&quot;),&#10;&#9;&#9;&#9;&#9;&quot;SCORZE&quot;,&#10;&#9;&#9;&#9;&#9;true, //Feriale&#10;&#9;&#9;&#9;&#9;true, //Sabato&#10;&#9;&#9;&#9;&#9;false, //Domenica&#10;&#9;&#9;&#9;&#9;false));">
            <text:p>comingTimes.add(new Bus(dateFormatter.parse("15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07">
            <text:p>15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83];&quot;&quot;&quot;),&#10;&#9;&#9;&#9;&#9;&quot;&quot;&quot;;[.B83];&quot;&quot;&quot;,&#10;&#9;&#9;&#9;&#9;true, //Feriale&#10;&#9;&#9;&#9;&#9;true, //Sabato&#10;&#9;&#9;&#9;&#9;false, //Domenica&#10;&#9;&#9;&#9;&#9;false));&quot;)" office:value-type="string" office:string-value="comingTimes.add(new Bus(dateFormatter.parse(&quot;15.07&quot;),&#10;&#9;&#9;&#9;&#9;&quot;12&quot;,&#10;&#9;&#9;&#9;&#9;true, //Feriale&#10;&#9;&#9;&#9;&#9;true, //Sabato&#10;&#9;&#9;&#9;&#9;false, //Domenica&#10;&#9;&#9;&#9;&#9;false));">
            <text:p>comingTimes.add(new Bus(dateFormatter.parse("15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15">
            <text:p>15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84];&quot;&quot;&quot;),&#10;&#9;&#9;&#9;&#9;&quot;&quot;&quot;;[.B84];&quot;&quot;&quot;,&#10;&#9;&#9;&#9;&#9;true, //Feriale&#10;&#9;&#9;&#9;&#9;true, //Sabato&#10;&#9;&#9;&#9;&#9;false, //Domenica&#10;&#9;&#9;&#9;&#9;false));&quot;)" office:value-type="string" office:string-value="comingTimes.add(new Bus(dateFormatter.parse(&quot;15.15&quot;),&#10;&#9;&#9;&#9;&#9;&quot;NOALE&quot;,&#10;&#9;&#9;&#9;&#9;true, //Feriale&#10;&#9;&#9;&#9;&#9;true, //Sabato&#10;&#9;&#9;&#9;&#9;false, //Domenica&#10;&#9;&#9;&#9;&#9;false));">
            <text:p>comingTimes.add(new Bus(dateFormatter.parse("15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22">
            <text:p>15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85];&quot;&quot;&quot;),&#10;&#9;&#9;&#9;&#9;&quot;&quot;&quot;;[.B85];&quot;&quot;&quot;,&#10;&#9;&#9;&#9;&#9;true, //Feriale&#10;&#9;&#9;&#9;&#9;true, //Sabato&#10;&#9;&#9;&#9;&#9;false, //Domenica&#10;&#9;&#9;&#9;&#9;false));&quot;)" office:value-type="string" office:string-value="comingTimes.add(new Bus(dateFormatter.parse(&quot;15.22&quot;),&#10;&#9;&#9;&#9;&#9;&quot;12/&quot;,&#10;&#9;&#9;&#9;&#9;true, //Feriale&#10;&#9;&#9;&#9;&#9;true, //Sabato&#10;&#9;&#9;&#9;&#9;false, //Domenica&#10;&#9;&#9;&#9;&#9;false));">
            <text:p>comingTimes.add(new Bus(dateFormatter.parse("15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30">
            <text:p>15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86];&quot;&quot;&quot;),&#10;&#9;&#9;&#9;&#9;&quot;&quot;&quot;;[.B86];&quot;&quot;&quot;,&#10;&#9;&#9;&#9;&#9;true, //Feriale&#10;&#9;&#9;&#9;&#9;true, //Sabato&#10;&#9;&#9;&#9;&#9;false, //Domenica&#10;&#9;&#9;&#9;&#9;false));&quot;)" office:value-type="string" office:string-value="comingTimes.add(new Bus(dateFormatter.parse(&quot;15.30&quot;),&#10;&#9;&#9;&#9;&#9;&quot;SCORZE&quot;,&#10;&#9;&#9;&#9;&#9;true, //Feriale&#10;&#9;&#9;&#9;&#9;true, //Sabato&#10;&#9;&#9;&#9;&#9;false, //Domenica&#10;&#9;&#9;&#9;&#9;false));">
            <text:p>comingTimes.add(new Bus(dateFormatter.parse("15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37">
            <text:p>15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87];&quot;&quot;&quot;),&#10;&#9;&#9;&#9;&#9;&quot;&quot;&quot;;[.B87];&quot;&quot;&quot;,&#10;&#9;&#9;&#9;&#9;true, //Feriale&#10;&#9;&#9;&#9;&#9;true, //Sabato&#10;&#9;&#9;&#9;&#9;false, //Domenica&#10;&#9;&#9;&#9;&#9;false));&quot;)" office:value-type="string" office:string-value="comingTimes.add(new Bus(dateFormatter.parse(&quot;15.37&quot;),&#10;&#9;&#9;&#9;&#9;&quot;12&quot;,&#10;&#9;&#9;&#9;&#9;true, //Feriale&#10;&#9;&#9;&#9;&#9;true, //Sabato&#10;&#9;&#9;&#9;&#9;false, //Domenica&#10;&#9;&#9;&#9;&#9;false));">
            <text:p>comingTimes.add(new Bus(dateFormatter.parse("15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45">
            <text:p>15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88];&quot;&quot;&quot;),&#10;&#9;&#9;&#9;&#9;&quot;&quot;&quot;;[.B88];&quot;&quot;&quot;,&#10;&#9;&#9;&#9;&#9;true, //Feriale&#10;&#9;&#9;&#9;&#9;true, //Sabato&#10;&#9;&#9;&#9;&#9;false, //Domenica&#10;&#9;&#9;&#9;&#9;false));&quot;)" office:value-type="string" office:string-value="comingTimes.add(new Bus(dateFormatter.parse(&quot;15.45&quot;),&#10;&#9;&#9;&#9;&#9;&quot;NOALE&quot;,&#10;&#9;&#9;&#9;&#9;true, //Feriale&#10;&#9;&#9;&#9;&#9;true, //Sabato&#10;&#9;&#9;&#9;&#9;false, //Domenica&#10;&#9;&#9;&#9;&#9;false));">
            <text:p>comingTimes.add(new Bus(dateFormatter.parse("15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5.52">
            <text:p>15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89];&quot;&quot;&quot;),&#10;&#9;&#9;&#9;&#9;&quot;&quot;&quot;;[.B89];&quot;&quot;&quot;,&#10;&#9;&#9;&#9;&#9;true, //Feriale&#10;&#9;&#9;&#9;&#9;true, //Sabato&#10;&#9;&#9;&#9;&#9;false, //Domenica&#10;&#9;&#9;&#9;&#9;false));&quot;)" office:value-type="string" office:string-value="comingTimes.add(new Bus(dateFormatter.parse(&quot;15.52&quot;),&#10;&#9;&#9;&#9;&#9;&quot;12/&quot;,&#10;&#9;&#9;&#9;&#9;true, //Feriale&#10;&#9;&#9;&#9;&#9;true, //Sabato&#10;&#9;&#9;&#9;&#9;false, //Domenica&#10;&#9;&#9;&#9;&#9;false));">
            <text:p>comingTimes.add(new Bus(dateFormatter.parse("15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00">
            <text:p>16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90];&quot;&quot;&quot;),&#10;&#9;&#9;&#9;&#9;&quot;&quot;&quot;;[.B90];&quot;&quot;&quot;,&#10;&#9;&#9;&#9;&#9;true, //Feriale&#10;&#9;&#9;&#9;&#9;true, //Sabato&#10;&#9;&#9;&#9;&#9;false, //Domenica&#10;&#9;&#9;&#9;&#9;false));&quot;)" office:value-type="string" office:string-value="comingTimes.add(new Bus(dateFormatter.parse(&quot;16.00&quot;),&#10;&#9;&#9;&#9;&#9;&quot;SCORZE&quot;,&#10;&#9;&#9;&#9;&#9;true, //Feriale&#10;&#9;&#9;&#9;&#9;true, //Sabato&#10;&#9;&#9;&#9;&#9;false, //Domenica&#10;&#9;&#9;&#9;&#9;false));">
            <text:p>comingTimes.add(new Bus(dateFormatter.parse("16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07">
            <text:p>16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91];&quot;&quot;&quot;),&#10;&#9;&#9;&#9;&#9;&quot;&quot;&quot;;[.B91];&quot;&quot;&quot;,&#10;&#9;&#9;&#9;&#9;true, //Feriale&#10;&#9;&#9;&#9;&#9;true, //Sabato&#10;&#9;&#9;&#9;&#9;false, //Domenica&#10;&#9;&#9;&#9;&#9;false));&quot;)" office:value-type="string" office:string-value="comingTimes.add(new Bus(dateFormatter.parse(&quot;16.07&quot;),&#10;&#9;&#9;&#9;&#9;&quot;12&quot;,&#10;&#9;&#9;&#9;&#9;true, //Feriale&#10;&#9;&#9;&#9;&#9;true, //Sabato&#10;&#9;&#9;&#9;&#9;false, //Domenica&#10;&#9;&#9;&#9;&#9;false));">
            <text:p>comingTimes.add(new Bus(dateFormatter.parse("16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15">
            <text:p>16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92];&quot;&quot;&quot;),&#10;&#9;&#9;&#9;&#9;&quot;&quot;&quot;;[.B92];&quot;&quot;&quot;,&#10;&#9;&#9;&#9;&#9;true, //Feriale&#10;&#9;&#9;&#9;&#9;true, //Sabato&#10;&#9;&#9;&#9;&#9;false, //Domenica&#10;&#9;&#9;&#9;&#9;false));&quot;)" office:value-type="string" office:string-value="comingTimes.add(new Bus(dateFormatter.parse(&quot;16.15&quot;),&#10;&#9;&#9;&#9;&#9;&quot;NOALE&quot;,&#10;&#9;&#9;&#9;&#9;true, //Feriale&#10;&#9;&#9;&#9;&#9;true, //Sabato&#10;&#9;&#9;&#9;&#9;false, //Domenica&#10;&#9;&#9;&#9;&#9;false));">
            <text:p>comingTimes.add(new Bus(dateFormatter.parse("16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22">
            <text:p>16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93];&quot;&quot;&quot;),&#10;&#9;&#9;&#9;&#9;&quot;&quot;&quot;;[.B93];&quot;&quot;&quot;,&#10;&#9;&#9;&#9;&#9;true, //Feriale&#10;&#9;&#9;&#9;&#9;true, //Sabato&#10;&#9;&#9;&#9;&#9;false, //Domenica&#10;&#9;&#9;&#9;&#9;false));&quot;)" office:value-type="string" office:string-value="comingTimes.add(new Bus(dateFormatter.parse(&quot;16.22&quot;),&#10;&#9;&#9;&#9;&#9;&quot;12/&quot;,&#10;&#9;&#9;&#9;&#9;true, //Feriale&#10;&#9;&#9;&#9;&#9;true, //Sabato&#10;&#9;&#9;&#9;&#9;false, //Domenica&#10;&#9;&#9;&#9;&#9;false));">
            <text:p>comingTimes.add(new Bus(dateFormatter.parse("16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30">
            <text:p>16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94];&quot;&quot;&quot;),&#10;&#9;&#9;&#9;&#9;&quot;&quot;&quot;;[.B94];&quot;&quot;&quot;,&#10;&#9;&#9;&#9;&#9;true, //Feriale&#10;&#9;&#9;&#9;&#9;true, //Sabato&#10;&#9;&#9;&#9;&#9;false, //Domenica&#10;&#9;&#9;&#9;&#9;false));&quot;)" office:value-type="string" office:string-value="comingTimes.add(new Bus(dateFormatter.parse(&quot;16.30&quot;),&#10;&#9;&#9;&#9;&#9;&quot;SCORZE&quot;,&#10;&#9;&#9;&#9;&#9;true, //Feriale&#10;&#9;&#9;&#9;&#9;true, //Sabato&#10;&#9;&#9;&#9;&#9;false, //Domenica&#10;&#9;&#9;&#9;&#9;false));">
            <text:p>comingTimes.add(new Bus(dateFormatter.parse("16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37">
            <text:p>16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95];&quot;&quot;&quot;),&#10;&#9;&#9;&#9;&#9;&quot;&quot;&quot;;[.B95];&quot;&quot;&quot;,&#10;&#9;&#9;&#9;&#9;true, //Feriale&#10;&#9;&#9;&#9;&#9;true, //Sabato&#10;&#9;&#9;&#9;&#9;false, //Domenica&#10;&#9;&#9;&#9;&#9;false));&quot;)" office:value-type="string" office:string-value="comingTimes.add(new Bus(dateFormatter.parse(&quot;16.37&quot;),&#10;&#9;&#9;&#9;&#9;&quot;12&quot;,&#10;&#9;&#9;&#9;&#9;true, //Feriale&#10;&#9;&#9;&#9;&#9;true, //Sabato&#10;&#9;&#9;&#9;&#9;false, //Domenica&#10;&#9;&#9;&#9;&#9;false));">
            <text:p>comingTimes.add(new Bus(dateFormatter.parse("16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45">
            <text:p>16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96];&quot;&quot;&quot;),&#10;&#9;&#9;&#9;&#9;&quot;&quot;&quot;;[.B96];&quot;&quot;&quot;,&#10;&#9;&#9;&#9;&#9;true, //Feriale&#10;&#9;&#9;&#9;&#9;true, //Sabato&#10;&#9;&#9;&#9;&#9;false, //Domenica&#10;&#9;&#9;&#9;&#9;false));&quot;)" office:value-type="string" office:string-value="comingTimes.add(new Bus(dateFormatter.parse(&quot;16.45&quot;),&#10;&#9;&#9;&#9;&#9;&quot;NOALE&quot;,&#10;&#9;&#9;&#9;&#9;true, //Feriale&#10;&#9;&#9;&#9;&#9;true, //Sabato&#10;&#9;&#9;&#9;&#9;false, //Domenica&#10;&#9;&#9;&#9;&#9;false));">
            <text:p>comingTimes.add(new Bus(dateFormatter.parse("16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50">
            <text:p>16.5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97];&quot;&quot;&quot;),&#10;&#9;&#9;&#9;&#9;&quot;&quot;&quot;;[.B97];&quot;&quot;&quot;,&#10;&#9;&#9;&#9;&#9;true, //Feriale&#10;&#9;&#9;&#9;&#9;true, //Sabato&#10;&#9;&#9;&#9;&#9;false, //Domenica&#10;&#9;&#9;&#9;&#9;false));&quot;)" office:value-type="string" office:string-value="comingTimes.add(new Bus(dateFormatter.parse(&quot;16.50&quot;),&#10;&#9;&#9;&#9;&#9;&quot;SCORZE&quot;,&#10;&#9;&#9;&#9;&#9;true, //Feriale&#10;&#9;&#9;&#9;&#9;true, //Sabato&#10;&#9;&#9;&#9;&#9;false, //Domenica&#10;&#9;&#9;&#9;&#9;false));">
            <text:p>comingTimes.add(new Bus(dateFormatter.parse("16.5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6.52">
            <text:p>16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98];&quot;&quot;&quot;),&#10;&#9;&#9;&#9;&#9;&quot;&quot;&quot;;[.B98];&quot;&quot;&quot;,&#10;&#9;&#9;&#9;&#9;true, //Feriale&#10;&#9;&#9;&#9;&#9;true, //Sabato&#10;&#9;&#9;&#9;&#9;false, //Domenica&#10;&#9;&#9;&#9;&#9;false));&quot;)" office:value-type="string" office:string-value="comingTimes.add(new Bus(dateFormatter.parse(&quot;16.52&quot;),&#10;&#9;&#9;&#9;&#9;&quot;12/&quot;,&#10;&#9;&#9;&#9;&#9;true, //Feriale&#10;&#9;&#9;&#9;&#9;true, //Sabato&#10;&#9;&#9;&#9;&#9;false, //Domenica&#10;&#9;&#9;&#9;&#9;false));">
            <text:p>comingTimes.add(new Bus(dateFormatter.parse("16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00">
            <text:p>17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99];&quot;&quot;&quot;),&#10;&#9;&#9;&#9;&#9;&quot;&quot;&quot;;[.B99];&quot;&quot;&quot;,&#10;&#9;&#9;&#9;&#9;true, //Feriale&#10;&#9;&#9;&#9;&#9;true, //Sabato&#10;&#9;&#9;&#9;&#9;false, //Domenica&#10;&#9;&#9;&#9;&#9;false));&quot;)" office:value-type="string" office:string-value="comingTimes.add(new Bus(dateFormatter.parse(&quot;17.00&quot;),&#10;&#9;&#9;&#9;&#9;&quot;SCORZE&quot;,&#10;&#9;&#9;&#9;&#9;true, //Feriale&#10;&#9;&#9;&#9;&#9;true, //Sabato&#10;&#9;&#9;&#9;&#9;false, //Domenica&#10;&#9;&#9;&#9;&#9;false));">
            <text:p>comingTimes.add(new Bus(dateFormatter.parse("17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07">
            <text:p>17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00];&quot;&quot;&quot;),&#10;&#9;&#9;&#9;&#9;&quot;&quot;&quot;;[.B100];&quot;&quot;&quot;,&#10;&#9;&#9;&#9;&#9;true, //Feriale&#10;&#9;&#9;&#9;&#9;true, //Sabato&#10;&#9;&#9;&#9;&#9;false, //Domenica&#10;&#9;&#9;&#9;&#9;false));&quot;)" office:value-type="string" office:string-value="comingTimes.add(new Bus(dateFormatter.parse(&quot;17.07&quot;),&#10;&#9;&#9;&#9;&#9;&quot;12&quot;,&#10;&#9;&#9;&#9;&#9;true, //Feriale&#10;&#9;&#9;&#9;&#9;true, //Sabato&#10;&#9;&#9;&#9;&#9;false, //Domenica&#10;&#9;&#9;&#9;&#9;false));">
            <text:p>comingTimes.add(new Bus(dateFormatter.parse("17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10">
            <text:p>17.1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01];&quot;&quot;&quot;),&#10;&#9;&#9;&#9;&#9;&quot;&quot;&quot;;[.B101];&quot;&quot;&quot;,&#10;&#9;&#9;&#9;&#9;true, //Feriale&#10;&#9;&#9;&#9;&#9;true, //Sabato&#10;&#9;&#9;&#9;&#9;false, //Domenica&#10;&#9;&#9;&#9;&#9;false));&quot;)" office:value-type="string" office:string-value="comingTimes.add(new Bus(dateFormatter.parse(&quot;17.10&quot;),&#10;&#9;&#9;&#9;&#9;&quot;SCORZE&quot;,&#10;&#9;&#9;&#9;&#9;true, //Feriale&#10;&#9;&#9;&#9;&#9;true, //Sabato&#10;&#9;&#9;&#9;&#9;false, //Domenica&#10;&#9;&#9;&#9;&#9;false));">
            <text:p>comingTimes.add(new Bus(dateFormatter.parse("17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15">
            <text:p>17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02];&quot;&quot;&quot;),&#10;&#9;&#9;&#9;&#9;&quot;&quot;&quot;;[.B102];&quot;&quot;&quot;,&#10;&#9;&#9;&#9;&#9;true, //Feriale&#10;&#9;&#9;&#9;&#9;true, //Sabato&#10;&#9;&#9;&#9;&#9;false, //Domenica&#10;&#9;&#9;&#9;&#9;false));&quot;)" office:value-type="string" office:string-value="comingTimes.add(new Bus(dateFormatter.parse(&quot;17.15&quot;),&#10;&#9;&#9;&#9;&#9;&quot;NOALE&quot;,&#10;&#9;&#9;&#9;&#9;true, //Feriale&#10;&#9;&#9;&#9;&#9;true, //Sabato&#10;&#9;&#9;&#9;&#9;false, //Domenica&#10;&#9;&#9;&#9;&#9;false));">
            <text:p>comingTimes.add(new Bus(dateFormatter.parse("17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20">
            <text:p>17.2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03];&quot;&quot;&quot;),&#10;&#9;&#9;&#9;&#9;&quot;&quot;&quot;;[.B103];&quot;&quot;&quot;,&#10;&#9;&#9;&#9;&#9;true, //Feriale&#10;&#9;&#9;&#9;&#9;true, //Sabato&#10;&#9;&#9;&#9;&#9;false, //Domenica&#10;&#9;&#9;&#9;&#9;false));&quot;)" office:value-type="string" office:string-value="comingTimes.add(new Bus(dateFormatter.parse(&quot;17.20&quot;),&#10;&#9;&#9;&#9;&#9;&quot;SCORZE&quot;,&#10;&#9;&#9;&#9;&#9;true, //Feriale&#10;&#9;&#9;&#9;&#9;true, //Sabato&#10;&#9;&#9;&#9;&#9;false, //Domenica&#10;&#9;&#9;&#9;&#9;false));">
            <text:p>comingTimes.add(new Bus(dateFormatter.parse("17.2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22">
            <text:p>17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04];&quot;&quot;&quot;),&#10;&#9;&#9;&#9;&#9;&quot;&quot;&quot;;[.B104];&quot;&quot;&quot;,&#10;&#9;&#9;&#9;&#9;true, //Feriale&#10;&#9;&#9;&#9;&#9;true, //Sabato&#10;&#9;&#9;&#9;&#9;false, //Domenica&#10;&#9;&#9;&#9;&#9;false));&quot;)" office:value-type="string" office:string-value="comingTimes.add(new Bus(dateFormatter.parse(&quot;17.22&quot;),&#10;&#9;&#9;&#9;&#9;&quot;12/&quot;,&#10;&#9;&#9;&#9;&#9;true, //Feriale&#10;&#9;&#9;&#9;&#9;true, //Sabato&#10;&#9;&#9;&#9;&#9;false, //Domenica&#10;&#9;&#9;&#9;&#9;false));">
            <text:p>comingTimes.add(new Bus(dateFormatter.parse("17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30">
            <text:p>17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05];&quot;&quot;&quot;),&#10;&#9;&#9;&#9;&#9;&quot;&quot;&quot;;[.B105];&quot;&quot;&quot;,&#10;&#9;&#9;&#9;&#9;true, //Feriale&#10;&#9;&#9;&#9;&#9;true, //Sabato&#10;&#9;&#9;&#9;&#9;false, //Domenica&#10;&#9;&#9;&#9;&#9;false));&quot;)" office:value-type="string" office:string-value="comingTimes.add(new Bus(dateFormatter.parse(&quot;17.30&quot;),&#10;&#9;&#9;&#9;&#9;&quot;SCORZE&quot;,&#10;&#9;&#9;&#9;&#9;true, //Feriale&#10;&#9;&#9;&#9;&#9;true, //Sabato&#10;&#9;&#9;&#9;&#9;false, //Domenica&#10;&#9;&#9;&#9;&#9;false));">
            <text:p>comingTimes.add(new Bus(dateFormatter.parse("17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37">
            <text:p>17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06];&quot;&quot;&quot;),&#10;&#9;&#9;&#9;&#9;&quot;&quot;&quot;;[.B106];&quot;&quot;&quot;,&#10;&#9;&#9;&#9;&#9;true, //Feriale&#10;&#9;&#9;&#9;&#9;true, //Sabato&#10;&#9;&#9;&#9;&#9;false, //Domenica&#10;&#9;&#9;&#9;&#9;false));&quot;)" office:value-type="string" office:string-value="comingTimes.add(new Bus(dateFormatter.parse(&quot;17.37&quot;),&#10;&#9;&#9;&#9;&#9;&quot;12&quot;,&#10;&#9;&#9;&#9;&#9;true, //Feriale&#10;&#9;&#9;&#9;&#9;true, //Sabato&#10;&#9;&#9;&#9;&#9;false, //Domenica&#10;&#9;&#9;&#9;&#9;false));">
            <text:p>comingTimes.add(new Bus(dateFormatter.parse("17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43">
            <text:p>17.4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07];&quot;&quot;&quot;),&#10;&#9;&#9;&#9;&#9;&quot;&quot;&quot;;[.B107];&quot;&quot;&quot;,&#10;&#9;&#9;&#9;&#9;true, //Feriale&#10;&#9;&#9;&#9;&#9;true, //Sabato&#10;&#9;&#9;&#9;&#9;false, //Domenica&#10;&#9;&#9;&#9;&#9;false));&quot;)" office:value-type="string" office:string-value="comingTimes.add(new Bus(dateFormatter.parse(&quot;17.43&quot;),&#10;&#9;&#9;&#9;&#9;&quot;12L&quot;,&#10;&#9;&#9;&#9;&#9;true, //Feriale&#10;&#9;&#9;&#9;&#9;true, //Sabato&#10;&#9;&#9;&#9;&#9;false, //Domenica&#10;&#9;&#9;&#9;&#9;false));">
            <text:p>comingTimes.add(new Bus(dateFormatter.parse("17.4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45">
            <text:p>17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08];&quot;&quot;&quot;),&#10;&#9;&#9;&#9;&#9;&quot;&quot;&quot;;[.B108];&quot;&quot;&quot;,&#10;&#9;&#9;&#9;&#9;true, //Feriale&#10;&#9;&#9;&#9;&#9;true, //Sabato&#10;&#9;&#9;&#9;&#9;false, //Domenica&#10;&#9;&#9;&#9;&#9;false));&quot;)" office:value-type="string" office:string-value="comingTimes.add(new Bus(dateFormatter.parse(&quot;17.45&quot;),&#10;&#9;&#9;&#9;&#9;&quot;NOALE&quot;,&#10;&#9;&#9;&#9;&#9;true, //Feriale&#10;&#9;&#9;&#9;&#9;true, //Sabato&#10;&#9;&#9;&#9;&#9;false, //Domenica&#10;&#9;&#9;&#9;&#9;false));">
            <text:p>comingTimes.add(new Bus(dateFormatter.parse("17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52">
            <text:p>17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09];&quot;&quot;&quot;),&#10;&#9;&#9;&#9;&#9;&quot;&quot;&quot;;[.B109];&quot;&quot;&quot;,&#10;&#9;&#9;&#9;&#9;true, //Feriale&#10;&#9;&#9;&#9;&#9;true, //Sabato&#10;&#9;&#9;&#9;&#9;false, //Domenica&#10;&#9;&#9;&#9;&#9;false));&quot;)" office:value-type="string" office:string-value="comingTimes.add(new Bus(dateFormatter.parse(&quot;17.52&quot;),&#10;&#9;&#9;&#9;&#9;&quot;12/&quot;,&#10;&#9;&#9;&#9;&#9;true, //Feriale&#10;&#9;&#9;&#9;&#9;true, //Sabato&#10;&#9;&#9;&#9;&#9;false, //Domenica&#10;&#9;&#9;&#9;&#9;false));">
            <text:p>comingTimes.add(new Bus(dateFormatter.parse("17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7.58">
            <text:p>17.58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10];&quot;&quot;&quot;),&#10;&#9;&#9;&#9;&#9;&quot;&quot;&quot;;[.B110];&quot;&quot;&quot;,&#10;&#9;&#9;&#9;&#9;true, //Feriale&#10;&#9;&#9;&#9;&#9;true, //Sabato&#10;&#9;&#9;&#9;&#9;false, //Domenica&#10;&#9;&#9;&#9;&#9;false));&quot;)" office:value-type="string" office:string-value="comingTimes.add(new Bus(dateFormatter.parse(&quot;17.58&quot;),&#10;&#9;&#9;&#9;&#9;&quot;12L&quot;,&#10;&#9;&#9;&#9;&#9;true, //Feriale&#10;&#9;&#9;&#9;&#9;true, //Sabato&#10;&#9;&#9;&#9;&#9;false, //Domenica&#10;&#9;&#9;&#9;&#9;false));">
            <text:p>comingTimes.add(new Bus(dateFormatter.parse("17.5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00">
            <text:p>18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11];&quot;&quot;&quot;),&#10;&#9;&#9;&#9;&#9;&quot;&quot;&quot;;[.B111];&quot;&quot;&quot;,&#10;&#9;&#9;&#9;&#9;true, //Feriale&#10;&#9;&#9;&#9;&#9;true, //Sabato&#10;&#9;&#9;&#9;&#9;false, //Domenica&#10;&#9;&#9;&#9;&#9;false));&quot;)" office:value-type="string" office:string-value="comingTimes.add(new Bus(dateFormatter.parse(&quot;18.00&quot;),&#10;&#9;&#9;&#9;&#9;&quot;SCORZE&quot;,&#10;&#9;&#9;&#9;&#9;true, //Feriale&#10;&#9;&#9;&#9;&#9;true, //Sabato&#10;&#9;&#9;&#9;&#9;false, //Domenica&#10;&#9;&#9;&#9;&#9;false));">
            <text:p>comingTimes.add(new Bus(dateFormatter.parse("18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07">
            <text:p>18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12];&quot;&quot;&quot;),&#10;&#9;&#9;&#9;&#9;&quot;&quot;&quot;;[.B112];&quot;&quot;&quot;,&#10;&#9;&#9;&#9;&#9;true, //Feriale&#10;&#9;&#9;&#9;&#9;true, //Sabato&#10;&#9;&#9;&#9;&#9;false, //Domenica&#10;&#9;&#9;&#9;&#9;false));&quot;)" office:value-type="string" office:string-value="comingTimes.add(new Bus(dateFormatter.parse(&quot;18.07&quot;),&#10;&#9;&#9;&#9;&#9;&quot;12&quot;,&#10;&#9;&#9;&#9;&#9;true, //Feriale&#10;&#9;&#9;&#9;&#9;true, //Sabato&#10;&#9;&#9;&#9;&#9;false, //Domenica&#10;&#9;&#9;&#9;&#9;false));">
            <text:p>comingTimes.add(new Bus(dateFormatter.parse("18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13">
            <text:p>18.1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13];&quot;&quot;&quot;),&#10;&#9;&#9;&#9;&#9;&quot;&quot;&quot;;[.B113];&quot;&quot;&quot;,&#10;&#9;&#9;&#9;&#9;true, //Feriale&#10;&#9;&#9;&#9;&#9;true, //Sabato&#10;&#9;&#9;&#9;&#9;false, //Domenica&#10;&#9;&#9;&#9;&#9;false));&quot;)" office:value-type="string" office:string-value="comingTimes.add(new Bus(dateFormatter.parse(&quot;18.13&quot;),&#10;&#9;&#9;&#9;&#9;&quot;12L&quot;,&#10;&#9;&#9;&#9;&#9;true, //Feriale&#10;&#9;&#9;&#9;&#9;true, //Sabato&#10;&#9;&#9;&#9;&#9;false, //Domenica&#10;&#9;&#9;&#9;&#9;false));">
            <text:p>comingTimes.add(new Bus(dateFormatter.parse("18.1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15">
            <text:p>18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14];&quot;&quot;&quot;),&#10;&#9;&#9;&#9;&#9;&quot;&quot;&quot;;[.B114];&quot;&quot;&quot;,&#10;&#9;&#9;&#9;&#9;true, //Feriale&#10;&#9;&#9;&#9;&#9;true, //Sabato&#10;&#9;&#9;&#9;&#9;false, //Domenica&#10;&#9;&#9;&#9;&#9;false));&quot;)" office:value-type="string" office:string-value="comingTimes.add(new Bus(dateFormatter.parse(&quot;18.15&quot;),&#10;&#9;&#9;&#9;&#9;&quot;NOALE&quot;,&#10;&#9;&#9;&#9;&#9;true, //Feriale&#10;&#9;&#9;&#9;&#9;true, //Sabato&#10;&#9;&#9;&#9;&#9;false, //Domenica&#10;&#9;&#9;&#9;&#9;false));">
            <text:p>comingTimes.add(new Bus(dateFormatter.parse("18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22">
            <text:p>18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15];&quot;&quot;&quot;),&#10;&#9;&#9;&#9;&#9;&quot;&quot;&quot;;[.B115];&quot;&quot;&quot;,&#10;&#9;&#9;&#9;&#9;true, //Feriale&#10;&#9;&#9;&#9;&#9;true, //Sabato&#10;&#9;&#9;&#9;&#9;false, //Domenica&#10;&#9;&#9;&#9;&#9;false));&quot;)" office:value-type="string" office:string-value="comingTimes.add(new Bus(dateFormatter.parse(&quot;18.22&quot;),&#10;&#9;&#9;&#9;&#9;&quot;12/&quot;,&#10;&#9;&#9;&#9;&#9;true, //Feriale&#10;&#9;&#9;&#9;&#9;true, //Sabato&#10;&#9;&#9;&#9;&#9;false, //Domenica&#10;&#9;&#9;&#9;&#9;false));">
            <text:p>comingTimes.add(new Bus(dateFormatter.parse("18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28">
            <text:p>18.28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16];&quot;&quot;&quot;),&#10;&#9;&#9;&#9;&#9;&quot;&quot;&quot;;[.B116];&quot;&quot;&quot;,&#10;&#9;&#9;&#9;&#9;true, //Feriale&#10;&#9;&#9;&#9;&#9;true, //Sabato&#10;&#9;&#9;&#9;&#9;false, //Domenica&#10;&#9;&#9;&#9;&#9;false));&quot;)" office:value-type="string" office:string-value="comingTimes.add(new Bus(dateFormatter.parse(&quot;18.28&quot;),&#10;&#9;&#9;&#9;&#9;&quot;12L&quot;,&#10;&#9;&#9;&#9;&#9;true, //Feriale&#10;&#9;&#9;&#9;&#9;true, //Sabato&#10;&#9;&#9;&#9;&#9;false, //Domenica&#10;&#9;&#9;&#9;&#9;false));">
            <text:p>comingTimes.add(new Bus(dateFormatter.parse("18.2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30">
            <text:p>18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17];&quot;&quot;&quot;),&#10;&#9;&#9;&#9;&#9;&quot;&quot;&quot;;[.B117];&quot;&quot;&quot;,&#10;&#9;&#9;&#9;&#9;true, //Feriale&#10;&#9;&#9;&#9;&#9;true, //Sabato&#10;&#9;&#9;&#9;&#9;false, //Domenica&#10;&#9;&#9;&#9;&#9;false));&quot;)" office:value-type="string" office:string-value="comingTimes.add(new Bus(dateFormatter.parse(&quot;18.30&quot;),&#10;&#9;&#9;&#9;&#9;&quot;SCORZE&quot;,&#10;&#9;&#9;&#9;&#9;true, //Feriale&#10;&#9;&#9;&#9;&#9;true, //Sabato&#10;&#9;&#9;&#9;&#9;false, //Domenica&#10;&#9;&#9;&#9;&#9;false));">
            <text:p>comingTimes.add(new Bus(dateFormatter.parse("18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37">
            <text:p>18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18];&quot;&quot;&quot;),&#10;&#9;&#9;&#9;&#9;&quot;&quot;&quot;;[.B118];&quot;&quot;&quot;,&#10;&#9;&#9;&#9;&#9;true, //Feriale&#10;&#9;&#9;&#9;&#9;true, //Sabato&#10;&#9;&#9;&#9;&#9;false, //Domenica&#10;&#9;&#9;&#9;&#9;false));&quot;)" office:value-type="string" office:string-value="comingTimes.add(new Bus(dateFormatter.parse(&quot;18.37&quot;),&#10;&#9;&#9;&#9;&#9;&quot;12&quot;,&#10;&#9;&#9;&#9;&#9;true, //Feriale&#10;&#9;&#9;&#9;&#9;true, //Sabato&#10;&#9;&#9;&#9;&#9;false, //Domenica&#10;&#9;&#9;&#9;&#9;false));">
            <text:p>comingTimes.add(new Bus(dateFormatter.parse("18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43">
            <text:p>18.4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19];&quot;&quot;&quot;),&#10;&#9;&#9;&#9;&#9;&quot;&quot;&quot;;[.B119];&quot;&quot;&quot;,&#10;&#9;&#9;&#9;&#9;true, //Feriale&#10;&#9;&#9;&#9;&#9;true, //Sabato&#10;&#9;&#9;&#9;&#9;false, //Domenica&#10;&#9;&#9;&#9;&#9;false));&quot;)" office:value-type="string" office:string-value="comingTimes.add(new Bus(dateFormatter.parse(&quot;18.43&quot;),&#10;&#9;&#9;&#9;&#9;&quot;12L&quot;,&#10;&#9;&#9;&#9;&#9;true, //Feriale&#10;&#9;&#9;&#9;&#9;true, //Sabato&#10;&#9;&#9;&#9;&#9;false, //Domenica&#10;&#9;&#9;&#9;&#9;false));">
            <text:p>comingTimes.add(new Bus(dateFormatter.parse("18.4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45">
            <text:p>18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20];&quot;&quot;&quot;),&#10;&#9;&#9;&#9;&#9;&quot;&quot;&quot;;[.B120];&quot;&quot;&quot;,&#10;&#9;&#9;&#9;&#9;true, //Feriale&#10;&#9;&#9;&#9;&#9;true, //Sabato&#10;&#9;&#9;&#9;&#9;false, //Domenica&#10;&#9;&#9;&#9;&#9;false));&quot;)" office:value-type="string" office:string-value="comingTimes.add(new Bus(dateFormatter.parse(&quot;18.45&quot;),&#10;&#9;&#9;&#9;&#9;&quot;NOALE&quot;,&#10;&#9;&#9;&#9;&#9;true, //Feriale&#10;&#9;&#9;&#9;&#9;true, //Sabato&#10;&#9;&#9;&#9;&#9;false, //Domenica&#10;&#9;&#9;&#9;&#9;false));">
            <text:p>comingTimes.add(new Bus(dateFormatter.parse("18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52">
            <text:p>18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21];&quot;&quot;&quot;),&#10;&#9;&#9;&#9;&#9;&quot;&quot;&quot;;[.B121];&quot;&quot;&quot;,&#10;&#9;&#9;&#9;&#9;true, //Feriale&#10;&#9;&#9;&#9;&#9;true, //Sabato&#10;&#9;&#9;&#9;&#9;false, //Domenica&#10;&#9;&#9;&#9;&#9;false));&quot;)" office:value-type="string" office:string-value="comingTimes.add(new Bus(dateFormatter.parse(&quot;18.52&quot;),&#10;&#9;&#9;&#9;&#9;&quot;12/&quot;,&#10;&#9;&#9;&#9;&#9;true, //Feriale&#10;&#9;&#9;&#9;&#9;true, //Sabato&#10;&#9;&#9;&#9;&#9;false, //Domenica&#10;&#9;&#9;&#9;&#9;false));">
            <text:p>comingTimes.add(new Bus(dateFormatter.parse("18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8.58">
            <text:p>18.58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22];&quot;&quot;&quot;),&#10;&#9;&#9;&#9;&#9;&quot;&quot;&quot;;[.B122];&quot;&quot;&quot;,&#10;&#9;&#9;&#9;&#9;true, //Feriale&#10;&#9;&#9;&#9;&#9;true, //Sabato&#10;&#9;&#9;&#9;&#9;false, //Domenica&#10;&#9;&#9;&#9;&#9;false));&quot;)" office:value-type="string" office:string-value="comingTimes.add(new Bus(dateFormatter.parse(&quot;18.58&quot;),&#10;&#9;&#9;&#9;&#9;&quot;12L&quot;,&#10;&#9;&#9;&#9;&#9;true, //Feriale&#10;&#9;&#9;&#9;&#9;true, //Sabato&#10;&#9;&#9;&#9;&#9;false, //Domenica&#10;&#9;&#9;&#9;&#9;false));">
            <text:p>comingTimes.add(new Bus(dateFormatter.parse("18.5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00">
            <text:p>19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23];&quot;&quot;&quot;),&#10;&#9;&#9;&#9;&#9;&quot;&quot;&quot;;[.B123];&quot;&quot;&quot;,&#10;&#9;&#9;&#9;&#9;true, //Feriale&#10;&#9;&#9;&#9;&#9;true, //Sabato&#10;&#9;&#9;&#9;&#9;false, //Domenica&#10;&#9;&#9;&#9;&#9;false));&quot;)" office:value-type="string" office:string-value="comingTimes.add(new Bus(dateFormatter.parse(&quot;19.00&quot;),&#10;&#9;&#9;&#9;&#9;&quot;SCORZE&quot;,&#10;&#9;&#9;&#9;&#9;true, //Feriale&#10;&#9;&#9;&#9;&#9;true, //Sabato&#10;&#9;&#9;&#9;&#9;false, //Domenica&#10;&#9;&#9;&#9;&#9;false));">
            <text:p>comingTimes.add(new Bus(dateFormatter.parse("19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07">
            <text:p>19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24];&quot;&quot;&quot;),&#10;&#9;&#9;&#9;&#9;&quot;&quot;&quot;;[.B124];&quot;&quot;&quot;,&#10;&#9;&#9;&#9;&#9;true, //Feriale&#10;&#9;&#9;&#9;&#9;true, //Sabato&#10;&#9;&#9;&#9;&#9;false, //Domenica&#10;&#9;&#9;&#9;&#9;false));&quot;)" office:value-type="string" office:string-value="comingTimes.add(new Bus(dateFormatter.parse(&quot;19.07&quot;),&#10;&#9;&#9;&#9;&#9;&quot;12&quot;,&#10;&#9;&#9;&#9;&#9;true, //Feriale&#10;&#9;&#9;&#9;&#9;true, //Sabato&#10;&#9;&#9;&#9;&#9;false, //Domenica&#10;&#9;&#9;&#9;&#9;false));">
            <text:p>comingTimes.add(new Bus(dateFormatter.parse("19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13">
            <text:p>19.1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25];&quot;&quot;&quot;),&#10;&#9;&#9;&#9;&#9;&quot;&quot;&quot;;[.B125];&quot;&quot;&quot;,&#10;&#9;&#9;&#9;&#9;true, //Feriale&#10;&#9;&#9;&#9;&#9;true, //Sabato&#10;&#9;&#9;&#9;&#9;false, //Domenica&#10;&#9;&#9;&#9;&#9;false));&quot;)" office:value-type="string" office:string-value="comingTimes.add(new Bus(dateFormatter.parse(&quot;19.13&quot;),&#10;&#9;&#9;&#9;&#9;&quot;12L&quot;,&#10;&#9;&#9;&#9;&#9;true, //Feriale&#10;&#9;&#9;&#9;&#9;true, //Sabato&#10;&#9;&#9;&#9;&#9;false, //Domenica&#10;&#9;&#9;&#9;&#9;false));">
            <text:p>comingTimes.add(new Bus(dateFormatter.parse("19.1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15">
            <text:p>19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26];&quot;&quot;&quot;),&#10;&#9;&#9;&#9;&#9;&quot;&quot;&quot;;[.B126];&quot;&quot;&quot;,&#10;&#9;&#9;&#9;&#9;true, //Feriale&#10;&#9;&#9;&#9;&#9;true, //Sabato&#10;&#9;&#9;&#9;&#9;false, //Domenica&#10;&#9;&#9;&#9;&#9;false));&quot;)" office:value-type="string" office:string-value="comingTimes.add(new Bus(dateFormatter.parse(&quot;19.15&quot;),&#10;&#9;&#9;&#9;&#9;&quot;NOALE&quot;,&#10;&#9;&#9;&#9;&#9;true, //Feriale&#10;&#9;&#9;&#9;&#9;true, //Sabato&#10;&#9;&#9;&#9;&#9;false, //Domenica&#10;&#9;&#9;&#9;&#9;false));">
            <text:p>comingTimes.add(new Bus(dateFormatter.parse("19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22">
            <text:p>19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27];&quot;&quot;&quot;),&#10;&#9;&#9;&#9;&#9;&quot;&quot;&quot;;[.B127];&quot;&quot;&quot;,&#10;&#9;&#9;&#9;&#9;true, //Feriale&#10;&#9;&#9;&#9;&#9;true, //Sabato&#10;&#9;&#9;&#9;&#9;false, //Domenica&#10;&#9;&#9;&#9;&#9;false));&quot;)" office:value-type="string" office:string-value="comingTimes.add(new Bus(dateFormatter.parse(&quot;19.22&quot;),&#10;&#9;&#9;&#9;&#9;&quot;12/&quot;,&#10;&#9;&#9;&#9;&#9;true, //Feriale&#10;&#9;&#9;&#9;&#9;true, //Sabato&#10;&#9;&#9;&#9;&#9;false, //Domenica&#10;&#9;&#9;&#9;&#9;false));">
            <text:p>comingTimes.add(new Bus(dateFormatter.parse("19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28">
            <text:p>19.28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28];&quot;&quot;&quot;),&#10;&#9;&#9;&#9;&#9;&quot;&quot;&quot;;[.B128];&quot;&quot;&quot;,&#10;&#9;&#9;&#9;&#9;true, //Feriale&#10;&#9;&#9;&#9;&#9;true, //Sabato&#10;&#9;&#9;&#9;&#9;false, //Domenica&#10;&#9;&#9;&#9;&#9;false));&quot;)" office:value-type="string" office:string-value="comingTimes.add(new Bus(dateFormatter.parse(&quot;19.28&quot;),&#10;&#9;&#9;&#9;&#9;&quot;12L&quot;,&#10;&#9;&#9;&#9;&#9;true, //Feriale&#10;&#9;&#9;&#9;&#9;true, //Sabato&#10;&#9;&#9;&#9;&#9;false, //Domenica&#10;&#9;&#9;&#9;&#9;false));">
            <text:p>comingTimes.add(new Bus(dateFormatter.parse("19.2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30">
            <text:p>19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29];&quot;&quot;&quot;),&#10;&#9;&#9;&#9;&#9;&quot;&quot;&quot;;[.B129];&quot;&quot;&quot;,&#10;&#9;&#9;&#9;&#9;true, //Feriale&#10;&#9;&#9;&#9;&#9;true, //Sabato&#10;&#9;&#9;&#9;&#9;false, //Domenica&#10;&#9;&#9;&#9;&#9;false));&quot;)" office:value-type="string" office:string-value="comingTimes.add(new Bus(dateFormatter.parse(&quot;19.30&quot;),&#10;&#9;&#9;&#9;&#9;&quot;SCORZE&quot;,&#10;&#9;&#9;&#9;&#9;true, //Feriale&#10;&#9;&#9;&#9;&#9;true, //Sabato&#10;&#9;&#9;&#9;&#9;false, //Domenica&#10;&#9;&#9;&#9;&#9;false));">
            <text:p>comingTimes.add(new Bus(dateFormatter.parse("19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37">
            <text:p>19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30];&quot;&quot;&quot;),&#10;&#9;&#9;&#9;&#9;&quot;&quot;&quot;;[.B130];&quot;&quot;&quot;,&#10;&#9;&#9;&#9;&#9;true, //Feriale&#10;&#9;&#9;&#9;&#9;true, //Sabato&#10;&#9;&#9;&#9;&#9;false, //Domenica&#10;&#9;&#9;&#9;&#9;false));&quot;)" office:value-type="string" office:string-value="comingTimes.add(new Bus(dateFormatter.parse(&quot;19.37&quot;),&#10;&#9;&#9;&#9;&#9;&quot;12&quot;,&#10;&#9;&#9;&#9;&#9;true, //Feriale&#10;&#9;&#9;&#9;&#9;true, //Sabato&#10;&#9;&#9;&#9;&#9;false, //Domenica&#10;&#9;&#9;&#9;&#9;false));">
            <text:p>comingTimes.add(new Bus(dateFormatter.parse("19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43">
            <text:p>19.4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31];&quot;&quot;&quot;),&#10;&#9;&#9;&#9;&#9;&quot;&quot;&quot;;[.B131];&quot;&quot;&quot;,&#10;&#9;&#9;&#9;&#9;true, //Feriale&#10;&#9;&#9;&#9;&#9;true, //Sabato&#10;&#9;&#9;&#9;&#9;false, //Domenica&#10;&#9;&#9;&#9;&#9;false));&quot;)" office:value-type="string" office:string-value="comingTimes.add(new Bus(dateFormatter.parse(&quot;19.43&quot;),&#10;&#9;&#9;&#9;&#9;&quot;12L&quot;,&#10;&#9;&#9;&#9;&#9;true, //Feriale&#10;&#9;&#9;&#9;&#9;true, //Sabato&#10;&#9;&#9;&#9;&#9;false, //Domenica&#10;&#9;&#9;&#9;&#9;false));">
            <text:p>comingTimes.add(new Bus(dateFormatter.parse("19.4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45">
            <text:p>19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32];&quot;&quot;&quot;),&#10;&#9;&#9;&#9;&#9;&quot;&quot;&quot;;[.B132];&quot;&quot;&quot;,&#10;&#9;&#9;&#9;&#9;true, //Feriale&#10;&#9;&#9;&#9;&#9;true, //Sabato&#10;&#9;&#9;&#9;&#9;false, //Domenica&#10;&#9;&#9;&#9;&#9;false));&quot;)" office:value-type="string" office:string-value="comingTimes.add(new Bus(dateFormatter.parse(&quot;19.45&quot;),&#10;&#9;&#9;&#9;&#9;&quot;NOALE&quot;,&#10;&#9;&#9;&#9;&#9;true, //Feriale&#10;&#9;&#9;&#9;&#9;true, //Sabato&#10;&#9;&#9;&#9;&#9;false, //Domenica&#10;&#9;&#9;&#9;&#9;false));">
            <text:p>comingTimes.add(new Bus(dateFormatter.parse("19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52">
            <text:p>19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33];&quot;&quot;&quot;),&#10;&#9;&#9;&#9;&#9;&quot;&quot;&quot;;[.B133];&quot;&quot;&quot;,&#10;&#9;&#9;&#9;&#9;true, //Feriale&#10;&#9;&#9;&#9;&#9;true, //Sabato&#10;&#9;&#9;&#9;&#9;false, //Domenica&#10;&#9;&#9;&#9;&#9;false));&quot;)" office:value-type="string" office:string-value="comingTimes.add(new Bus(dateFormatter.parse(&quot;19.52&quot;),&#10;&#9;&#9;&#9;&#9;&quot;12/&quot;,&#10;&#9;&#9;&#9;&#9;true, //Feriale&#10;&#9;&#9;&#9;&#9;true, //Sabato&#10;&#9;&#9;&#9;&#9;false, //Domenica&#10;&#9;&#9;&#9;&#9;false));">
            <text:p>comingTimes.add(new Bus(dateFormatter.parse("19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19.58">
            <text:p>19.58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34];&quot;&quot;&quot;),&#10;&#9;&#9;&#9;&#9;&quot;&quot;&quot;;[.B134];&quot;&quot;&quot;,&#10;&#9;&#9;&#9;&#9;true, //Feriale&#10;&#9;&#9;&#9;&#9;true, //Sabato&#10;&#9;&#9;&#9;&#9;false, //Domenica&#10;&#9;&#9;&#9;&#9;false));&quot;)" office:value-type="string" office:string-value="comingTimes.add(new Bus(dateFormatter.parse(&quot;19.58&quot;),&#10;&#9;&#9;&#9;&#9;&quot;12L&quot;,&#10;&#9;&#9;&#9;&#9;true, //Feriale&#10;&#9;&#9;&#9;&#9;true, //Sabato&#10;&#9;&#9;&#9;&#9;false, //Domenica&#10;&#9;&#9;&#9;&#9;false));">
            <text:p>comingTimes.add(new Bus(dateFormatter.parse("19.5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00">
            <text:p>20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35];&quot;&quot;&quot;),&#10;&#9;&#9;&#9;&#9;&quot;&quot;&quot;;[.B135];&quot;&quot;&quot;,&#10;&#9;&#9;&#9;&#9;true, //Feriale&#10;&#9;&#9;&#9;&#9;true, //Sabato&#10;&#9;&#9;&#9;&#9;false, //Domenica&#10;&#9;&#9;&#9;&#9;false));&quot;)" office:value-type="string" office:string-value="comingTimes.add(new Bus(dateFormatter.parse(&quot;20.00&quot;),&#10;&#9;&#9;&#9;&#9;&quot;SCORZE&quot;,&#10;&#9;&#9;&#9;&#9;true, //Feriale&#10;&#9;&#9;&#9;&#9;true, //Sabato&#10;&#9;&#9;&#9;&#9;false, //Domenica&#10;&#9;&#9;&#9;&#9;false));">
            <text:p>comingTimes.add(new Bus(dateFormatter.parse("20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07">
            <text:p>20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36];&quot;&quot;&quot;),&#10;&#9;&#9;&#9;&#9;&quot;&quot;&quot;;[.B136];&quot;&quot;&quot;,&#10;&#9;&#9;&#9;&#9;true, //Feriale&#10;&#9;&#9;&#9;&#9;true, //Sabato&#10;&#9;&#9;&#9;&#9;false, //Domenica&#10;&#9;&#9;&#9;&#9;false));&quot;)" office:value-type="string" office:string-value="comingTimes.add(new Bus(dateFormatter.parse(&quot;20.07&quot;),&#10;&#9;&#9;&#9;&#9;&quot;12&quot;,&#10;&#9;&#9;&#9;&#9;true, //Feriale&#10;&#9;&#9;&#9;&#9;true, //Sabato&#10;&#9;&#9;&#9;&#9;false, //Domenica&#10;&#9;&#9;&#9;&#9;false));">
            <text:p>comingTimes.add(new Bus(dateFormatter.parse("20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13">
            <text:p>20.13</text:p>
          </table:table-cell>
          <table:table-cell table:style-name="ACE-0x81e0e78" office:value-type="string" office:string-value="12L">
            <text:p>12L</text:p>
          </table:table-cell>
          <table:table-cell table:style-name="ACE-0x81e0db8" table:formula="of:=CONCATENATE(&quot;comingTimes.add(new Bus(dateFormatter.parse(&quot;&quot;&quot;;[.A137];&quot;&quot;&quot;),&#10;&#9;&#9;&#9;&#9;&quot;&quot;&quot;;[.B137];&quot;&quot;&quot;,&#10;&#9;&#9;&#9;&#9;true, //Feriale&#10;&#9;&#9;&#9;&#9;true, //Sabato&#10;&#9;&#9;&#9;&#9;false, //Domenica&#10;&#9;&#9;&#9;&#9;false));&quot;)" office:value-type="string" office:string-value="comingTimes.add(new Bus(dateFormatter.parse(&quot;20.13&quot;),&#10;&#9;&#9;&#9;&#9;&quot;12L&quot;,&#10;&#9;&#9;&#9;&#9;true, //Feriale&#10;&#9;&#9;&#9;&#9;true, //Sabato&#10;&#9;&#9;&#9;&#9;false, //Domenica&#10;&#9;&#9;&#9;&#9;false));">
            <text:p>comingTimes.add(new Bus(dateFormatter.parse("20.1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15">
            <text:p>20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38];&quot;&quot;&quot;),&#10;&#9;&#9;&#9;&#9;&quot;&quot;&quot;;[.B138];&quot;&quot;&quot;,&#10;&#9;&#9;&#9;&#9;true, //Feriale&#10;&#9;&#9;&#9;&#9;true, //Sabato&#10;&#9;&#9;&#9;&#9;false, //Domenica&#10;&#9;&#9;&#9;&#9;false));&quot;)" office:value-type="string" office:string-value="comingTimes.add(new Bus(dateFormatter.parse(&quot;20.15&quot;),&#10;&#9;&#9;&#9;&#9;&quot;NOALE&quot;,&#10;&#9;&#9;&#9;&#9;true, //Feriale&#10;&#9;&#9;&#9;&#9;true, //Sabato&#10;&#9;&#9;&#9;&#9;false, //Domenica&#10;&#9;&#9;&#9;&#9;false));">
            <text:p>comingTimes.add(new Bus(dateFormatter.parse("20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22">
            <text:p>20.2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39];&quot;&quot;&quot;),&#10;&#9;&#9;&#9;&#9;&quot;&quot;&quot;;[.B139];&quot;&quot;&quot;,&#10;&#9;&#9;&#9;&#9;true, //Feriale&#10;&#9;&#9;&#9;&#9;true, //Sabato&#10;&#9;&#9;&#9;&#9;false, //Domenica&#10;&#9;&#9;&#9;&#9;false));&quot;)" office:value-type="string" office:string-value="comingTimes.add(new Bus(dateFormatter.parse(&quot;20.22&quot;),&#10;&#9;&#9;&#9;&#9;&quot;12/&quot;,&#10;&#9;&#9;&#9;&#9;true, //Feriale&#10;&#9;&#9;&#9;&#9;true, //Sabato&#10;&#9;&#9;&#9;&#9;false, //Domenica&#10;&#9;&#9;&#9;&#9;false));">
            <text:p>comingTimes.add(new Bus(dateFormatter.parse("20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30">
            <text:p>20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40];&quot;&quot;&quot;),&#10;&#9;&#9;&#9;&#9;&quot;&quot;&quot;;[.B140];&quot;&quot;&quot;,&#10;&#9;&#9;&#9;&#9;true, //Feriale&#10;&#9;&#9;&#9;&#9;true, //Sabato&#10;&#9;&#9;&#9;&#9;false, //Domenica&#10;&#9;&#9;&#9;&#9;false));&quot;)" office:value-type="string" office:string-value="comingTimes.add(new Bus(dateFormatter.parse(&quot;20.30&quot;),&#10;&#9;&#9;&#9;&#9;&quot;SCORZE&quot;,&#10;&#9;&#9;&#9;&#9;true, //Feriale&#10;&#9;&#9;&#9;&#9;true, //Sabato&#10;&#9;&#9;&#9;&#9;false, //Domenica&#10;&#9;&#9;&#9;&#9;false));">
            <text:p>comingTimes.add(new Bus(dateFormatter.parse("20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37">
            <text:p>20.3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41];&quot;&quot;&quot;),&#10;&#9;&#9;&#9;&#9;&quot;&quot;&quot;;[.B141];&quot;&quot;&quot;,&#10;&#9;&#9;&#9;&#9;true, //Feriale&#10;&#9;&#9;&#9;&#9;true, //Sabato&#10;&#9;&#9;&#9;&#9;false, //Domenica&#10;&#9;&#9;&#9;&#9;false));&quot;)" office:value-type="string" office:string-value="comingTimes.add(new Bus(dateFormatter.parse(&quot;20.37&quot;),&#10;&#9;&#9;&#9;&#9;&quot;12&quot;,&#10;&#9;&#9;&#9;&#9;true, //Feriale&#10;&#9;&#9;&#9;&#9;true, //Sabato&#10;&#9;&#9;&#9;&#9;false, //Domenica&#10;&#9;&#9;&#9;&#9;false));">
            <text:p>comingTimes.add(new Bus(dateFormatter.parse("20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45">
            <text:p>20.4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42];&quot;&quot;&quot;),&#10;&#9;&#9;&#9;&#9;&quot;&quot;&quot;;[.B142];&quot;&quot;&quot;,&#10;&#9;&#9;&#9;&#9;true, //Feriale&#10;&#9;&#9;&#9;&#9;true, //Sabato&#10;&#9;&#9;&#9;&#9;false, //Domenica&#10;&#9;&#9;&#9;&#9;false));&quot;)" office:value-type="string" office:string-value="comingTimes.add(new Bus(dateFormatter.parse(&quot;20.45&quot;),&#10;&#9;&#9;&#9;&#9;&quot;NOALE&quot;,&#10;&#9;&#9;&#9;&#9;true, //Feriale&#10;&#9;&#9;&#9;&#9;true, //Sabato&#10;&#9;&#9;&#9;&#9;false, //Domenica&#10;&#9;&#9;&#9;&#9;false));">
            <text:p>comingTimes.add(new Bus(dateFormatter.parse("20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0.52">
            <text:p>20.52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43];&quot;&quot;&quot;),&#10;&#9;&#9;&#9;&#9;&quot;&quot;&quot;;[.B143];&quot;&quot;&quot;,&#10;&#9;&#9;&#9;&#9;true, //Feriale&#10;&#9;&#9;&#9;&#9;true, //Sabato&#10;&#9;&#9;&#9;&#9;false, //Domenica&#10;&#9;&#9;&#9;&#9;false));&quot;)" office:value-type="string" office:string-value="comingTimes.add(new Bus(dateFormatter.parse(&quot;20.52&quot;),&#10;&#9;&#9;&#9;&#9;&quot;12/&quot;,&#10;&#9;&#9;&#9;&#9;true, //Feriale&#10;&#9;&#9;&#9;&#9;true, //Sabato&#10;&#9;&#9;&#9;&#9;false, //Domenica&#10;&#9;&#9;&#9;&#9;false));">
            <text:p>comingTimes.add(new Bus(dateFormatter.parse("20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1.00">
            <text:p>21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44];&quot;&quot;&quot;),&#10;&#9;&#9;&#9;&#9;&quot;&quot;&quot;;[.B144];&quot;&quot;&quot;,&#10;&#9;&#9;&#9;&#9;true, //Feriale&#10;&#9;&#9;&#9;&#9;true, //Sabato&#10;&#9;&#9;&#9;&#9;false, //Domenica&#10;&#9;&#9;&#9;&#9;false));&quot;)" office:value-type="string" office:string-value="comingTimes.add(new Bus(dateFormatter.parse(&quot;21.00&quot;),&#10;&#9;&#9;&#9;&#9;&quot;SCORZE&quot;,&#10;&#9;&#9;&#9;&#9;true, //Feriale&#10;&#9;&#9;&#9;&#9;true, //Sabato&#10;&#9;&#9;&#9;&#9;false, //Domenica&#10;&#9;&#9;&#9;&#9;false));">
            <text:p>comingTimes.add(new Bus(dateFormatter.parse("21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1.07">
            <text:p>21.07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45];&quot;&quot;&quot;),&#10;&#9;&#9;&#9;&#9;&quot;&quot;&quot;;[.B145];&quot;&quot;&quot;,&#10;&#9;&#9;&#9;&#9;true, //Feriale&#10;&#9;&#9;&#9;&#9;true, //Sabato&#10;&#9;&#9;&#9;&#9;false, //Domenica&#10;&#9;&#9;&#9;&#9;false));&quot;)" office:value-type="string" office:string-value="comingTimes.add(new Bus(dateFormatter.parse(&quot;21.07&quot;),&#10;&#9;&#9;&#9;&#9;&quot;12&quot;,&#10;&#9;&#9;&#9;&#9;true, //Feriale&#10;&#9;&#9;&#9;&#9;true, //Sabato&#10;&#9;&#9;&#9;&#9;false, //Domenica&#10;&#9;&#9;&#9;&#9;false));">
            <text:p>comingTimes.add(new Bus(dateFormatter.parse("21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1.15">
            <text:p>21.15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46];&quot;&quot;&quot;),&#10;&#9;&#9;&#9;&#9;&quot;&quot;&quot;;[.B146];&quot;&quot;&quot;,&#10;&#9;&#9;&#9;&#9;true, //Feriale&#10;&#9;&#9;&#9;&#9;true, //Sabato&#10;&#9;&#9;&#9;&#9;false, //Domenica&#10;&#9;&#9;&#9;&#9;false));&quot;)" office:value-type="string" office:string-value="comingTimes.add(new Bus(dateFormatter.parse(&quot;21.15&quot;),&#10;&#9;&#9;&#9;&#9;&quot;NOALE&quot;,&#10;&#9;&#9;&#9;&#9;true, //Feriale&#10;&#9;&#9;&#9;&#9;true, //Sabato&#10;&#9;&#9;&#9;&#9;false, //Domenica&#10;&#9;&#9;&#9;&#9;false));">
            <text:p>comingTimes.add(new Bus(dateFormatter.parse("21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1.30">
            <text:p>21.3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47];&quot;&quot;&quot;),&#10;&#9;&#9;&#9;&#9;&quot;&quot;&quot;;[.B147];&quot;&quot;&quot;,&#10;&#9;&#9;&#9;&#9;true, //Feriale&#10;&#9;&#9;&#9;&#9;true, //Sabato&#10;&#9;&#9;&#9;&#9;false, //Domenica&#10;&#9;&#9;&#9;&#9;false));&quot;)" office:value-type="string" office:string-value="comingTimes.add(new Bus(dateFormatter.parse(&quot;21.30&quot;),&#10;&#9;&#9;&#9;&#9;&quot;SCORZE&quot;,&#10;&#9;&#9;&#9;&#9;true, //Feriale&#10;&#9;&#9;&#9;&#9;true, //Sabato&#10;&#9;&#9;&#9;&#9;false, //Domenica&#10;&#9;&#9;&#9;&#9;false));">
            <text:p>comingTimes.add(new Bus(dateFormatter.parse("21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1.45">
            <text:p>21.45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48];&quot;&quot;&quot;),&#10;&#9;&#9;&#9;&#9;&quot;&quot;&quot;;[.B148];&quot;&quot;&quot;,&#10;&#9;&#9;&#9;&#9;true, //Feriale&#10;&#9;&#9;&#9;&#9;true, //Sabato&#10;&#9;&#9;&#9;&#9;false, //Domenica&#10;&#9;&#9;&#9;&#9;false));&quot;)" office:value-type="string" office:string-value="comingTimes.add(new Bus(dateFormatter.parse(&quot;21.45&quot;),&#10;&#9;&#9;&#9;&#9;&quot;12/&quot;,&#10;&#9;&#9;&#9;&#9;true, //Feriale&#10;&#9;&#9;&#9;&#9;true, //Sabato&#10;&#9;&#9;&#9;&#9;false, //Domenica&#10;&#9;&#9;&#9;&#9;false));">
            <text:p>comingTimes.add(new Bus(dateFormatter.parse("21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2.00">
            <text:p>22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49];&quot;&quot;&quot;),&#10;&#9;&#9;&#9;&#9;&quot;&quot;&quot;;[.B149];&quot;&quot;&quot;,&#10;&#9;&#9;&#9;&#9;true, //Feriale&#10;&#9;&#9;&#9;&#9;true, //Sabato&#10;&#9;&#9;&#9;&#9;false, //Domenica&#10;&#9;&#9;&#9;&#9;false));&quot;)" office:value-type="string" office:string-value="comingTimes.add(new Bus(dateFormatter.parse(&quot;22.00&quot;),&#10;&#9;&#9;&#9;&#9;&quot;SCORZE&quot;,&#10;&#9;&#9;&#9;&#9;true, //Feriale&#10;&#9;&#9;&#9;&#9;true, //Sabato&#10;&#9;&#9;&#9;&#9;false, //Domenica&#10;&#9;&#9;&#9;&#9;false));">
            <text:p>comingTimes.add(new Bus(dateFormatter.parse("22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2.15">
            <text:p>22.15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50];&quot;&quot;&quot;),&#10;&#9;&#9;&#9;&#9;&quot;&quot;&quot;;[.B150];&quot;&quot;&quot;,&#10;&#9;&#9;&#9;&#9;true, //Feriale&#10;&#9;&#9;&#9;&#9;true, //Sabato&#10;&#9;&#9;&#9;&#9;false, //Domenica&#10;&#9;&#9;&#9;&#9;false));&quot;)" office:value-type="string" office:string-value="comingTimes.add(new Bus(dateFormatter.parse(&quot;22.15&quot;),&#10;&#9;&#9;&#9;&#9;&quot;12&quot;,&#10;&#9;&#9;&#9;&#9;true, //Feriale&#10;&#9;&#9;&#9;&#9;true, //Sabato&#10;&#9;&#9;&#9;&#9;false, //Domenica&#10;&#9;&#9;&#9;&#9;false));">
            <text:p>comingTimes.add(new Bus(dateFormatter.parse("22.15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2.30">
            <text:p>22.30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51];&quot;&quot;&quot;),&#10;&#9;&#9;&#9;&#9;&quot;&quot;&quot;;[.B151];&quot;&quot;&quot;,&#10;&#9;&#9;&#9;&#9;true, //Feriale&#10;&#9;&#9;&#9;&#9;true, //Sabato&#10;&#9;&#9;&#9;&#9;false, //Domenica&#10;&#9;&#9;&#9;&#9;false));&quot;)" office:value-type="string" office:string-value="comingTimes.add(new Bus(dateFormatter.parse(&quot;22.30&quot;),&#10;&#9;&#9;&#9;&#9;&quot;NOALE&quot;,&#10;&#9;&#9;&#9;&#9;true, //Feriale&#10;&#9;&#9;&#9;&#9;true, //Sabato&#10;&#9;&#9;&#9;&#9;false, //Domenica&#10;&#9;&#9;&#9;&#9;false));">
            <text:p>comingTimes.add(new Bus(dateFormatter.parse("22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2.45">
            <text:p>22.45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52];&quot;&quot;&quot;),&#10;&#9;&#9;&#9;&#9;&quot;&quot;&quot;;[.B152];&quot;&quot;&quot;,&#10;&#9;&#9;&#9;&#9;true, //Feriale&#10;&#9;&#9;&#9;&#9;true, //Sabato&#10;&#9;&#9;&#9;&#9;false, //Domenica&#10;&#9;&#9;&#9;&#9;false));&quot;)" office:value-type="string" office:string-value="comingTimes.add(new Bus(dateFormatter.parse(&quot;22.45&quot;),&#10;&#9;&#9;&#9;&#9;&quot;12/&quot;,&#10;&#9;&#9;&#9;&#9;true, //Feriale&#10;&#9;&#9;&#9;&#9;true, //Sabato&#10;&#9;&#9;&#9;&#9;false, //Domenica&#10;&#9;&#9;&#9;&#9;false));">
            <text:p>comingTimes.add(new Bus(dateFormatter.parse("22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3.00">
            <text:p>23.00</text:p>
          </table:table-cell>
          <table:table-cell table:style-name="ACE-0x81e0e78" office:value-type="string" office:string-value="SCORZE">
            <text:p>SCORZE</text:p>
          </table:table-cell>
          <table:table-cell table:style-name="ACE-0x81e0db8" table:formula="of:=CONCATENATE(&quot;comingTimes.add(new Bus(dateFormatter.parse(&quot;&quot;&quot;;[.A153];&quot;&quot;&quot;),&#10;&#9;&#9;&#9;&#9;&quot;&quot;&quot;;[.B153];&quot;&quot;&quot;,&#10;&#9;&#9;&#9;&#9;true, //Feriale&#10;&#9;&#9;&#9;&#9;true, //Sabato&#10;&#9;&#9;&#9;&#9;false, //Domenica&#10;&#9;&#9;&#9;&#9;false));&quot;)" office:value-type="string" office:string-value="comingTimes.add(new Bus(dateFormatter.parse(&quot;23.00&quot;),&#10;&#9;&#9;&#9;&#9;&quot;SCORZE&quot;,&#10;&#9;&#9;&#9;&#9;true, //Feriale&#10;&#9;&#9;&#9;&#9;true, //Sabato&#10;&#9;&#9;&#9;&#9;false, //Domenica&#10;&#9;&#9;&#9;&#9;false));">
            <text:p>comingTimes.add(new Bus(dateFormatter.parse("23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3.15">
            <text:p>23.15</text:p>
          </table:table-cell>
          <table:table-cell table:style-name="ACE-0x81e0e78" office:value-type="string" office:string-value="12">
            <text:p>12</text:p>
          </table:table-cell>
          <table:table-cell table:style-name="ACE-0x81e0db8" table:formula="of:=CONCATENATE(&quot;comingTimes.add(new Bus(dateFormatter.parse(&quot;&quot;&quot;;[.A154];&quot;&quot;&quot;),&#10;&#9;&#9;&#9;&#9;&quot;&quot;&quot;;[.B154];&quot;&quot;&quot;,&#10;&#9;&#9;&#9;&#9;true, //Feriale&#10;&#9;&#9;&#9;&#9;true, //Sabato&#10;&#9;&#9;&#9;&#9;false, //Domenica&#10;&#9;&#9;&#9;&#9;false));&quot;)" office:value-type="string" office:string-value="comingTimes.add(new Bus(dateFormatter.parse(&quot;23.15&quot;),&#10;&#9;&#9;&#9;&#9;&quot;12&quot;,&#10;&#9;&#9;&#9;&#9;true, //Feriale&#10;&#9;&#9;&#9;&#9;true, //Sabato&#10;&#9;&#9;&#9;&#9;false, //Domenica&#10;&#9;&#9;&#9;&#9;false));">
            <text:p>comingTimes.add(new Bus(dateFormatter.parse("23.15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3.30">
            <text:p>23.30</text:p>
          </table:table-cell>
          <table:table-cell table:style-name="ACE-0x81e0e78" office:value-type="string" office:string-value="NOALE">
            <text:p>NOALE</text:p>
          </table:table-cell>
          <table:table-cell table:style-name="ACE-0x81e0db8" table:formula="of:=CONCATENATE(&quot;comingTimes.add(new Bus(dateFormatter.parse(&quot;&quot;&quot;;[.A155];&quot;&quot;&quot;),&#10;&#9;&#9;&#9;&#9;&quot;&quot;&quot;;[.B155];&quot;&quot;&quot;,&#10;&#9;&#9;&#9;&#9;true, //Feriale&#10;&#9;&#9;&#9;&#9;true, //Sabato&#10;&#9;&#9;&#9;&#9;false, //Domenica&#10;&#9;&#9;&#9;&#9;false));&quot;)" office:value-type="string" office:string-value="comingTimes.add(new Bus(dateFormatter.parse(&quot;23.30&quot;),&#10;&#9;&#9;&#9;&#9;&quot;NOALE&quot;,&#10;&#9;&#9;&#9;&#9;true, //Feriale&#10;&#9;&#9;&#9;&#9;true, //Sabato&#10;&#9;&#9;&#9;&#9;false, //Domenica&#10;&#9;&#9;&#9;&#9;false));">
            <text:p>comingTimes.add(new Bus(dateFormatter.parse("23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1">
          <table:table-cell table:style-name="ACE-0x81e0db8" office:value-type="string" office:string-value="23.45">
            <text:p>23.45</text:p>
          </table:table-cell>
          <table:table-cell table:style-name="ACE-0x81e0e78" office:value-type="string" office:string-value="12/">
            <text:p>12/</text:p>
          </table:table-cell>
          <table:table-cell table:style-name="ACE-0x81e0db8" table:formula="of:=CONCATENATE(&quot;comingTimes.add(new Bus(dateFormatter.parse(&quot;&quot;&quot;;[.A156];&quot;&quot;&quot;),&#10;&#9;&#9;&#9;&#9;&quot;&quot;&quot;;[.B156];&quot;&quot;&quot;,&#10;&#9;&#9;&#9;&#9;true, //Feriale&#10;&#9;&#9;&#9;&#9;true, //Sabato&#10;&#9;&#9;&#9;&#9;false, //Domenica&#10;&#9;&#9;&#9;&#9;false));&quot;)" office:value-type="string" office:string-value="comingTimes.add(new Bus(dateFormatter.parse(&quot;23.45&quot;),&#10;&#9;&#9;&#9;&#9;&quot;12/&quot;,&#10;&#9;&#9;&#9;&#9;true, //Feriale&#10;&#9;&#9;&#9;&#9;true, //Sabato&#10;&#9;&#9;&#9;&#9;false, //Domenica&#10;&#9;&#9;&#9;&#9;false));">
            <text:p>comingTimes.add(new Bus(dateFormatter.parse("23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db8"/>
        </table:table-row>
        <table:table-row table:style-name="AROW-0">
          <table:table-cell table:number-columns-repeated="8" table:style-name="ACE-0x81e0db8"/>
          <table:table-cell table:number-columns-repeated="56" table:style-name="ACE-0x81e0db8"/>
          <table:table-cell table:number-columns-repeated="192" table:style-name="ACE-0x81e0db8"/>
        </table:table-row>
        <table:table-row table:style-name="AROW-0" table:number-rows-repeated="3">
          <table:table-cell table:number-columns-repeated="8" table:style-name="ACE-0x81e0db8"/>
          <table:table-cell table:number-columns-repeated="56" table:style-name="ACE-0x81e0db8"/>
          <table:table-cell table:number-columns-repeated="192" table:style-name="ACE-0x81e0db8"/>
        </table:table-row>
        <table:table-row table:style-name="AROW-0">
          <table:table-cell table:number-columns-repeated="8" table:style-name="ACE-0x81e0db8"/>
          <table:table-cell table:number-columns-repeated="56" table:style-name="ACE-0x81e0db8"/>
          <table:table-cell table:number-columns-repeated="192" table:style-name="ACE-0x81e0db8"/>
        </table:table-row>
        <table:table-row table:style-name="AROW-0" table:number-rows-repeated="95">
          <table:table-cell table:number-columns-repeated="8" table:style-name="ACE-0x81e0db8"/>
          <table:table-cell table:number-columns-repeated="56" table:style-name="ACE-0x81e0db8"/>
          <table:table-cell table:number-columns-repeated="192" table:style-name="ACE-0x81e0db8"/>
        </table:table-row>
        <table:table-row table:style-name="AROW-0">
          <table:table-cell table:number-columns-repeated="64" table:style-name="ACE-0x81e0db8"/>
          <table:table-cell table:number-columns-repeated="192" table:style-name="ACE-0x81e0db8"/>
        </table:table-row>
        <table:table-row table:style-name="AROW-0" table:number-rows-repeated="3839">
          <table:table-cell table:number-columns-repeated="64" table:style-name="ACE-0x81e0db8"/>
          <table:table-cell table:number-columns-repeated="192" table:style-name="ACE-0x81e0db8"/>
        </table:table-row>
        <table:table-row table:style-name="AROW-0">
          <table:table-cell table:number-columns-repeated="256" table:style-name="ACE-0x81e0db8"/>
        </table:table-row>
        <table:table-row table:style-name="AROW-0" table:number-rows-repeated="1044479">
          <table:table-cell table:number-columns-repeated="256" table:style-name="ACE-0x81e0db8"/>
        </table:table-row>
        <table:named-expressions>
          <table:named-expression table:name="Print_Area" table:expression="of:=#REF!" table:base-cell-address="$'Da Venezia_FERIALE'.$A$1"/>
          <table:named-expression table:name="Sheet_Title" table:expression="of:=&quot;Da Venezia_FERIALE&quot;" table:base-cell-address="$'Da Venezia_FERIALE'.$A$1"/>
        </table:named-expressions>
      </table:table>
      <table:table table:name="Da Venezia_SABATO" table:style-name="ta-0x81ed598" table:print="true">
        <office:forms form:automatic-focus="false" form:apply-design-mode="false">
          <form:form/>
        </office:forms>
        <table:table-column table:default-cell-style-name="ACE-0x81e0f38" table:style-name="ACOL-2" table:number-columns-repeated="2"/>
        <table:table-column table:default-cell-style-name="ACE-0x81e0f38" table:style-name="ACOL-0"/>
        <table:table-column table:default-cell-style-name="ACE-0x81e0f38" table:style-name="ACOL-0" table:number-columns-repeated="253"/>
        <table:table-row table:style-name="AROW-0">
          <table:table-cell table:style-name="ACE-0x81e0f38" office:value-type="string" office:string-value="ORARIO">
            <text:p>ORARIO</text:p>
          </table:table-cell>
          <table:table-cell table:style-name="ACE-0x81e0ff8" office:value-type="string" office:string-value="LINEA">
            <text:p>LINEA</text:p>
          </table:table-cell>
          <table:table-cell table:number-columns-repeated="254" table:style-name="ACE-0x81e0f38"/>
        </table:table-row>
        <table:table-row table:style-name="AROW-1">
          <table:table-cell table:style-name="ACE-0x81e0f38" office:value-type="string" office:string-value="00.15">
            <text:p>00.15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2];&quot;&quot;&quot;),&#10;&#9;&#9;&#9;&#9;&quot;&quot;&quot;;[.B2];&quot;&quot;&quot;,&#10;&#9;&#9;&#9;&#9;true, //Feriale&#10;&#9;&#9;&#9;&#9;true, //Sabato&#10;&#9;&#9;&#9;&#9;false, //Domenica&#10;&#9;&#9;&#9;&#9;false));&quot;)" office:value-type="string" office:string-value="comingTimes.add(new Bus(dateFormatter.parse(&quot;00.15&quot;),&#10;&#9;&#9;&#9;&#9;&quot;12&quot;,&#10;&#9;&#9;&#9;&#9;true, //Feriale&#10;&#9;&#9;&#9;&#9;true, //Sabato&#10;&#9;&#9;&#9;&#9;false, //Domenica&#10;&#9;&#9;&#9;&#9;false));">
            <text:p>comingTimes.add(new Bus(dateFormatter.parse("00.15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0.45">
            <text:p>00.45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3];&quot;&quot;&quot;),&#10;&#9;&#9;&#9;&#9;&quot;&quot;&quot;;[.B3];&quot;&quot;&quot;,&#10;&#9;&#9;&#9;&#9;true, //Feriale&#10;&#9;&#9;&#9;&#9;true, //Sabato&#10;&#9;&#9;&#9;&#9;false, //Domenica&#10;&#9;&#9;&#9;&#9;false));&quot;)" office:value-type="string" office:string-value="comingTimes.add(new Bus(dateFormatter.parse(&quot;00.45&quot;),&#10;&#9;&#9;&#9;&#9;&quot;12/&quot;,&#10;&#9;&#9;&#9;&#9;true, //Feriale&#10;&#9;&#9;&#9;&#9;true, //Sabato&#10;&#9;&#9;&#9;&#9;false, //Domenica&#10;&#9;&#9;&#9;&#9;false));">
            <text:p>comingTimes.add(new Bus(dateFormatter.parse("00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5.25">
            <text:p>05.25</text:p>
          </table:table-cell>
          <table:table-cell table:style-name="ACE-0x81e0ff8" office:value-type="string" office:string-value="12L">
            <text:p>12L</text:p>
          </table:table-cell>
          <table:table-cell table:style-name="ACE-0x81e0f38" table:formula="of:=CONCATENATE(&quot;comingTimes.add(new Bus(dateFormatter.parse(&quot;&quot;&quot;;[.A4];&quot;&quot;&quot;),&#10;&#9;&#9;&#9;&#9;&quot;&quot;&quot;;[.B4];&quot;&quot;&quot;,&#10;&#9;&#9;&#9;&#9;true, //Feriale&#10;&#9;&#9;&#9;&#9;true, //Sabato&#10;&#9;&#9;&#9;&#9;false, //Domenica&#10;&#9;&#9;&#9;&#9;false));&quot;)" office:value-type="string" office:string-value="comingTimes.add(new Bus(dateFormatter.parse(&quot;05.25&quot;),&#10;&#9;&#9;&#9;&#9;&quot;12L&quot;,&#10;&#9;&#9;&#9;&#9;true, //Feriale&#10;&#9;&#9;&#9;&#9;true, //Sabato&#10;&#9;&#9;&#9;&#9;false, //Domenica&#10;&#9;&#9;&#9;&#9;false));">
            <text:p>comingTimes.add(new Bus(dateFormatter.parse("05.25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5.43">
            <text:p>05.43</text:p>
          </table:table-cell>
          <table:table-cell table:style-name="ACE-0x81e0ff8" office:value-type="string" office:string-value="12L">
            <text:p>12L</text:p>
          </table:table-cell>
          <table:table-cell table:style-name="ACE-0x81e0f38" table:formula="of:=CONCATENATE(&quot;comingTimes.add(new Bus(dateFormatter.parse(&quot;&quot;&quot;;[.A5];&quot;&quot;&quot;),&#10;&#9;&#9;&#9;&#9;&quot;&quot;&quot;;[.B5];&quot;&quot;&quot;,&#10;&#9;&#9;&#9;&#9;true, //Feriale&#10;&#9;&#9;&#9;&#9;true, //Sabato&#10;&#9;&#9;&#9;&#9;false, //Domenica&#10;&#9;&#9;&#9;&#9;false));&quot;)" office:value-type="string" office:string-value="comingTimes.add(new Bus(dateFormatter.parse(&quot;05.43&quot;),&#10;&#9;&#9;&#9;&#9;&quot;12L&quot;,&#10;&#9;&#9;&#9;&#9;true, //Feriale&#10;&#9;&#9;&#9;&#9;true, //Sabato&#10;&#9;&#9;&#9;&#9;false, //Domenica&#10;&#9;&#9;&#9;&#9;false));">
            <text:p>comingTimes.add(new Bus(dateFormatter.parse("05.43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5.55">
            <text:p>05.55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6];&quot;&quot;&quot;),&#10;&#9;&#9;&#9;&#9;&quot;&quot;&quot;;[.B6];&quot;&quot;&quot;,&#10;&#9;&#9;&#9;&#9;true, //Feriale&#10;&#9;&#9;&#9;&#9;true, //Sabato&#10;&#9;&#9;&#9;&#9;false, //Domenica&#10;&#9;&#9;&#9;&#9;false));&quot;)" office:value-type="string" office:string-value="comingTimes.add(new Bus(dateFormatter.parse(&quot;05.55&quot;),&#10;&#9;&#9;&#9;&#9;&quot;SCORZE&quot;,&#10;&#9;&#9;&#9;&#9;true, //Feriale&#10;&#9;&#9;&#9;&#9;true, //Sabato&#10;&#9;&#9;&#9;&#9;false, //Domenica&#10;&#9;&#9;&#9;&#9;false));">
            <text:p>comingTimes.add(new Bus(dateFormatter.parse("05.5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5.58">
            <text:p>05.58</text:p>
          </table:table-cell>
          <table:table-cell table:style-name="ACE-0x81e0ff8" office:value-type="string" office:string-value="12L">
            <text:p>12L</text:p>
          </table:table-cell>
          <table:table-cell table:style-name="ACE-0x81e0f38" table:formula="of:=CONCATENATE(&quot;comingTimes.add(new Bus(dateFormatter.parse(&quot;&quot;&quot;;[.A7];&quot;&quot;&quot;),&#10;&#9;&#9;&#9;&#9;&quot;&quot;&quot;;[.B7];&quot;&quot;&quot;,&#10;&#9;&#9;&#9;&#9;true, //Feriale&#10;&#9;&#9;&#9;&#9;true, //Sabato&#10;&#9;&#9;&#9;&#9;false, //Domenica&#10;&#9;&#9;&#9;&#9;false));&quot;)" office:value-type="string" office:string-value="comingTimes.add(new Bus(dateFormatter.parse(&quot;05.58&quot;),&#10;&#9;&#9;&#9;&#9;&quot;12L&quot;,&#10;&#9;&#9;&#9;&#9;true, //Feriale&#10;&#9;&#9;&#9;&#9;true, //Sabato&#10;&#9;&#9;&#9;&#9;false, //Domenica&#10;&#9;&#9;&#9;&#9;false));">
            <text:p>comingTimes.add(new Bus(dateFormatter.parse("05.58"),<text:line-break/><text:tab/><text:tab/><text:tab/><text:tab/>"12L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6.25">
            <text:p>06.25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8];&quot;&quot;&quot;),&#10;&#9;&#9;&#9;&#9;&quot;&quot;&quot;;[.B8];&quot;&quot;&quot;,&#10;&#9;&#9;&#9;&#9;true, //Feriale&#10;&#9;&#9;&#9;&#9;true, //Sabato&#10;&#9;&#9;&#9;&#9;false, //Domenica&#10;&#9;&#9;&#9;&#9;false));&quot;)" office:value-type="string" office:string-value="comingTimes.add(new Bus(dateFormatter.parse(&quot;06.25&quot;),&#10;&#9;&#9;&#9;&#9;&quot;SCORZE&quot;,&#10;&#9;&#9;&#9;&#9;true, //Feriale&#10;&#9;&#9;&#9;&#9;true, //Sabato&#10;&#9;&#9;&#9;&#9;false, //Domenica&#10;&#9;&#9;&#9;&#9;false));">
            <text:p>comingTimes.add(new Bus(dateFormatter.parse("06.25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6.30">
            <text:p>06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9];&quot;&quot;&quot;),&#10;&#9;&#9;&#9;&#9;&quot;&quot;&quot;;[.B9];&quot;&quot;&quot;,&#10;&#9;&#9;&#9;&#9;true, //Feriale&#10;&#9;&#9;&#9;&#9;true, //Sabato&#10;&#9;&#9;&#9;&#9;false, //Domenica&#10;&#9;&#9;&#9;&#9;false));&quot;)" office:value-type="string" office:string-value="comingTimes.add(new Bus(dateFormatter.parse(&quot;06.30&quot;),&#10;&#9;&#9;&#9;&#9;&quot;SCORZE&quot;,&#10;&#9;&#9;&#9;&#9;true, //Feriale&#10;&#9;&#9;&#9;&#9;true, //Sabato&#10;&#9;&#9;&#9;&#9;false, //Domenica&#10;&#9;&#9;&#9;&#9;false));">
            <text:p>comingTimes.add(new Bus(dateFormatter.parse("06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6.35">
            <text:p>06.3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0];&quot;&quot;&quot;),&#10;&#9;&#9;&#9;&#9;&quot;&quot;&quot;;[.B10];&quot;&quot;&quot;,&#10;&#9;&#9;&#9;&#9;true, //Feriale&#10;&#9;&#9;&#9;&#9;true, //Sabato&#10;&#9;&#9;&#9;&#9;false, //Domenica&#10;&#9;&#9;&#9;&#9;false));&quot;)" office:value-type="string" office:string-value="comingTimes.add(new Bus(dateFormatter.parse(&quot;06.35&quot;),&#10;&#9;&#9;&#9;&#9;&quot;NOALE&quot;,&#10;&#9;&#9;&#9;&#9;true, //Feriale&#10;&#9;&#9;&#9;&#9;true, //Sabato&#10;&#9;&#9;&#9;&#9;false, //Domenica&#10;&#9;&#9;&#9;&#9;false));">
            <text:p>comingTimes.add(new Bus(dateFormatter.parse("06.3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6.37">
            <text:p>06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1];&quot;&quot;&quot;),&#10;&#9;&#9;&#9;&#9;&quot;&quot;&quot;;[.B11];&quot;&quot;&quot;,&#10;&#9;&#9;&#9;&#9;true, //Feriale&#10;&#9;&#9;&#9;&#9;true, //Sabato&#10;&#9;&#9;&#9;&#9;false, //Domenica&#10;&#9;&#9;&#9;&#9;false));&quot;)" office:value-type="string" office:string-value="comingTimes.add(new Bus(dateFormatter.parse(&quot;06.37&quot;),&#10;&#9;&#9;&#9;&#9;&quot;12&quot;,&#10;&#9;&#9;&#9;&#9;true, //Feriale&#10;&#9;&#9;&#9;&#9;true, //Sabato&#10;&#9;&#9;&#9;&#9;false, //Domenica&#10;&#9;&#9;&#9;&#9;false));">
            <text:p>comingTimes.add(new Bus(dateFormatter.parse("06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6.52">
            <text:p>06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2];&quot;&quot;&quot;),&#10;&#9;&#9;&#9;&#9;&quot;&quot;&quot;;[.B12];&quot;&quot;&quot;,&#10;&#9;&#9;&#9;&#9;true, //Feriale&#10;&#9;&#9;&#9;&#9;true, //Sabato&#10;&#9;&#9;&#9;&#9;false, //Domenica&#10;&#9;&#9;&#9;&#9;false));&quot;)" office:value-type="string" office:string-value="comingTimes.add(new Bus(dateFormatter.parse(&quot;06.52&quot;),&#10;&#9;&#9;&#9;&#9;&quot;12/&quot;,&#10;&#9;&#9;&#9;&#9;true, //Feriale&#10;&#9;&#9;&#9;&#9;true, //Sabato&#10;&#9;&#9;&#9;&#9;false, //Domenica&#10;&#9;&#9;&#9;&#9;false));">
            <text:p>comingTimes.add(new Bus(dateFormatter.parse("06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00">
            <text:p>07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3];&quot;&quot;&quot;),&#10;&#9;&#9;&#9;&#9;&quot;&quot;&quot;;[.B13];&quot;&quot;&quot;,&#10;&#9;&#9;&#9;&#9;true, //Feriale&#10;&#9;&#9;&#9;&#9;true, //Sabato&#10;&#9;&#9;&#9;&#9;false, //Domenica&#10;&#9;&#9;&#9;&#9;false));&quot;)" office:value-type="string" office:string-value="comingTimes.add(new Bus(dateFormatter.parse(&quot;07.00&quot;),&#10;&#9;&#9;&#9;&#9;&quot;SCORZE&quot;,&#10;&#9;&#9;&#9;&#9;true, //Feriale&#10;&#9;&#9;&#9;&#9;true, //Sabato&#10;&#9;&#9;&#9;&#9;false, //Domenica&#10;&#9;&#9;&#9;&#9;false));">
            <text:p>comingTimes.add(new Bus(dateFormatter.parse("07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07">
            <text:p>07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4];&quot;&quot;&quot;),&#10;&#9;&#9;&#9;&#9;&quot;&quot;&quot;;[.B14];&quot;&quot;&quot;,&#10;&#9;&#9;&#9;&#9;true, //Feriale&#10;&#9;&#9;&#9;&#9;true, //Sabato&#10;&#9;&#9;&#9;&#9;false, //Domenica&#10;&#9;&#9;&#9;&#9;false));&quot;)" office:value-type="string" office:string-value="comingTimes.add(new Bus(dateFormatter.parse(&quot;07.07&quot;),&#10;&#9;&#9;&#9;&#9;&quot;12&quot;,&#10;&#9;&#9;&#9;&#9;true, //Feriale&#10;&#9;&#9;&#9;&#9;true, //Sabato&#10;&#9;&#9;&#9;&#9;false, //Domenica&#10;&#9;&#9;&#9;&#9;false));">
            <text:p>comingTimes.add(new Bus(dateFormatter.parse("07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15">
            <text:p>07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5];&quot;&quot;&quot;),&#10;&#9;&#9;&#9;&#9;&quot;&quot;&quot;;[.B15];&quot;&quot;&quot;,&#10;&#9;&#9;&#9;&#9;true, //Feriale&#10;&#9;&#9;&#9;&#9;true, //Sabato&#10;&#9;&#9;&#9;&#9;false, //Domenica&#10;&#9;&#9;&#9;&#9;false));&quot;)" office:value-type="string" office:string-value="comingTimes.add(new Bus(dateFormatter.parse(&quot;07.15&quot;),&#10;&#9;&#9;&#9;&#9;&quot;NOALE&quot;,&#10;&#9;&#9;&#9;&#9;true, //Feriale&#10;&#9;&#9;&#9;&#9;true, //Sabato&#10;&#9;&#9;&#9;&#9;false, //Domenica&#10;&#9;&#9;&#9;&#9;false));">
            <text:p>comingTimes.add(new Bus(dateFormatter.parse("07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22">
            <text:p>07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6];&quot;&quot;&quot;),&#10;&#9;&#9;&#9;&#9;&quot;&quot;&quot;;[.B16];&quot;&quot;&quot;,&#10;&#9;&#9;&#9;&#9;true, //Feriale&#10;&#9;&#9;&#9;&#9;true, //Sabato&#10;&#9;&#9;&#9;&#9;false, //Domenica&#10;&#9;&#9;&#9;&#9;false));&quot;)" office:value-type="string" office:string-value="comingTimes.add(new Bus(dateFormatter.parse(&quot;07.22&quot;),&#10;&#9;&#9;&#9;&#9;&quot;12/&quot;,&#10;&#9;&#9;&#9;&#9;true, //Feriale&#10;&#9;&#9;&#9;&#9;true, //Sabato&#10;&#9;&#9;&#9;&#9;false, //Domenica&#10;&#9;&#9;&#9;&#9;false));">
            <text:p>comingTimes.add(new Bus(dateFormatter.parse("07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30">
            <text:p>07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7];&quot;&quot;&quot;),&#10;&#9;&#9;&#9;&#9;&quot;&quot;&quot;;[.B17];&quot;&quot;&quot;,&#10;&#9;&#9;&#9;&#9;true, //Feriale&#10;&#9;&#9;&#9;&#9;true, //Sabato&#10;&#9;&#9;&#9;&#9;false, //Domenica&#10;&#9;&#9;&#9;&#9;false));&quot;)" office:value-type="string" office:string-value="comingTimes.add(new Bus(dateFormatter.parse(&quot;07.30&quot;),&#10;&#9;&#9;&#9;&#9;&quot;SCORZE&quot;,&#10;&#9;&#9;&#9;&#9;true, //Feriale&#10;&#9;&#9;&#9;&#9;true, //Sabato&#10;&#9;&#9;&#9;&#9;false, //Domenica&#10;&#9;&#9;&#9;&#9;false));">
            <text:p>comingTimes.add(new Bus(dateFormatter.parse("07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37">
            <text:p>07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8];&quot;&quot;&quot;),&#10;&#9;&#9;&#9;&#9;&quot;&quot;&quot;;[.B18];&quot;&quot;&quot;,&#10;&#9;&#9;&#9;&#9;true, //Feriale&#10;&#9;&#9;&#9;&#9;true, //Sabato&#10;&#9;&#9;&#9;&#9;false, //Domenica&#10;&#9;&#9;&#9;&#9;false));&quot;)" office:value-type="string" office:string-value="comingTimes.add(new Bus(dateFormatter.parse(&quot;07.37&quot;),&#10;&#9;&#9;&#9;&#9;&quot;12&quot;,&#10;&#9;&#9;&#9;&#9;true, //Feriale&#10;&#9;&#9;&#9;&#9;true, //Sabato&#10;&#9;&#9;&#9;&#9;false, //Domenica&#10;&#9;&#9;&#9;&#9;false));">
            <text:p>comingTimes.add(new Bus(dateFormatter.parse("07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45">
            <text:p>07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9];&quot;&quot;&quot;),&#10;&#9;&#9;&#9;&#9;&quot;&quot;&quot;;[.B19];&quot;&quot;&quot;,&#10;&#9;&#9;&#9;&#9;true, //Feriale&#10;&#9;&#9;&#9;&#9;true, //Sabato&#10;&#9;&#9;&#9;&#9;false, //Domenica&#10;&#9;&#9;&#9;&#9;false));&quot;)" office:value-type="string" office:string-value="comingTimes.add(new Bus(dateFormatter.parse(&quot;07.45&quot;),&#10;&#9;&#9;&#9;&#9;&quot;NOALE&quot;,&#10;&#9;&#9;&#9;&#9;true, //Feriale&#10;&#9;&#9;&#9;&#9;true, //Sabato&#10;&#9;&#9;&#9;&#9;false, //Domenica&#10;&#9;&#9;&#9;&#9;false));">
            <text:p>comingTimes.add(new Bus(dateFormatter.parse("07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7.52">
            <text:p>07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20];&quot;&quot;&quot;),&#10;&#9;&#9;&#9;&#9;&quot;&quot;&quot;;[.B20];&quot;&quot;&quot;,&#10;&#9;&#9;&#9;&#9;true, //Feriale&#10;&#9;&#9;&#9;&#9;true, //Sabato&#10;&#9;&#9;&#9;&#9;false, //Domenica&#10;&#9;&#9;&#9;&#9;false));&quot;)" office:value-type="string" office:string-value="comingTimes.add(new Bus(dateFormatter.parse(&quot;07.52&quot;),&#10;&#9;&#9;&#9;&#9;&quot;12/&quot;,&#10;&#9;&#9;&#9;&#9;true, //Feriale&#10;&#9;&#9;&#9;&#9;true, //Sabato&#10;&#9;&#9;&#9;&#9;false, //Domenica&#10;&#9;&#9;&#9;&#9;false));">
            <text:p>comingTimes.add(new Bus(dateFormatter.parse("07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00">
            <text:p>08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21];&quot;&quot;&quot;),&#10;&#9;&#9;&#9;&#9;&quot;&quot;&quot;;[.B21];&quot;&quot;&quot;,&#10;&#9;&#9;&#9;&#9;true, //Feriale&#10;&#9;&#9;&#9;&#9;true, //Sabato&#10;&#9;&#9;&#9;&#9;false, //Domenica&#10;&#9;&#9;&#9;&#9;false));&quot;)" office:value-type="string" office:string-value="comingTimes.add(new Bus(dateFormatter.parse(&quot;08.00&quot;),&#10;&#9;&#9;&#9;&#9;&quot;SCORZE&quot;,&#10;&#9;&#9;&#9;&#9;true, //Feriale&#10;&#9;&#9;&#9;&#9;true, //Sabato&#10;&#9;&#9;&#9;&#9;false, //Domenica&#10;&#9;&#9;&#9;&#9;false));">
            <text:p>comingTimes.add(new Bus(dateFormatter.parse("08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07">
            <text:p>08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22];&quot;&quot;&quot;),&#10;&#9;&#9;&#9;&#9;&quot;&quot;&quot;;[.B22];&quot;&quot;&quot;,&#10;&#9;&#9;&#9;&#9;true, //Feriale&#10;&#9;&#9;&#9;&#9;true, //Sabato&#10;&#9;&#9;&#9;&#9;false, //Domenica&#10;&#9;&#9;&#9;&#9;false));&quot;)" office:value-type="string" office:string-value="comingTimes.add(new Bus(dateFormatter.parse(&quot;08.07&quot;),&#10;&#9;&#9;&#9;&#9;&quot;12&quot;,&#10;&#9;&#9;&#9;&#9;true, //Feriale&#10;&#9;&#9;&#9;&#9;true, //Sabato&#10;&#9;&#9;&#9;&#9;false, //Domenica&#10;&#9;&#9;&#9;&#9;false));">
            <text:p>comingTimes.add(new Bus(dateFormatter.parse("08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15">
            <text:p>08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23];&quot;&quot;&quot;),&#10;&#9;&#9;&#9;&#9;&quot;&quot;&quot;;[.B23];&quot;&quot;&quot;,&#10;&#9;&#9;&#9;&#9;true, //Feriale&#10;&#9;&#9;&#9;&#9;true, //Sabato&#10;&#9;&#9;&#9;&#9;false, //Domenica&#10;&#9;&#9;&#9;&#9;false));&quot;)" office:value-type="string" office:string-value="comingTimes.add(new Bus(dateFormatter.parse(&quot;08.15&quot;),&#10;&#9;&#9;&#9;&#9;&quot;NOALE&quot;,&#10;&#9;&#9;&#9;&#9;true, //Feriale&#10;&#9;&#9;&#9;&#9;true, //Sabato&#10;&#9;&#9;&#9;&#9;false, //Domenica&#10;&#9;&#9;&#9;&#9;false));">
            <text:p>comingTimes.add(new Bus(dateFormatter.parse("08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22">
            <text:p>08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24];&quot;&quot;&quot;),&#10;&#9;&#9;&#9;&#9;&quot;&quot;&quot;;[.B24];&quot;&quot;&quot;,&#10;&#9;&#9;&#9;&#9;true, //Feriale&#10;&#9;&#9;&#9;&#9;true, //Sabato&#10;&#9;&#9;&#9;&#9;false, //Domenica&#10;&#9;&#9;&#9;&#9;false));&quot;)" office:value-type="string" office:string-value="comingTimes.add(new Bus(dateFormatter.parse(&quot;08.22&quot;),&#10;&#9;&#9;&#9;&#9;&quot;12/&quot;,&#10;&#9;&#9;&#9;&#9;true, //Feriale&#10;&#9;&#9;&#9;&#9;true, //Sabato&#10;&#9;&#9;&#9;&#9;false, //Domenica&#10;&#9;&#9;&#9;&#9;false));">
            <text:p>comingTimes.add(new Bus(dateFormatter.parse("08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30">
            <text:p>08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25];&quot;&quot;&quot;),&#10;&#9;&#9;&#9;&#9;&quot;&quot;&quot;;[.B25];&quot;&quot;&quot;,&#10;&#9;&#9;&#9;&#9;true, //Feriale&#10;&#9;&#9;&#9;&#9;true, //Sabato&#10;&#9;&#9;&#9;&#9;false, //Domenica&#10;&#9;&#9;&#9;&#9;false));&quot;)" office:value-type="string" office:string-value="comingTimes.add(new Bus(dateFormatter.parse(&quot;08.30&quot;),&#10;&#9;&#9;&#9;&#9;&quot;SCORZE&quot;,&#10;&#9;&#9;&#9;&#9;true, //Feriale&#10;&#9;&#9;&#9;&#9;true, //Sabato&#10;&#9;&#9;&#9;&#9;false, //Domenica&#10;&#9;&#9;&#9;&#9;false));">
            <text:p>comingTimes.add(new Bus(dateFormatter.parse("08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37">
            <text:p>08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26];&quot;&quot;&quot;),&#10;&#9;&#9;&#9;&#9;&quot;&quot;&quot;;[.B26];&quot;&quot;&quot;,&#10;&#9;&#9;&#9;&#9;true, //Feriale&#10;&#9;&#9;&#9;&#9;true, //Sabato&#10;&#9;&#9;&#9;&#9;false, //Domenica&#10;&#9;&#9;&#9;&#9;false));&quot;)" office:value-type="string" office:string-value="comingTimes.add(new Bus(dateFormatter.parse(&quot;08.37&quot;),&#10;&#9;&#9;&#9;&#9;&quot;12&quot;,&#10;&#9;&#9;&#9;&#9;true, //Feriale&#10;&#9;&#9;&#9;&#9;true, //Sabato&#10;&#9;&#9;&#9;&#9;false, //Domenica&#10;&#9;&#9;&#9;&#9;false));">
            <text:p>comingTimes.add(new Bus(dateFormatter.parse("08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45">
            <text:p>08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27];&quot;&quot;&quot;),&#10;&#9;&#9;&#9;&#9;&quot;&quot;&quot;;[.B27];&quot;&quot;&quot;,&#10;&#9;&#9;&#9;&#9;true, //Feriale&#10;&#9;&#9;&#9;&#9;true, //Sabato&#10;&#9;&#9;&#9;&#9;false, //Domenica&#10;&#9;&#9;&#9;&#9;false));&quot;)" office:value-type="string" office:string-value="comingTimes.add(new Bus(dateFormatter.parse(&quot;08.45&quot;),&#10;&#9;&#9;&#9;&#9;&quot;NOALE&quot;,&#10;&#9;&#9;&#9;&#9;true, //Feriale&#10;&#9;&#9;&#9;&#9;true, //Sabato&#10;&#9;&#9;&#9;&#9;false, //Domenica&#10;&#9;&#9;&#9;&#9;false));">
            <text:p>comingTimes.add(new Bus(dateFormatter.parse("08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8.52">
            <text:p>08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28];&quot;&quot;&quot;),&#10;&#9;&#9;&#9;&#9;&quot;&quot;&quot;;[.B28];&quot;&quot;&quot;,&#10;&#9;&#9;&#9;&#9;true, //Feriale&#10;&#9;&#9;&#9;&#9;true, //Sabato&#10;&#9;&#9;&#9;&#9;false, //Domenica&#10;&#9;&#9;&#9;&#9;false));&quot;)" office:value-type="string" office:string-value="comingTimes.add(new Bus(dateFormatter.parse(&quot;08.52&quot;),&#10;&#9;&#9;&#9;&#9;&quot;12/&quot;,&#10;&#9;&#9;&#9;&#9;true, //Feriale&#10;&#9;&#9;&#9;&#9;true, //Sabato&#10;&#9;&#9;&#9;&#9;false, //Domenica&#10;&#9;&#9;&#9;&#9;false));">
            <text:p>comingTimes.add(new Bus(dateFormatter.parse("08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00">
            <text:p>09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29];&quot;&quot;&quot;),&#10;&#9;&#9;&#9;&#9;&quot;&quot;&quot;;[.B29];&quot;&quot;&quot;,&#10;&#9;&#9;&#9;&#9;true, //Feriale&#10;&#9;&#9;&#9;&#9;true, //Sabato&#10;&#9;&#9;&#9;&#9;false, //Domenica&#10;&#9;&#9;&#9;&#9;false));&quot;)" office:value-type="string" office:string-value="comingTimes.add(new Bus(dateFormatter.parse(&quot;09.00&quot;),&#10;&#9;&#9;&#9;&#9;&quot;SCORZE&quot;,&#10;&#9;&#9;&#9;&#9;true, //Feriale&#10;&#9;&#9;&#9;&#9;true, //Sabato&#10;&#9;&#9;&#9;&#9;false, //Domenica&#10;&#9;&#9;&#9;&#9;false));">
            <text:p>comingTimes.add(new Bus(dateFormatter.parse("09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07">
            <text:p>09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30];&quot;&quot;&quot;),&#10;&#9;&#9;&#9;&#9;&quot;&quot;&quot;;[.B30];&quot;&quot;&quot;,&#10;&#9;&#9;&#9;&#9;true, //Feriale&#10;&#9;&#9;&#9;&#9;true, //Sabato&#10;&#9;&#9;&#9;&#9;false, //Domenica&#10;&#9;&#9;&#9;&#9;false));&quot;)" office:value-type="string" office:string-value="comingTimes.add(new Bus(dateFormatter.parse(&quot;09.07&quot;),&#10;&#9;&#9;&#9;&#9;&quot;12&quot;,&#10;&#9;&#9;&#9;&#9;true, //Feriale&#10;&#9;&#9;&#9;&#9;true, //Sabato&#10;&#9;&#9;&#9;&#9;false, //Domenica&#10;&#9;&#9;&#9;&#9;false));">
            <text:p>comingTimes.add(new Bus(dateFormatter.parse("09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15">
            <text:p>09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31];&quot;&quot;&quot;),&#10;&#9;&#9;&#9;&#9;&quot;&quot;&quot;;[.B31];&quot;&quot;&quot;,&#10;&#9;&#9;&#9;&#9;true, //Feriale&#10;&#9;&#9;&#9;&#9;true, //Sabato&#10;&#9;&#9;&#9;&#9;false, //Domenica&#10;&#9;&#9;&#9;&#9;false));&quot;)" office:value-type="string" office:string-value="comingTimes.add(new Bus(dateFormatter.parse(&quot;09.15&quot;),&#10;&#9;&#9;&#9;&#9;&quot;NOALE&quot;,&#10;&#9;&#9;&#9;&#9;true, //Feriale&#10;&#9;&#9;&#9;&#9;true, //Sabato&#10;&#9;&#9;&#9;&#9;false, //Domenica&#10;&#9;&#9;&#9;&#9;false));">
            <text:p>comingTimes.add(new Bus(dateFormatter.parse("09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22">
            <text:p>09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32];&quot;&quot;&quot;),&#10;&#9;&#9;&#9;&#9;&quot;&quot;&quot;;[.B32];&quot;&quot;&quot;,&#10;&#9;&#9;&#9;&#9;true, //Feriale&#10;&#9;&#9;&#9;&#9;true, //Sabato&#10;&#9;&#9;&#9;&#9;false, //Domenica&#10;&#9;&#9;&#9;&#9;false));&quot;)" office:value-type="string" office:string-value="comingTimes.add(new Bus(dateFormatter.parse(&quot;09.22&quot;),&#10;&#9;&#9;&#9;&#9;&quot;12/&quot;,&#10;&#9;&#9;&#9;&#9;true, //Feriale&#10;&#9;&#9;&#9;&#9;true, //Sabato&#10;&#9;&#9;&#9;&#9;false, //Domenica&#10;&#9;&#9;&#9;&#9;false));">
            <text:p>comingTimes.add(new Bus(dateFormatter.parse("09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30">
            <text:p>09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33];&quot;&quot;&quot;),&#10;&#9;&#9;&#9;&#9;&quot;&quot;&quot;;[.B33];&quot;&quot;&quot;,&#10;&#9;&#9;&#9;&#9;true, //Feriale&#10;&#9;&#9;&#9;&#9;true, //Sabato&#10;&#9;&#9;&#9;&#9;false, //Domenica&#10;&#9;&#9;&#9;&#9;false));&quot;)" office:value-type="string" office:string-value="comingTimes.add(new Bus(dateFormatter.parse(&quot;09.30&quot;),&#10;&#9;&#9;&#9;&#9;&quot;SCORZE&quot;,&#10;&#9;&#9;&#9;&#9;true, //Feriale&#10;&#9;&#9;&#9;&#9;true, //Sabato&#10;&#9;&#9;&#9;&#9;false, //Domenica&#10;&#9;&#9;&#9;&#9;false));">
            <text:p>comingTimes.add(new Bus(dateFormatter.parse("09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37">
            <text:p>09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34];&quot;&quot;&quot;),&#10;&#9;&#9;&#9;&#9;&quot;&quot;&quot;;[.B34];&quot;&quot;&quot;,&#10;&#9;&#9;&#9;&#9;true, //Feriale&#10;&#9;&#9;&#9;&#9;true, //Sabato&#10;&#9;&#9;&#9;&#9;false, //Domenica&#10;&#9;&#9;&#9;&#9;false));&quot;)" office:value-type="string" office:string-value="comingTimes.add(new Bus(dateFormatter.parse(&quot;09.37&quot;),&#10;&#9;&#9;&#9;&#9;&quot;12&quot;,&#10;&#9;&#9;&#9;&#9;true, //Feriale&#10;&#9;&#9;&#9;&#9;true, //Sabato&#10;&#9;&#9;&#9;&#9;false, //Domenica&#10;&#9;&#9;&#9;&#9;false));">
            <text:p>comingTimes.add(new Bus(dateFormatter.parse("09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45">
            <text:p>09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35];&quot;&quot;&quot;),&#10;&#9;&#9;&#9;&#9;&quot;&quot;&quot;;[.B35];&quot;&quot;&quot;,&#10;&#9;&#9;&#9;&#9;true, //Feriale&#10;&#9;&#9;&#9;&#9;true, //Sabato&#10;&#9;&#9;&#9;&#9;false, //Domenica&#10;&#9;&#9;&#9;&#9;false));&quot;)" office:value-type="string" office:string-value="comingTimes.add(new Bus(dateFormatter.parse(&quot;09.45&quot;),&#10;&#9;&#9;&#9;&#9;&quot;NOALE&quot;,&#10;&#9;&#9;&#9;&#9;true, //Feriale&#10;&#9;&#9;&#9;&#9;true, //Sabato&#10;&#9;&#9;&#9;&#9;false, //Domenica&#10;&#9;&#9;&#9;&#9;false));">
            <text:p>comingTimes.add(new Bus(dateFormatter.parse("09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09.52">
            <text:p>09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36];&quot;&quot;&quot;),&#10;&#9;&#9;&#9;&#9;&quot;&quot;&quot;;[.B36];&quot;&quot;&quot;,&#10;&#9;&#9;&#9;&#9;true, //Feriale&#10;&#9;&#9;&#9;&#9;true, //Sabato&#10;&#9;&#9;&#9;&#9;false, //Domenica&#10;&#9;&#9;&#9;&#9;false));&quot;)" office:value-type="string" office:string-value="comingTimes.add(new Bus(dateFormatter.parse(&quot;09.52&quot;),&#10;&#9;&#9;&#9;&#9;&quot;12/&quot;,&#10;&#9;&#9;&#9;&#9;true, //Feriale&#10;&#9;&#9;&#9;&#9;true, //Sabato&#10;&#9;&#9;&#9;&#9;false, //Domenica&#10;&#9;&#9;&#9;&#9;false));">
            <text:p>comingTimes.add(new Bus(dateFormatter.parse("09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00">
            <text:p>10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37];&quot;&quot;&quot;),&#10;&#9;&#9;&#9;&#9;&quot;&quot;&quot;;[.B37];&quot;&quot;&quot;,&#10;&#9;&#9;&#9;&#9;true, //Feriale&#10;&#9;&#9;&#9;&#9;true, //Sabato&#10;&#9;&#9;&#9;&#9;false, //Domenica&#10;&#9;&#9;&#9;&#9;false));&quot;)" office:value-type="string" office:string-value="comingTimes.add(new Bus(dateFormatter.parse(&quot;10.00&quot;),&#10;&#9;&#9;&#9;&#9;&quot;SCORZE&quot;,&#10;&#9;&#9;&#9;&#9;true, //Feriale&#10;&#9;&#9;&#9;&#9;true, //Sabato&#10;&#9;&#9;&#9;&#9;false, //Domenica&#10;&#9;&#9;&#9;&#9;false));">
            <text:p>comingTimes.add(new Bus(dateFormatter.parse("10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07">
            <text:p>10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38];&quot;&quot;&quot;),&#10;&#9;&#9;&#9;&#9;&quot;&quot;&quot;;[.B38];&quot;&quot;&quot;,&#10;&#9;&#9;&#9;&#9;true, //Feriale&#10;&#9;&#9;&#9;&#9;true, //Sabato&#10;&#9;&#9;&#9;&#9;false, //Domenica&#10;&#9;&#9;&#9;&#9;false));&quot;)" office:value-type="string" office:string-value="comingTimes.add(new Bus(dateFormatter.parse(&quot;10.07&quot;),&#10;&#9;&#9;&#9;&#9;&quot;12&quot;,&#10;&#9;&#9;&#9;&#9;true, //Feriale&#10;&#9;&#9;&#9;&#9;true, //Sabato&#10;&#9;&#9;&#9;&#9;false, //Domenica&#10;&#9;&#9;&#9;&#9;false));">
            <text:p>comingTimes.add(new Bus(dateFormatter.parse("10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15">
            <text:p>10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39];&quot;&quot;&quot;),&#10;&#9;&#9;&#9;&#9;&quot;&quot;&quot;;[.B39];&quot;&quot;&quot;,&#10;&#9;&#9;&#9;&#9;true, //Feriale&#10;&#9;&#9;&#9;&#9;true, //Sabato&#10;&#9;&#9;&#9;&#9;false, //Domenica&#10;&#9;&#9;&#9;&#9;false));&quot;)" office:value-type="string" office:string-value="comingTimes.add(new Bus(dateFormatter.parse(&quot;10.15&quot;),&#10;&#9;&#9;&#9;&#9;&quot;NOALE&quot;,&#10;&#9;&#9;&#9;&#9;true, //Feriale&#10;&#9;&#9;&#9;&#9;true, //Sabato&#10;&#9;&#9;&#9;&#9;false, //Domenica&#10;&#9;&#9;&#9;&#9;false));">
            <text:p>comingTimes.add(new Bus(dateFormatter.parse("10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22">
            <text:p>10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40];&quot;&quot;&quot;),&#10;&#9;&#9;&#9;&#9;&quot;&quot;&quot;;[.B40];&quot;&quot;&quot;,&#10;&#9;&#9;&#9;&#9;true, //Feriale&#10;&#9;&#9;&#9;&#9;true, //Sabato&#10;&#9;&#9;&#9;&#9;false, //Domenica&#10;&#9;&#9;&#9;&#9;false));&quot;)" office:value-type="string" office:string-value="comingTimes.add(new Bus(dateFormatter.parse(&quot;10.22&quot;),&#10;&#9;&#9;&#9;&#9;&quot;12/&quot;,&#10;&#9;&#9;&#9;&#9;true, //Feriale&#10;&#9;&#9;&#9;&#9;true, //Sabato&#10;&#9;&#9;&#9;&#9;false, //Domenica&#10;&#9;&#9;&#9;&#9;false));">
            <text:p>comingTimes.add(new Bus(dateFormatter.parse("10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30">
            <text:p>10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41];&quot;&quot;&quot;),&#10;&#9;&#9;&#9;&#9;&quot;&quot;&quot;;[.B41];&quot;&quot;&quot;,&#10;&#9;&#9;&#9;&#9;true, //Feriale&#10;&#9;&#9;&#9;&#9;true, //Sabato&#10;&#9;&#9;&#9;&#9;false, //Domenica&#10;&#9;&#9;&#9;&#9;false));&quot;)" office:value-type="string" office:string-value="comingTimes.add(new Bus(dateFormatter.parse(&quot;10.30&quot;),&#10;&#9;&#9;&#9;&#9;&quot;SCORZE&quot;,&#10;&#9;&#9;&#9;&#9;true, //Feriale&#10;&#9;&#9;&#9;&#9;true, //Sabato&#10;&#9;&#9;&#9;&#9;false, //Domenica&#10;&#9;&#9;&#9;&#9;false));">
            <text:p>comingTimes.add(new Bus(dateFormatter.parse("10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37">
            <text:p>10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42];&quot;&quot;&quot;),&#10;&#9;&#9;&#9;&#9;&quot;&quot;&quot;;[.B42];&quot;&quot;&quot;,&#10;&#9;&#9;&#9;&#9;true, //Feriale&#10;&#9;&#9;&#9;&#9;true, //Sabato&#10;&#9;&#9;&#9;&#9;false, //Domenica&#10;&#9;&#9;&#9;&#9;false));&quot;)" office:value-type="string" office:string-value="comingTimes.add(new Bus(dateFormatter.parse(&quot;10.37&quot;),&#10;&#9;&#9;&#9;&#9;&quot;12&quot;,&#10;&#9;&#9;&#9;&#9;true, //Feriale&#10;&#9;&#9;&#9;&#9;true, //Sabato&#10;&#9;&#9;&#9;&#9;false, //Domenica&#10;&#9;&#9;&#9;&#9;false));">
            <text:p>comingTimes.add(new Bus(dateFormatter.parse("10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45">
            <text:p>10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43];&quot;&quot;&quot;),&#10;&#9;&#9;&#9;&#9;&quot;&quot;&quot;;[.B43];&quot;&quot;&quot;,&#10;&#9;&#9;&#9;&#9;true, //Feriale&#10;&#9;&#9;&#9;&#9;true, //Sabato&#10;&#9;&#9;&#9;&#9;false, //Domenica&#10;&#9;&#9;&#9;&#9;false));&quot;)" office:value-type="string" office:string-value="comingTimes.add(new Bus(dateFormatter.parse(&quot;10.45&quot;),&#10;&#9;&#9;&#9;&#9;&quot;NOALE&quot;,&#10;&#9;&#9;&#9;&#9;true, //Feriale&#10;&#9;&#9;&#9;&#9;true, //Sabato&#10;&#9;&#9;&#9;&#9;false, //Domenica&#10;&#9;&#9;&#9;&#9;false));">
            <text:p>comingTimes.add(new Bus(dateFormatter.parse("10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0.52">
            <text:p>10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44];&quot;&quot;&quot;),&#10;&#9;&#9;&#9;&#9;&quot;&quot;&quot;;[.B44];&quot;&quot;&quot;,&#10;&#9;&#9;&#9;&#9;true, //Feriale&#10;&#9;&#9;&#9;&#9;true, //Sabato&#10;&#9;&#9;&#9;&#9;false, //Domenica&#10;&#9;&#9;&#9;&#9;false));&quot;)" office:value-type="string" office:string-value="comingTimes.add(new Bus(dateFormatter.parse(&quot;10.52&quot;),&#10;&#9;&#9;&#9;&#9;&quot;12/&quot;,&#10;&#9;&#9;&#9;&#9;true, //Feriale&#10;&#9;&#9;&#9;&#9;true, //Sabato&#10;&#9;&#9;&#9;&#9;false, //Domenica&#10;&#9;&#9;&#9;&#9;false));">
            <text:p>comingTimes.add(new Bus(dateFormatter.parse("10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00">
            <text:p>11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45];&quot;&quot;&quot;),&#10;&#9;&#9;&#9;&#9;&quot;&quot;&quot;;[.B45];&quot;&quot;&quot;,&#10;&#9;&#9;&#9;&#9;true, //Feriale&#10;&#9;&#9;&#9;&#9;true, //Sabato&#10;&#9;&#9;&#9;&#9;false, //Domenica&#10;&#9;&#9;&#9;&#9;false));&quot;)" office:value-type="string" office:string-value="comingTimes.add(new Bus(dateFormatter.parse(&quot;11.00&quot;),&#10;&#9;&#9;&#9;&#9;&quot;SCORZE&quot;,&#10;&#9;&#9;&#9;&#9;true, //Feriale&#10;&#9;&#9;&#9;&#9;true, //Sabato&#10;&#9;&#9;&#9;&#9;false, //Domenica&#10;&#9;&#9;&#9;&#9;false));">
            <text:p>comingTimes.add(new Bus(dateFormatter.parse("11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07">
            <text:p>11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46];&quot;&quot;&quot;),&#10;&#9;&#9;&#9;&#9;&quot;&quot;&quot;;[.B46];&quot;&quot;&quot;,&#10;&#9;&#9;&#9;&#9;true, //Feriale&#10;&#9;&#9;&#9;&#9;true, //Sabato&#10;&#9;&#9;&#9;&#9;false, //Domenica&#10;&#9;&#9;&#9;&#9;false));&quot;)" office:value-type="string" office:string-value="comingTimes.add(new Bus(dateFormatter.parse(&quot;11.07&quot;),&#10;&#9;&#9;&#9;&#9;&quot;12&quot;,&#10;&#9;&#9;&#9;&#9;true, //Feriale&#10;&#9;&#9;&#9;&#9;true, //Sabato&#10;&#9;&#9;&#9;&#9;false, //Domenica&#10;&#9;&#9;&#9;&#9;false));">
            <text:p>comingTimes.add(new Bus(dateFormatter.parse("11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15">
            <text:p>11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47];&quot;&quot;&quot;),&#10;&#9;&#9;&#9;&#9;&quot;&quot;&quot;;[.B47];&quot;&quot;&quot;,&#10;&#9;&#9;&#9;&#9;true, //Feriale&#10;&#9;&#9;&#9;&#9;true, //Sabato&#10;&#9;&#9;&#9;&#9;false, //Domenica&#10;&#9;&#9;&#9;&#9;false));&quot;)" office:value-type="string" office:string-value="comingTimes.add(new Bus(dateFormatter.parse(&quot;11.15&quot;),&#10;&#9;&#9;&#9;&#9;&quot;NOALE&quot;,&#10;&#9;&#9;&#9;&#9;true, //Feriale&#10;&#9;&#9;&#9;&#9;true, //Sabato&#10;&#9;&#9;&#9;&#9;false, //Domenica&#10;&#9;&#9;&#9;&#9;false));">
            <text:p>comingTimes.add(new Bus(dateFormatter.parse("11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22">
            <text:p>11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48];&quot;&quot;&quot;),&#10;&#9;&#9;&#9;&#9;&quot;&quot;&quot;;[.B48];&quot;&quot;&quot;,&#10;&#9;&#9;&#9;&#9;true, //Feriale&#10;&#9;&#9;&#9;&#9;true, //Sabato&#10;&#9;&#9;&#9;&#9;false, //Domenica&#10;&#9;&#9;&#9;&#9;false));&quot;)" office:value-type="string" office:string-value="comingTimes.add(new Bus(dateFormatter.parse(&quot;11.22&quot;),&#10;&#9;&#9;&#9;&#9;&quot;12/&quot;,&#10;&#9;&#9;&#9;&#9;true, //Feriale&#10;&#9;&#9;&#9;&#9;true, //Sabato&#10;&#9;&#9;&#9;&#9;false, //Domenica&#10;&#9;&#9;&#9;&#9;false));">
            <text:p>comingTimes.add(new Bus(dateFormatter.parse("11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30">
            <text:p>11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49];&quot;&quot;&quot;),&#10;&#9;&#9;&#9;&#9;&quot;&quot;&quot;;[.B49];&quot;&quot;&quot;,&#10;&#9;&#9;&#9;&#9;true, //Feriale&#10;&#9;&#9;&#9;&#9;true, //Sabato&#10;&#9;&#9;&#9;&#9;false, //Domenica&#10;&#9;&#9;&#9;&#9;false));&quot;)" office:value-type="string" office:string-value="comingTimes.add(new Bus(dateFormatter.parse(&quot;11.30&quot;),&#10;&#9;&#9;&#9;&#9;&quot;SCORZE&quot;,&#10;&#9;&#9;&#9;&#9;true, //Feriale&#10;&#9;&#9;&#9;&#9;true, //Sabato&#10;&#9;&#9;&#9;&#9;false, //Domenica&#10;&#9;&#9;&#9;&#9;false));">
            <text:p>comingTimes.add(new Bus(dateFormatter.parse("11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37">
            <text:p>11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50];&quot;&quot;&quot;),&#10;&#9;&#9;&#9;&#9;&quot;&quot;&quot;;[.B50];&quot;&quot;&quot;,&#10;&#9;&#9;&#9;&#9;true, //Feriale&#10;&#9;&#9;&#9;&#9;true, //Sabato&#10;&#9;&#9;&#9;&#9;false, //Domenica&#10;&#9;&#9;&#9;&#9;false));&quot;)" office:value-type="string" office:string-value="comingTimes.add(new Bus(dateFormatter.parse(&quot;11.37&quot;),&#10;&#9;&#9;&#9;&#9;&quot;12&quot;,&#10;&#9;&#9;&#9;&#9;true, //Feriale&#10;&#9;&#9;&#9;&#9;true, //Sabato&#10;&#9;&#9;&#9;&#9;false, //Domenica&#10;&#9;&#9;&#9;&#9;false));">
            <text:p>comingTimes.add(new Bus(dateFormatter.parse("11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45">
            <text:p>11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51];&quot;&quot;&quot;),&#10;&#9;&#9;&#9;&#9;&quot;&quot;&quot;;[.B51];&quot;&quot;&quot;,&#10;&#9;&#9;&#9;&#9;true, //Feriale&#10;&#9;&#9;&#9;&#9;true, //Sabato&#10;&#9;&#9;&#9;&#9;false, //Domenica&#10;&#9;&#9;&#9;&#9;false));&quot;)" office:value-type="string" office:string-value="comingTimes.add(new Bus(dateFormatter.parse(&quot;11.45&quot;),&#10;&#9;&#9;&#9;&#9;&quot;NOALE&quot;,&#10;&#9;&#9;&#9;&#9;true, //Feriale&#10;&#9;&#9;&#9;&#9;true, //Sabato&#10;&#9;&#9;&#9;&#9;false, //Domenica&#10;&#9;&#9;&#9;&#9;false));">
            <text:p>comingTimes.add(new Bus(dateFormatter.parse("11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1.52">
            <text:p>11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52];&quot;&quot;&quot;),&#10;&#9;&#9;&#9;&#9;&quot;&quot;&quot;;[.B52];&quot;&quot;&quot;,&#10;&#9;&#9;&#9;&#9;true, //Feriale&#10;&#9;&#9;&#9;&#9;true, //Sabato&#10;&#9;&#9;&#9;&#9;false, //Domenica&#10;&#9;&#9;&#9;&#9;false));&quot;)" office:value-type="string" office:string-value="comingTimes.add(new Bus(dateFormatter.parse(&quot;11.52&quot;),&#10;&#9;&#9;&#9;&#9;&quot;12/&quot;,&#10;&#9;&#9;&#9;&#9;true, //Feriale&#10;&#9;&#9;&#9;&#9;true, //Sabato&#10;&#9;&#9;&#9;&#9;false, //Domenica&#10;&#9;&#9;&#9;&#9;false));">
            <text:p>comingTimes.add(new Bus(dateFormatter.parse("11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00">
            <text:p>12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53];&quot;&quot;&quot;),&#10;&#9;&#9;&#9;&#9;&quot;&quot;&quot;;[.B53];&quot;&quot;&quot;,&#10;&#9;&#9;&#9;&#9;true, //Feriale&#10;&#9;&#9;&#9;&#9;true, //Sabato&#10;&#9;&#9;&#9;&#9;false, //Domenica&#10;&#9;&#9;&#9;&#9;false));&quot;)" office:value-type="string" office:string-value="comingTimes.add(new Bus(dateFormatter.parse(&quot;12.00&quot;),&#10;&#9;&#9;&#9;&#9;&quot;SCORZE&quot;,&#10;&#9;&#9;&#9;&#9;true, //Feriale&#10;&#9;&#9;&#9;&#9;true, //Sabato&#10;&#9;&#9;&#9;&#9;false, //Domenica&#10;&#9;&#9;&#9;&#9;false));">
            <text:p>comingTimes.add(new Bus(dateFormatter.parse("12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07">
            <text:p>12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54];&quot;&quot;&quot;),&#10;&#9;&#9;&#9;&#9;&quot;&quot;&quot;;[.B54];&quot;&quot;&quot;,&#10;&#9;&#9;&#9;&#9;true, //Feriale&#10;&#9;&#9;&#9;&#9;true, //Sabato&#10;&#9;&#9;&#9;&#9;false, //Domenica&#10;&#9;&#9;&#9;&#9;false));&quot;)" office:value-type="string" office:string-value="comingTimes.add(new Bus(dateFormatter.parse(&quot;12.07&quot;),&#10;&#9;&#9;&#9;&#9;&quot;12&quot;,&#10;&#9;&#9;&#9;&#9;true, //Feriale&#10;&#9;&#9;&#9;&#9;true, //Sabato&#10;&#9;&#9;&#9;&#9;false, //Domenica&#10;&#9;&#9;&#9;&#9;false));">
            <text:p>comingTimes.add(new Bus(dateFormatter.parse("12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15">
            <text:p>12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55];&quot;&quot;&quot;),&#10;&#9;&#9;&#9;&#9;&quot;&quot;&quot;;[.B55];&quot;&quot;&quot;,&#10;&#9;&#9;&#9;&#9;true, //Feriale&#10;&#9;&#9;&#9;&#9;true, //Sabato&#10;&#9;&#9;&#9;&#9;false, //Domenica&#10;&#9;&#9;&#9;&#9;false));&quot;)" office:value-type="string" office:string-value="comingTimes.add(new Bus(dateFormatter.parse(&quot;12.15&quot;),&#10;&#9;&#9;&#9;&#9;&quot;NOALE&quot;,&#10;&#9;&#9;&#9;&#9;true, //Feriale&#10;&#9;&#9;&#9;&#9;true, //Sabato&#10;&#9;&#9;&#9;&#9;false, //Domenica&#10;&#9;&#9;&#9;&#9;false));">
            <text:p>comingTimes.add(new Bus(dateFormatter.parse("12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22">
            <text:p>12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56];&quot;&quot;&quot;),&#10;&#9;&#9;&#9;&#9;&quot;&quot;&quot;;[.B56];&quot;&quot;&quot;,&#10;&#9;&#9;&#9;&#9;true, //Feriale&#10;&#9;&#9;&#9;&#9;true, //Sabato&#10;&#9;&#9;&#9;&#9;false, //Domenica&#10;&#9;&#9;&#9;&#9;false));&quot;)" office:value-type="string" office:string-value="comingTimes.add(new Bus(dateFormatter.parse(&quot;12.22&quot;),&#10;&#9;&#9;&#9;&#9;&quot;12/&quot;,&#10;&#9;&#9;&#9;&#9;true, //Feriale&#10;&#9;&#9;&#9;&#9;true, //Sabato&#10;&#9;&#9;&#9;&#9;false, //Domenica&#10;&#9;&#9;&#9;&#9;false));">
            <text:p>comingTimes.add(new Bus(dateFormatter.parse("12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30">
            <text:p>12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57];&quot;&quot;&quot;),&#10;&#9;&#9;&#9;&#9;&quot;&quot;&quot;;[.B57];&quot;&quot;&quot;,&#10;&#9;&#9;&#9;&#9;true, //Feriale&#10;&#9;&#9;&#9;&#9;true, //Sabato&#10;&#9;&#9;&#9;&#9;false, //Domenica&#10;&#9;&#9;&#9;&#9;false));&quot;)" office:value-type="string" office:string-value="comingTimes.add(new Bus(dateFormatter.parse(&quot;12.30&quot;),&#10;&#9;&#9;&#9;&#9;&quot;SCORZE&quot;,&#10;&#9;&#9;&#9;&#9;true, //Feriale&#10;&#9;&#9;&#9;&#9;true, //Sabato&#10;&#9;&#9;&#9;&#9;false, //Domenica&#10;&#9;&#9;&#9;&#9;false));">
            <text:p>comingTimes.add(new Bus(dateFormatter.parse("12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37">
            <text:p>12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58];&quot;&quot;&quot;),&#10;&#9;&#9;&#9;&#9;&quot;&quot;&quot;;[.B58];&quot;&quot;&quot;,&#10;&#9;&#9;&#9;&#9;true, //Feriale&#10;&#9;&#9;&#9;&#9;true, //Sabato&#10;&#9;&#9;&#9;&#9;false, //Domenica&#10;&#9;&#9;&#9;&#9;false));&quot;)" office:value-type="string" office:string-value="comingTimes.add(new Bus(dateFormatter.parse(&quot;12.37&quot;),&#10;&#9;&#9;&#9;&#9;&quot;12&quot;,&#10;&#9;&#9;&#9;&#9;true, //Feriale&#10;&#9;&#9;&#9;&#9;true, //Sabato&#10;&#9;&#9;&#9;&#9;false, //Domenica&#10;&#9;&#9;&#9;&#9;false));">
            <text:p>comingTimes.add(new Bus(dateFormatter.parse("12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45">
            <text:p>12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59];&quot;&quot;&quot;),&#10;&#9;&#9;&#9;&#9;&quot;&quot;&quot;;[.B59];&quot;&quot;&quot;,&#10;&#9;&#9;&#9;&#9;true, //Feriale&#10;&#9;&#9;&#9;&#9;true, //Sabato&#10;&#9;&#9;&#9;&#9;false, //Domenica&#10;&#9;&#9;&#9;&#9;false));&quot;)" office:value-type="string" office:string-value="comingTimes.add(new Bus(dateFormatter.parse(&quot;12.45&quot;),&#10;&#9;&#9;&#9;&#9;&quot;NOALE&quot;,&#10;&#9;&#9;&#9;&#9;true, //Feriale&#10;&#9;&#9;&#9;&#9;true, //Sabato&#10;&#9;&#9;&#9;&#9;false, //Domenica&#10;&#9;&#9;&#9;&#9;false));">
            <text:p>comingTimes.add(new Bus(dateFormatter.parse("12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2.52">
            <text:p>12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60];&quot;&quot;&quot;),&#10;&#9;&#9;&#9;&#9;&quot;&quot;&quot;;[.B60];&quot;&quot;&quot;,&#10;&#9;&#9;&#9;&#9;true, //Feriale&#10;&#9;&#9;&#9;&#9;true, //Sabato&#10;&#9;&#9;&#9;&#9;false, //Domenica&#10;&#9;&#9;&#9;&#9;false));&quot;)" office:value-type="string" office:string-value="comingTimes.add(new Bus(dateFormatter.parse(&quot;12.52&quot;),&#10;&#9;&#9;&#9;&#9;&quot;12/&quot;,&#10;&#9;&#9;&#9;&#9;true, //Feriale&#10;&#9;&#9;&#9;&#9;true, //Sabato&#10;&#9;&#9;&#9;&#9;false, //Domenica&#10;&#9;&#9;&#9;&#9;false));">
            <text:p>comingTimes.add(new Bus(dateFormatter.parse("12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00">
            <text:p>13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61];&quot;&quot;&quot;),&#10;&#9;&#9;&#9;&#9;&quot;&quot;&quot;;[.B61];&quot;&quot;&quot;,&#10;&#9;&#9;&#9;&#9;true, //Feriale&#10;&#9;&#9;&#9;&#9;true, //Sabato&#10;&#9;&#9;&#9;&#9;false, //Domenica&#10;&#9;&#9;&#9;&#9;false));&quot;)" office:value-type="string" office:string-value="comingTimes.add(new Bus(dateFormatter.parse(&quot;13.00&quot;),&#10;&#9;&#9;&#9;&#9;&quot;SCORZE&quot;,&#10;&#9;&#9;&#9;&#9;true, //Feriale&#10;&#9;&#9;&#9;&#9;true, //Sabato&#10;&#9;&#9;&#9;&#9;false, //Domenica&#10;&#9;&#9;&#9;&#9;false));">
            <text:p>comingTimes.add(new Bus(dateFormatter.parse("13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07">
            <text:p>13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62];&quot;&quot;&quot;),&#10;&#9;&#9;&#9;&#9;&quot;&quot;&quot;;[.B62];&quot;&quot;&quot;,&#10;&#9;&#9;&#9;&#9;true, //Feriale&#10;&#9;&#9;&#9;&#9;true, //Sabato&#10;&#9;&#9;&#9;&#9;false, //Domenica&#10;&#9;&#9;&#9;&#9;false));&quot;)" office:value-type="string" office:string-value="comingTimes.add(new Bus(dateFormatter.parse(&quot;13.07&quot;),&#10;&#9;&#9;&#9;&#9;&quot;12&quot;,&#10;&#9;&#9;&#9;&#9;true, //Feriale&#10;&#9;&#9;&#9;&#9;true, //Sabato&#10;&#9;&#9;&#9;&#9;false, //Domenica&#10;&#9;&#9;&#9;&#9;false));">
            <text:p>comingTimes.add(new Bus(dateFormatter.parse("13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10">
            <text:p>13.1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63];&quot;&quot;&quot;),&#10;&#9;&#9;&#9;&#9;&quot;&quot;&quot;;[.B63];&quot;&quot;&quot;,&#10;&#9;&#9;&#9;&#9;true, //Feriale&#10;&#9;&#9;&#9;&#9;true, //Sabato&#10;&#9;&#9;&#9;&#9;false, //Domenica&#10;&#9;&#9;&#9;&#9;false));&quot;)" office:value-type="string" office:string-value="comingTimes.add(new Bus(dateFormatter.parse(&quot;13.10&quot;),&#10;&#9;&#9;&#9;&#9;&quot;SCORZE&quot;,&#10;&#9;&#9;&#9;&#9;true, //Feriale&#10;&#9;&#9;&#9;&#9;true, //Sabato&#10;&#9;&#9;&#9;&#9;false, //Domenica&#10;&#9;&#9;&#9;&#9;false));">
            <text:p>comingTimes.add(new Bus(dateFormatter.parse("13.1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15">
            <text:p>13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64];&quot;&quot;&quot;),&#10;&#9;&#9;&#9;&#9;&quot;&quot;&quot;;[.B64];&quot;&quot;&quot;,&#10;&#9;&#9;&#9;&#9;true, //Feriale&#10;&#9;&#9;&#9;&#9;true, //Sabato&#10;&#9;&#9;&#9;&#9;false, //Domenica&#10;&#9;&#9;&#9;&#9;false));&quot;)" office:value-type="string" office:string-value="comingTimes.add(new Bus(dateFormatter.parse(&quot;13.15&quot;),&#10;&#9;&#9;&#9;&#9;&quot;NOALE&quot;,&#10;&#9;&#9;&#9;&#9;true, //Feriale&#10;&#9;&#9;&#9;&#9;true, //Sabato&#10;&#9;&#9;&#9;&#9;false, //Domenica&#10;&#9;&#9;&#9;&#9;false));">
            <text:p>comingTimes.add(new Bus(dateFormatter.parse("13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22">
            <text:p>13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65];&quot;&quot;&quot;),&#10;&#9;&#9;&#9;&#9;&quot;&quot;&quot;;[.B65];&quot;&quot;&quot;,&#10;&#9;&#9;&#9;&#9;true, //Feriale&#10;&#9;&#9;&#9;&#9;true, //Sabato&#10;&#9;&#9;&#9;&#9;false, //Domenica&#10;&#9;&#9;&#9;&#9;false));&quot;)" office:value-type="string" office:string-value="comingTimes.add(new Bus(dateFormatter.parse(&quot;13.22&quot;),&#10;&#9;&#9;&#9;&#9;&quot;12/&quot;,&#10;&#9;&#9;&#9;&#9;true, //Feriale&#10;&#9;&#9;&#9;&#9;true, //Sabato&#10;&#9;&#9;&#9;&#9;false, //Domenica&#10;&#9;&#9;&#9;&#9;false));">
            <text:p>comingTimes.add(new Bus(dateFormatter.parse("13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30">
            <text:p>13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66];&quot;&quot;&quot;),&#10;&#9;&#9;&#9;&#9;&quot;&quot;&quot;;[.B66];&quot;&quot;&quot;,&#10;&#9;&#9;&#9;&#9;true, //Feriale&#10;&#9;&#9;&#9;&#9;true, //Sabato&#10;&#9;&#9;&#9;&#9;false, //Domenica&#10;&#9;&#9;&#9;&#9;false));&quot;)" office:value-type="string" office:string-value="comingTimes.add(new Bus(dateFormatter.parse(&quot;13.30&quot;),&#10;&#9;&#9;&#9;&#9;&quot;SCORZE&quot;,&#10;&#9;&#9;&#9;&#9;true, //Feriale&#10;&#9;&#9;&#9;&#9;true, //Sabato&#10;&#9;&#9;&#9;&#9;false, //Domenica&#10;&#9;&#9;&#9;&#9;false));">
            <text:p>comingTimes.add(new Bus(dateFormatter.parse("13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37">
            <text:p>13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67];&quot;&quot;&quot;),&#10;&#9;&#9;&#9;&#9;&quot;&quot;&quot;;[.B67];&quot;&quot;&quot;,&#10;&#9;&#9;&#9;&#9;true, //Feriale&#10;&#9;&#9;&#9;&#9;true, //Sabato&#10;&#9;&#9;&#9;&#9;false, //Domenica&#10;&#9;&#9;&#9;&#9;false));&quot;)" office:value-type="string" office:string-value="comingTimes.add(new Bus(dateFormatter.parse(&quot;13.37&quot;),&#10;&#9;&#9;&#9;&#9;&quot;12&quot;,&#10;&#9;&#9;&#9;&#9;true, //Feriale&#10;&#9;&#9;&#9;&#9;true, //Sabato&#10;&#9;&#9;&#9;&#9;false, //Domenica&#10;&#9;&#9;&#9;&#9;false));">
            <text:p>comingTimes.add(new Bus(dateFormatter.parse("13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45">
            <text:p>13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68];&quot;&quot;&quot;),&#10;&#9;&#9;&#9;&#9;&quot;&quot;&quot;;[.B68];&quot;&quot;&quot;,&#10;&#9;&#9;&#9;&#9;true, //Feriale&#10;&#9;&#9;&#9;&#9;true, //Sabato&#10;&#9;&#9;&#9;&#9;false, //Domenica&#10;&#9;&#9;&#9;&#9;false));&quot;)" office:value-type="string" office:string-value="comingTimes.add(new Bus(dateFormatter.parse(&quot;13.45&quot;),&#10;&#9;&#9;&#9;&#9;&quot;NOALE&quot;,&#10;&#9;&#9;&#9;&#9;true, //Feriale&#10;&#9;&#9;&#9;&#9;true, //Sabato&#10;&#9;&#9;&#9;&#9;false, //Domenica&#10;&#9;&#9;&#9;&#9;false));">
            <text:p>comingTimes.add(new Bus(dateFormatter.parse("13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3.52">
            <text:p>13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69];&quot;&quot;&quot;),&#10;&#9;&#9;&#9;&#9;&quot;&quot;&quot;;[.B69];&quot;&quot;&quot;,&#10;&#9;&#9;&#9;&#9;true, //Feriale&#10;&#9;&#9;&#9;&#9;true, //Sabato&#10;&#9;&#9;&#9;&#9;false, //Domenica&#10;&#9;&#9;&#9;&#9;false));&quot;)" office:value-type="string" office:string-value="comingTimes.add(new Bus(dateFormatter.parse(&quot;13.52&quot;),&#10;&#9;&#9;&#9;&#9;&quot;12/&quot;,&#10;&#9;&#9;&#9;&#9;true, //Feriale&#10;&#9;&#9;&#9;&#9;true, //Sabato&#10;&#9;&#9;&#9;&#9;false, //Domenica&#10;&#9;&#9;&#9;&#9;false));">
            <text:p>comingTimes.add(new Bus(dateFormatter.parse("13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00">
            <text:p>14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70];&quot;&quot;&quot;),&#10;&#9;&#9;&#9;&#9;&quot;&quot;&quot;;[.B70];&quot;&quot;&quot;,&#10;&#9;&#9;&#9;&#9;true, //Feriale&#10;&#9;&#9;&#9;&#9;true, //Sabato&#10;&#9;&#9;&#9;&#9;false, //Domenica&#10;&#9;&#9;&#9;&#9;false));&quot;)" office:value-type="string" office:string-value="comingTimes.add(new Bus(dateFormatter.parse(&quot;14.00&quot;),&#10;&#9;&#9;&#9;&#9;&quot;SCORZE&quot;,&#10;&#9;&#9;&#9;&#9;true, //Feriale&#10;&#9;&#9;&#9;&#9;true, //Sabato&#10;&#9;&#9;&#9;&#9;false, //Domenica&#10;&#9;&#9;&#9;&#9;false));">
            <text:p>comingTimes.add(new Bus(dateFormatter.parse("14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07">
            <text:p>14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71];&quot;&quot;&quot;),&#10;&#9;&#9;&#9;&#9;&quot;&quot;&quot;;[.B71];&quot;&quot;&quot;,&#10;&#9;&#9;&#9;&#9;true, //Feriale&#10;&#9;&#9;&#9;&#9;true, //Sabato&#10;&#9;&#9;&#9;&#9;false, //Domenica&#10;&#9;&#9;&#9;&#9;false));&quot;)" office:value-type="string" office:string-value="comingTimes.add(new Bus(dateFormatter.parse(&quot;14.07&quot;),&#10;&#9;&#9;&#9;&#9;&quot;12&quot;,&#10;&#9;&#9;&#9;&#9;true, //Feriale&#10;&#9;&#9;&#9;&#9;true, //Sabato&#10;&#9;&#9;&#9;&#9;false, //Domenica&#10;&#9;&#9;&#9;&#9;false));">
            <text:p>comingTimes.add(new Bus(dateFormatter.parse("14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15">
            <text:p>14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72];&quot;&quot;&quot;),&#10;&#9;&#9;&#9;&#9;&quot;&quot;&quot;;[.B72];&quot;&quot;&quot;,&#10;&#9;&#9;&#9;&#9;true, //Feriale&#10;&#9;&#9;&#9;&#9;true, //Sabato&#10;&#9;&#9;&#9;&#9;false, //Domenica&#10;&#9;&#9;&#9;&#9;false));&quot;)" office:value-type="string" office:string-value="comingTimes.add(new Bus(dateFormatter.parse(&quot;14.15&quot;),&#10;&#9;&#9;&#9;&#9;&quot;NOALE&quot;,&#10;&#9;&#9;&#9;&#9;true, //Feriale&#10;&#9;&#9;&#9;&#9;true, //Sabato&#10;&#9;&#9;&#9;&#9;false, //Domenica&#10;&#9;&#9;&#9;&#9;false));">
            <text:p>comingTimes.add(new Bus(dateFormatter.parse("14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22">
            <text:p>14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73];&quot;&quot;&quot;),&#10;&#9;&#9;&#9;&#9;&quot;&quot;&quot;;[.B73];&quot;&quot;&quot;,&#10;&#9;&#9;&#9;&#9;true, //Feriale&#10;&#9;&#9;&#9;&#9;true, //Sabato&#10;&#9;&#9;&#9;&#9;false, //Domenica&#10;&#9;&#9;&#9;&#9;false));&quot;)" office:value-type="string" office:string-value="comingTimes.add(new Bus(dateFormatter.parse(&quot;14.22&quot;),&#10;&#9;&#9;&#9;&#9;&quot;12/&quot;,&#10;&#9;&#9;&#9;&#9;true, //Feriale&#10;&#9;&#9;&#9;&#9;true, //Sabato&#10;&#9;&#9;&#9;&#9;false, //Domenica&#10;&#9;&#9;&#9;&#9;false));">
            <text:p>comingTimes.add(new Bus(dateFormatter.parse("14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30">
            <text:p>14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74];&quot;&quot;&quot;),&#10;&#9;&#9;&#9;&#9;&quot;&quot;&quot;;[.B74];&quot;&quot;&quot;,&#10;&#9;&#9;&#9;&#9;true, //Feriale&#10;&#9;&#9;&#9;&#9;true, //Sabato&#10;&#9;&#9;&#9;&#9;false, //Domenica&#10;&#9;&#9;&#9;&#9;false));&quot;)" office:value-type="string" office:string-value="comingTimes.add(new Bus(dateFormatter.parse(&quot;14.30&quot;),&#10;&#9;&#9;&#9;&#9;&quot;SCORZE&quot;,&#10;&#9;&#9;&#9;&#9;true, //Feriale&#10;&#9;&#9;&#9;&#9;true, //Sabato&#10;&#9;&#9;&#9;&#9;false, //Domenica&#10;&#9;&#9;&#9;&#9;false));">
            <text:p>comingTimes.add(new Bus(dateFormatter.parse("14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37">
            <text:p>14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75];&quot;&quot;&quot;),&#10;&#9;&#9;&#9;&#9;&quot;&quot;&quot;;[.B75];&quot;&quot;&quot;,&#10;&#9;&#9;&#9;&#9;true, //Feriale&#10;&#9;&#9;&#9;&#9;true, //Sabato&#10;&#9;&#9;&#9;&#9;false, //Domenica&#10;&#9;&#9;&#9;&#9;false));&quot;)" office:value-type="string" office:string-value="comingTimes.add(new Bus(dateFormatter.parse(&quot;14.37&quot;),&#10;&#9;&#9;&#9;&#9;&quot;12&quot;,&#10;&#9;&#9;&#9;&#9;true, //Feriale&#10;&#9;&#9;&#9;&#9;true, //Sabato&#10;&#9;&#9;&#9;&#9;false, //Domenica&#10;&#9;&#9;&#9;&#9;false));">
            <text:p>comingTimes.add(new Bus(dateFormatter.parse("14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45">
            <text:p>14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76];&quot;&quot;&quot;),&#10;&#9;&#9;&#9;&#9;&quot;&quot;&quot;;[.B76];&quot;&quot;&quot;,&#10;&#9;&#9;&#9;&#9;true, //Feriale&#10;&#9;&#9;&#9;&#9;true, //Sabato&#10;&#9;&#9;&#9;&#9;false, //Domenica&#10;&#9;&#9;&#9;&#9;false));&quot;)" office:value-type="string" office:string-value="comingTimes.add(new Bus(dateFormatter.parse(&quot;14.45&quot;),&#10;&#9;&#9;&#9;&#9;&quot;NOALE&quot;,&#10;&#9;&#9;&#9;&#9;true, //Feriale&#10;&#9;&#9;&#9;&#9;true, //Sabato&#10;&#9;&#9;&#9;&#9;false, //Domenica&#10;&#9;&#9;&#9;&#9;false));">
            <text:p>comingTimes.add(new Bus(dateFormatter.parse("14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4.52">
            <text:p>14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77];&quot;&quot;&quot;),&#10;&#9;&#9;&#9;&#9;&quot;&quot;&quot;;[.B77];&quot;&quot;&quot;,&#10;&#9;&#9;&#9;&#9;true, //Feriale&#10;&#9;&#9;&#9;&#9;true, //Sabato&#10;&#9;&#9;&#9;&#9;false, //Domenica&#10;&#9;&#9;&#9;&#9;false));&quot;)" office:value-type="string" office:string-value="comingTimes.add(new Bus(dateFormatter.parse(&quot;14.52&quot;),&#10;&#9;&#9;&#9;&#9;&quot;12/&quot;,&#10;&#9;&#9;&#9;&#9;true, //Feriale&#10;&#9;&#9;&#9;&#9;true, //Sabato&#10;&#9;&#9;&#9;&#9;false, //Domenica&#10;&#9;&#9;&#9;&#9;false));">
            <text:p>comingTimes.add(new Bus(dateFormatter.parse("14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00">
            <text:p>15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78];&quot;&quot;&quot;),&#10;&#9;&#9;&#9;&#9;&quot;&quot;&quot;;[.B78];&quot;&quot;&quot;,&#10;&#9;&#9;&#9;&#9;true, //Feriale&#10;&#9;&#9;&#9;&#9;true, //Sabato&#10;&#9;&#9;&#9;&#9;false, //Domenica&#10;&#9;&#9;&#9;&#9;false));&quot;)" office:value-type="string" office:string-value="comingTimes.add(new Bus(dateFormatter.parse(&quot;15.00&quot;),&#10;&#9;&#9;&#9;&#9;&quot;SCORZE&quot;,&#10;&#9;&#9;&#9;&#9;true, //Feriale&#10;&#9;&#9;&#9;&#9;true, //Sabato&#10;&#9;&#9;&#9;&#9;false, //Domenica&#10;&#9;&#9;&#9;&#9;false));">
            <text:p>comingTimes.add(new Bus(dateFormatter.parse("15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07">
            <text:p>15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79];&quot;&quot;&quot;),&#10;&#9;&#9;&#9;&#9;&quot;&quot;&quot;;[.B79];&quot;&quot;&quot;,&#10;&#9;&#9;&#9;&#9;true, //Feriale&#10;&#9;&#9;&#9;&#9;true, //Sabato&#10;&#9;&#9;&#9;&#9;false, //Domenica&#10;&#9;&#9;&#9;&#9;false));&quot;)" office:value-type="string" office:string-value="comingTimes.add(new Bus(dateFormatter.parse(&quot;15.07&quot;),&#10;&#9;&#9;&#9;&#9;&quot;12&quot;,&#10;&#9;&#9;&#9;&#9;true, //Feriale&#10;&#9;&#9;&#9;&#9;true, //Sabato&#10;&#9;&#9;&#9;&#9;false, //Domenica&#10;&#9;&#9;&#9;&#9;false));">
            <text:p>comingTimes.add(new Bus(dateFormatter.parse("15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15">
            <text:p>15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80];&quot;&quot;&quot;),&#10;&#9;&#9;&#9;&#9;&quot;&quot;&quot;;[.B80];&quot;&quot;&quot;,&#10;&#9;&#9;&#9;&#9;true, //Feriale&#10;&#9;&#9;&#9;&#9;true, //Sabato&#10;&#9;&#9;&#9;&#9;false, //Domenica&#10;&#9;&#9;&#9;&#9;false));&quot;)" office:value-type="string" office:string-value="comingTimes.add(new Bus(dateFormatter.parse(&quot;15.15&quot;),&#10;&#9;&#9;&#9;&#9;&quot;NOALE&quot;,&#10;&#9;&#9;&#9;&#9;true, //Feriale&#10;&#9;&#9;&#9;&#9;true, //Sabato&#10;&#9;&#9;&#9;&#9;false, //Domenica&#10;&#9;&#9;&#9;&#9;false));">
            <text:p>comingTimes.add(new Bus(dateFormatter.parse("15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22">
            <text:p>15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81];&quot;&quot;&quot;),&#10;&#9;&#9;&#9;&#9;&quot;&quot;&quot;;[.B81];&quot;&quot;&quot;,&#10;&#9;&#9;&#9;&#9;true, //Feriale&#10;&#9;&#9;&#9;&#9;true, //Sabato&#10;&#9;&#9;&#9;&#9;false, //Domenica&#10;&#9;&#9;&#9;&#9;false));&quot;)" office:value-type="string" office:string-value="comingTimes.add(new Bus(dateFormatter.parse(&quot;15.22&quot;),&#10;&#9;&#9;&#9;&#9;&quot;12/&quot;,&#10;&#9;&#9;&#9;&#9;true, //Feriale&#10;&#9;&#9;&#9;&#9;true, //Sabato&#10;&#9;&#9;&#9;&#9;false, //Domenica&#10;&#9;&#9;&#9;&#9;false));">
            <text:p>comingTimes.add(new Bus(dateFormatter.parse("15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30">
            <text:p>15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82];&quot;&quot;&quot;),&#10;&#9;&#9;&#9;&#9;&quot;&quot;&quot;;[.B82];&quot;&quot;&quot;,&#10;&#9;&#9;&#9;&#9;true, //Feriale&#10;&#9;&#9;&#9;&#9;true, //Sabato&#10;&#9;&#9;&#9;&#9;false, //Domenica&#10;&#9;&#9;&#9;&#9;false));&quot;)" office:value-type="string" office:string-value="comingTimes.add(new Bus(dateFormatter.parse(&quot;15.30&quot;),&#10;&#9;&#9;&#9;&#9;&quot;SCORZE&quot;,&#10;&#9;&#9;&#9;&#9;true, //Feriale&#10;&#9;&#9;&#9;&#9;true, //Sabato&#10;&#9;&#9;&#9;&#9;false, //Domenica&#10;&#9;&#9;&#9;&#9;false));">
            <text:p>comingTimes.add(new Bus(dateFormatter.parse("15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37">
            <text:p>15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83];&quot;&quot;&quot;),&#10;&#9;&#9;&#9;&#9;&quot;&quot;&quot;;[.B83];&quot;&quot;&quot;,&#10;&#9;&#9;&#9;&#9;true, //Feriale&#10;&#9;&#9;&#9;&#9;true, //Sabato&#10;&#9;&#9;&#9;&#9;false, //Domenica&#10;&#9;&#9;&#9;&#9;false));&quot;)" office:value-type="string" office:string-value="comingTimes.add(new Bus(dateFormatter.parse(&quot;15.37&quot;),&#10;&#9;&#9;&#9;&#9;&quot;12&quot;,&#10;&#9;&#9;&#9;&#9;true, //Feriale&#10;&#9;&#9;&#9;&#9;true, //Sabato&#10;&#9;&#9;&#9;&#9;false, //Domenica&#10;&#9;&#9;&#9;&#9;false));">
            <text:p>comingTimes.add(new Bus(dateFormatter.parse("15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45">
            <text:p>15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84];&quot;&quot;&quot;),&#10;&#9;&#9;&#9;&#9;&quot;&quot;&quot;;[.B84];&quot;&quot;&quot;,&#10;&#9;&#9;&#9;&#9;true, //Feriale&#10;&#9;&#9;&#9;&#9;true, //Sabato&#10;&#9;&#9;&#9;&#9;false, //Domenica&#10;&#9;&#9;&#9;&#9;false));&quot;)" office:value-type="string" office:string-value="comingTimes.add(new Bus(dateFormatter.parse(&quot;15.45&quot;),&#10;&#9;&#9;&#9;&#9;&quot;NOALE&quot;,&#10;&#9;&#9;&#9;&#9;true, //Feriale&#10;&#9;&#9;&#9;&#9;true, //Sabato&#10;&#9;&#9;&#9;&#9;false, //Domenica&#10;&#9;&#9;&#9;&#9;false));">
            <text:p>comingTimes.add(new Bus(dateFormatter.parse("15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5.52">
            <text:p>15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85];&quot;&quot;&quot;),&#10;&#9;&#9;&#9;&#9;&quot;&quot;&quot;;[.B85];&quot;&quot;&quot;,&#10;&#9;&#9;&#9;&#9;true, //Feriale&#10;&#9;&#9;&#9;&#9;true, //Sabato&#10;&#9;&#9;&#9;&#9;false, //Domenica&#10;&#9;&#9;&#9;&#9;false));&quot;)" office:value-type="string" office:string-value="comingTimes.add(new Bus(dateFormatter.parse(&quot;15.52&quot;),&#10;&#9;&#9;&#9;&#9;&quot;12/&quot;,&#10;&#9;&#9;&#9;&#9;true, //Feriale&#10;&#9;&#9;&#9;&#9;true, //Sabato&#10;&#9;&#9;&#9;&#9;false, //Domenica&#10;&#9;&#9;&#9;&#9;false));">
            <text:p>comingTimes.add(new Bus(dateFormatter.parse("15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00">
            <text:p>16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86];&quot;&quot;&quot;),&#10;&#9;&#9;&#9;&#9;&quot;&quot;&quot;;[.B86];&quot;&quot;&quot;,&#10;&#9;&#9;&#9;&#9;true, //Feriale&#10;&#9;&#9;&#9;&#9;true, //Sabato&#10;&#9;&#9;&#9;&#9;false, //Domenica&#10;&#9;&#9;&#9;&#9;false));&quot;)" office:value-type="string" office:string-value="comingTimes.add(new Bus(dateFormatter.parse(&quot;16.00&quot;),&#10;&#9;&#9;&#9;&#9;&quot;SCORZE&quot;,&#10;&#9;&#9;&#9;&#9;true, //Feriale&#10;&#9;&#9;&#9;&#9;true, //Sabato&#10;&#9;&#9;&#9;&#9;false, //Domenica&#10;&#9;&#9;&#9;&#9;false));">
            <text:p>comingTimes.add(new Bus(dateFormatter.parse("16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07">
            <text:p>16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87];&quot;&quot;&quot;),&#10;&#9;&#9;&#9;&#9;&quot;&quot;&quot;;[.B87];&quot;&quot;&quot;,&#10;&#9;&#9;&#9;&#9;true, //Feriale&#10;&#9;&#9;&#9;&#9;true, //Sabato&#10;&#9;&#9;&#9;&#9;false, //Domenica&#10;&#9;&#9;&#9;&#9;false));&quot;)" office:value-type="string" office:string-value="comingTimes.add(new Bus(dateFormatter.parse(&quot;16.07&quot;),&#10;&#9;&#9;&#9;&#9;&quot;12&quot;,&#10;&#9;&#9;&#9;&#9;true, //Feriale&#10;&#9;&#9;&#9;&#9;true, //Sabato&#10;&#9;&#9;&#9;&#9;false, //Domenica&#10;&#9;&#9;&#9;&#9;false));">
            <text:p>comingTimes.add(new Bus(dateFormatter.parse("16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15">
            <text:p>16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88];&quot;&quot;&quot;),&#10;&#9;&#9;&#9;&#9;&quot;&quot;&quot;;[.B88];&quot;&quot;&quot;,&#10;&#9;&#9;&#9;&#9;true, //Feriale&#10;&#9;&#9;&#9;&#9;true, //Sabato&#10;&#9;&#9;&#9;&#9;false, //Domenica&#10;&#9;&#9;&#9;&#9;false));&quot;)" office:value-type="string" office:string-value="comingTimes.add(new Bus(dateFormatter.parse(&quot;16.15&quot;),&#10;&#9;&#9;&#9;&#9;&quot;NOALE&quot;,&#10;&#9;&#9;&#9;&#9;true, //Feriale&#10;&#9;&#9;&#9;&#9;true, //Sabato&#10;&#9;&#9;&#9;&#9;false, //Domenica&#10;&#9;&#9;&#9;&#9;false));">
            <text:p>comingTimes.add(new Bus(dateFormatter.parse("16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22">
            <text:p>16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89];&quot;&quot;&quot;),&#10;&#9;&#9;&#9;&#9;&quot;&quot;&quot;;[.B89];&quot;&quot;&quot;,&#10;&#9;&#9;&#9;&#9;true, //Feriale&#10;&#9;&#9;&#9;&#9;true, //Sabato&#10;&#9;&#9;&#9;&#9;false, //Domenica&#10;&#9;&#9;&#9;&#9;false));&quot;)" office:value-type="string" office:string-value="comingTimes.add(new Bus(dateFormatter.parse(&quot;16.22&quot;),&#10;&#9;&#9;&#9;&#9;&quot;12/&quot;,&#10;&#9;&#9;&#9;&#9;true, //Feriale&#10;&#9;&#9;&#9;&#9;true, //Sabato&#10;&#9;&#9;&#9;&#9;false, //Domenica&#10;&#9;&#9;&#9;&#9;false));">
            <text:p>comingTimes.add(new Bus(dateFormatter.parse("16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30">
            <text:p>16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90];&quot;&quot;&quot;),&#10;&#9;&#9;&#9;&#9;&quot;&quot;&quot;;[.B90];&quot;&quot;&quot;,&#10;&#9;&#9;&#9;&#9;true, //Feriale&#10;&#9;&#9;&#9;&#9;true, //Sabato&#10;&#9;&#9;&#9;&#9;false, //Domenica&#10;&#9;&#9;&#9;&#9;false));&quot;)" office:value-type="string" office:string-value="comingTimes.add(new Bus(dateFormatter.parse(&quot;16.30&quot;),&#10;&#9;&#9;&#9;&#9;&quot;SCORZE&quot;,&#10;&#9;&#9;&#9;&#9;true, //Feriale&#10;&#9;&#9;&#9;&#9;true, //Sabato&#10;&#9;&#9;&#9;&#9;false, //Domenica&#10;&#9;&#9;&#9;&#9;false));">
            <text:p>comingTimes.add(new Bus(dateFormatter.parse("16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37">
            <text:p>16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91];&quot;&quot;&quot;),&#10;&#9;&#9;&#9;&#9;&quot;&quot;&quot;;[.B91];&quot;&quot;&quot;,&#10;&#9;&#9;&#9;&#9;true, //Feriale&#10;&#9;&#9;&#9;&#9;true, //Sabato&#10;&#9;&#9;&#9;&#9;false, //Domenica&#10;&#9;&#9;&#9;&#9;false));&quot;)" office:value-type="string" office:string-value="comingTimes.add(new Bus(dateFormatter.parse(&quot;16.37&quot;),&#10;&#9;&#9;&#9;&#9;&quot;12&quot;,&#10;&#9;&#9;&#9;&#9;true, //Feriale&#10;&#9;&#9;&#9;&#9;true, //Sabato&#10;&#9;&#9;&#9;&#9;false, //Domenica&#10;&#9;&#9;&#9;&#9;false));">
            <text:p>comingTimes.add(new Bus(dateFormatter.parse("16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45">
            <text:p>16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92];&quot;&quot;&quot;),&#10;&#9;&#9;&#9;&#9;&quot;&quot;&quot;;[.B92];&quot;&quot;&quot;,&#10;&#9;&#9;&#9;&#9;true, //Feriale&#10;&#9;&#9;&#9;&#9;true, //Sabato&#10;&#9;&#9;&#9;&#9;false, //Domenica&#10;&#9;&#9;&#9;&#9;false));&quot;)" office:value-type="string" office:string-value="comingTimes.add(new Bus(dateFormatter.parse(&quot;16.45&quot;),&#10;&#9;&#9;&#9;&#9;&quot;NOALE&quot;,&#10;&#9;&#9;&#9;&#9;true, //Feriale&#10;&#9;&#9;&#9;&#9;true, //Sabato&#10;&#9;&#9;&#9;&#9;false, //Domenica&#10;&#9;&#9;&#9;&#9;false));">
            <text:p>comingTimes.add(new Bus(dateFormatter.parse("16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6.52">
            <text:p>16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93];&quot;&quot;&quot;),&#10;&#9;&#9;&#9;&#9;&quot;&quot;&quot;;[.B93];&quot;&quot;&quot;,&#10;&#9;&#9;&#9;&#9;true, //Feriale&#10;&#9;&#9;&#9;&#9;true, //Sabato&#10;&#9;&#9;&#9;&#9;false, //Domenica&#10;&#9;&#9;&#9;&#9;false));&quot;)" office:value-type="string" office:string-value="comingTimes.add(new Bus(dateFormatter.parse(&quot;16.52&quot;),&#10;&#9;&#9;&#9;&#9;&quot;12/&quot;,&#10;&#9;&#9;&#9;&#9;true, //Feriale&#10;&#9;&#9;&#9;&#9;true, //Sabato&#10;&#9;&#9;&#9;&#9;false, //Domenica&#10;&#9;&#9;&#9;&#9;false));">
            <text:p>comingTimes.add(new Bus(dateFormatter.parse("16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00">
            <text:p>17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94];&quot;&quot;&quot;),&#10;&#9;&#9;&#9;&#9;&quot;&quot;&quot;;[.B94];&quot;&quot;&quot;,&#10;&#9;&#9;&#9;&#9;true, //Feriale&#10;&#9;&#9;&#9;&#9;true, //Sabato&#10;&#9;&#9;&#9;&#9;false, //Domenica&#10;&#9;&#9;&#9;&#9;false));&quot;)" office:value-type="string" office:string-value="comingTimes.add(new Bus(dateFormatter.parse(&quot;17.00&quot;),&#10;&#9;&#9;&#9;&#9;&quot;SCORZE&quot;,&#10;&#9;&#9;&#9;&#9;true, //Feriale&#10;&#9;&#9;&#9;&#9;true, //Sabato&#10;&#9;&#9;&#9;&#9;false, //Domenica&#10;&#9;&#9;&#9;&#9;false));">
            <text:p>comingTimes.add(new Bus(dateFormatter.parse("17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07">
            <text:p>17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95];&quot;&quot;&quot;),&#10;&#9;&#9;&#9;&#9;&quot;&quot;&quot;;[.B95];&quot;&quot;&quot;,&#10;&#9;&#9;&#9;&#9;true, //Feriale&#10;&#9;&#9;&#9;&#9;true, //Sabato&#10;&#9;&#9;&#9;&#9;false, //Domenica&#10;&#9;&#9;&#9;&#9;false));&quot;)" office:value-type="string" office:string-value="comingTimes.add(new Bus(dateFormatter.parse(&quot;17.07&quot;),&#10;&#9;&#9;&#9;&#9;&quot;12&quot;,&#10;&#9;&#9;&#9;&#9;true, //Feriale&#10;&#9;&#9;&#9;&#9;true, //Sabato&#10;&#9;&#9;&#9;&#9;false, //Domenica&#10;&#9;&#9;&#9;&#9;false));">
            <text:p>comingTimes.add(new Bus(dateFormatter.parse("17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15">
            <text:p>17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96];&quot;&quot;&quot;),&#10;&#9;&#9;&#9;&#9;&quot;&quot;&quot;;[.B96];&quot;&quot;&quot;,&#10;&#9;&#9;&#9;&#9;true, //Feriale&#10;&#9;&#9;&#9;&#9;true, //Sabato&#10;&#9;&#9;&#9;&#9;false, //Domenica&#10;&#9;&#9;&#9;&#9;false));&quot;)" office:value-type="string" office:string-value="comingTimes.add(new Bus(dateFormatter.parse(&quot;17.15&quot;),&#10;&#9;&#9;&#9;&#9;&quot;NOALE&quot;,&#10;&#9;&#9;&#9;&#9;true, //Feriale&#10;&#9;&#9;&#9;&#9;true, //Sabato&#10;&#9;&#9;&#9;&#9;false, //Domenica&#10;&#9;&#9;&#9;&#9;false));">
            <text:p>comingTimes.add(new Bus(dateFormatter.parse("17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22">
            <text:p>17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97];&quot;&quot;&quot;),&#10;&#9;&#9;&#9;&#9;&quot;&quot;&quot;;[.B97];&quot;&quot;&quot;,&#10;&#9;&#9;&#9;&#9;true, //Feriale&#10;&#9;&#9;&#9;&#9;true, //Sabato&#10;&#9;&#9;&#9;&#9;false, //Domenica&#10;&#9;&#9;&#9;&#9;false));&quot;)" office:value-type="string" office:string-value="comingTimes.add(new Bus(dateFormatter.parse(&quot;17.22&quot;),&#10;&#9;&#9;&#9;&#9;&quot;12/&quot;,&#10;&#9;&#9;&#9;&#9;true, //Feriale&#10;&#9;&#9;&#9;&#9;true, //Sabato&#10;&#9;&#9;&#9;&#9;false, //Domenica&#10;&#9;&#9;&#9;&#9;false));">
            <text:p>comingTimes.add(new Bus(dateFormatter.parse("17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30">
            <text:p>17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98];&quot;&quot;&quot;),&#10;&#9;&#9;&#9;&#9;&quot;&quot;&quot;;[.B98];&quot;&quot;&quot;,&#10;&#9;&#9;&#9;&#9;true, //Feriale&#10;&#9;&#9;&#9;&#9;true, //Sabato&#10;&#9;&#9;&#9;&#9;false, //Domenica&#10;&#9;&#9;&#9;&#9;false));&quot;)" office:value-type="string" office:string-value="comingTimes.add(new Bus(dateFormatter.parse(&quot;17.30&quot;),&#10;&#9;&#9;&#9;&#9;&quot;SCORZE&quot;,&#10;&#9;&#9;&#9;&#9;true, //Feriale&#10;&#9;&#9;&#9;&#9;true, //Sabato&#10;&#9;&#9;&#9;&#9;false, //Domenica&#10;&#9;&#9;&#9;&#9;false));">
            <text:p>comingTimes.add(new Bus(dateFormatter.parse("17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37">
            <text:p>17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99];&quot;&quot;&quot;),&#10;&#9;&#9;&#9;&#9;&quot;&quot;&quot;;[.B99];&quot;&quot;&quot;,&#10;&#9;&#9;&#9;&#9;true, //Feriale&#10;&#9;&#9;&#9;&#9;true, //Sabato&#10;&#9;&#9;&#9;&#9;false, //Domenica&#10;&#9;&#9;&#9;&#9;false));&quot;)" office:value-type="string" office:string-value="comingTimes.add(new Bus(dateFormatter.parse(&quot;17.37&quot;),&#10;&#9;&#9;&#9;&#9;&quot;12&quot;,&#10;&#9;&#9;&#9;&#9;true, //Feriale&#10;&#9;&#9;&#9;&#9;true, //Sabato&#10;&#9;&#9;&#9;&#9;false, //Domenica&#10;&#9;&#9;&#9;&#9;false));">
            <text:p>comingTimes.add(new Bus(dateFormatter.parse("17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45">
            <text:p>17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00];&quot;&quot;&quot;),&#10;&#9;&#9;&#9;&#9;&quot;&quot;&quot;;[.B100];&quot;&quot;&quot;,&#10;&#9;&#9;&#9;&#9;true, //Feriale&#10;&#9;&#9;&#9;&#9;true, //Sabato&#10;&#9;&#9;&#9;&#9;false, //Domenica&#10;&#9;&#9;&#9;&#9;false));&quot;)" office:value-type="string" office:string-value="comingTimes.add(new Bus(dateFormatter.parse(&quot;17.45&quot;),&#10;&#9;&#9;&#9;&#9;&quot;NOALE&quot;,&#10;&#9;&#9;&#9;&#9;true, //Feriale&#10;&#9;&#9;&#9;&#9;true, //Sabato&#10;&#9;&#9;&#9;&#9;false, //Domenica&#10;&#9;&#9;&#9;&#9;false));">
            <text:p>comingTimes.add(new Bus(dateFormatter.parse("17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7.52">
            <text:p>17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01];&quot;&quot;&quot;),&#10;&#9;&#9;&#9;&#9;&quot;&quot;&quot;;[.B101];&quot;&quot;&quot;,&#10;&#9;&#9;&#9;&#9;true, //Feriale&#10;&#9;&#9;&#9;&#9;true, //Sabato&#10;&#9;&#9;&#9;&#9;false, //Domenica&#10;&#9;&#9;&#9;&#9;false));&quot;)" office:value-type="string" office:string-value="comingTimes.add(new Bus(dateFormatter.parse(&quot;17.52&quot;),&#10;&#9;&#9;&#9;&#9;&quot;12/&quot;,&#10;&#9;&#9;&#9;&#9;true, //Feriale&#10;&#9;&#9;&#9;&#9;true, //Sabato&#10;&#9;&#9;&#9;&#9;false, //Domenica&#10;&#9;&#9;&#9;&#9;false));">
            <text:p>comingTimes.add(new Bus(dateFormatter.parse("17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00">
            <text:p>18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02];&quot;&quot;&quot;),&#10;&#9;&#9;&#9;&#9;&quot;&quot;&quot;;[.B102];&quot;&quot;&quot;,&#10;&#9;&#9;&#9;&#9;true, //Feriale&#10;&#9;&#9;&#9;&#9;true, //Sabato&#10;&#9;&#9;&#9;&#9;false, //Domenica&#10;&#9;&#9;&#9;&#9;false));&quot;)" office:value-type="string" office:string-value="comingTimes.add(new Bus(dateFormatter.parse(&quot;18.00&quot;),&#10;&#9;&#9;&#9;&#9;&quot;SCORZE&quot;,&#10;&#9;&#9;&#9;&#9;true, //Feriale&#10;&#9;&#9;&#9;&#9;true, //Sabato&#10;&#9;&#9;&#9;&#9;false, //Domenica&#10;&#9;&#9;&#9;&#9;false));">
            <text:p>comingTimes.add(new Bus(dateFormatter.parse("18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07">
            <text:p>18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03];&quot;&quot;&quot;),&#10;&#9;&#9;&#9;&#9;&quot;&quot;&quot;;[.B103];&quot;&quot;&quot;,&#10;&#9;&#9;&#9;&#9;true, //Feriale&#10;&#9;&#9;&#9;&#9;true, //Sabato&#10;&#9;&#9;&#9;&#9;false, //Domenica&#10;&#9;&#9;&#9;&#9;false));&quot;)" office:value-type="string" office:string-value="comingTimes.add(new Bus(dateFormatter.parse(&quot;18.07&quot;),&#10;&#9;&#9;&#9;&#9;&quot;12&quot;,&#10;&#9;&#9;&#9;&#9;true, //Feriale&#10;&#9;&#9;&#9;&#9;true, //Sabato&#10;&#9;&#9;&#9;&#9;false, //Domenica&#10;&#9;&#9;&#9;&#9;false));">
            <text:p>comingTimes.add(new Bus(dateFormatter.parse("18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15">
            <text:p>18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04];&quot;&quot;&quot;),&#10;&#9;&#9;&#9;&#9;&quot;&quot;&quot;;[.B104];&quot;&quot;&quot;,&#10;&#9;&#9;&#9;&#9;true, //Feriale&#10;&#9;&#9;&#9;&#9;true, //Sabato&#10;&#9;&#9;&#9;&#9;false, //Domenica&#10;&#9;&#9;&#9;&#9;false));&quot;)" office:value-type="string" office:string-value="comingTimes.add(new Bus(dateFormatter.parse(&quot;18.15&quot;),&#10;&#9;&#9;&#9;&#9;&quot;NOALE&quot;,&#10;&#9;&#9;&#9;&#9;true, //Feriale&#10;&#9;&#9;&#9;&#9;true, //Sabato&#10;&#9;&#9;&#9;&#9;false, //Domenica&#10;&#9;&#9;&#9;&#9;false));">
            <text:p>comingTimes.add(new Bus(dateFormatter.parse("18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22">
            <text:p>18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05];&quot;&quot;&quot;),&#10;&#9;&#9;&#9;&#9;&quot;&quot;&quot;;[.B105];&quot;&quot;&quot;,&#10;&#9;&#9;&#9;&#9;true, //Feriale&#10;&#9;&#9;&#9;&#9;true, //Sabato&#10;&#9;&#9;&#9;&#9;false, //Domenica&#10;&#9;&#9;&#9;&#9;false));&quot;)" office:value-type="string" office:string-value="comingTimes.add(new Bus(dateFormatter.parse(&quot;18.22&quot;),&#10;&#9;&#9;&#9;&#9;&quot;12/&quot;,&#10;&#9;&#9;&#9;&#9;true, //Feriale&#10;&#9;&#9;&#9;&#9;true, //Sabato&#10;&#9;&#9;&#9;&#9;false, //Domenica&#10;&#9;&#9;&#9;&#9;false));">
            <text:p>comingTimes.add(new Bus(dateFormatter.parse("18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30">
            <text:p>18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06];&quot;&quot;&quot;),&#10;&#9;&#9;&#9;&#9;&quot;&quot;&quot;;[.B106];&quot;&quot;&quot;,&#10;&#9;&#9;&#9;&#9;true, //Feriale&#10;&#9;&#9;&#9;&#9;true, //Sabato&#10;&#9;&#9;&#9;&#9;false, //Domenica&#10;&#9;&#9;&#9;&#9;false));&quot;)" office:value-type="string" office:string-value="comingTimes.add(new Bus(dateFormatter.parse(&quot;18.30&quot;),&#10;&#9;&#9;&#9;&#9;&quot;SCORZE&quot;,&#10;&#9;&#9;&#9;&#9;true, //Feriale&#10;&#9;&#9;&#9;&#9;true, //Sabato&#10;&#9;&#9;&#9;&#9;false, //Domenica&#10;&#9;&#9;&#9;&#9;false));">
            <text:p>comingTimes.add(new Bus(dateFormatter.parse("18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37">
            <text:p>18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07];&quot;&quot;&quot;),&#10;&#9;&#9;&#9;&#9;&quot;&quot;&quot;;[.B107];&quot;&quot;&quot;,&#10;&#9;&#9;&#9;&#9;true, //Feriale&#10;&#9;&#9;&#9;&#9;true, //Sabato&#10;&#9;&#9;&#9;&#9;false, //Domenica&#10;&#9;&#9;&#9;&#9;false));&quot;)" office:value-type="string" office:string-value="comingTimes.add(new Bus(dateFormatter.parse(&quot;18.37&quot;),&#10;&#9;&#9;&#9;&#9;&quot;12&quot;,&#10;&#9;&#9;&#9;&#9;true, //Feriale&#10;&#9;&#9;&#9;&#9;true, //Sabato&#10;&#9;&#9;&#9;&#9;false, //Domenica&#10;&#9;&#9;&#9;&#9;false));">
            <text:p>comingTimes.add(new Bus(dateFormatter.parse("18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45">
            <text:p>18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08];&quot;&quot;&quot;),&#10;&#9;&#9;&#9;&#9;&quot;&quot;&quot;;[.B108];&quot;&quot;&quot;,&#10;&#9;&#9;&#9;&#9;true, //Feriale&#10;&#9;&#9;&#9;&#9;true, //Sabato&#10;&#9;&#9;&#9;&#9;false, //Domenica&#10;&#9;&#9;&#9;&#9;false));&quot;)" office:value-type="string" office:string-value="comingTimes.add(new Bus(dateFormatter.parse(&quot;18.45&quot;),&#10;&#9;&#9;&#9;&#9;&quot;NOALE&quot;,&#10;&#9;&#9;&#9;&#9;true, //Feriale&#10;&#9;&#9;&#9;&#9;true, //Sabato&#10;&#9;&#9;&#9;&#9;false, //Domenica&#10;&#9;&#9;&#9;&#9;false));">
            <text:p>comingTimes.add(new Bus(dateFormatter.parse("18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8.52">
            <text:p>18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09];&quot;&quot;&quot;),&#10;&#9;&#9;&#9;&#9;&quot;&quot;&quot;;[.B109];&quot;&quot;&quot;,&#10;&#9;&#9;&#9;&#9;true, //Feriale&#10;&#9;&#9;&#9;&#9;true, //Sabato&#10;&#9;&#9;&#9;&#9;false, //Domenica&#10;&#9;&#9;&#9;&#9;false));&quot;)" office:value-type="string" office:string-value="comingTimes.add(new Bus(dateFormatter.parse(&quot;18.52&quot;),&#10;&#9;&#9;&#9;&#9;&quot;12/&quot;,&#10;&#9;&#9;&#9;&#9;true, //Feriale&#10;&#9;&#9;&#9;&#9;true, //Sabato&#10;&#9;&#9;&#9;&#9;false, //Domenica&#10;&#9;&#9;&#9;&#9;false));">
            <text:p>comingTimes.add(new Bus(dateFormatter.parse("18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00">
            <text:p>19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10];&quot;&quot;&quot;),&#10;&#9;&#9;&#9;&#9;&quot;&quot;&quot;;[.B110];&quot;&quot;&quot;,&#10;&#9;&#9;&#9;&#9;true, //Feriale&#10;&#9;&#9;&#9;&#9;true, //Sabato&#10;&#9;&#9;&#9;&#9;false, //Domenica&#10;&#9;&#9;&#9;&#9;false));&quot;)" office:value-type="string" office:string-value="comingTimes.add(new Bus(dateFormatter.parse(&quot;19.00&quot;),&#10;&#9;&#9;&#9;&#9;&quot;SCORZE&quot;,&#10;&#9;&#9;&#9;&#9;true, //Feriale&#10;&#9;&#9;&#9;&#9;true, //Sabato&#10;&#9;&#9;&#9;&#9;false, //Domenica&#10;&#9;&#9;&#9;&#9;false));">
            <text:p>comingTimes.add(new Bus(dateFormatter.parse("19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07">
            <text:p>19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11];&quot;&quot;&quot;),&#10;&#9;&#9;&#9;&#9;&quot;&quot;&quot;;[.B111];&quot;&quot;&quot;,&#10;&#9;&#9;&#9;&#9;true, //Feriale&#10;&#9;&#9;&#9;&#9;true, //Sabato&#10;&#9;&#9;&#9;&#9;false, //Domenica&#10;&#9;&#9;&#9;&#9;false));&quot;)" office:value-type="string" office:string-value="comingTimes.add(new Bus(dateFormatter.parse(&quot;19.07&quot;),&#10;&#9;&#9;&#9;&#9;&quot;12&quot;,&#10;&#9;&#9;&#9;&#9;true, //Feriale&#10;&#9;&#9;&#9;&#9;true, //Sabato&#10;&#9;&#9;&#9;&#9;false, //Domenica&#10;&#9;&#9;&#9;&#9;false));">
            <text:p>comingTimes.add(new Bus(dateFormatter.parse("19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15">
            <text:p>19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12];&quot;&quot;&quot;),&#10;&#9;&#9;&#9;&#9;&quot;&quot;&quot;;[.B112];&quot;&quot;&quot;,&#10;&#9;&#9;&#9;&#9;true, //Feriale&#10;&#9;&#9;&#9;&#9;true, //Sabato&#10;&#9;&#9;&#9;&#9;false, //Domenica&#10;&#9;&#9;&#9;&#9;false));&quot;)" office:value-type="string" office:string-value="comingTimes.add(new Bus(dateFormatter.parse(&quot;19.15&quot;),&#10;&#9;&#9;&#9;&#9;&quot;NOALE&quot;,&#10;&#9;&#9;&#9;&#9;true, //Feriale&#10;&#9;&#9;&#9;&#9;true, //Sabato&#10;&#9;&#9;&#9;&#9;false, //Domenica&#10;&#9;&#9;&#9;&#9;false));">
            <text:p>comingTimes.add(new Bus(dateFormatter.parse("19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22">
            <text:p>19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13];&quot;&quot;&quot;),&#10;&#9;&#9;&#9;&#9;&quot;&quot;&quot;;[.B113];&quot;&quot;&quot;,&#10;&#9;&#9;&#9;&#9;true, //Feriale&#10;&#9;&#9;&#9;&#9;true, //Sabato&#10;&#9;&#9;&#9;&#9;false, //Domenica&#10;&#9;&#9;&#9;&#9;false));&quot;)" office:value-type="string" office:string-value="comingTimes.add(new Bus(dateFormatter.parse(&quot;19.22&quot;),&#10;&#9;&#9;&#9;&#9;&quot;12/&quot;,&#10;&#9;&#9;&#9;&#9;true, //Feriale&#10;&#9;&#9;&#9;&#9;true, //Sabato&#10;&#9;&#9;&#9;&#9;false, //Domenica&#10;&#9;&#9;&#9;&#9;false));">
            <text:p>comingTimes.add(new Bus(dateFormatter.parse("19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30">
            <text:p>19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14];&quot;&quot;&quot;),&#10;&#9;&#9;&#9;&#9;&quot;&quot;&quot;;[.B114];&quot;&quot;&quot;,&#10;&#9;&#9;&#9;&#9;true, //Feriale&#10;&#9;&#9;&#9;&#9;true, //Sabato&#10;&#9;&#9;&#9;&#9;false, //Domenica&#10;&#9;&#9;&#9;&#9;false));&quot;)" office:value-type="string" office:string-value="comingTimes.add(new Bus(dateFormatter.parse(&quot;19.30&quot;),&#10;&#9;&#9;&#9;&#9;&quot;SCORZE&quot;,&#10;&#9;&#9;&#9;&#9;true, //Feriale&#10;&#9;&#9;&#9;&#9;true, //Sabato&#10;&#9;&#9;&#9;&#9;false, //Domenica&#10;&#9;&#9;&#9;&#9;false));">
            <text:p>comingTimes.add(new Bus(dateFormatter.parse("19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37">
            <text:p>19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15];&quot;&quot;&quot;),&#10;&#9;&#9;&#9;&#9;&quot;&quot;&quot;;[.B115];&quot;&quot;&quot;,&#10;&#9;&#9;&#9;&#9;true, //Feriale&#10;&#9;&#9;&#9;&#9;true, //Sabato&#10;&#9;&#9;&#9;&#9;false, //Domenica&#10;&#9;&#9;&#9;&#9;false));&quot;)" office:value-type="string" office:string-value="comingTimes.add(new Bus(dateFormatter.parse(&quot;19.37&quot;),&#10;&#9;&#9;&#9;&#9;&quot;12&quot;,&#10;&#9;&#9;&#9;&#9;true, //Feriale&#10;&#9;&#9;&#9;&#9;true, //Sabato&#10;&#9;&#9;&#9;&#9;false, //Domenica&#10;&#9;&#9;&#9;&#9;false));">
            <text:p>comingTimes.add(new Bus(dateFormatter.parse("19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45">
            <text:p>19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16];&quot;&quot;&quot;),&#10;&#9;&#9;&#9;&#9;&quot;&quot;&quot;;[.B116];&quot;&quot;&quot;,&#10;&#9;&#9;&#9;&#9;true, //Feriale&#10;&#9;&#9;&#9;&#9;true, //Sabato&#10;&#9;&#9;&#9;&#9;false, //Domenica&#10;&#9;&#9;&#9;&#9;false));&quot;)" office:value-type="string" office:string-value="comingTimes.add(new Bus(dateFormatter.parse(&quot;19.45&quot;),&#10;&#9;&#9;&#9;&#9;&quot;NOALE&quot;,&#10;&#9;&#9;&#9;&#9;true, //Feriale&#10;&#9;&#9;&#9;&#9;true, //Sabato&#10;&#9;&#9;&#9;&#9;false, //Domenica&#10;&#9;&#9;&#9;&#9;false));">
            <text:p>comingTimes.add(new Bus(dateFormatter.parse("19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19.52">
            <text:p>19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17];&quot;&quot;&quot;),&#10;&#9;&#9;&#9;&#9;&quot;&quot;&quot;;[.B117];&quot;&quot;&quot;,&#10;&#9;&#9;&#9;&#9;true, //Feriale&#10;&#9;&#9;&#9;&#9;true, //Sabato&#10;&#9;&#9;&#9;&#9;false, //Domenica&#10;&#9;&#9;&#9;&#9;false));&quot;)" office:value-type="string" office:string-value="comingTimes.add(new Bus(dateFormatter.parse(&quot;19.52&quot;),&#10;&#9;&#9;&#9;&#9;&quot;12/&quot;,&#10;&#9;&#9;&#9;&#9;true, //Feriale&#10;&#9;&#9;&#9;&#9;true, //Sabato&#10;&#9;&#9;&#9;&#9;false, //Domenica&#10;&#9;&#9;&#9;&#9;false));">
            <text:p>comingTimes.add(new Bus(dateFormatter.parse("19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00">
            <text:p>20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18];&quot;&quot;&quot;),&#10;&#9;&#9;&#9;&#9;&quot;&quot;&quot;;[.B118];&quot;&quot;&quot;,&#10;&#9;&#9;&#9;&#9;true, //Feriale&#10;&#9;&#9;&#9;&#9;true, //Sabato&#10;&#9;&#9;&#9;&#9;false, //Domenica&#10;&#9;&#9;&#9;&#9;false));&quot;)" office:value-type="string" office:string-value="comingTimes.add(new Bus(dateFormatter.parse(&quot;20.00&quot;),&#10;&#9;&#9;&#9;&#9;&quot;SCORZE&quot;,&#10;&#9;&#9;&#9;&#9;true, //Feriale&#10;&#9;&#9;&#9;&#9;true, //Sabato&#10;&#9;&#9;&#9;&#9;false, //Domenica&#10;&#9;&#9;&#9;&#9;false));">
            <text:p>comingTimes.add(new Bus(dateFormatter.parse("20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07">
            <text:p>20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19];&quot;&quot;&quot;),&#10;&#9;&#9;&#9;&#9;&quot;&quot;&quot;;[.B119];&quot;&quot;&quot;,&#10;&#9;&#9;&#9;&#9;true, //Feriale&#10;&#9;&#9;&#9;&#9;true, //Sabato&#10;&#9;&#9;&#9;&#9;false, //Domenica&#10;&#9;&#9;&#9;&#9;false));&quot;)" office:value-type="string" office:string-value="comingTimes.add(new Bus(dateFormatter.parse(&quot;20.07&quot;),&#10;&#9;&#9;&#9;&#9;&quot;12&quot;,&#10;&#9;&#9;&#9;&#9;true, //Feriale&#10;&#9;&#9;&#9;&#9;true, //Sabato&#10;&#9;&#9;&#9;&#9;false, //Domenica&#10;&#9;&#9;&#9;&#9;false));">
            <text:p>comingTimes.add(new Bus(dateFormatter.parse("20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15">
            <text:p>20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20];&quot;&quot;&quot;),&#10;&#9;&#9;&#9;&#9;&quot;&quot;&quot;;[.B120];&quot;&quot;&quot;,&#10;&#9;&#9;&#9;&#9;true, //Feriale&#10;&#9;&#9;&#9;&#9;true, //Sabato&#10;&#9;&#9;&#9;&#9;false, //Domenica&#10;&#9;&#9;&#9;&#9;false));&quot;)" office:value-type="string" office:string-value="comingTimes.add(new Bus(dateFormatter.parse(&quot;20.15&quot;),&#10;&#9;&#9;&#9;&#9;&quot;NOALE&quot;,&#10;&#9;&#9;&#9;&#9;true, //Feriale&#10;&#9;&#9;&#9;&#9;true, //Sabato&#10;&#9;&#9;&#9;&#9;false, //Domenica&#10;&#9;&#9;&#9;&#9;false));">
            <text:p>comingTimes.add(new Bus(dateFormatter.parse("20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22">
            <text:p>20.2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21];&quot;&quot;&quot;),&#10;&#9;&#9;&#9;&#9;&quot;&quot;&quot;;[.B121];&quot;&quot;&quot;,&#10;&#9;&#9;&#9;&#9;true, //Feriale&#10;&#9;&#9;&#9;&#9;true, //Sabato&#10;&#9;&#9;&#9;&#9;false, //Domenica&#10;&#9;&#9;&#9;&#9;false));&quot;)" office:value-type="string" office:string-value="comingTimes.add(new Bus(dateFormatter.parse(&quot;20.22&quot;),&#10;&#9;&#9;&#9;&#9;&quot;12/&quot;,&#10;&#9;&#9;&#9;&#9;true, //Feriale&#10;&#9;&#9;&#9;&#9;true, //Sabato&#10;&#9;&#9;&#9;&#9;false, //Domenica&#10;&#9;&#9;&#9;&#9;false));">
            <text:p>comingTimes.add(new Bus(dateFormatter.parse("20.2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30">
            <text:p>20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22];&quot;&quot;&quot;),&#10;&#9;&#9;&#9;&#9;&quot;&quot;&quot;;[.B122];&quot;&quot;&quot;,&#10;&#9;&#9;&#9;&#9;true, //Feriale&#10;&#9;&#9;&#9;&#9;true, //Sabato&#10;&#9;&#9;&#9;&#9;false, //Domenica&#10;&#9;&#9;&#9;&#9;false));&quot;)" office:value-type="string" office:string-value="comingTimes.add(new Bus(dateFormatter.parse(&quot;20.30&quot;),&#10;&#9;&#9;&#9;&#9;&quot;SCORZE&quot;,&#10;&#9;&#9;&#9;&#9;true, //Feriale&#10;&#9;&#9;&#9;&#9;true, //Sabato&#10;&#9;&#9;&#9;&#9;false, //Domenica&#10;&#9;&#9;&#9;&#9;false));">
            <text:p>comingTimes.add(new Bus(dateFormatter.parse("20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37">
            <text:p>20.3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23];&quot;&quot;&quot;),&#10;&#9;&#9;&#9;&#9;&quot;&quot;&quot;;[.B123];&quot;&quot;&quot;,&#10;&#9;&#9;&#9;&#9;true, //Feriale&#10;&#9;&#9;&#9;&#9;true, //Sabato&#10;&#9;&#9;&#9;&#9;false, //Domenica&#10;&#9;&#9;&#9;&#9;false));&quot;)" office:value-type="string" office:string-value="comingTimes.add(new Bus(dateFormatter.parse(&quot;20.37&quot;),&#10;&#9;&#9;&#9;&#9;&quot;12&quot;,&#10;&#9;&#9;&#9;&#9;true, //Feriale&#10;&#9;&#9;&#9;&#9;true, //Sabato&#10;&#9;&#9;&#9;&#9;false, //Domenica&#10;&#9;&#9;&#9;&#9;false));">
            <text:p>comingTimes.add(new Bus(dateFormatter.parse("20.3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45">
            <text:p>20.4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24];&quot;&quot;&quot;),&#10;&#9;&#9;&#9;&#9;&quot;&quot;&quot;;[.B124];&quot;&quot;&quot;,&#10;&#9;&#9;&#9;&#9;true, //Feriale&#10;&#9;&#9;&#9;&#9;true, //Sabato&#10;&#9;&#9;&#9;&#9;false, //Domenica&#10;&#9;&#9;&#9;&#9;false));&quot;)" office:value-type="string" office:string-value="comingTimes.add(new Bus(dateFormatter.parse(&quot;20.45&quot;),&#10;&#9;&#9;&#9;&#9;&quot;NOALE&quot;,&#10;&#9;&#9;&#9;&#9;true, //Feriale&#10;&#9;&#9;&#9;&#9;true, //Sabato&#10;&#9;&#9;&#9;&#9;false, //Domenica&#10;&#9;&#9;&#9;&#9;false));">
            <text:p>comingTimes.add(new Bus(dateFormatter.parse("20.4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0.52">
            <text:p>20.52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25];&quot;&quot;&quot;),&#10;&#9;&#9;&#9;&#9;&quot;&quot;&quot;;[.B125];&quot;&quot;&quot;,&#10;&#9;&#9;&#9;&#9;true, //Feriale&#10;&#9;&#9;&#9;&#9;true, //Sabato&#10;&#9;&#9;&#9;&#9;false, //Domenica&#10;&#9;&#9;&#9;&#9;false));&quot;)" office:value-type="string" office:string-value="comingTimes.add(new Bus(dateFormatter.parse(&quot;20.52&quot;),&#10;&#9;&#9;&#9;&#9;&quot;12/&quot;,&#10;&#9;&#9;&#9;&#9;true, //Feriale&#10;&#9;&#9;&#9;&#9;true, //Sabato&#10;&#9;&#9;&#9;&#9;false, //Domenica&#10;&#9;&#9;&#9;&#9;false));">
            <text:p>comingTimes.add(new Bus(dateFormatter.parse("20.52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1.00">
            <text:p>21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26];&quot;&quot;&quot;),&#10;&#9;&#9;&#9;&#9;&quot;&quot;&quot;;[.B126];&quot;&quot;&quot;,&#10;&#9;&#9;&#9;&#9;true, //Feriale&#10;&#9;&#9;&#9;&#9;true, //Sabato&#10;&#9;&#9;&#9;&#9;false, //Domenica&#10;&#9;&#9;&#9;&#9;false));&quot;)" office:value-type="string" office:string-value="comingTimes.add(new Bus(dateFormatter.parse(&quot;21.00&quot;),&#10;&#9;&#9;&#9;&#9;&quot;SCORZE&quot;,&#10;&#9;&#9;&#9;&#9;true, //Feriale&#10;&#9;&#9;&#9;&#9;true, //Sabato&#10;&#9;&#9;&#9;&#9;false, //Domenica&#10;&#9;&#9;&#9;&#9;false));">
            <text:p>comingTimes.add(new Bus(dateFormatter.parse("21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1.07">
            <text:p>21.07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27];&quot;&quot;&quot;),&#10;&#9;&#9;&#9;&#9;&quot;&quot;&quot;;[.B127];&quot;&quot;&quot;,&#10;&#9;&#9;&#9;&#9;true, //Feriale&#10;&#9;&#9;&#9;&#9;true, //Sabato&#10;&#9;&#9;&#9;&#9;false, //Domenica&#10;&#9;&#9;&#9;&#9;false));&quot;)" office:value-type="string" office:string-value="comingTimes.add(new Bus(dateFormatter.parse(&quot;21.07&quot;),&#10;&#9;&#9;&#9;&#9;&quot;12&quot;,&#10;&#9;&#9;&#9;&#9;true, //Feriale&#10;&#9;&#9;&#9;&#9;true, //Sabato&#10;&#9;&#9;&#9;&#9;false, //Domenica&#10;&#9;&#9;&#9;&#9;false));">
            <text:p>comingTimes.add(new Bus(dateFormatter.parse("21.07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1.15">
            <text:p>21.15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28];&quot;&quot;&quot;),&#10;&#9;&#9;&#9;&#9;&quot;&quot;&quot;;[.B128];&quot;&quot;&quot;,&#10;&#9;&#9;&#9;&#9;true, //Feriale&#10;&#9;&#9;&#9;&#9;true, //Sabato&#10;&#9;&#9;&#9;&#9;false, //Domenica&#10;&#9;&#9;&#9;&#9;false));&quot;)" office:value-type="string" office:string-value="comingTimes.add(new Bus(dateFormatter.parse(&quot;21.15&quot;),&#10;&#9;&#9;&#9;&#9;&quot;NOALE&quot;,&#10;&#9;&#9;&#9;&#9;true, //Feriale&#10;&#9;&#9;&#9;&#9;true, //Sabato&#10;&#9;&#9;&#9;&#9;false, //Domenica&#10;&#9;&#9;&#9;&#9;false));">
            <text:p>comingTimes.add(new Bus(dateFormatter.parse("21.15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1.30">
            <text:p>21.3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29];&quot;&quot;&quot;),&#10;&#9;&#9;&#9;&#9;&quot;&quot;&quot;;[.B129];&quot;&quot;&quot;,&#10;&#9;&#9;&#9;&#9;true, //Feriale&#10;&#9;&#9;&#9;&#9;true, //Sabato&#10;&#9;&#9;&#9;&#9;false, //Domenica&#10;&#9;&#9;&#9;&#9;false));&quot;)" office:value-type="string" office:string-value="comingTimes.add(new Bus(dateFormatter.parse(&quot;21.30&quot;),&#10;&#9;&#9;&#9;&#9;&quot;SCORZE&quot;,&#10;&#9;&#9;&#9;&#9;true, //Feriale&#10;&#9;&#9;&#9;&#9;true, //Sabato&#10;&#9;&#9;&#9;&#9;false, //Domenica&#10;&#9;&#9;&#9;&#9;false));">
            <text:p>comingTimes.add(new Bus(dateFormatter.parse("21.3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1.45">
            <text:p>21.45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30];&quot;&quot;&quot;),&#10;&#9;&#9;&#9;&#9;&quot;&quot;&quot;;[.B130];&quot;&quot;&quot;,&#10;&#9;&#9;&#9;&#9;true, //Feriale&#10;&#9;&#9;&#9;&#9;true, //Sabato&#10;&#9;&#9;&#9;&#9;false, //Domenica&#10;&#9;&#9;&#9;&#9;false));&quot;)" office:value-type="string" office:string-value="comingTimes.add(new Bus(dateFormatter.parse(&quot;21.45&quot;),&#10;&#9;&#9;&#9;&#9;&quot;12/&quot;,&#10;&#9;&#9;&#9;&#9;true, //Feriale&#10;&#9;&#9;&#9;&#9;true, //Sabato&#10;&#9;&#9;&#9;&#9;false, //Domenica&#10;&#9;&#9;&#9;&#9;false));">
            <text:p>comingTimes.add(new Bus(dateFormatter.parse("21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2.00">
            <text:p>22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31];&quot;&quot;&quot;),&#10;&#9;&#9;&#9;&#9;&quot;&quot;&quot;;[.B131];&quot;&quot;&quot;,&#10;&#9;&#9;&#9;&#9;true, //Feriale&#10;&#9;&#9;&#9;&#9;true, //Sabato&#10;&#9;&#9;&#9;&#9;false, //Domenica&#10;&#9;&#9;&#9;&#9;false));&quot;)" office:value-type="string" office:string-value="comingTimes.add(new Bus(dateFormatter.parse(&quot;22.00&quot;),&#10;&#9;&#9;&#9;&#9;&quot;SCORZE&quot;,&#10;&#9;&#9;&#9;&#9;true, //Feriale&#10;&#9;&#9;&#9;&#9;true, //Sabato&#10;&#9;&#9;&#9;&#9;false, //Domenica&#10;&#9;&#9;&#9;&#9;false));">
            <text:p>comingTimes.add(new Bus(dateFormatter.parse("22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2.15">
            <text:p>22.15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32];&quot;&quot;&quot;),&#10;&#9;&#9;&#9;&#9;&quot;&quot;&quot;;[.B132];&quot;&quot;&quot;,&#10;&#9;&#9;&#9;&#9;true, //Feriale&#10;&#9;&#9;&#9;&#9;true, //Sabato&#10;&#9;&#9;&#9;&#9;false, //Domenica&#10;&#9;&#9;&#9;&#9;false));&quot;)" office:value-type="string" office:string-value="comingTimes.add(new Bus(dateFormatter.parse(&quot;22.15&quot;),&#10;&#9;&#9;&#9;&#9;&quot;12&quot;,&#10;&#9;&#9;&#9;&#9;true, //Feriale&#10;&#9;&#9;&#9;&#9;true, //Sabato&#10;&#9;&#9;&#9;&#9;false, //Domenica&#10;&#9;&#9;&#9;&#9;false));">
            <text:p>comingTimes.add(new Bus(dateFormatter.parse("22.15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2.30">
            <text:p>22.30</text:p>
          </table:table-cell>
          <table:table-cell table:style-name="ACE-0x81e0ff8" office:value-type="string" office:string-value="NOALE">
            <text:p>NOALE</text:p>
          </table:table-cell>
          <table:table-cell table:style-name="ACE-0x81e0f38" table:formula="of:=CONCATENATE(&quot;comingTimes.add(new Bus(dateFormatter.parse(&quot;&quot;&quot;;[.A133];&quot;&quot;&quot;),&#10;&#9;&#9;&#9;&#9;&quot;&quot;&quot;;[.B133];&quot;&quot;&quot;,&#10;&#9;&#9;&#9;&#9;true, //Feriale&#10;&#9;&#9;&#9;&#9;true, //Sabato&#10;&#9;&#9;&#9;&#9;false, //Domenica&#10;&#9;&#9;&#9;&#9;false));&quot;)" office:value-type="string" office:string-value="comingTimes.add(new Bus(dateFormatter.parse(&quot;22.30&quot;),&#10;&#9;&#9;&#9;&#9;&quot;NOALE&quot;,&#10;&#9;&#9;&#9;&#9;true, //Feriale&#10;&#9;&#9;&#9;&#9;true, //Sabato&#10;&#9;&#9;&#9;&#9;false, //Domenica&#10;&#9;&#9;&#9;&#9;false));">
            <text:p>comingTimes.add(new Bus(dateFormatter.parse("22.30"),<text:line-break/><text:tab/><text:tab/><text:tab/><text:tab/>"NOAL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2.45">
            <text:p>22.45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34];&quot;&quot;&quot;),&#10;&#9;&#9;&#9;&#9;&quot;&quot;&quot;;[.B134];&quot;&quot;&quot;,&#10;&#9;&#9;&#9;&#9;true, //Feriale&#10;&#9;&#9;&#9;&#9;true, //Sabato&#10;&#9;&#9;&#9;&#9;false, //Domenica&#10;&#9;&#9;&#9;&#9;false));&quot;)" office:value-type="string" office:string-value="comingTimes.add(new Bus(dateFormatter.parse(&quot;22.45&quot;),&#10;&#9;&#9;&#9;&#9;&quot;12/&quot;,&#10;&#9;&#9;&#9;&#9;true, //Feriale&#10;&#9;&#9;&#9;&#9;true, //Sabato&#10;&#9;&#9;&#9;&#9;false, //Domenica&#10;&#9;&#9;&#9;&#9;false));">
            <text:p>comingTimes.add(new Bus(dateFormatter.parse("22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3.00">
            <text:p>23.00</text:p>
          </table:table-cell>
          <table:table-cell table:style-name="ACE-0x81e0ff8" office:value-type="string" office:string-value="SCORZE">
            <text:p>SCORZE</text:p>
          </table:table-cell>
          <table:table-cell table:style-name="ACE-0x81e0f38" table:formula="of:=CONCATENATE(&quot;comingTimes.add(new Bus(dateFormatter.parse(&quot;&quot;&quot;;[.A135];&quot;&quot;&quot;),&#10;&#9;&#9;&#9;&#9;&quot;&quot;&quot;;[.B135];&quot;&quot;&quot;,&#10;&#9;&#9;&#9;&#9;true, //Feriale&#10;&#9;&#9;&#9;&#9;true, //Sabato&#10;&#9;&#9;&#9;&#9;false, //Domenica&#10;&#9;&#9;&#9;&#9;false));&quot;)" office:value-type="string" office:string-value="comingTimes.add(new Bus(dateFormatter.parse(&quot;23.00&quot;),&#10;&#9;&#9;&#9;&#9;&quot;SCORZE&quot;,&#10;&#9;&#9;&#9;&#9;true, //Feriale&#10;&#9;&#9;&#9;&#9;true, //Sabato&#10;&#9;&#9;&#9;&#9;false, //Domenica&#10;&#9;&#9;&#9;&#9;false));">
            <text:p>comingTimes.add(new Bus(dateFormatter.parse("23.00"),<text:line-break/><text:tab/><text:tab/><text:tab/><text:tab/>"SCORZE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3.15">
            <text:p>23.15</text:p>
          </table:table-cell>
          <table:table-cell table:style-name="ACE-0x81e0ff8" office:value-type="string" office:string-value="12">
            <text:p>12</text:p>
          </table:table-cell>
          <table:table-cell table:style-name="ACE-0x81e0f38" table:formula="of:=CONCATENATE(&quot;comingTimes.add(new Bus(dateFormatter.parse(&quot;&quot;&quot;;[.A136];&quot;&quot;&quot;),&#10;&#9;&#9;&#9;&#9;&quot;&quot;&quot;;[.B136];&quot;&quot;&quot;,&#10;&#9;&#9;&#9;&#9;true, //Feriale&#10;&#9;&#9;&#9;&#9;true, //Sabato&#10;&#9;&#9;&#9;&#9;false, //Domenica&#10;&#9;&#9;&#9;&#9;false));&quot;)" office:value-type="string" office:string-value="comingTimes.add(new Bus(dateFormatter.parse(&quot;23.15&quot;),&#10;&#9;&#9;&#9;&#9;&quot;12&quot;,&#10;&#9;&#9;&#9;&#9;true, //Feriale&#10;&#9;&#9;&#9;&#9;true, //Sabato&#10;&#9;&#9;&#9;&#9;false, //Domenica&#10;&#9;&#9;&#9;&#9;false));">
            <text:p>comingTimes.add(new Bus(dateFormatter.parse("23.15"),<text:line-break/><text:tab/><text:tab/><text:tab/><text:tab/>"12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style-name="ACE-0x81e0f38" office:value-type="string" office:string-value="23.45">
            <text:p>23.45</text:p>
          </table:table-cell>
          <table:table-cell table:style-name="ACE-0x81e0ff8" office:value-type="string" office:string-value="12/">
            <text:p>12/</text:p>
          </table:table-cell>
          <table:table-cell table:style-name="ACE-0x81e0f38" table:formula="of:=CONCATENATE(&quot;comingTimes.add(new Bus(dateFormatter.parse(&quot;&quot;&quot;;[.A137];&quot;&quot;&quot;),&#10;&#9;&#9;&#9;&#9;&quot;&quot;&quot;;[.B137];&quot;&quot;&quot;,&#10;&#9;&#9;&#9;&#9;true, //Feriale&#10;&#9;&#9;&#9;&#9;true, //Sabato&#10;&#9;&#9;&#9;&#9;false, //Domenica&#10;&#9;&#9;&#9;&#9;false));&quot;)" office:value-type="string" office:string-value="comingTimes.add(new Bus(dateFormatter.parse(&quot;23.45&quot;),&#10;&#9;&#9;&#9;&#9;&quot;12/&quot;,&#10;&#9;&#9;&#9;&#9;true, //Feriale&#10;&#9;&#9;&#9;&#9;true, //Sabato&#10;&#9;&#9;&#9;&#9;false, //Domenica&#10;&#9;&#9;&#9;&#9;false));">
            <text:p>comingTimes.add(new Bus(dateFormatter.parse("23.45"),<text:line-break/><text:tab/><text:tab/><text:tab/><text:tab/>"12/",<text:line-break/><text:tab/><text:tab/><text:tab/><text:tab/>true, //Feriale<text:line-break/><text:tab/><text:tab/><text:tab/><text:tab/>true, //Sabato<text:line-break/><text:tab/><text:tab/><text:tab/><text:tab/>false, //Domenica<text:line-break/><text:tab/><text:tab/><text:tab/><text:tab/>false));</text:p>
          </table:table-cell>
          <table:table-cell table:number-columns-repeated="253" table:style-name="ACE-0x81e0f38"/>
        </table:table-row>
        <table:table-row table:style-name="AROW-0">
          <table:table-cell table:number-columns-repeated="8" table:style-name="ACE-0x81e0f38"/>
          <table:table-cell table:number-columns-repeated="56" table:style-name="ACE-0x81e0f38"/>
          <table:table-cell table:number-columns-repeated="192" table:style-name="ACE-0x81e0f38"/>
        </table:table-row>
        <table:table-row table:style-name="AROW-0" table:number-rows-repeated="6">
          <table:table-cell table:number-columns-repeated="8" table:style-name="ACE-0x81e0f38"/>
          <table:table-cell table:number-columns-repeated="56" table:style-name="ACE-0x81e0f38"/>
          <table:table-cell table:number-columns-repeated="192" table:style-name="ACE-0x81e0f38"/>
        </table:table-row>
        <table:table-row table:style-name="AROW-0">
          <table:table-cell table:number-columns-repeated="8" table:style-name="ACE-0x81e0f38"/>
          <table:table-cell table:number-columns-repeated="56" table:style-name="ACE-0x81e0f38"/>
          <table:table-cell table:number-columns-repeated="192" table:style-name="ACE-0x81e0f38"/>
        </table:table-row>
        <table:table-row table:style-name="AROW-0" table:number-rows-repeated="111">
          <table:table-cell table:number-columns-repeated="8" table:style-name="ACE-0x81e0f38"/>
          <table:table-cell table:number-columns-repeated="56" table:style-name="ACE-0x81e0f38"/>
          <table:table-cell table:number-columns-repeated="192" table:style-name="ACE-0x81e0f38"/>
        </table:table-row>
        <table:table-row table:style-name="AROW-0">
          <table:table-cell table:number-columns-repeated="64" table:style-name="ACE-0x81e0f38"/>
          <table:table-cell table:number-columns-repeated="192" table:style-name="ACE-0x81e0f38"/>
        </table:table-row>
        <table:table-row table:style-name="AROW-0" table:number-rows-repeated="3839">
          <table:table-cell table:number-columns-repeated="64" table:style-name="ACE-0x81e0f38"/>
          <table:table-cell table:number-columns-repeated="192" table:style-name="ACE-0x81e0f38"/>
        </table:table-row>
        <table:table-row table:style-name="AROW-0">
          <table:table-cell table:number-columns-repeated="256" table:style-name="ACE-0x81e0f38"/>
        </table:table-row>
        <table:table-row table:style-name="AROW-0" table:number-rows-repeated="1044460">
          <table:table-cell table:number-columns-repeated="256" table:style-name="ACE-0x81e0f38"/>
        </table:table-row>
        <table:table-row table:style-name="AROW-3">
          <table:table-cell table:number-columns-repeated="256" table:style-name="ACE-0x81e0f38"/>
        </table:table-row>
        <table:table-row table:style-name="AROW-3" table:number-rows-repeated="18">
          <table:table-cell table:number-columns-repeated="256" table:style-name="ACE-0x81e0f38"/>
        </table:table-row>
        <table:named-expressions>
          <table:named-expression table:name="Print_Area" table:expression="of:=#REF!" table:base-cell-address="$'Da Venezia_SABATO'.$A$1"/>
          <table:named-expression table:name="Sheet_Title" table:expression="of:=&quot;Da Venezia_SABATO&quot;" table:base-cell-address="$'Da Venezia_SABATO'.$A$1"/>
        </table:named-expressions>
      </table:table>
      <table:table table:name="Da Venezia_FESTIVO" table:style-name="ta6">
        <office:forms form:automatic-focus="false" form:apply-design-mode="false"/>
        <table:table-column table:style-name="co6" table:default-cell-style-name="ce8"/>
        <table:table-column table:style-name="ACOL-2" table:default-cell-style-name="ce8"/>
        <table:table-column table:style-name="ACOL-0" table:number-columns-repeated="254" table:default-cell-style-name="ce8"/>
        <table:table-row table:style-name="AROW-0">
          <table:table-cell office:value-type="string">
            <text:p>ORARIO</text:p>
          </table:table-cell>
          <table:table-cell office:value-type="string">
            <text:p>LINEA</text:p>
          </table:table-cell>
          <table:table-cell table:number-columns-repeated="254"/>
        </table:table-row>
        <table:table-row table:style-name="AROW-0">
          <table:table-cell office:value-type="string">
            <text:p>05.2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2];&quot;&quot;&quot;),     &quot;&quot;&quot;;[.B2];&quot;&quot;&quot;,     false, //Feriale     false, //Sabato     True, //Domenica     false));&quot;)" office:value-type="string" office:string-value="comingTimes.add(new Bus(dateFormatter.parse(&quot;05.25&quot;),     &quot;12L&quot;,     false, //Feriale     false, //Sabato     True, //Domenica     false));">
            <text:p>comingTimes.add(new Bus(dateFormatter.parse("05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5.43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3];&quot;&quot;&quot;),     &quot;&quot;&quot;;[.B3];&quot;&quot;&quot;,     false, //Feriale     false, //Sabato     True, //Domenica     false));&quot;)" office:value-type="string" office:string-value="comingTimes.add(new Bus(dateFormatter.parse(&quot;05.43&quot;),     &quot;12L&quot;,     false, //Feriale     false, //Sabato     True, //Domenica     false));">
            <text:p>comingTimes.add(new Bus(dateFormatter.parse("05.43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5.58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4];&quot;&quot;&quot;),     &quot;&quot;&quot;;[.B4];&quot;&quot;&quot;,     false, //Feriale     false, //Sabato     True, //Domenica     false));&quot;)" office:value-type="string" office:string-value="comingTimes.add(new Bus(dateFormatter.parse(&quot;05.58&quot;),     &quot;12L&quot;,     false, //Feriale     false, //Sabato     True, //Domenica     false));">
            <text:p>comingTimes.add(new Bus(dateFormatter.parse("05.58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7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5];&quot;&quot;&quot;),     &quot;&quot;&quot;;[.B5];&quot;&quot;&quot;,     false, //Feriale     false, //Sabato     True, //Domenica     false));&quot;)" office:value-type="string" office:string-value="comingTimes.add(new Bus(dateFormatter.parse(&quot;07.00&quot;),     &quot;SCORZE&quot;,     false, //Feriale     false, //Sabato     True, //Domenica     false));">
            <text:p>comingTimes.add(new Bus(dateFormatter.parse("07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7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6];&quot;&quot;&quot;),     &quot;&quot;&quot;;[.B6];&quot;&quot;&quot;,     false, //Feriale     false, //Sabato     True, //Domenica     false));&quot;)" office:value-type="string" office:string-value="comingTimes.add(new Bus(dateFormatter.parse(&quot;07.15&quot;),     &quot;NOALE&quot;,     false, //Feriale     false, //Sabato     True, //Domenica     false));">
            <text:p>comingTimes.add(new Bus(dateFormatter.parse("07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7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7];&quot;&quot;&quot;),     &quot;&quot;&quot;;[.B7];&quot;&quot;&quot;,     false, //Feriale     false, //Sabato     True, //Domenica     false));&quot;)" office:value-type="string" office:string-value="comingTimes.add(new Bus(dateFormatter.parse(&quot;07.30&quot;),     &quot;SCORZE&quot;,     false, //Feriale     false, //Sabato     True, //Domenica     false));">
            <text:p>comingTimes.add(new Bus(dateFormatter.parse("07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7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8];&quot;&quot;&quot;),     &quot;&quot;&quot;;[.B8];&quot;&quot;&quot;,     false, //Feriale     false, //Sabato     True, //Domenica     false));&quot;)" office:value-type="string" office:string-value="comingTimes.add(new Bus(dateFormatter.parse(&quot;07.45&quot;),     &quot;NOALE&quot;,     false, //Feriale     false, //Sabato     True, //Domenica     false));">
            <text:p>comingTimes.add(new Bus(dateFormatter.parse("07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9];&quot;&quot;&quot;),     &quot;&quot;&quot;;[.B9];&quot;&quot;&quot;,     false, //Feriale     false, //Sabato     True, //Domenica     false));&quot;)" office:value-type="string" office:string-value="comingTimes.add(new Bus(dateFormatter.parse(&quot;08.00&quot;),     &quot;SCORZE&quot;,     false, //Feriale     false, //Sabato     True, //Domenica     false));">
            <text:p>comingTimes.add(new Bus(dateFormatter.parse("08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10];&quot;&quot;&quot;),     &quot;&quot;&quot;;[.B10];&quot;&quot;&quot;,     false, //Feriale     false, //Sabato     True, //Domenica     false));&quot;)" office:value-type="string" office:string-value="comingTimes.add(new Bus(dateFormatter.parse(&quot;08.15&quot;),     &quot;NOALE&quot;,     false, //Feriale     false, //Sabato     True, //Domenica     false));">
            <text:p>comingTimes.add(new Bus(dateFormatter.parse("08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11];&quot;&quot;&quot;),     &quot;&quot;&quot;;[.B11];&quot;&quot;&quot;,     false, //Feriale     false, //Sabato     True, //Domenica     false));&quot;)" office:value-type="string" office:string-value="comingTimes.add(new Bus(dateFormatter.parse(&quot;08.30&quot;),     &quot;SCORZE&quot;,     false, //Feriale     false, //Sabato     True, //Domenica     false));">
            <text:p>comingTimes.add(new Bus(dateFormatter.parse("08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12];&quot;&quot;&quot;),     &quot;&quot;&quot;;[.B12];&quot;&quot;&quot;,     false, //Feriale     false, //Sabato     True, //Domenica     false));&quot;)" office:value-type="string" office:string-value="comingTimes.add(new Bus(dateFormatter.parse(&quot;08.45&quot;),     &quot;NOALE&quot;,     false, //Feriale     false, //Sabato     True, //Domenica     false));">
            <text:p>comingTimes.add(new Bus(dateFormatter.parse("08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8.5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13];&quot;&quot;&quot;),     &quot;&quot;&quot;;[.B13];&quot;&quot;&quot;,     false, //Feriale     false, //Sabato     True, //Domenica     false));&quot;)" office:value-type="string" office:string-value="comingTimes.add(new Bus(dateFormatter.parse(&quot;08.55&quot;),     &quot;12L&quot;,     false, //Feriale     false, //Sabato     True, //Domenica     false));">
            <text:p>comingTimes.add(new Bus(dateFormatter.parse("08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14];&quot;&quot;&quot;),     &quot;&quot;&quot;;[.B14];&quot;&quot;&quot;,     false, //Feriale     false, //Sabato     True, //Domenica     false));&quot;)" office:value-type="string" office:string-value="comingTimes.add(new Bus(dateFormatter.parse(&quot;09.00&quot;),     &quot;SCORZE&quot;,     false, //Feriale     false, //Sabato     True, //Domenica     false));">
            <text:p>comingTimes.add(new Bus(dateFormatter.parse("09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15];&quot;&quot;&quot;),     &quot;&quot;&quot;;[.B15];&quot;&quot;&quot;,     false, //Feriale     false, //Sabato     True, //Domenica     false));&quot;)" office:value-type="string" office:string-value="comingTimes.add(new Bus(dateFormatter.parse(&quot;09.15&quot;),     &quot;NOALE&quot;,     false, //Feriale     false, //Sabato     True, //Domenica     false));">
            <text:p>comingTimes.add(new Bus(dateFormatter.parse("09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2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16];&quot;&quot;&quot;),     &quot;&quot;&quot;;[.B16];&quot;&quot;&quot;,     false, //Feriale     false, //Sabato     True, //Domenica     false));&quot;)" office:value-type="string" office:string-value="comingTimes.add(new Bus(dateFormatter.parse(&quot;09.25&quot;),     &quot;12L&quot;,     false, //Feriale     false, //Sabato     True, //Domenica     false));">
            <text:p>comingTimes.add(new Bus(dateFormatter.parse("09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17];&quot;&quot;&quot;),     &quot;&quot;&quot;;[.B17];&quot;&quot;&quot;,     false, //Feriale     false, //Sabato     True, //Domenica     false));&quot;)" office:value-type="string" office:string-value="comingTimes.add(new Bus(dateFormatter.parse(&quot;09.30&quot;),     &quot;SCORZE&quot;,     false, //Feriale     false, //Sabato     True, //Domenica     false));">
            <text:p>comingTimes.add(new Bus(dateFormatter.parse("09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18];&quot;&quot;&quot;),     &quot;&quot;&quot;;[.B18];&quot;&quot;&quot;,     false, //Feriale     false, //Sabato     True, //Domenica     false));&quot;)" office:value-type="string" office:string-value="comingTimes.add(new Bus(dateFormatter.parse(&quot;09.45&quot;),     &quot;NOALE&quot;,     false, //Feriale     false, //Sabato     True, //Domenica     false));">
            <text:p>comingTimes.add(new Bus(dateFormatter.parse("09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09.5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19];&quot;&quot;&quot;),     &quot;&quot;&quot;;[.B19];&quot;&quot;&quot;,     false, //Feriale     false, //Sabato     True, //Domenica     false));&quot;)" office:value-type="string" office:string-value="comingTimes.add(new Bus(dateFormatter.parse(&quot;09.55&quot;),     &quot;12L&quot;,     false, //Feriale     false, //Sabato     True, //Domenica     false));">
            <text:p>comingTimes.add(new Bus(dateFormatter.parse("09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20];&quot;&quot;&quot;),     &quot;&quot;&quot;;[.B20];&quot;&quot;&quot;,     false, //Feriale     false, //Sabato     True, //Domenica     false));&quot;)" office:value-type="string" office:string-value="comingTimes.add(new Bus(dateFormatter.parse(&quot;10.00&quot;),     &quot;SCORZE&quot;,     false, //Feriale     false, //Sabato     True, //Domenica     false));">
            <text:p>comingTimes.add(new Bus(dateFormatter.parse("10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21];&quot;&quot;&quot;),     &quot;&quot;&quot;;[.B21];&quot;&quot;&quot;,     false, //Feriale     false, //Sabato     True, //Domenica     false));&quot;)" office:value-type="string" office:string-value="comingTimes.add(new Bus(dateFormatter.parse(&quot;10.15&quot;),     &quot;NOALE&quot;,     false, //Feriale     false, //Sabato     True, //Domenica     false));">
            <text:p>comingTimes.add(new Bus(dateFormatter.parse("10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2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22];&quot;&quot;&quot;),     &quot;&quot;&quot;;[.B22];&quot;&quot;&quot;,     false, //Feriale     false, //Sabato     True, //Domenica     false));&quot;)" office:value-type="string" office:string-value="comingTimes.add(new Bus(dateFormatter.parse(&quot;10.25&quot;),     &quot;12L&quot;,     false, //Feriale     false, //Sabato     True, //Domenica     false));">
            <text:p>comingTimes.add(new Bus(dateFormatter.parse("10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23];&quot;&quot;&quot;),     &quot;&quot;&quot;;[.B23];&quot;&quot;&quot;,     false, //Feriale     false, //Sabato     True, //Domenica     false));&quot;)" office:value-type="string" office:string-value="comingTimes.add(new Bus(dateFormatter.parse(&quot;10.30&quot;),     &quot;SCORZE&quot;,     false, //Feriale     false, //Sabato     True, //Domenica     false));">
            <text:p>comingTimes.add(new Bus(dateFormatter.parse("10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24];&quot;&quot;&quot;),     &quot;&quot;&quot;;[.B24];&quot;&quot;&quot;,     false, //Feriale     false, //Sabato     True, //Domenica     false));&quot;)" office:value-type="string" office:string-value="comingTimes.add(new Bus(dateFormatter.parse(&quot;10.45&quot;),     &quot;NOALE&quot;,     false, //Feriale     false, //Sabato     True, //Domenica     false));">
            <text:p>comingTimes.add(new Bus(dateFormatter.parse("10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0.5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25];&quot;&quot;&quot;),     &quot;&quot;&quot;;[.B25];&quot;&quot;&quot;,     false, //Feriale     false, //Sabato     True, //Domenica     false));&quot;)" office:value-type="string" office:string-value="comingTimes.add(new Bus(dateFormatter.parse(&quot;10.55&quot;),     &quot;12L&quot;,     false, //Feriale     false, //Sabato     True, //Domenica     false));">
            <text:p>comingTimes.add(new Bus(dateFormatter.parse("10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26];&quot;&quot;&quot;),     &quot;&quot;&quot;;[.B26];&quot;&quot;&quot;,     false, //Feriale     false, //Sabato     True, //Domenica     false));&quot;)" office:value-type="string" office:string-value="comingTimes.add(new Bus(dateFormatter.parse(&quot;11.00&quot;),     &quot;SCORZE&quot;,     false, //Feriale     false, //Sabato     True, //Domenica     false));">
            <text:p>comingTimes.add(new Bus(dateFormatter.parse("11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27];&quot;&quot;&quot;),     &quot;&quot;&quot;;[.B27];&quot;&quot;&quot;,     false, //Feriale     false, //Sabato     True, //Domenica     false));&quot;)" office:value-type="string" office:string-value="comingTimes.add(new Bus(dateFormatter.parse(&quot;11.15&quot;),     &quot;NOALE&quot;,     false, //Feriale     false, //Sabato     True, //Domenica     false));">
            <text:p>comingTimes.add(new Bus(dateFormatter.parse("11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2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28];&quot;&quot;&quot;),     &quot;&quot;&quot;;[.B28];&quot;&quot;&quot;,     false, //Feriale     false, //Sabato     True, //Domenica     false));&quot;)" office:value-type="string" office:string-value="comingTimes.add(new Bus(dateFormatter.parse(&quot;11.25&quot;),     &quot;12L&quot;,     false, //Feriale     false, //Sabato     True, //Domenica     false));">
            <text:p>comingTimes.add(new Bus(dateFormatter.parse("11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29];&quot;&quot;&quot;),     &quot;&quot;&quot;;[.B29];&quot;&quot;&quot;,     false, //Feriale     false, //Sabato     True, //Domenica     false));&quot;)" office:value-type="string" office:string-value="comingTimes.add(new Bus(dateFormatter.parse(&quot;11.30&quot;),     &quot;SCORZE&quot;,     false, //Feriale     false, //Sabato     True, //Domenica     false));">
            <text:p>comingTimes.add(new Bus(dateFormatter.parse("11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1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30];&quot;&quot;&quot;),     &quot;&quot;&quot;;[.B30];&quot;&quot;&quot;,     false, //Feriale     false, //Sabato     True, //Domenica     false));&quot;)" office:value-type="string" office:string-value="comingTimes.add(new Bus(dateFormatter.parse(&quot;11.45&quot;),     &quot;NOALE&quot;,     false, //Feriale     false, //Sabato     True, //Domenica     false));">
            <text:p>comingTimes.add(new Bus(dateFormatter.parse("11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31];&quot;&quot;&quot;),     &quot;&quot;&quot;;[.B31];&quot;&quot;&quot;,     false, //Feriale     false, //Sabato     True, //Domenica     false));&quot;)" office:value-type="string" office:string-value="comingTimes.add(new Bus(dateFormatter.parse(&quot;12.00&quot;),     &quot;SCORZE&quot;,     false, //Feriale     false, //Sabato     True, //Domenica     false));">
            <text:p>comingTimes.add(new Bus(dateFormatter.parse("12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32];&quot;&quot;&quot;),     &quot;&quot;&quot;;[.B32];&quot;&quot;&quot;,     false, //Feriale     false, //Sabato     True, //Domenica     false));&quot;)" office:value-type="string" office:string-value="comingTimes.add(new Bus(dateFormatter.parse(&quot;12.15&quot;),     &quot;NOALE&quot;,     false, //Feriale     false, //Sabato     True, //Domenica     false));">
            <text:p>comingTimes.add(new Bus(dateFormatter.parse("12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33];&quot;&quot;&quot;),     &quot;&quot;&quot;;[.B33];&quot;&quot;&quot;,     false, //Feriale     false, //Sabato     True, //Domenica     false));&quot;)" office:value-type="string" office:string-value="comingTimes.add(new Bus(dateFormatter.parse(&quot;12.30&quot;),     &quot;SCORZE&quot;,     false, //Feriale     false, //Sabato     True, //Domenica     false));">
            <text:p>comingTimes.add(new Bus(dateFormatter.parse("12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2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34];&quot;&quot;&quot;),     &quot;&quot;&quot;;[.B34];&quot;&quot;&quot;,     false, //Feriale     false, //Sabato     True, //Domenica     false));&quot;)" office:value-type="string" office:string-value="comingTimes.add(new Bus(dateFormatter.parse(&quot;12.45&quot;),     &quot;NOALE&quot;,     false, //Feriale     false, //Sabato     True, //Domenica     false));">
            <text:p>comingTimes.add(new Bus(dateFormatter.parse("12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35];&quot;&quot;&quot;),     &quot;&quot;&quot;;[.B35];&quot;&quot;&quot;,     false, //Feriale     false, //Sabato     True, //Domenica     false));&quot;)" office:value-type="string" office:string-value="comingTimes.add(new Bus(dateFormatter.parse(&quot;13.00&quot;),     &quot;SCORZE&quot;,     false, //Feriale     false, //Sabato     True, //Domenica     false));">
            <text:p>comingTimes.add(new Bus(dateFormatter.parse("13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36];&quot;&quot;&quot;),     &quot;&quot;&quot;;[.B36];&quot;&quot;&quot;,     false, //Feriale     false, //Sabato     True, //Domenica     false));&quot;)" office:value-type="string" office:string-value="comingTimes.add(new Bus(dateFormatter.parse(&quot;13.15&quot;),     &quot;NOALE&quot;,     false, //Feriale     false, //Sabato     True, //Domenica     false));">
            <text:p>comingTimes.add(new Bus(dateFormatter.parse("13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37];&quot;&quot;&quot;),     &quot;&quot;&quot;;[.B37];&quot;&quot;&quot;,     false, //Feriale     false, //Sabato     True, //Domenica     false));&quot;)" office:value-type="string" office:string-value="comingTimes.add(new Bus(dateFormatter.parse(&quot;13.30&quot;),     &quot;SCORZE&quot;,     false, //Feriale     false, //Sabato     True, //Domenica     false));">
            <text:p>comingTimes.add(new Bus(dateFormatter.parse("13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3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38];&quot;&quot;&quot;),     &quot;&quot;&quot;;[.B38];&quot;&quot;&quot;,     false, //Feriale     false, //Sabato     True, //Domenica     false));&quot;)" office:value-type="string" office:string-value="comingTimes.add(new Bus(dateFormatter.parse(&quot;13.45&quot;),     &quot;NOALE&quot;,     false, //Feriale     false, //Sabato     True, //Domenica     false));">
            <text:p>comingTimes.add(new Bus(dateFormatter.parse("13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39];&quot;&quot;&quot;),     &quot;&quot;&quot;;[.B39];&quot;&quot;&quot;,     false, //Feriale     false, //Sabato     True, //Domenica     false));&quot;)" office:value-type="string" office:string-value="comingTimes.add(new Bus(dateFormatter.parse(&quot;14.00&quot;),     &quot;SCORZE&quot;,     false, //Feriale     false, //Sabato     True, //Domenica     false));">
            <text:p>comingTimes.add(new Bus(dateFormatter.parse("14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40];&quot;&quot;&quot;),     &quot;&quot;&quot;;[.B40];&quot;&quot;&quot;,     false, //Feriale     false, //Sabato     True, //Domenica     false));&quot;)" office:value-type="string" office:string-value="comingTimes.add(new Bus(dateFormatter.parse(&quot;14.15&quot;),     &quot;NOALE&quot;,     false, //Feriale     false, //Sabato     True, //Domenica     false));">
            <text:p>comingTimes.add(new Bus(dateFormatter.parse("14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41];&quot;&quot;&quot;),     &quot;&quot;&quot;;[.B41];&quot;&quot;&quot;,     false, //Feriale     false, //Sabato     True, //Domenica     false));&quot;)" office:value-type="string" office:string-value="comingTimes.add(new Bus(dateFormatter.parse(&quot;14.30&quot;),     &quot;SCORZE&quot;,     false, //Feriale     false, //Sabato     True, //Domenica     false));">
            <text:p>comingTimes.add(new Bus(dateFormatter.parse("14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4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42];&quot;&quot;&quot;),     &quot;&quot;&quot;;[.B42];&quot;&quot;&quot;,     false, //Feriale     false, //Sabato     True, //Domenica     false));&quot;)" office:value-type="string" office:string-value="comingTimes.add(new Bus(dateFormatter.parse(&quot;14.45&quot;),     &quot;NOALE&quot;,     false, //Feriale     false, //Sabato     True, //Domenica     false));">
            <text:p>comingTimes.add(new Bus(dateFormatter.parse("14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43];&quot;&quot;&quot;),     &quot;&quot;&quot;;[.B43];&quot;&quot;&quot;,     false, //Feriale     false, //Sabato     True, //Domenica     false));&quot;)" office:value-type="string" office:string-value="comingTimes.add(new Bus(dateFormatter.parse(&quot;15.00&quot;),     &quot;SCORZE&quot;,     false, //Feriale     false, //Sabato     True, //Domenica     false));">
            <text:p>comingTimes.add(new Bus(dateFormatter.parse("15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44];&quot;&quot;&quot;),     &quot;&quot;&quot;;[.B44];&quot;&quot;&quot;,     false, //Feriale     false, //Sabato     True, //Domenica     false));&quot;)" office:value-type="string" office:string-value="comingTimes.add(new Bus(dateFormatter.parse(&quot;15.15&quot;),     &quot;NOALE&quot;,     false, //Feriale     false, //Sabato     True, //Domenica     false));">
            <text:p>comingTimes.add(new Bus(dateFormatter.parse("15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45];&quot;&quot;&quot;),     &quot;&quot;&quot;;[.B45];&quot;&quot;&quot;,     false, //Feriale     false, //Sabato     True, //Domenica     false));&quot;)" office:value-type="string" office:string-value="comingTimes.add(new Bus(dateFormatter.parse(&quot;15.30&quot;),     &quot;SCORZE&quot;,     false, //Feriale     false, //Sabato     True, //Domenica     false));">
            <text:p>comingTimes.add(new Bus(dateFormatter.parse("15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5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46];&quot;&quot;&quot;),     &quot;&quot;&quot;;[.B46];&quot;&quot;&quot;,     false, //Feriale     false, //Sabato     True, //Domenica     false));&quot;)" office:value-type="string" office:string-value="comingTimes.add(new Bus(dateFormatter.parse(&quot;15.45&quot;),     &quot;NOALE&quot;,     false, //Feriale     false, //Sabato     True, //Domenica     false));">
            <text:p>comingTimes.add(new Bus(dateFormatter.parse("15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47];&quot;&quot;&quot;),     &quot;&quot;&quot;;[.B47];&quot;&quot;&quot;,     false, //Feriale     false, //Sabato     True, //Domenica     false));&quot;)" office:value-type="string" office:string-value="comingTimes.add(new Bus(dateFormatter.parse(&quot;16.00&quot;),     &quot;SCORZE&quot;,     false, //Feriale     false, //Sabato     True, //Domenica     false));">
            <text:p>comingTimes.add(new Bus(dateFormatter.parse("16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48];&quot;&quot;&quot;),     &quot;&quot;&quot;;[.B48];&quot;&quot;&quot;,     false, //Feriale     false, //Sabato     True, //Domenica     false));&quot;)" office:value-type="string" office:string-value="comingTimes.add(new Bus(dateFormatter.parse(&quot;16.15&quot;),     &quot;NOALE&quot;,     false, //Feriale     false, //Sabato     True, //Domenica     false));">
            <text:p>comingTimes.add(new Bus(dateFormatter.parse("16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49];&quot;&quot;&quot;),     &quot;&quot;&quot;;[.B49];&quot;&quot;&quot;,     false, //Feriale     false, //Sabato     True, //Domenica     false));&quot;)" office:value-type="string" office:string-value="comingTimes.add(new Bus(dateFormatter.parse(&quot;16.30&quot;),     &quot;SCORZE&quot;,     false, //Feriale     false, //Sabato     True, //Domenica     false));">
            <text:p>comingTimes.add(new Bus(dateFormatter.parse("16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50];&quot;&quot;&quot;),     &quot;&quot;&quot;;[.B50];&quot;&quot;&quot;,     false, //Feriale     false, //Sabato     True, //Domenica     false));&quot;)" office:value-type="string" office:string-value="comingTimes.add(new Bus(dateFormatter.parse(&quot;16.45&quot;),     &quot;NOALE&quot;,     false, //Feriale     false, //Sabato     True, //Domenica     false));">
            <text:p>comingTimes.add(new Bus(dateFormatter.parse("16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6.5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51];&quot;&quot;&quot;),     &quot;&quot;&quot;;[.B51];&quot;&quot;&quot;,     false, //Feriale     false, //Sabato     True, //Domenica     false));&quot;)" office:value-type="string" office:string-value="comingTimes.add(new Bus(dateFormatter.parse(&quot;16.55&quot;),     &quot;12L&quot;,     false, //Feriale     false, //Sabato     True, //Domenica     false));">
            <text:p>comingTimes.add(new Bus(dateFormatter.parse("16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52];&quot;&quot;&quot;),     &quot;&quot;&quot;;[.B52];&quot;&quot;&quot;,     false, //Feriale     false, //Sabato     True, //Domenica     false));&quot;)" office:value-type="string" office:string-value="comingTimes.add(new Bus(dateFormatter.parse(&quot;17.00&quot;),     &quot;SCORZE&quot;,     false, //Feriale     false, //Sabato     True, //Domenica     false));">
            <text:p>comingTimes.add(new Bus(dateFormatter.parse("17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53];&quot;&quot;&quot;),     &quot;&quot;&quot;;[.B53];&quot;&quot;&quot;,     false, //Feriale     false, //Sabato     True, //Domenica     false));&quot;)" office:value-type="string" office:string-value="comingTimes.add(new Bus(dateFormatter.parse(&quot;17.15&quot;),     &quot;NOALE&quot;,     false, //Feriale     false, //Sabato     True, //Domenica     false));">
            <text:p>comingTimes.add(new Bus(dateFormatter.parse("17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2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54];&quot;&quot;&quot;),     &quot;&quot;&quot;;[.B54];&quot;&quot;&quot;,     false, //Feriale     false, //Sabato     True, //Domenica     false));&quot;)" office:value-type="string" office:string-value="comingTimes.add(new Bus(dateFormatter.parse(&quot;17.25&quot;),     &quot;12L&quot;,     false, //Feriale     false, //Sabato     True, //Domenica     false));">
            <text:p>comingTimes.add(new Bus(dateFormatter.parse("17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55];&quot;&quot;&quot;),     &quot;&quot;&quot;;[.B55];&quot;&quot;&quot;,     false, //Feriale     false, //Sabato     True, //Domenica     false));&quot;)" office:value-type="string" office:string-value="comingTimes.add(new Bus(dateFormatter.parse(&quot;17.30&quot;),     &quot;SCORZE&quot;,     false, //Feriale     false, //Sabato     True, //Domenica     false));">
            <text:p>comingTimes.add(new Bus(dateFormatter.parse("17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56];&quot;&quot;&quot;),     &quot;&quot;&quot;;[.B56];&quot;&quot;&quot;,     false, //Feriale     false, //Sabato     True, //Domenica     false));&quot;)" office:value-type="string" office:string-value="comingTimes.add(new Bus(dateFormatter.parse(&quot;17.45&quot;),     &quot;NOALE&quot;,     false, //Feriale     false, //Sabato     True, //Domenica     false));">
            <text:p>comingTimes.add(new Bus(dateFormatter.parse("17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7.5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57];&quot;&quot;&quot;),     &quot;&quot;&quot;;[.B57];&quot;&quot;&quot;,     false, //Feriale     false, //Sabato     True, //Domenica     false));&quot;)" office:value-type="string" office:string-value="comingTimes.add(new Bus(dateFormatter.parse(&quot;17.55&quot;),     &quot;12L&quot;,     false, //Feriale     false, //Sabato     True, //Domenica     false));">
            <text:p>comingTimes.add(new Bus(dateFormatter.parse("17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58];&quot;&quot;&quot;),     &quot;&quot;&quot;;[.B58];&quot;&quot;&quot;,     false, //Feriale     false, //Sabato     True, //Domenica     false));&quot;)" office:value-type="string" office:string-value="comingTimes.add(new Bus(dateFormatter.parse(&quot;18.00&quot;),     &quot;SCORZE&quot;,     false, //Feriale     false, //Sabato     True, //Domenica     false));">
            <text:p>comingTimes.add(new Bus(dateFormatter.parse("18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59];&quot;&quot;&quot;),     &quot;&quot;&quot;;[.B59];&quot;&quot;&quot;,     false, //Feriale     false, //Sabato     True, //Domenica     false));&quot;)" office:value-type="string" office:string-value="comingTimes.add(new Bus(dateFormatter.parse(&quot;18.15&quot;),     &quot;NOALE&quot;,     false, //Feriale     false, //Sabato     True, //Domenica     false));">
            <text:p>comingTimes.add(new Bus(dateFormatter.parse("18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2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60];&quot;&quot;&quot;),     &quot;&quot;&quot;;[.B60];&quot;&quot;&quot;,     false, //Feriale     false, //Sabato     True, //Domenica     false));&quot;)" office:value-type="string" office:string-value="comingTimes.add(new Bus(dateFormatter.parse(&quot;18.25&quot;),     &quot;12L&quot;,     false, //Feriale     false, //Sabato     True, //Domenica     false));">
            <text:p>comingTimes.add(new Bus(dateFormatter.parse("18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61];&quot;&quot;&quot;),     &quot;&quot;&quot;;[.B61];&quot;&quot;&quot;,     false, //Feriale     false, //Sabato     True, //Domenica     false));&quot;)" office:value-type="string" office:string-value="comingTimes.add(new Bus(dateFormatter.parse(&quot;18.30&quot;),     &quot;SCORZE&quot;,     false, //Feriale     false, //Sabato     True, //Domenica     false));">
            <text:p>comingTimes.add(new Bus(dateFormatter.parse("18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62];&quot;&quot;&quot;),     &quot;&quot;&quot;;[.B62];&quot;&quot;&quot;,     false, //Feriale     false, //Sabato     True, //Domenica     false));&quot;)" office:value-type="string" office:string-value="comingTimes.add(new Bus(dateFormatter.parse(&quot;18.45&quot;),     &quot;NOALE&quot;,     false, //Feriale     false, //Sabato     True, //Domenica     false));">
            <text:p>comingTimes.add(new Bus(dateFormatter.parse("18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8.5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63];&quot;&quot;&quot;),     &quot;&quot;&quot;;[.B63];&quot;&quot;&quot;,     false, //Feriale     false, //Sabato     True, //Domenica     false));&quot;)" office:value-type="string" office:string-value="comingTimes.add(new Bus(dateFormatter.parse(&quot;18.55&quot;),     &quot;12L&quot;,     false, //Feriale     false, //Sabato     True, //Domenica     false));">
            <text:p>comingTimes.add(new Bus(dateFormatter.parse("18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64];&quot;&quot;&quot;),     &quot;&quot;&quot;;[.B64];&quot;&quot;&quot;,     false, //Feriale     false, //Sabato     True, //Domenica     false));&quot;)" office:value-type="string" office:string-value="comingTimes.add(new Bus(dateFormatter.parse(&quot;19.00&quot;),     &quot;SCORZE&quot;,     false, //Feriale     false, //Sabato     True, //Domenica     false));">
            <text:p>comingTimes.add(new Bus(dateFormatter.parse("19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65];&quot;&quot;&quot;),     &quot;&quot;&quot;;[.B65];&quot;&quot;&quot;,     false, //Feriale     false, //Sabato     True, //Domenica     false));&quot;)" office:value-type="string" office:string-value="comingTimes.add(new Bus(dateFormatter.parse(&quot;19.15&quot;),     &quot;NOALE&quot;,     false, //Feriale     false, //Sabato     True, //Domenica     false));">
            <text:p>comingTimes.add(new Bus(dateFormatter.parse("19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2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66];&quot;&quot;&quot;),     &quot;&quot;&quot;;[.B66];&quot;&quot;&quot;,     false, //Feriale     false, //Sabato     True, //Domenica     false));&quot;)" office:value-type="string" office:string-value="comingTimes.add(new Bus(dateFormatter.parse(&quot;19.25&quot;),     &quot;12L&quot;,     false, //Feriale     false, //Sabato     True, //Domenica     false));">
            <text:p>comingTimes.add(new Bus(dateFormatter.parse("19.2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67];&quot;&quot;&quot;),     &quot;&quot;&quot;;[.B67];&quot;&quot;&quot;,     false, //Feriale     false, //Sabato     True, //Domenica     false));&quot;)" office:value-type="string" office:string-value="comingTimes.add(new Bus(dateFormatter.parse(&quot;19.30&quot;),     &quot;SCORZE&quot;,     false, //Feriale     false, //Sabato     True, //Domenica     false));">
            <text:p>comingTimes.add(new Bus(dateFormatter.parse("19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68];&quot;&quot;&quot;),     &quot;&quot;&quot;;[.B68];&quot;&quot;&quot;,     false, //Feriale     false, //Sabato     True, //Domenica     false));&quot;)" office:value-type="string" office:string-value="comingTimes.add(new Bus(dateFormatter.parse(&quot;19.45&quot;),     &quot;NOALE&quot;,     false, //Feriale     false, //Sabato     True, //Domenica     false));">
            <text:p>comingTimes.add(new Bus(dateFormatter.parse("19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19.55</text:p>
          </table:table-cell>
          <table:table-cell table:style-name="ce9" office:value-type="string">
            <text:p>12L</text:p>
          </table:table-cell>
          <table:table-cell table:formula="of:=CONCATENATE(&quot;comingTimes.add(new Bus(dateFormatter.parse(&quot;&quot;&quot;;[.A69];&quot;&quot;&quot;),     &quot;&quot;&quot;;[.B69];&quot;&quot;&quot;,     false, //Feriale     false, //Sabato     True, //Domenica     false));&quot;)" office:value-type="string" office:string-value="comingTimes.add(new Bus(dateFormatter.parse(&quot;19.55&quot;),     &quot;12L&quot;,     false, //Feriale     false, //Sabato     True, //Domenica     false));">
            <text:p>comingTimes.add(new Bus(dateFormatter.parse("19.55"), <text:s text:c="4"/>"12L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70];&quot;&quot;&quot;),     &quot;&quot;&quot;;[.B70];&quot;&quot;&quot;,     false, //Feriale     false, //Sabato     True, //Domenica     false));&quot;)" office:value-type="string" office:string-value="comingTimes.add(new Bus(dateFormatter.parse(&quot;20.00&quot;),     &quot;SCORZE&quot;,     false, //Feriale     false, //Sabato     True, //Domenica     false));">
            <text:p>comingTimes.add(new Bus(dateFormatter.parse("20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71];&quot;&quot;&quot;),     &quot;&quot;&quot;;[.B71];&quot;&quot;&quot;,     false, //Feriale     false, //Sabato     True, //Domenica     false));&quot;)" office:value-type="string" office:string-value="comingTimes.add(new Bus(dateFormatter.parse(&quot;20.15&quot;),     &quot;NOALE&quot;,     false, //Feriale     false, //Sabato     True, //Domenica     false));">
            <text:p>comingTimes.add(new Bus(dateFormatter.parse("20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72];&quot;&quot;&quot;),     &quot;&quot;&quot;;[.B72];&quot;&quot;&quot;,     false, //Feriale     false, //Sabato     True, //Domenica     false));&quot;)" office:value-type="string" office:string-value="comingTimes.add(new Bus(dateFormatter.parse(&quot;20.30&quot;),     &quot;SCORZE&quot;,     false, //Feriale     false, //Sabato     True, //Domenica     false));">
            <text:p>comingTimes.add(new Bus(dateFormatter.parse("20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0.4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73];&quot;&quot;&quot;),     &quot;&quot;&quot;;[.B73];&quot;&quot;&quot;,     false, //Feriale     false, //Sabato     True, //Domenica     false));&quot;)" office:value-type="string" office:string-value="comingTimes.add(new Bus(dateFormatter.parse(&quot;20.45&quot;),     &quot;NOALE&quot;,     false, //Feriale     false, //Sabato     True, //Domenica     false));">
            <text:p>comingTimes.add(new Bus(dateFormatter.parse("20.4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1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74];&quot;&quot;&quot;),     &quot;&quot;&quot;;[.B74];&quot;&quot;&quot;,     false, //Feriale     false, //Sabato     True, //Domenica     false));&quot;)" office:value-type="string" office:string-value="comingTimes.add(new Bus(dateFormatter.parse(&quot;21.00&quot;),     &quot;SCORZE&quot;,     false, //Feriale     false, //Sabato     True, //Domenica     false));">
            <text:p>comingTimes.add(new Bus(dateFormatter.parse("21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1.15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75];&quot;&quot;&quot;),     &quot;&quot;&quot;;[.B75];&quot;&quot;&quot;,     false, //Feriale     false, //Sabato     True, //Domenica     false));&quot;)" office:value-type="string" office:string-value="comingTimes.add(new Bus(dateFormatter.parse(&quot;21.15&quot;),     &quot;NOALE&quot;,     false, //Feriale     false, //Sabato     True, //Domenica     false));">
            <text:p>comingTimes.add(new Bus(dateFormatter.parse("21.15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1.3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76];&quot;&quot;&quot;),     &quot;&quot;&quot;;[.B76];&quot;&quot;&quot;,     false, //Feriale     false, //Sabato     True, //Domenica     false));&quot;)" office:value-type="string" office:string-value="comingTimes.add(new Bus(dateFormatter.parse(&quot;21.30&quot;),     &quot;SCORZE&quot;,     false, //Feriale     false, //Sabato     True, //Domenica     false));">
            <text:p>comingTimes.add(new Bus(dateFormatter.parse("21.3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2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77];&quot;&quot;&quot;),     &quot;&quot;&quot;;[.B77];&quot;&quot;&quot;,     false, //Feriale     false, //Sabato     True, //Domenica     false));&quot;)" office:value-type="string" office:string-value="comingTimes.add(new Bus(dateFormatter.parse(&quot;22.00&quot;),     &quot;SCORZE&quot;,     false, //Feriale     false, //Sabato     True, //Domenica     false));">
            <text:p>comingTimes.add(new Bus(dateFormatter.parse("22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2.30</text:p>
          </table:table-cell>
          <table:table-cell table:style-name="ce9" office:value-type="string">
            <text:p>NOALE</text:p>
          </table:table-cell>
          <table:table-cell table:formula="of:=CONCATENATE(&quot;comingTimes.add(new Bus(dateFormatter.parse(&quot;&quot;&quot;;[.A78];&quot;&quot;&quot;),     &quot;&quot;&quot;;[.B78];&quot;&quot;&quot;,     false, //Feriale     false, //Sabato     True, //Domenica     false));&quot;)" office:value-type="string" office:string-value="comingTimes.add(new Bus(dateFormatter.parse(&quot;22.30&quot;),     &quot;NOALE&quot;,     false, //Feriale     false, //Sabato     True, //Domenica     false));">
            <text:p>comingTimes.add(new Bus(dateFormatter.parse("22.30"), <text:s text:c="4"/>"NOAL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>
          <table:table-cell office:value-type="string">
            <text:p>23.00</text:p>
          </table:table-cell>
          <table:table-cell table:style-name="ce9" office:value-type="string">
            <text:p>SCORZE</text:p>
          </table:table-cell>
          <table:table-cell table:formula="of:=CONCATENATE(&quot;comingTimes.add(new Bus(dateFormatter.parse(&quot;&quot;&quot;;[.A79];&quot;&quot;&quot;),     &quot;&quot;&quot;;[.B79];&quot;&quot;&quot;,     false, //Feriale     false, //Sabato     True, //Domenica     false));&quot;)" office:value-type="string" office:string-value="comingTimes.add(new Bus(dateFormatter.parse(&quot;23.00&quot;),     &quot;SCORZE&quot;,     false, //Feriale     false, //Sabato     True, //Domenica     false));">
            <text:p>comingTimes.add(new Bus(dateFormatter.parse("23.00"), <text:s text:c="4"/>"SCORZE", <text:s text:c="4"/>false, //Feriale <text:s text:c="4"/>false, //Sabato <text:s text:c="4"/>True, //Domenica <text:s text:c="4"/>false));</text:p>
          </table:table-cell>
          <table:table-cell table:number-columns-repeated="253"/>
        </table:table-row>
        <table:table-row table:style-name="AROW-0" table:number-rows-repeated="1048493">
          <table:table-cell table:number-columns-repeated="256"/>
        </table:table-row>
        <table:table-row table:style-name="AROW-3" table:number-rows-repeated="3">
          <table:table-cell table:number-columns-repeated="256"/>
        </table:table-row>
        <table:table-row table:style-name="AROW-3">
          <table:table-cell table:number-columns-repeated="256"/>
        </table:table-row>
        <table:named-expressions>
          <table:named-expression table:name="Print_Area" table:base-cell-address="$'Da Venezia_FESTIVO'.$A$1" table:expression="#REF!"/>
          <table:named-expression table:name="Sheet_Title" table:base-cell-address="$'Da Venezia_FESTIVO'.$A$1" table:expression="&quot;Da Venezia_FESTIVO&quot;"/>
        </table:named-expressions>
      </table:table>
      <table:named-expressions>
        <table:named-range table:name="__Anonymous_Sheet_DB__0" table:base-cell-address="$'Da Mestre_FERIALE'.$A$1" table:cell-range-address="$'Da Mestre_FERIALE'.$A$1:.$B$168" table:range-usable-as="repeat-column repeat-row filter print-range"/>
        <table:named-range table:name="__Anonymous_Sheet_DB__1" table:base-cell-address="$'Da Mestre_FERIALE'.$A$1" table:cell-range-address="$'Da Mestre_SABATO'.$A$1:.$B$137" table:range-usable-as="repeat-column repeat-row filter print-range"/>
        <table:named-range table:name="__Anonymous_Sheet_DB__2" table:base-cell-address="$'Da Mestre_FERIALE'.$A$1" table:cell-range-address="$'Da Mestre_FESTIVO'.$A$1:.$B$77" table:range-usable-as="repeat-column repeat-row filter print-range"/>
        <table:named-range table:name="__Anonymous_Sheet_DB__3" table:base-cell-address="$'Da Mestre_FERIALE'.$A$1" table:cell-range-address="$'Da Venezia_FERIALE'.$A$1:.$B$156" table:range-usable-as="repeat-column repeat-row filter print-range"/>
        <table:named-range table:name="__Anonymous_Sheet_DB__4" table:base-cell-address="$'Da Mestre_FERIALE'.$A$1" table:cell-range-address="$'Da Venezia_SABATO'.$A$1:.$B$137" table:range-usable-as="repeat-column repeat-row filter print-range"/>
        <table:named-range table:name="__Anonymous_Sheet_DB__5" table:base-cell-address="$'Da Mestre_FERIALE'.$A$1" table:cell-range-address="$'Da Venezia_FESTIVO'.$A$1:.$B$79" table:range-usable-as="repeat-column repeat-row filter print-range"/>
      </table:named-expressions>
      <table:database-ranges>
        <table:database-range table:name="__Anonymous_Sheet_DB__0" table:target-range-address="'Da Mestre_FERIALE'.A1:'Da Mestre_FERIALE'.B168" table:display-filter-buttons="true" table:orientation="column"/>
        <table:database-range table:name="__Anonymous_Sheet_DB__1" table:target-range-address="'Da Mestre_SABATO'.A1:'Da Mestre_SABATO'.B137" table:display-filter-buttons="true" table:orientation="column"/>
        <table:database-range table:name="__Anonymous_Sheet_DB__2" table:target-range-address="'Da Mestre_FESTIVO'.A1:'Da Mestre_FESTIVO'.B77" table:display-filter-buttons="true" table:orientation="column"/>
        <table:database-range table:name="__Anonymous_Sheet_DB__3" table:target-range-address="'Da Venezia_FERIALE'.A1:'Da Venezia_FERIALE'.B156" table:display-filter-buttons="true" table:orientation="column"/>
        <table:database-range table:name="__Anonymous_Sheet_DB__4" table:target-range-address="'Da Venezia_SABATO'.A1:'Da Venezia_SABATO'.B137" table:display-filter-buttons="true" table:orientation="column"/>
        <table:database-range table:name="__Anonymous_Sheet_DB__5" table:target-range-address="'Da Venezia_FESTIVO'.A1:'Da Venezia_FESTIVO'.B7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Da_20_Mestre_5f_FERIALE" style:display-name="Da Mestre_FERIALE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a_20_Mestre_5f_SABATO" style:display-name="Da Mestre_SABAT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a_20_Mestre_5f_FESTIVO" style:display-name="Da Mestre_FESTIV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a_20_Venezia_5f_FERIALE" style:display-name="Da Venezia_FERIALE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a_20_Venezia_5f_SABATO" style:display-name="Da Venezia_SABAT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a_20_Venezia_5f_FESTIVO" style:display-name="Da Venezia_FESTIV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9T23:48:07</dc:date>
    <meta:creation-date>2013-04-07T23:54:12Z</meta:creation-date>
    <meta:editing-cycles>13</meta:editing-cycles>
    <meta:editing-duration>PT1H8M20S</meta:editing-duration>
    <meta:generator>LibreOffice/4.0.2.2$Linux_x86 LibreOffice_project/400m0$Build-2</meta:generator>
    <meta:initial-creator>marty </meta:initial-creator>
    <meta:document-statistic meta:table-count="6" meta:cell-count="2256" meta:object-count="0"/>
  </office:meta>
</office:document-meta>
</file>